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6.00pt" fo:font-weight="bold" fo:font-family="Arial" style:font-family-asian="Arial" style:font-family-complex="Arial" fo:background-color="transparent" style:use-window-font-color="true"/>
    </style:style>
    <style:style style:name="T3" style:family="text">
      <style:text-properties fo:font-size="14.00pt" fo:font-weight="bold" fo:font-family="Arial" style:font-family-asian="Arial" style:font-family-complex="Arial"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bold" fo:font-family="Arial" style:font-family-asian="Arial" style:font-family-complex="Arial" fo:background-color="transparent" style:use-window-font-color="true"/>
    </style:style>
    <style:style style:name="T6" style:family="text">
      <style:text-properties fo:font-size="12.00pt" fo:font-weight="normal" fo:font-family="Arial" style:font-family-asian="Arial" style:font-family-complex="Arial"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4.00pt" fo:font-weight="bold" fo:font-family="Arial" style:font-family-asian="Arial" style:font-family-complex="Arial"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0.00pt" fo:font-weight="bold" fo:font-family="Arial" style:font-family-asian="Arial" style:font-family-complex="Arial"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0.00pt" fo:font-weight="bold" fo:font-family="Arial" style:font-family-asian="Arial" style:font-family-complex="Arial"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0.00pt" fo:font-weight="bold" fo:font-family="Arial" style:font-family-asian="Arial" style:font-family-complex="Arial"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0.00pt" fo:font-weight="bold" fo:font-family="Arial" style:font-family-asian="Arial" style:font-family-complex="Arial"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0.00pt" fo:font-weight="normal" fo:font-family="Arial" style:font-family-asian="Arial" style:font-family-complex="Arial"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0.00pt" fo:font-weight="normal" fo:font-family="Arial" style:font-family-asian="Arial" style:font-family-complex="Arial"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0.00pt" fo:font-weight="normal" fo:font-family="Arial" style:font-family-asian="Arial" style:font-family-complex="Arial"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0.00pt" fo:font-weight="normal" fo:font-family="Arial" style:font-family-asian="Arial" style:font-family-complex="Arial"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0.00pt" fo:font-weight="normal" fo:font-family="Arial" style:font-family-asian="Arial" style:font-family-complex="Arial"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0.00pt" fo:font-weight="normal" fo:font-family="Arial" style:font-family-asian="Arial" style:font-family-complex="Arial"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0.00pt" fo:font-weight="normal" fo:font-family="Arial" style:font-family-asian="Arial" style:font-family-complex="Arial" fo:background-color="transparent" style:use-window-font-color="true"/>
    </style:style>
    <style:style style:name="T31" style:family="text">
      <style:text-properties fo:font-size="10.00pt" fo:font-weight="normal" fo:font-family="Arial" style:font-family-asian="Arial" style:font-family-complex="Arial" fo:background-color="transparent" style:use-window-font-color="true"/>
    </style:style>
    <style:style style:name="T32" style:family="text">
      <style:text-properties fo:font-size="10.00pt" fo:font-weight="normal" fo:font-family="Arial" style:font-family-asian="Arial" style:font-family-complex="Arial" fo:background-color="transparent" style:use-window-font-color="true"/>
    </style:style>
    <style:style style:name="T33" style:family="text">
      <style:text-properties fo:font-size="10.00pt" fo:font-weight="normal" fo:font-family="Arial" style:font-family-asian="Arial" style:font-family-complex="Arial" fo:background-color="transparent" style:use-window-font-color="true"/>
    </style:style>
    <style:style style:name="T34" style:family="text">
      <style:text-properties fo:font-size="10.00pt" fo:font-weight="normal" fo:font-family="Arial" style:font-family-asian="Arial" style:font-family-complex="Arial" fo:background-color="transparent" style:use-window-font-color="true"/>
    </style:style>
    <style:style style:name="T35" style:family="text">
      <style:text-properties fo:font-size="10.00pt" fo:font-weight="normal" fo:font-family="Arial" style:font-family-asian="Arial" style:font-family-complex="Arial" fo:background-color="transparent" style:use-window-font-color="true"/>
    </style:style>
    <style:style style:name="T36" style:family="text">
      <style:text-properties fo:font-size="10.00pt" fo:font-weight="normal" fo:font-family="Arial" style:font-family-asian="Arial" style:font-family-complex="Arial" fo:background-color="transparent" style:use-window-font-color="true"/>
    </style:style>
    <style:style style:name="T37" style:family="text">
      <style:text-properties fo:font-size="10.00pt" fo:font-weight="normal" fo:font-family="Arial" style:font-family-asian="Arial" style:font-family-complex="Arial" fo:background-color="transparent" style:use-window-font-color="true"/>
    </style:style>
    <style:style style:name="T38" style:family="text">
      <style:text-properties fo:font-size="10.00pt" fo:font-weight="normal" fo:font-family="Arial" style:font-family-asian="Arial" style:font-family-complex="Arial" fo:background-color="transparent" style:use-window-font-color="true"/>
    </style:style>
    <style:style style:name="T39" style:family="text">
      <style:text-properties fo:font-size="10.00pt" fo:font-weight="normal" fo:font-family="Arial" style:font-family-asian="Arial" style:font-family-complex="Arial" fo:background-color="transparent" style:use-window-font-color="true"/>
    </style:style>
    <style:style style:name="T40" style:family="text">
      <style:text-properties fo:font-size="10.00pt" fo:font-weight="normal" fo:font-family="Arial" style:font-family-asian="Arial" style:font-family-complex="Arial" fo:background-color="transparent" style:use-window-font-color="true"/>
    </style:style>
    <style:style style:name="T41" style:family="text">
      <style:text-properties fo:font-size="10.00pt" fo:font-weight="normal" fo:font-family="Arial" style:font-family-asian="Arial" style:font-family-complex="Arial" fo:background-color="transparent" style:use-window-font-color="true"/>
    </style:style>
    <style:style style:name="T42" style:family="text">
      <style:text-properties fo:font-size="10.00pt" fo:font-weight="normal" fo:font-family="Arial" style:font-family-asian="Arial" style:font-family-complex="Arial" fo:background-color="transparent" style:use-window-font-color="true"/>
    </style:style>
    <style:style style:name="T43" style:family="text">
      <style:text-properties fo:font-size="10.00pt" fo:font-weight="normal" fo:font-family="Arial" style:font-family-asian="Arial" style:font-family-complex="Arial" fo:background-color="transparent" style:use-window-font-color="true"/>
    </style:style>
    <style:style style:name="T44" style:family="text">
      <style:text-properties fo:font-size="10.00pt" fo:font-weight="normal" fo:font-family="Arial" style:font-family-asian="Arial" style:font-family-complex="Arial"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0.00pt" fo:font-weight="normal" fo:font-family="Arial" style:font-family-asian="Arial" style:font-family-complex="Arial"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0.00pt" fo:font-weight="normal" fo:font-family="Arial" style:font-family-asian="Arial" style:font-family-complex="Arial"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0.00pt" fo:font-weight="normal" fo:font-family="Arial" style:font-family-asian="Arial" style:font-family-complex="Arial" fo:background-color="transparent" style:use-window-font-color="true"/>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0.00pt" fo:font-weight="normal" fo:font-family="Arial" style:font-family-asian="Arial" style:font-family-complex="Arial" fo:background-color="transparent" style:use-window-font-color="true"/>
    </style:style>
    <style:style style:name="T53" style:family="text">
      <style:text-properties fo:font-size="10.00pt" fo:font-weight="normal" fo:font-family="Arial" style:font-family-asian="Arial" style:font-family-complex="Arial" fo:background-color="transparent" style:use-window-font-color="true"/>
    </style:style>
    <style:style style:name="T54" style:family="text">
      <style:text-properties fo:font-size="10.00pt" fo:font-weight="normal" fo:font-family="Arial" style:font-family-asian="Arial" style:font-family-complex="Arial" fo:background-color="transparent" style:use-window-font-color="true"/>
    </style:style>
    <style:style style:name="T55" style:family="text">
      <style:text-properties fo:font-size="10.00pt" fo:font-weight="normal" fo:font-family="Arial" style:font-family-asian="Arial" style:font-family-complex="Arial" fo:background-color="transparent" style:use-window-font-color="true"/>
    </style:style>
    <style:style style:name="T56" style:family="text">
      <style:text-properties fo:font-size="10.00pt" fo:font-weight="normal" fo:font-family="Arial" style:font-family-asian="Arial" style:font-family-complex="Arial" fo:background-color="transparent" style:use-window-font-color="true"/>
    </style:style>
    <style:style style:name="T57" style:family="text">
      <style:text-properties fo:font-size="10.00pt" fo:font-weight="normal" fo:font-family="Arial" style:font-family-asian="Arial" style:font-family-complex="Arial" fo:background-color="transparent" style:use-window-font-color="true"/>
    </style:style>
    <style:style style:name="T58" style:family="text">
      <style:text-properties fo:font-size="10.00pt" fo:font-weight="normal" fo:font-family="Arial" style:font-family-asian="Arial" style:font-family-complex="Arial" fo:background-color="transparent" style:use-window-font-color="true"/>
    </style:style>
    <style:style style:name="T59" style:family="text">
      <style:text-properties fo:font-size="10.00pt" fo:font-weight="normal" fo:font-family="Arial" style:font-family-asian="Arial" style:font-family-complex="Arial" fo:background-color="transparent" style:use-window-font-color="true"/>
    </style:style>
    <style:style style:name="T60" style:family="text">
      <style:text-properties fo:font-size="10.00pt" fo:font-weight="normal" fo:font-family="Arial" style:font-family-asian="Arial" style:font-family-complex="Arial" fo:background-color="transparent" style:use-window-font-color="true"/>
    </style:style>
    <style:style style:name="T61" style:family="text">
      <style:text-properties fo:font-size="10.00pt" fo:font-weight="normal" fo:font-family="Arial" style:font-family-asian="Arial" style:font-family-complex="Arial" fo:background-color="transparent" style:use-window-font-color="true"/>
    </style:style>
    <style:style style:name="T62" style:family="text">
      <style:text-properties fo:font-size="10.00pt" fo:font-weight="normal" fo:font-family="Arial" style:font-family-asian="Arial" style:font-family-complex="Arial" fo:background-color="transparent" style:use-window-font-color="true"/>
    </style:style>
    <style:style style:name="T63" style:family="text">
      <style:text-properties fo:font-size="10.00pt" fo:font-weight="normal" fo:font-family="Arial" style:font-family-asian="Arial" style:font-family-complex="Arial" fo:background-color="transparent" style:use-window-font-color="true"/>
    </style:style>
    <style:style style:name="T64" style:family="text">
      <style:text-properties fo:font-size="10.00pt" fo:font-weight="normal" fo:font-family="Arial" style:font-family-asian="Arial" style:font-family-complex="Arial" fo:background-color="transparent" style:use-window-font-color="true"/>
    </style:style>
    <style:style style:name="T65" style:family="text">
      <style:text-properties fo:font-size="10.00pt" fo:font-weight="normal" fo:font-family="Arial" style:font-family-asian="Arial" style:font-family-complex="Arial" fo:background-color="transparent" style:use-window-font-color="true"/>
    </style:style>
    <style:style style:name="T66" style:family="text">
      <style:text-properties fo:font-size="10.00pt" fo:font-weight="normal" fo:font-family="Arial" style:font-family-asian="Arial" style:font-family-complex="Arial" fo:background-color="transparent" style:use-window-font-color="true"/>
    </style:style>
    <style:style style:name="T67" style:family="text">
      <style:text-properties fo:font-size="10.00pt" fo:font-weight="normal" fo:font-family="Arial" style:font-family-asian="Arial" style:font-family-complex="Arial" fo:background-color="transparent" style:use-window-font-color="true"/>
    </style:style>
    <style:style style:name="T68" style:family="text">
      <style:text-properties fo:font-size="10.00pt" fo:font-weight="normal" fo:font-family="Arial" style:font-family-asian="Arial" style:font-family-complex="Arial" fo:background-color="transparent" style:use-window-font-color="true"/>
    </style:style>
    <style:style style:name="T69" style:family="text">
      <style:text-properties fo:font-size="10.00pt" fo:font-weight="normal" fo:font-family="Arial" style:font-family-asian="Arial" style:font-family-complex="Arial" fo:background-color="transparent" style:use-window-font-color="true"/>
    </style:style>
    <style:style style:name="T70" style:family="text">
      <style:text-properties fo:font-size="10.00pt" fo:font-weight="normal" fo:font-family="Arial" style:font-family-asian="Arial" style:font-family-complex="Arial" fo:background-color="transparent" style:use-window-font-color="true"/>
    </style:style>
    <style:style style:name="T71" style:family="text">
      <style:text-properties fo:font-size="10.00pt" fo:font-weight="normal" fo:font-family="Arial" style:font-family-asian="Arial" style:font-family-complex="Arial" fo:background-color="transparent" style:use-window-font-color="true"/>
    </style:style>
    <style:style style:name="T72" style:family="text">
      <style:text-properties fo:font-size="10.00pt" fo:font-weight="normal" fo:font-family="Arial" style:font-family-asian="Arial" style:font-family-complex="Arial" fo:background-color="transparent" style:use-window-font-color="true"/>
    </style:style>
    <style:style style:name="T73" style:family="text">
      <style:text-properties fo:font-size="10.00pt" fo:font-weight="normal" fo:font-family="Arial" style:font-family-asian="Arial" style:font-family-complex="Arial" fo:background-color="transparent" style:use-window-font-color="true"/>
    </style:style>
    <style:style style:name="T74" style:family="text">
      <style:text-properties fo:font-size="10.00pt" fo:font-weight="normal" fo:font-family="Arial" style:font-family-asian="Arial" style:font-family-complex="Arial" fo:background-color="transparent" style:use-window-font-color="true"/>
    </style:style>
    <style:style style:name="T75" style:family="text">
      <style:text-properties fo:font-size="10.00pt" fo:font-weight="normal" fo:font-family="Arial" style:font-family-asian="Arial" style:font-family-complex="Arial"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0.00pt" fo:font-weight="normal" fo:font-family="Arial" style:font-family-asian="Arial" style:font-family-complex="Arial"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0.00pt" fo:font-weight="normal" fo:font-family="Arial" style:font-family-asian="Arial" style:font-family-complex="Arial"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0.00pt" fo:font-weight="normal" fo:font-family="Arial" style:font-family-asian="Arial" style:font-family-complex="Arial"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0.00pt" fo:font-weight="normal" fo:font-family="Arial" style:font-family-asian="Arial" style:font-family-complex="Arial" fo:background-color="transparent" style:use-window-font-color="true"/>
    </style:style>
    <style:style style:name="T84" style:family="text">
      <style:text-properties fo:font-size="10.00pt" fo:font-weight="normal" fo:font-family="Arial" style:font-family-asian="Arial" style:font-family-complex="Arial" fo:background-color="transparent" style:use-window-font-color="true"/>
    </style:style>
    <style:style style:name="T85" style:family="text">
      <style:text-properties fo:font-size="10.00pt" fo:font-weight="normal" fo:font-family="Arial" style:font-family-asian="Arial" style:font-family-complex="Arial" fo:background-color="transparent" style:use-window-font-color="true"/>
    </style:style>
    <style:style style:name="T86" style:family="text">
      <style:text-properties fo:font-size="10.00pt" fo:font-weight="normal" fo:font-family="Arial" style:font-family-asian="Arial" style:font-family-complex="Arial" fo:background-color="transparent" style:use-window-font-color="true"/>
    </style:style>
    <style:style style:name="T87" style:family="text">
      <style:text-properties fo:font-size="10.00pt" fo:font-weight="normal" fo:font-family="Arial" style:font-family-asian="Arial" style:font-family-complex="Arial" fo:background-color="transparent" style:use-window-font-color="true"/>
    </style:style>
    <style:style style:name="T88" style:family="text">
      <style:text-properties fo:font-size="10.00pt" fo:font-weight="normal" fo:font-family="Arial" style:font-family-asian="Arial" style:font-family-complex="Arial" fo:background-color="transparent" style:use-window-font-color="true"/>
    </style:style>
    <style:style style:name="T89" style:family="text">
      <style:text-properties fo:font-size="10.00pt" fo:font-weight="normal" fo:font-family="Arial" style:font-family-asian="Arial" style:font-family-complex="Arial" fo:background-color="transparent" style:use-window-font-color="true"/>
    </style:style>
    <style:style style:name="T90" style:family="text">
      <style:text-properties fo:font-size="10.00pt" fo:font-weight="normal" fo:font-family="Arial" style:font-family-asian="Arial" style:font-family-complex="Arial" fo:background-color="transparent" style:use-window-font-color="true"/>
    </style:style>
    <style:style style:name="T91" style:family="text">
      <style:text-properties fo:font-size="10.00pt" fo:font-weight="normal" fo:font-family="Arial" style:font-family-asian="Arial" style:font-family-complex="Arial" fo:background-color="transparent" style:use-window-font-color="true"/>
    </style:style>
    <style:style style:name="T92" style:family="text">
      <style:text-properties fo:font-size="10.00pt" fo:font-weight="normal" fo:font-family="Arial" style:font-family-asian="Arial" style:font-family-complex="Arial" fo:background-color="transparent" style:use-window-font-color="true"/>
    </style:style>
    <style:style style:name="T93" style:family="text">
      <style:text-properties fo:font-size="10.00pt" fo:font-weight="normal" fo:font-family="Arial" style:font-family-asian="Arial" style:font-family-complex="Arial" fo:background-color="transparent" style:use-window-font-color="true"/>
    </style:style>
    <style:style style:name="T94" style:family="text">
      <style:text-properties fo:font-size="10.00pt" fo:font-weight="normal" fo:font-family="Arial" style:font-family-asian="Arial" style:font-family-complex="Arial" fo:background-color="transparent" style:use-window-font-color="true"/>
    </style:style>
    <style:style style:name="T95" style:family="text">
      <style:text-properties fo:font-size="10.00pt" fo:font-weight="normal" fo:font-family="Arial" style:font-family-asian="Arial" style:font-family-complex="Arial" fo:background-color="transparent" style:use-window-font-color="true"/>
    </style:style>
    <style:style style:name="T96" style:family="text">
      <style:text-properties fo:font-size="10.00pt" fo:font-weight="normal" fo:font-family="Arial" style:font-family-asian="Arial" style:font-family-complex="Arial" fo:background-color="transparent" style:use-window-font-color="true"/>
    </style:style>
    <style:style style:name="T97" style:family="text">
      <style:text-properties fo:font-size="10.00pt" fo:font-weight="normal" fo:font-family="Arial" style:font-family-asian="Arial" style:font-family-complex="Arial" fo:background-color="transparent" style:use-window-font-color="true"/>
    </style:style>
    <style:style style:name="T98" style:family="text">
      <style:text-properties fo:font-size="10.00pt" fo:font-weight="normal" fo:font-family="Arial" style:font-family-asian="Arial" style:font-family-complex="Arial" fo:background-color="transparent" style:use-window-font-color="true"/>
    </style:style>
    <style:style style:name="T99" style:family="text">
      <style:text-properties fo:font-size="10.00pt" fo:font-weight="normal" fo:font-family="Arial" style:font-family-asian="Arial" style:font-family-complex="Arial" fo:background-color="transparent" style:use-window-font-color="true"/>
    </style:style>
    <style:style style:name="T100" style:family="text">
      <style:text-properties fo:font-size="10.00pt" fo:font-weight="normal" fo:font-family="Arial" style:font-family-asian="Arial" style:font-family-complex="Arial" fo:background-color="transparent" style:use-window-font-color="true"/>
    </style:style>
    <style:style style:name="T101" style:family="text">
      <style:text-properties fo:font-size="10.00pt" fo:font-weight="normal" fo:font-family="Arial" style:font-family-asian="Arial" style:font-family-complex="Arial" fo:background-color="transparent" style:use-window-font-color="true"/>
    </style:style>
    <style:style style:name="T102" style:family="text">
      <style:text-properties fo:font-size="10.00pt" fo:font-weight="normal" fo:font-family="Arial" style:font-family-asian="Arial" style:font-family-complex="Arial" fo:background-color="transparent" style:use-window-font-color="true"/>
    </style:style>
    <style:style style:name="T103" style:family="text">
      <style:text-properties fo:font-size="10.00pt" fo:font-weight="normal" fo:font-family="Arial" style:font-family-asian="Arial" style:font-family-complex="Arial" fo:background-color="transparent" style:use-window-font-color="true"/>
    </style:style>
    <style:style style:name="T104" style:family="text">
      <style:text-properties fo:font-size="10.00pt" fo:font-weight="normal" fo:font-family="Arial" style:font-family-asian="Arial" style:font-family-complex="Arial" fo:background-color="transparent" style:use-window-font-color="true"/>
    </style:style>
    <style:style style:name="T105" style:family="text">
      <style:text-properties fo:font-size="10.00pt" fo:font-weight="normal" fo:font-family="Arial" style:font-family-asian="Arial" style:font-family-complex="Arial" fo:background-color="transparent" style:use-window-font-color="true"/>
    </style:style>
    <style:style style:name="T106" style:family="text">
      <style:text-properties fo:font-size="10.00pt" fo:font-weight="normal" fo:font-family="Arial" style:font-family-asian="Arial" style:font-family-complex="Arial" fo:background-color="transparent" style:use-window-font-color="true"/>
    </style:style>
    <style:style style:name="T107" style:family="text">
      <style:text-properties fo:font-size="10.00pt" fo:font-weight="normal" fo:font-family="Arial" style:font-family-asian="Arial" style:font-family-complex="Arial"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0.00pt" fo:font-weight="normal" fo:font-family="Arial" style:font-family-asian="Arial" style:font-family-complex="Arial"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0.00pt" fo:font-weight="normal" fo:font-family="Arial" style:font-family-asian="Arial" style:font-family-complex="Arial" fo:background-color="transparent" style:use-window-font-color="true"/>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0.00pt" fo:font-weight="normal" fo:font-family="Arial" style:font-family-asian="Arial" style:font-family-complex="Arial" fo:background-color="transparent" style:use-window-font-color="true"/>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0.00pt" fo:font-weight="normal" fo:font-family="Arial" style:font-family-asian="Arial" style:font-family-complex="Arial"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0.00pt" fo:font-weight="normal" fo:font-family="Arial" style:font-family-asian="Arial" style:font-family-complex="Arial" fo:background-color="transparent" style:use-window-font-color="true"/>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0.00pt" fo:font-weight="normal" fo:font-family="Arial" style:font-family-asian="Arial" style:font-family-complex="Arial" fo:background-color="transparent" style:use-window-font-color="true"/>
    </style:style>
    <style:style style:name="T120" style:family="text">
      <style:text-properties fo:font-size="11.00pt" fo:font-weight="normal" fo:font-family="Calibri" style:font-family-asian="Calibri" style:font-family-complex="Calibri" fo:background-color="transparent" style:use-window-font-color="true"/>
    </style:style>
    <style:style style:name="T121" style:family="text">
      <style:text-properties fo:font-size="10.00pt" fo:font-weight="normal" fo:font-family="Arial" style:font-family-asian="Arial" style:font-family-complex="Arial" fo:background-color="transparent" style:use-window-font-color="true"/>
    </style:style>
    <style:style style:name="T122" style:family="text">
      <style:text-properties fo:font-size="11.00pt" fo:font-weight="normal" fo:font-family="Calibri" style:font-family-asian="Calibri" style:font-family-complex="Calibri" fo:background-color="transparent" style:use-window-font-color="true"/>
    </style:style>
    <style:style style:name="T123" style:family="text">
      <style:text-properties fo:font-size="10.00pt" fo:font-weight="normal" fo:font-family="Arial" style:font-family-asian="Arial" style:font-family-complex="Arial" fo:background-color="transparent" style:use-window-font-color="true"/>
    </style:style>
    <style:style style:name="T124" style:family="text">
      <style:text-properties fo:font-size="11.00pt" fo:font-weight="normal" fo:font-family="Calibri" style:font-family-asian="Calibri" style:font-family-complex="Calibri" fo:background-color="transparent" style:use-window-font-color="true"/>
    </style:style>
    <style:style style:name="T125" style:family="text">
      <style:text-properties fo:font-size="10.00pt" fo:font-weight="normal" fo:font-family="Arial" style:font-family-asian="Arial" style:font-family-complex="Arial" fo:background-color="transparent" style:use-window-font-color="true"/>
    </style:style>
    <style:style style:name="T126" style:family="text">
      <style:text-properties fo:font-size="11.00pt" fo:font-weight="normal" fo:font-family="Calibri" style:font-family-asian="Calibri" style:font-family-complex="Calibri" fo:background-color="transparent" style:use-window-font-color="true"/>
    </style:style>
    <style:style style:name="T127" style:family="text">
      <style:text-properties fo:font-size="14.00pt" fo:font-weight="bold" fo:font-family="Arial" style:font-family-asian="Arial" style:font-family-complex="Arial" fo:background-color="transparent" style:use-window-font-color="true"/>
    </style:style>
    <style:style style:name="T128" style:family="text">
      <style:text-properties fo:font-size="11.00pt" fo:font-weight="normal" fo:font-family="Calibri" style:font-family-asian="Calibri" style:font-family-complex="Calibri" fo:background-color="transparent" style:use-window-font-color="true"/>
    </style:style>
    <style:style style:name="T129"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130"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131" style:family="text">
      <style:text-properties fo:font-size="10.00pt" fo:font-weight="bold" fo:font-family="'Times New Roman'" style:font-family-asian="'Times New Roman'" style:font-family-complex="'Times New Roman'" fo:background-color="transparent" style:use-window-font-color="true" fo:text-transform="uppercase"/>
    </style:style>
    <style:style style:name="T132"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133"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134" style:family="text">
      <style:text-properties fo:font-size="11.00pt" fo:font-weight="normal" fo:font-family="Calibri" style:font-family-asian="Calibri" style:font-family-complex="Calibri" fo:background-color="transparent" style:use-window-font-color="true"/>
    </style:style>
    <style:style style:name="T135"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36"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37" style:family="text">
      <style:text-properties fo:font-size="10.00pt" fo:font-weight="normal" fo:font-family="'Times New Roman'" style:font-family-asian="'Times New Roman'" style:font-family-complex="'Times New Roman'" fo:background-color="transparent" style:use-window-font-color="true" fo:font-variant="small-caps"/>
    </style:style>
    <style:style style:name="T138"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39"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40" style:family="text">
      <style:text-properties fo:font-size="11.00pt" fo:font-weight="normal" fo:font-family="Calibri" style:font-family-asian="Calibri" style:font-family-complex="Calibri" fo:background-color="transparent" style:use-window-font-color="true"/>
    </style:style>
    <style:style style:name="T141"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42"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43" style:family="text">
      <style:text-properties fo:font-size="10.00pt" fo:font-weight="normal" fo:font-family="'Times New Roman'" style:font-family-asian="'Times New Roman'" style:font-family-complex="'Times New Roman'" fo:background-color="transparent" style:use-window-font-color="true" fo:font-variant="small-caps"/>
    </style:style>
    <style:style style:name="T144"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45"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46" style:family="text">
      <style:text-properties fo:font-size="11.00pt" fo:font-weight="normal" fo:font-family="Calibri" style:font-family-asian="Calibri" style:font-family-complex="Calibri" fo:background-color="transparent" style:use-window-font-color="true"/>
    </style:style>
    <style:style style:name="T147"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48"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49" style:family="text">
      <style:text-properties fo:font-size="10.00pt" fo:font-weight="normal" fo:font-family="'Times New Roman'" style:font-family-asian="'Times New Roman'" style:font-family-complex="'Times New Roman'" fo:background-color="transparent" style:use-window-font-color="true" fo:font-variant="small-caps"/>
    </style:style>
    <style:style style:name="T150"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51"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52" style:family="text">
      <style:text-properties fo:font-size="11.00pt" fo:font-weight="normal" fo:font-family="Calibri" style:font-family-asian="Calibri" style:font-family-complex="Calibri" fo:background-color="transparent" style:use-window-font-color="true"/>
    </style:style>
    <style:style style:name="T153" style:family="text">
      <style:text-properties fo:font-size="9.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54" style:family="text">
      <style:text-properties fo:font-size="9.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55" style:family="text">
      <style:text-properties fo:font-size="9.00pt" fo:font-weight="normal" fo:font-family="'Times New Roman'" style:font-family-asian="'Times New Roman'" style:font-family-complex="'Times New Roman'" fo:background-color="transparent" style:use-window-font-color="true"/>
    </style:style>
    <style:style style:name="T156" style:family="text">
      <style:text-properties fo:font-size="9.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57" style:family="text">
      <style:text-properties fo:font-size="9.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58" style:family="text">
      <style:text-properties fo:font-size="11.00pt" fo:font-weight="normal" fo:font-family="Calibri" style:font-family-asian="Calibri" style:font-family-complex="Calibri" fo:background-color="transparent" style:use-window-font-color="true"/>
    </style:style>
    <style:style style:name="T159"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60"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61" style:family="text">
      <style:text-properties fo:font-size="10.00pt" fo:font-weight="normal" fo:font-family="'Times New Roman'" style:font-family-asian="'Times New Roman'" style:font-family-complex="'Times New Roman'" fo:background-color="transparent" style:use-window-font-color="true" fo:font-variant="small-caps"/>
    </style:style>
    <style:style style:name="T162"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63"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64" style:family="text">
      <style:text-properties fo:font-size="11.00pt" fo:font-weight="normal" fo:font-family="Calibri" style:font-family-asian="Calibri" style:font-family-complex="Calibri" fo:background-color="transparent" style:use-window-font-color="true"/>
    </style:style>
    <style:style style:name="T165"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166"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167" style:family="text">
      <style:text-properties fo:font-size="10.00pt" fo:font-weight="bold" fo:font-family="'Times New Roman'" style:font-family-asian="'Times New Roman'" style:font-family-complex="'Times New Roman'" fo:background-color="transparent" style:use-window-font-color="true" fo:text-transform="uppercase"/>
    </style:style>
    <style:style style:name="T168"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169"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170" style:family="text">
      <style:text-properties fo:font-size="11.00pt" fo:font-weight="normal" fo:font-family="Calibri" style:font-family-asian="Calibri" style:font-family-complex="Calibri" fo:background-color="transparent" style:use-window-font-color="true"/>
    </style:style>
    <style:style style:name="T171"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172"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173"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174"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175"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176" style:family="text">
      <style:text-properties fo:font-size="10.00pt" fo:font-weight="bold" fo:font-family="'Times New Roman'" style:font-family-asian="'Times New Roman'" style:font-family-complex="'Times New Roman'" fo:background-color="transparent" style:use-window-font-color="true" fo:text-transform="uppercase"/>
    </style:style>
    <style:style style:name="T177"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178"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179" style:family="text">
      <style:text-properties fo:font-size="11.00pt" fo:font-weight="normal" fo:font-family="Calibri" style:font-family-asian="Calibri" style:font-family-complex="Calibri" fo:background-color="transparent" style:use-window-font-color="true"/>
    </style:style>
    <style:style style:name="T180"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81"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82" style:family="text">
      <style:text-properties fo:font-size="10.00pt" fo:font-weight="normal" fo:font-family="'Times New Roman'" style:font-family-asian="'Times New Roman'" style:font-family-complex="'Times New Roman'" fo:background-color="transparent" style:use-window-font-color="true" fo:font-variant="small-caps"/>
    </style:style>
    <style:style style:name="T183"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84"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85" style:family="text">
      <style:text-properties fo:font-size="11.00pt" fo:font-weight="normal" fo:font-family="Calibri" style:font-family-asian="Calibri" style:font-family-complex="Calibri" fo:background-color="transparent" style:use-window-font-color="true"/>
    </style:style>
    <style:style style:name="T186"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87"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88" style:family="text">
      <style:text-properties fo:font-size="10.00pt" fo:font-weight="normal" fo:font-family="'Times New Roman'" style:font-family-asian="'Times New Roman'" style:font-family-complex="'Times New Roman'" fo:background-color="transparent" style:use-window-font-color="true" fo:font-variant="small-caps"/>
    </style:style>
    <style:style style:name="T189"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90"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91" style:family="text">
      <style:text-properties fo:font-size="11.00pt" fo:font-weight="normal" fo:font-family="Calibri" style:font-family-asian="Calibri" style:font-family-complex="Calibri" fo:background-color="transparent" style:use-window-font-color="true"/>
    </style:style>
    <style:style style:name="T192"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193"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194" style:family="text">
      <style:text-properties fo:font-size="10.00pt" fo:font-weight="bold" fo:font-family="'Times New Roman'" style:font-family-asian="'Times New Roman'" style:font-family-complex="'Times New Roman'" fo:background-color="transparent" style:use-window-font-color="true" fo:text-transform="uppercase"/>
    </style:style>
    <style:style style:name="T195"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196" style:family="text">
      <style:text-properties fo:font-size="10.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fo:text-transform="uppercase"/>
    </style:style>
    <style:style style:name="T197" style:family="text">
      <style:text-properties fo:font-size="11.00pt" fo:font-weight="normal" fo:font-family="Calibri" style:font-family-asian="Calibri" style:font-family-complex="Calibri" fo:background-color="transparent" style:use-window-font-color="true"/>
    </style:style>
    <style:style style:name="T198"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199"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200" style:family="text">
      <style:text-properties fo:font-size="10.00pt" fo:font-weight="normal" fo:font-family="'Times New Roman'" style:font-family-asian="'Times New Roman'" style:font-family-complex="'Times New Roman'" fo:background-color="transparent" style:use-window-font-color="true" fo:font-variant="small-caps"/>
    </style:style>
    <style:style style:name="T201"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202"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203" style:family="text">
      <style:text-properties fo:font-size="11.00pt" fo:font-weight="normal" fo:font-family="Calibri" style:font-family-asian="Calibri" style:font-family-complex="Calibri" fo:background-color="transparent" style:use-window-font-color="true"/>
    </style:style>
    <style:style style:name="T204"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205"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206" style:family="text">
      <style:text-properties fo:font-size="10.00pt" fo:font-weight="normal" fo:font-family="'Times New Roman'" style:font-family-asian="'Times New Roman'" style:font-family-complex="'Times New Roman'" fo:background-color="transparent" style:use-window-font-color="true" fo:font-variant="small-caps"/>
    </style:style>
    <style:style style:name="T207"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208"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fo:font-variant="small-caps"/>
    </style:style>
    <style:style style:name="T209" style:family="text">
      <style:text-properties fo:font-size="11.00pt" fo:font-weight="normal" fo:font-family="Calibri" style:font-family-asian="Calibri" style:font-family-complex="Calibri" fo:background-color="transparent" style:use-window-font-color="true"/>
    </style:style>
    <style:style style:name="T210" style:family="text">
      <style:text-properties fo:font-size="14.00pt" fo:font-weight="bold" fo:font-family="Arial" style:font-family-asian="Arial" style:font-family-complex="Arial" fo:background-color="transparent" style:use-window-font-color="true"/>
    </style:style>
    <style:style style:name="T211" style:family="text">
      <style:text-properties fo:font-size="13.00pt" fo:font-weight="bold" fo:font-family="Arial" style:font-family-asian="Arial" style:font-family-complex="Arial" fo:background-color="transparent" style:use-window-font-color="true"/>
    </style:style>
    <style:style style:name="T212" style:family="text">
      <style:text-properties fo:font-size="10.00pt" fo:font-weight="normal" fo:font-family="Arial" style:font-family-asian="Arial" style:font-family-complex="Arial" fo:background-color="transparent" style:use-window-font-color="true"/>
    </style:style>
    <style:style style:name="T213" style:family="text">
      <style:text-properties fo:font-size="11.00pt" fo:font-weight="normal" fo:font-family="Calibri" style:font-family-asian="Calibri" style:font-family-complex="Calibri" fo:background-color="transparent" style:use-window-font-color="true"/>
    </style:style>
    <style:style style:name="T214" style:family="text">
      <style:text-properties fo:font-size="13.00pt" fo:font-weight="bold" fo:font-family="Arial" style:font-family-asian="Arial" style:font-family-complex="Arial" fo:background-color="transparent" style:use-window-font-color="true"/>
    </style:style>
    <style:style style:name="T215" style:family="text">
      <style:text-properties fo:font-size="10.00pt" fo:font-weight="normal" fo:font-family="Verdana" style:font-family-asian="Verdana" style:font-family-complex="Verdana" fo:background-color="transparent" style:use-window-font-color="true"/>
    </style:style>
    <style:style style:name="T216" style:family="text">
      <style:text-properties fo:font-size="10.00pt" fo:font-weight="normal" fo:font-family="Verdana" style:font-family-asian="Verdana" style:font-family-complex="Verdana" fo:background-color="transparent" style:use-window-font-color="true" fo:font-style="italic"/>
    </style:style>
    <style:style style:name="T217" style:family="text">
      <style:text-properties fo:font-size="13.00pt" fo:font-weight="bold" fo:font-family="Arial" style:font-family-asian="Arial" style:font-family-complex="Arial" fo:background-color="transparent" style:use-window-font-color="true"/>
    </style:style>
    <style:style style:name="T218" style:family="text">
      <style:text-properties fo:font-size="10.00pt" fo:font-weight="normal" fo:font-family="Arial" style:font-family-asian="Arial" style:font-family-complex="Arial" fo:background-color="transparent" style:use-window-font-color="true"/>
    </style:style>
    <style:style style:name="T219"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220"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221"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22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223"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224"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225" style:family="text">
      <style:text-properties fo:font-size="10.00pt" fo:font-weight="normal" fo:font-family="Arial" style:font-family-asian="Arial" style:font-family-complex="Arial" fo:background-color="transparent" style:use-window-font-color="true"/>
    </style:style>
    <style:style style:name="T226" style:family="text">
      <style:text-properties fo:font-size="10.00pt" fo:font-weight="normal" fo:font-family="Arial" style:font-family-asian="Arial" style:font-family-complex="Arial" fo:background-color="transparent" style:use-window-font-color="true"/>
    </style:style>
    <style:style style:name="T227" style:family="text">
      <style:text-properties fo:font-size="10.00pt" fo:font-weight="normal" fo:font-family="Arial" style:font-family-asian="Arial" style:font-family-complex="Arial" fo:background-color="transparent" style:use-window-font-color="true"/>
    </style:style>
    <style:style style:name="T228" style:family="text">
      <style:text-properties fo:font-size="10.00pt" fo:font-weight="normal" fo:font-family="Arial" style:font-family-asian="Arial" style:font-family-complex="Arial" fo:background-color="transparent" style:use-window-font-color="true"/>
    </style:style>
    <style:style style:name="T229" style:family="text">
      <style:text-properties fo:font-size="10.00pt" fo:font-weight="normal" fo:font-family="Arial" style:font-family-asian="Arial" style:font-family-complex="Arial" fo:background-color="transparent" style:use-window-font-color="true"/>
    </style:style>
    <style:style style:name="T230" style:family="text">
      <style:text-properties fo:font-size="10.00pt" fo:font-weight="normal" fo:font-family="Arial" style:font-family-asian="Arial" style:font-family-complex="Arial" fo:background-color="transparent" style:use-window-font-color="true"/>
    </style:style>
    <style:style style:name="T231"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232" style:family="text">
      <style:text-properties fo:font-size="10.00pt" fo:font-weight="normal" fo:font-family="Arial" style:font-family-asian="Arial" style:font-family-complex="Arial" fo:background-color="transparent" style:use-window-font-color="true"/>
    </style:style>
    <style:style style:name="T233"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234" style:family="text">
      <style:text-properties fo:font-size="10.00pt" fo:font-weight="normal" fo:font-family="Arial" style:font-family-asian="Arial" style:font-family-complex="Arial" fo:background-color="transparent" style:use-window-font-color="true"/>
    </style:style>
    <style:style style:name="T235" style:family="text">
      <style:text-properties fo:font-size="10.00pt" fo:font-weight="normal" fo:font-family="Arial" style:font-family-asian="Arial" style:font-family-complex="Arial" fo:background-color="transparent" style:use-window-font-color="true"/>
    </style:style>
    <style:style style:name="T236" style:family="text">
      <style:text-properties fo:font-size="10.00pt" fo:font-weight="normal" fo:font-family="Arial" style:font-family-asian="Arial" style:font-family-complex="Arial" fo:background-color="transparent" style:use-window-font-color="true"/>
    </style:style>
    <style:style style:name="T237" style:family="text">
      <style:text-properties fo:font-size="10.00pt" fo:font-weight="normal" fo:font-family="Arial" style:font-family-asian="Arial" style:font-family-complex="Arial" fo:background-color="transparent" style:use-window-font-color="true"/>
    </style:style>
    <style:style style:name="T238" style:family="text">
      <style:text-properties fo:font-size="10.00pt" fo:font-weight="normal" fo:font-family="Arial" style:font-family-asian="Arial" style:font-family-complex="Arial" fo:background-color="transparent" style:use-window-font-color="true"/>
    </style:style>
    <style:style style:name="T239" style:family="text">
      <style:text-properties fo:font-size="10.00pt" fo:font-weight="normal" fo:font-family="Arial" style:font-family-asian="Arial" style:font-family-complex="Arial" fo:background-color="transparent" style:use-window-font-color="true"/>
    </style:style>
    <style:style style:name="T240" style:family="text">
      <style:text-properties fo:font-size="10.00pt" fo:font-weight="normal" fo:font-family="Arial" style:font-family-asian="Arial" style:font-family-complex="Arial" fo:background-color="transparent" style:use-window-font-color="true"/>
    </style:style>
    <style:style style:name="T241" style:family="text">
      <style:text-properties fo:font-size="10.00pt" fo:font-weight="normal" fo:font-family="Arial" style:font-family-asian="Arial" style:font-family-complex="Arial" fo:background-color="transparent" style:use-window-font-color="true"/>
    </style:style>
    <style:style style:name="T242" style:family="text">
      <style:text-properties fo:font-size="10.00pt" fo:font-weight="normal" fo:font-family="Arial" style:font-family-asian="Arial" style:font-family-complex="Arial" fo:background-color="transparent" style:use-window-font-color="true"/>
    </style:style>
    <style:style style:name="T243" style:family="text">
      <style:text-properties fo:font-size="11.00pt" fo:font-weight="normal" fo:font-family="Calibri" style:font-family-asian="Calibri" style:font-family-complex="Calibri" fo:background-color="transparent" style:use-window-font-color="true"/>
    </style:style>
    <style:style style:name="T244" style:family="text">
      <style:text-properties fo:font-size="8.00pt" fo:font-weight="bold" fo:font-family="'Courier New'" style:font-family-asian="'Courier New'" style:font-family-complex="'Courier New'" fo:background-color="transparent" style:use-window-font-color="true"/>
    </style:style>
    <style:style style:name="T245" style:family="text">
      <style:text-properties fo:font-size="8.00pt" fo:font-weight="normal" fo:font-family="'Courier New'" style:font-family-asian="'Courier New'" style:font-family-complex="'Courier New'" fo:background-color="transparent" style:use-window-font-color="true"/>
    </style:style>
    <style:style style:name="T246" style:family="text">
      <style:text-properties fo:font-size="8.00pt" fo:font-weight="normal" fo:font-family="'Courier New'" style:font-family-asian="'Courier New'" style:font-family-complex="'Courier New'" fo:background-color="transparent" fo:color="#0000ff"/>
    </style:style>
    <style:style style:name="T247" style:family="text">
      <style:text-properties fo:font-size="8.00pt" fo:font-weight="bold" fo:font-family="'Courier New'" style:font-family-asian="'Courier New'" style:font-family-complex="'Courier New'" fo:background-color="transparent" style:use-window-font-color="true"/>
    </style:style>
    <style:style style:name="T248" style:family="text">
      <style:text-properties fo:font-size="8.00pt" fo:font-weight="normal" fo:font-family="'Courier New'" style:font-family-asian="'Courier New'" style:font-family-complex="'Courier New'" fo:background-color="transparent" fo:color="#0000ff"/>
    </style:style>
    <style:style style:name="T249" style:family="text">
      <style:text-properties fo:font-size="11.00pt" fo:font-weight="normal" fo:font-family="Calibri" style:font-family-asian="Calibri" style:font-family-complex="Calibri" fo:background-color="transparent" style:use-window-font-color="true"/>
    </style:style>
    <style:style style:name="T250" style:family="text">
      <style:text-properties fo:font-size="10.00pt" fo:font-weight="normal" fo:font-family="Arial" style:font-family-asian="Arial" style:font-family-complex="Arial" fo:background-color="transparent" style:use-window-font-color="true"/>
    </style:style>
    <style:style style:name="T251" style:family="text">
      <style:text-properties fo:font-size="10.00pt" fo:font-weight="normal" fo:font-family="Arial" style:font-family-asian="Arial" style:font-family-complex="Arial" fo:background-color="transparent" style:use-window-font-color="true"/>
    </style:style>
    <style:style style:name="T252" style:family="text">
      <style:text-properties fo:font-size="10.00pt" fo:font-weight="normal" fo:font-family="Arial" style:font-family-asian="Arial" style:font-family-complex="Arial" fo:background-color="transparent" style:use-window-font-color="true"/>
    </style:style>
    <style:style style:name="T253" style:family="text">
      <style:text-properties fo:font-size="10.00pt" fo:font-weight="normal" fo:font-family="Arial" style:font-family-asian="Arial" style:font-family-complex="Arial" fo:background-color="transparent" style:use-window-font-color="true"/>
    </style:style>
    <style:style style:name="T254" style:family="text">
      <style:text-properties fo:font-size="10.00pt" fo:font-weight="normal" fo:font-family="Arial" style:font-family-asian="Arial" style:font-family-complex="Arial" fo:background-color="transparent" style:use-window-font-color="true"/>
    </style:style>
    <style:style style:name="T255" style:family="text">
      <style:text-properties fo:font-size="10.00pt" fo:font-weight="normal" fo:font-family="Arial" style:font-family-asian="Arial" style:font-family-complex="Arial" fo:background-color="transparent" style:use-window-font-color="true"/>
    </style:style>
    <style:style style:name="T256" style:family="text">
      <style:text-properties fo:font-size="10.00pt" fo:font-weight="normal" fo:font-family="Arial" style:font-family-asian="Arial" style:font-family-complex="Arial" fo:background-color="transparent" style:use-window-font-color="true"/>
    </style:style>
    <style:style style:name="T257" style:family="text">
      <style:text-properties fo:font-size="10.00pt" fo:font-weight="normal" fo:font-family="Arial" style:font-family-asian="Arial" style:font-family-complex="Arial" fo:background-color="transparent" style:use-window-font-color="true"/>
    </style:style>
    <style:style style:name="T258" style:family="text">
      <style:text-properties fo:font-size="10.00pt" fo:font-weight="normal" fo:font-family="Arial" style:font-family-asian="Arial" style:font-family-complex="Arial" fo:background-color="transparent" style:use-window-font-color="true"/>
    </style:style>
    <style:style style:name="T259" style:family="text">
      <style:text-properties fo:font-size="10.00pt" fo:font-weight="normal" fo:font-family="Arial" style:font-family-asian="Arial" style:font-family-complex="Arial" fo:background-color="transparent" style:use-window-font-color="true"/>
    </style:style>
    <style:style style:name="T260" style:family="text">
      <style:text-properties fo:font-size="10.00pt" fo:font-weight="normal" fo:font-family="Arial" style:font-family-asian="Arial" style:font-family-complex="Arial" fo:background-color="transparent" style:use-window-font-color="true"/>
    </style:style>
    <style:style style:name="T261" style:family="text">
      <style:text-properties fo:font-size="10.00pt" fo:font-weight="normal" fo:font-family="Arial" style:font-family-asian="Arial" style:font-family-complex="Arial" fo:background-color="transparent" style:use-window-font-color="true"/>
    </style:style>
    <style:style style:name="T262" style:family="text">
      <style:text-properties fo:font-size="10.00pt" fo:font-weight="normal" fo:font-family="Arial" style:font-family-asian="Arial" style:font-family-complex="Arial" fo:background-color="transparent" style:use-window-font-color="true"/>
    </style:style>
    <style:style style:name="T263" style:family="text">
      <style:text-properties fo:font-size="10.00pt" fo:font-weight="normal" fo:font-family="Arial" style:font-family-asian="Arial" style:font-family-complex="Arial" fo:background-color="transparent" style:use-window-font-color="true"/>
    </style:style>
    <style:style style:name="T264" style:family="text">
      <style:text-properties fo:font-size="10.00pt" fo:font-weight="normal" fo:font-family="Arial" style:font-family-asian="Arial" style:font-family-complex="Arial" fo:background-color="transparent" style:use-window-font-color="true"/>
    </style:style>
    <style:style style:name="T265" style:family="text">
      <style:text-properties fo:font-size="10.00pt" fo:font-weight="normal" fo:font-family="Arial" style:font-family-asian="Arial" style:font-family-complex="Arial" fo:background-color="transparent" style:use-window-font-color="true"/>
    </style:style>
    <style:style style:name="T266" style:family="text">
      <style:text-properties fo:font-size="11.00pt" fo:font-weight="normal" fo:font-family="Calibri" style:font-family-asian="Calibri" style:font-family-complex="Calibri" fo:background-color="transparent" style:use-window-font-color="true"/>
    </style:style>
    <style:style style:name="T267" style:family="text">
      <style:text-properties fo:font-size="8.00pt" fo:font-weight="bold" fo:font-family="'Courier New'" style:font-family-asian="'Courier New'" style:font-family-complex="'Courier New'" fo:background-color="transparent" style:use-window-font-color="true"/>
    </style:style>
    <style:style style:name="T268" style:family="text">
      <style:text-properties fo:font-size="8.00pt" fo:font-weight="normal" fo:font-family="'Courier New'" style:font-family-asian="'Courier New'" style:font-family-complex="'Courier New'" fo:background-color="transparent" style:use-window-font-color="true"/>
    </style:style>
    <style:style style:name="T269" style:family="text">
      <style:text-properties fo:font-size="8.00pt" fo:font-weight="normal" fo:font-family="'Courier New'" style:font-family-asian="'Courier New'" style:font-family-complex="'Courier New'" fo:background-color="transparent" fo:color="#0000ff"/>
    </style:style>
    <style:style style:name="T270" style:family="text">
      <style:text-properties fo:font-size="8.00pt" fo:font-weight="bold" fo:font-family="'Courier New'" style:font-family-asian="'Courier New'" style:font-family-complex="'Courier New'" fo:background-color="transparent" style:use-window-font-color="true"/>
    </style:style>
    <style:style style:name="T271" style:family="text">
      <style:text-properties fo:font-size="8.00pt" fo:font-weight="normal" fo:font-family="'Courier New'" style:font-family-asian="'Courier New'" style:font-family-complex="'Courier New'" fo:background-color="transparent" fo:color="#0000ff"/>
    </style:style>
    <style:style style:name="T272" style:family="text">
      <style:text-properties fo:font-size="10.00pt" fo:font-weight="normal" fo:font-family="Arial" style:font-family-asian="Arial" style:font-family-complex="Arial" fo:background-color="transparent" style:use-window-font-color="true"/>
    </style:style>
    <style:style style:name="T273" style:family="text">
      <style:text-properties fo:font-size="11.00pt" fo:font-weight="normal" fo:font-family="Calibri" style:font-family-asian="Calibri" style:font-family-complex="Calibri" fo:background-color="transparent" style:use-window-font-color="true"/>
    </style:style>
    <style:style style:name="T274" style:family="text">
      <style:text-properties fo:font-size="8.00pt" fo:font-weight="bold" fo:font-family="'Courier New'" style:font-family-asian="'Courier New'" style:font-family-complex="'Courier New'" fo:background-color="transparent" style:use-window-font-color="true"/>
    </style:style>
    <style:style style:name="T275" style:family="text">
      <style:text-properties fo:font-size="8.00pt" fo:font-weight="normal" fo:font-family="'Courier New'" style:font-family-asian="'Courier New'" style:font-family-complex="'Courier New'" fo:background-color="transparent" style:use-window-font-color="true"/>
    </style:style>
    <style:style style:name="T276" style:family="text">
      <style:text-properties fo:font-size="8.00pt" fo:font-weight="normal" fo:font-family="'Courier New'" style:font-family-asian="'Courier New'" style:font-family-complex="'Courier New'" fo:background-color="transparent" fo:color="#0000ff"/>
    </style:style>
    <style:style style:name="T277" style:family="text">
      <style:text-properties fo:font-size="8.00pt" fo:font-weight="normal" fo:font-family="'Courier New'" style:font-family-asian="'Courier New'" style:font-family-complex="'Courier New'" fo:background-color="transparent" style:use-window-font-color="true"/>
    </style:style>
    <style:style style:name="T278" style:family="text">
      <style:text-properties fo:font-size="8.00pt" fo:font-weight="normal" fo:font-family="Wingdings" style:font-family-asian="Wingdings" style:font-family-complex="Wingdings" fo:background-color="transparent" style:use-window-font-color="true"/>
    </style:style>
    <style:style style:name="T279" style:family="text">
      <style:text-properties fo:font-size="8.00pt" fo:font-weight="normal" fo:font-family="'Courier New'" style:font-family-asian="'Courier New'" style:font-family-complex="'Courier New'" fo:background-color="transparent" style:use-window-font-color="true"/>
    </style:style>
    <style:style style:name="T280" style:family="text">
      <style:text-properties fo:font-size="8.00pt" fo:font-weight="normal" fo:font-family="'Courier New'" style:font-family-asian="'Courier New'" style:font-family-complex="'Courier New'" fo:background-color="transparent" fo:color="#0000ff"/>
    </style:style>
    <style:style style:name="T281" style:family="text">
      <style:text-properties fo:font-size="8.00pt" fo:font-weight="bold" fo:font-family="'Courier New'" style:font-family-asian="'Courier New'" style:font-family-complex="'Courier New'" fo:background-color="transparent" style:use-window-font-color="true"/>
    </style:style>
    <style:style style:name="T282" style:family="text">
      <style:text-properties fo:font-size="8.00pt" fo:font-weight="normal" fo:font-family="'Courier New'" style:font-family-asian="'Courier New'" style:font-family-complex="'Courier New'" fo:background-color="transparent" fo:color="#0000ff"/>
    </style:style>
    <style:style style:name="T283" style:family="text">
      <style:text-properties fo:font-size="8.00pt" fo:font-weight="normal" fo:font-family="Wingdings" style:font-family-asian="Wingdings" style:font-family-complex="Wingdings" fo:background-color="transparent" style:use-window-font-color="true"/>
    </style:style>
    <style:style style:name="T284" style:family="text">
      <style:text-properties fo:font-size="8.00pt" fo:font-weight="normal" fo:font-family="'Courier New'" style:font-family-asian="'Courier New'" style:font-family-complex="'Courier New'" fo:background-color="transparent" fo:color="#0000ff"/>
    </style:style>
    <style:style style:name="T285" style:family="text">
      <style:text-properties fo:font-size="11.00pt" fo:font-weight="normal" fo:font-family="Calibri" style:font-family-asian="Calibri" style:font-family-complex="Calibri" fo:background-color="transparent" style:use-window-font-color="true"/>
    </style:style>
    <style:style style:name="T286" style:family="text">
      <style:text-properties fo:font-size="10.00pt" fo:font-weight="normal" fo:font-family="Arial" style:font-family-asian="Arial" style:font-family-complex="Arial" fo:background-color="transparent" style:use-window-font-color="true"/>
    </style:style>
    <style:style style:name="T287" style:family="text">
      <style:text-properties fo:font-size="10.00pt" fo:font-weight="normal" fo:font-family="Arial" style:font-family-asian="Arial" style:font-family-complex="Arial" fo:background-color="transparent" style:use-window-font-color="true"/>
    </style:style>
    <style:style style:name="T288" style:family="text">
      <style:text-properties fo:font-size="10.00pt" fo:font-weight="normal" fo:font-family="Arial" style:font-family-asian="Arial" style:font-family-complex="Arial" fo:background-color="transparent" style:use-window-font-color="true"/>
    </style:style>
    <style:style style:name="T289" style:family="text">
      <style:text-properties fo:font-size="10.00pt" fo:font-weight="normal" fo:font-family="Arial" style:font-family-asian="Arial" style:font-family-complex="Arial" fo:background-color="transparent" style:use-window-font-color="true"/>
    </style:style>
    <style:style style:name="T290" style:family="text">
      <style:text-properties fo:font-size="10.00pt" fo:font-weight="normal" fo:font-family="Arial" style:font-family-asian="Arial" style:font-family-complex="Arial" fo:background-color="transparent" style:use-window-font-color="true"/>
    </style:style>
    <style:style style:name="T291" style:family="text">
      <style:text-properties fo:font-size="10.00pt" fo:font-weight="normal" fo:font-family="Arial" style:font-family-asian="Arial" style:font-family-complex="Arial" fo:background-color="transparent" style:use-window-font-color="true"/>
    </style:style>
    <style:style style:name="T292" style:family="text">
      <style:text-properties fo:font-size="10.00pt" fo:font-weight="normal" fo:font-family="Arial" style:font-family-asian="Arial" style:font-family-complex="Arial" fo:background-color="transparent" style:use-window-font-color="true"/>
    </style:style>
    <style:style style:name="T293" style:family="text">
      <style:text-properties fo:font-size="10.00pt" fo:font-weight="normal" fo:font-family="Arial" style:font-family-asian="Arial" style:font-family-complex="Arial" fo:background-color="transparent" style:use-window-font-color="true"/>
    </style:style>
    <style:style style:name="T294" style:family="text">
      <style:text-properties fo:font-size="10.00pt" fo:font-weight="normal" fo:font-family="Arial" style:font-family-asian="Arial" style:font-family-complex="Arial" fo:background-color="transparent" style:use-window-font-color="true"/>
    </style:style>
    <style:style style:name="T295" style:family="text">
      <style:text-properties fo:font-size="10.00pt" fo:font-weight="normal" fo:font-family="Arial" style:font-family-asian="Arial" style:font-family-complex="Arial" fo:background-color="transparent" style:use-window-font-color="true"/>
    </style:style>
    <style:style style:name="T296" style:family="text">
      <style:text-properties fo:font-size="11.00pt" fo:font-weight="normal" fo:font-family="Calibri" style:font-family-asian="Calibri" style:font-family-complex="Calibri" fo:background-color="transparent" style:use-window-font-color="true"/>
    </style:style>
    <style:style style:name="T297" style:family="text">
      <style:text-properties fo:font-size="8.00pt" fo:font-weight="bold" style:text-underline-mode="continuous" style:text-underline-type="single" style:text-underline-style="solid" style:text-underline-width="normal" fo:font-family="'Courier New'" style:font-family-asian="'Courier New'" style:font-family-complex="'Courier New'" fo:background-color="transparent" style:use-window-font-color="true"/>
    </style:style>
    <style:style style:name="T298" style:family="text">
      <style:text-properties fo:font-size="8.00pt" fo:font-weight="normal" fo:font-family="'Courier New'" style:font-family-asian="'Courier New'" style:font-family-complex="'Courier New'" fo:background-color="transparent" fo:color="#0000ff"/>
    </style:style>
    <style:style style:name="T299" style:family="text">
      <style:text-properties fo:font-size="11.00pt" fo:font-weight="normal" fo:font-family="Calibri" style:font-family-asian="Calibri" style:font-family-complex="Calibri" fo:background-color="transparent" style:use-window-font-color="true"/>
    </style:style>
    <style:style style:name="T300" style:family="text">
      <style:text-properties fo:font-size="8.00pt" fo:font-weight="bold" style:text-underline-mode="continuous" style:text-underline-type="single" style:text-underline-style="solid" style:text-underline-width="normal" fo:font-family="'Courier New'" style:font-family-asian="'Courier New'" style:font-family-complex="'Courier New'" fo:background-color="transparent" style:use-window-font-color="true"/>
    </style:style>
    <style:style style:name="T301" style:family="text">
      <style:text-properties fo:font-size="8.00pt" fo:font-weight="bold" fo:font-family="'Courier New'" style:font-family-asian="'Courier New'" style:font-family-complex="'Courier New'" fo:background-color="transparent" style:use-window-font-color="true"/>
    </style:style>
    <style:style style:name="T302" style:family="text">
      <style:text-properties fo:font-size="8.00pt" fo:font-weight="normal" fo:font-family="'Courier New'" style:font-family-asian="'Courier New'" style:font-family-complex="'Courier New'" fo:background-color="transparent" style:use-window-font-color="true"/>
    </style:style>
    <style:style style:name="T303" style:family="text">
      <style:text-properties fo:font-size="8.00pt" fo:font-weight="normal" fo:font-family="'Courier New'" style:font-family-asian="'Courier New'" style:font-family-complex="'Courier New'" fo:background-color="transparent" fo:color="#0000ff"/>
    </style:style>
    <style:style style:name="T304" style:family="text">
      <style:text-properties fo:font-size="11.00pt" fo:font-weight="normal" fo:font-family="Calibri" style:font-family-asian="Calibri" style:font-family-complex="Calibri" fo:background-color="transparent" style:use-window-font-color="true"/>
    </style:style>
    <style:style style:name="T305" style:family="text">
      <style:text-properties fo:font-size="8.00pt" fo:font-weight="bold" fo:font-family="'Courier New'" style:font-family-asian="'Courier New'" style:font-family-complex="'Courier New'" fo:background-color="transparent" style:use-window-font-color="true"/>
    </style:style>
    <style:style style:name="T306" style:family="text">
      <style:text-properties fo:font-size="8.00pt" fo:font-weight="normal" fo:font-family="'Courier New'" style:font-family-asian="'Courier New'" style:font-family-complex="'Courier New'" fo:background-color="transparent" style:use-window-font-color="true"/>
    </style:style>
    <style:style style:name="T307" style:family="text">
      <style:text-properties fo:font-size="8.00pt" fo:font-weight="normal" fo:font-family="'Courier New'" style:font-family-asian="'Courier New'" style:font-family-complex="'Courier New'" fo:background-color="transparent" fo:color="#0000ff"/>
    </style:style>
    <style:style style:name="T308" style:family="text">
      <style:text-properties fo:font-size="11.00pt" fo:font-weight="normal" fo:font-family="Calibri" style:font-family-asian="Calibri" style:font-family-complex="Calibri" fo:background-color="transparent" style:use-window-font-color="true"/>
    </style:style>
    <style:style style:name="T309" style:family="text">
      <style:text-properties fo:font-size="10.00pt" fo:font-weight="normal" fo:font-family="Arial" style:font-family-asian="Arial" style:font-family-complex="Arial" fo:background-color="transparent" style:use-window-font-color="true"/>
    </style:style>
    <style:style style:name="T310" style:family="text">
      <style:text-properties fo:font-size="10.00pt" fo:font-weight="normal" fo:font-family="Arial" style:font-family-asian="Arial" style:font-family-complex="Arial" fo:background-color="transparent" style:use-window-font-color="true"/>
    </style:style>
    <style:style style:name="T311" style:family="text">
      <style:text-properties fo:font-size="10.00pt" fo:font-weight="normal" fo:font-family="Arial" style:font-family-asian="Arial" style:font-family-complex="Arial" fo:background-color="transparent" style:use-window-font-color="true"/>
    </style:style>
    <style:style style:name="T312" style:family="text">
      <style:text-properties fo:font-size="10.00pt" fo:font-weight="normal" fo:font-family="Arial" style:font-family-asian="Arial" style:font-family-complex="Arial" fo:background-color="transparent" style:use-window-font-color="true"/>
    </style:style>
    <style:style style:name="T313" style:family="text">
      <style:text-properties fo:font-size="10.00pt" fo:font-weight="normal" fo:font-family="Arial" style:font-family-asian="Arial" style:font-family-complex="Arial" fo:background-color="transparent" style:use-window-font-color="true"/>
    </style:style>
    <style:style style:name="T314" style:family="text">
      <style:text-properties fo:font-size="11.00pt" fo:font-weight="normal" fo:font-family="Calibri" style:font-family-asian="Calibri" style:font-family-complex="Calibri" fo:background-color="transparent" style:use-window-font-color="true"/>
    </style:style>
    <style:style style:name="T315" style:family="text">
      <style:text-properties fo:font-size="8.00pt" fo:font-weight="bold" fo:font-family="'Courier New'" style:font-family-asian="'Courier New'" style:font-family-complex="'Courier New'" fo:background-color="transparent" style:use-window-font-color="true"/>
    </style:style>
    <style:style style:name="T316" style:family="text">
      <style:text-properties fo:font-size="8.00pt" fo:font-weight="normal" fo:font-family="'Courier New'" style:font-family-asian="'Courier New'" style:font-family-complex="'Courier New'" fo:background-color="transparent" style:use-window-font-color="true"/>
    </style:style>
    <style:style style:name="T317" style:family="text">
      <style:text-properties fo:font-size="8.00pt" fo:font-weight="normal" fo:font-family="'Courier New'" style:font-family-asian="'Courier New'" style:font-family-complex="'Courier New'" fo:background-color="transparent" fo:color="#0000ff"/>
    </style:style>
    <style:style style:name="T318" style:family="text">
      <style:text-properties fo:font-size="11.00pt" fo:font-weight="normal" fo:font-family="Calibri" style:font-family-asian="Calibri" style:font-family-complex="Calibri" fo:background-color="transparent" style:use-window-font-color="true"/>
    </style:style>
    <style:style style:name="T319" style:family="text">
      <style:text-properties fo:font-size="8.00pt" fo:font-weight="bold" fo:font-family="'Courier New'" style:font-family-asian="'Courier New'" style:font-family-complex="'Courier New'" fo:background-color="transparent" style:use-window-font-color="true"/>
    </style:style>
    <style:style style:name="T320" style:family="text">
      <style:text-properties fo:font-size="8.00pt" fo:font-weight="normal" fo:font-family="'Courier New'" style:font-family-asian="'Courier New'" style:font-family-complex="'Courier New'" fo:background-color="transparent" style:use-window-font-color="true"/>
    </style:style>
    <style:style style:name="T321" style:family="text">
      <style:text-properties fo:font-size="8.00pt" fo:font-weight="normal" fo:font-family="'Courier New'" style:font-family-asian="'Courier New'" style:font-family-complex="'Courier New'" fo:background-color="transparent" fo:color="#0000ff"/>
    </style:style>
    <style:style style:name="T322" style:family="text">
      <style:text-properties fo:font-size="11.00pt" fo:font-weight="normal" fo:font-family="Calibri" style:font-family-asian="Calibri" style:font-family-complex="Calibri" fo:background-color="transparent" style:use-window-font-color="true"/>
    </style:style>
    <style:style style:name="T323" style:family="text">
      <style:text-properties fo:font-size="10.00pt" fo:font-weight="normal" fo:font-family="Arial" style:font-family-asian="Arial" style:font-family-complex="Arial" fo:background-color="transparent" style:use-window-font-color="true"/>
    </style:style>
    <style:style style:name="T324" style:family="text">
      <style:text-properties fo:font-size="10.00pt" fo:font-weight="normal" fo:font-family="Arial" style:font-family-asian="Arial" style:font-family-complex="Arial" fo:background-color="transparent" style:use-window-font-color="true"/>
    </style:style>
    <style:style style:name="T325" style:family="text">
      <style:text-properties fo:font-size="10.00pt" fo:font-weight="normal" fo:font-family="Arial" style:font-family-asian="Arial" style:font-family-complex="Arial" fo:background-color="transparent" style:use-window-font-color="true"/>
    </style:style>
    <style:style style:name="T326" style:family="text">
      <style:text-properties fo:font-size="10.00pt" fo:font-weight="normal" fo:font-family="Arial" style:font-family-asian="Arial" style:font-family-complex="Arial" fo:background-color="transparent" style:use-window-font-color="true"/>
    </style:style>
    <style:style style:name="T327" style:family="text">
      <style:text-properties fo:font-size="10.00pt" fo:font-weight="normal" fo:font-family="Arial" style:font-family-asian="Arial" style:font-family-complex="Arial" fo:background-color="transparent" style:use-window-font-color="true"/>
    </style:style>
    <style:style style:name="T328" style:family="text">
      <style:text-properties fo:font-size="10.00pt" fo:font-weight="normal" fo:font-family="Arial" style:font-family-asian="Arial" style:font-family-complex="Arial" fo:background-color="transparent" style:use-window-font-color="true"/>
    </style:style>
    <style:style style:name="T329" style:family="text">
      <style:text-properties fo:font-size="11.00pt" fo:font-weight="normal" fo:font-family="Calibri" style:font-family-asian="Calibri" style:font-family-complex="Calibri" fo:background-color="transparent" style:use-window-font-color="true"/>
    </style:style>
    <style:style style:name="T330" style:family="text">
      <style:text-properties fo:font-size="8.00pt" fo:font-weight="bold" fo:font-family="'Courier New'" style:font-family-asian="'Courier New'" style:font-family-complex="'Courier New'" fo:background-color="transparent" style:use-window-font-color="true"/>
    </style:style>
    <style:style style:name="T331" style:family="text">
      <style:text-properties fo:font-size="8.00pt" fo:font-weight="normal" fo:font-family="'Courier New'" style:font-family-asian="'Courier New'" style:font-family-complex="'Courier New'" fo:background-color="transparent" style:use-window-font-color="true"/>
    </style:style>
    <style:style style:name="T332" style:family="text">
      <style:text-properties fo:font-size="8.00pt" fo:font-weight="normal" fo:font-family="'Courier New'" style:font-family-asian="'Courier New'" style:font-family-complex="'Courier New'" fo:background-color="transparent" fo:color="#0000ff"/>
    </style:style>
    <style:style style:name="T333" style:family="text">
      <style:text-properties fo:font-size="10.00pt" fo:font-weight="normal" fo:font-family="Arial" style:font-family-asian="Arial" style:font-family-complex="Arial" fo:background-color="transparent" style:use-window-font-color="true"/>
    </style:style>
    <style:style style:name="T334" style:family="text">
      <style:text-properties fo:font-size="10.00pt" fo:font-weight="normal" fo:font-family="Arial" style:font-family-asian="Arial" style:font-family-complex="Arial" fo:background-color="transparent" style:use-window-font-color="true"/>
    </style:style>
    <style:style style:name="T335" style:family="text">
      <style:text-properties fo:font-size="10.00pt" fo:font-weight="normal" fo:font-family="Arial" style:font-family-asian="Arial" style:font-family-complex="Arial" fo:background-color="transparent" style:use-window-font-color="true"/>
    </style:style>
    <style:style style:name="T336" style:family="text">
      <style:text-properties fo:font-size="10.00pt" fo:font-weight="normal" fo:font-family="Arial" style:font-family-asian="Arial" style:font-family-complex="Arial" fo:background-color="transparent" style:use-window-font-color="true"/>
    </style:style>
    <style:style style:name="T337" style:family="text">
      <style:text-properties fo:font-size="10.00pt" fo:font-weight="normal" fo:font-family="Arial" style:font-family-asian="Arial" style:font-family-complex="Arial" fo:background-color="transparent" style:use-window-font-color="true"/>
    </style:style>
    <style:style style:name="T338" style:family="text">
      <style:text-properties fo:font-size="10.00pt" fo:font-weight="normal" fo:font-family="Arial" style:font-family-asian="Arial" style:font-family-complex="Arial" fo:background-color="transparent" style:use-window-font-color="true"/>
    </style:style>
    <style:style style:name="T339" style:family="text">
      <style:text-properties fo:font-size="10.00pt" fo:font-weight="normal" fo:font-family="Arial" style:font-family-asian="Arial" style:font-family-complex="Arial" fo:background-color="transparent" style:use-window-font-color="true"/>
    </style:style>
    <style:style style:name="T340" style:family="text">
      <style:text-properties fo:font-size="10.00pt" fo:font-weight="normal" fo:font-family="Arial" style:font-family-asian="Arial" style:font-family-complex="Arial" fo:background-color="transparent" style:use-window-font-color="true"/>
    </style:style>
    <style:style style:name="T341" style:family="text">
      <style:text-properties fo:font-size="10.00pt" fo:font-weight="normal" fo:font-family="Arial" style:font-family-asian="Arial" style:font-family-complex="Arial" fo:background-color="transparent" style:use-window-font-color="true"/>
    </style:style>
    <style:style style:name="T342" style:family="text">
      <style:text-properties fo:font-size="10.00pt" fo:font-weight="normal" fo:font-family="Arial" style:font-family-asian="Arial" style:font-family-complex="Arial" fo:background-color="transparent" style:use-window-font-color="true"/>
    </style:style>
    <style:style style:name="T343" style:family="text">
      <style:text-properties fo:font-size="10.00pt" fo:font-weight="normal" fo:font-family="Arial" style:font-family-asian="Arial" style:font-family-complex="Arial" fo:background-color="transparent" style:use-window-font-color="true"/>
    </style:style>
    <style:style style:name="T344" style:family="text">
      <style:text-properties fo:font-size="10.00pt" fo:font-weight="normal" fo:font-family="Arial" style:font-family-asian="Arial" style:font-family-complex="Arial" fo:background-color="transparent" style:use-window-font-color="true"/>
    </style:style>
    <style:style style:name="T345" style:family="text">
      <style:text-properties fo:font-size="10.00pt" fo:font-weight="normal" fo:font-family="Arial" style:font-family-asian="Arial" style:font-family-complex="Arial" fo:background-color="transparent" style:use-window-font-color="true"/>
    </style:style>
    <style:style style:name="T346" style:family="text">
      <style:text-properties fo:font-size="10.00pt" fo:font-weight="normal" fo:font-family="Arial" style:font-family-asian="Arial" style:font-family-complex="Arial" fo:background-color="transparent" style:use-window-font-color="true"/>
    </style:style>
    <style:style style:name="T347" style:family="text">
      <style:text-properties fo:font-size="10.00pt" fo:font-weight="normal" fo:font-family="Arial" style:font-family-asian="Arial" style:font-family-complex="Arial" fo:background-color="transparent" style:use-window-font-color="true"/>
    </style:style>
    <style:style style:name="T348" style:family="text">
      <style:text-properties fo:font-size="10.00pt" fo:font-weight="normal" fo:font-family="Arial" style:font-family-asian="Arial" style:font-family-complex="Arial" fo:background-color="transparent" style:use-window-font-color="true"/>
    </style:style>
    <style:style style:name="T349" style:family="text">
      <style:text-properties fo:font-size="10.00pt" fo:font-weight="normal" fo:font-family="Arial" style:font-family-asian="Arial" style:font-family-complex="Arial" fo:background-color="transparent" style:use-window-font-color="true"/>
    </style:style>
    <style:style style:name="T350" style:family="text">
      <style:text-properties fo:font-size="10.00pt" fo:font-weight="normal" fo:font-family="Arial" style:font-family-asian="Arial" style:font-family-complex="Arial" fo:background-color="transparent" style:use-window-font-color="true"/>
    </style:style>
    <style:style style:name="T351" style:family="text">
      <style:text-properties fo:font-size="10.00pt" fo:font-weight="normal" fo:font-family="Arial" style:font-family-asian="Arial" style:font-family-complex="Arial" fo:background-color="transparent" style:use-window-font-color="true"/>
    </style:style>
    <style:style style:name="T352" style:family="text">
      <style:text-properties fo:font-size="10.00pt" fo:font-weight="normal" fo:font-family="Arial" style:font-family-asian="Arial" style:font-family-complex="Arial" fo:background-color="transparent" style:use-window-font-color="true"/>
    </style:style>
    <style:style style:name="T353" style:family="text">
      <style:text-properties fo:font-size="11.00pt" fo:font-weight="normal" fo:font-family="Calibri" style:font-family-asian="Calibri" style:font-family-complex="Calibri" fo:background-color="transparent" style:use-window-font-color="true"/>
    </style:style>
    <style:style style:name="T354" style:family="text">
      <style:text-properties fo:font-size="13.00pt" fo:font-weight="bold" fo:font-family="Arial" style:font-family-asian="Arial" style:font-family-complex="Arial" fo:background-color="transparent" style:use-window-font-color="true"/>
    </style:style>
    <style:style style:name="T355" style:family="text">
      <style:text-properties fo:font-size="10.00pt" fo:font-weight="normal" fo:font-family="Arial" style:font-family-asian="Arial" style:font-family-complex="Arial" fo:background-color="transparent" style:use-window-font-color="true"/>
    </style:style>
    <style:style style:name="T356" style:family="text">
      <style:text-properties fo:font-size="11.00pt" fo:font-weight="normal" fo:font-family="Calibri" style:font-family-asian="Calibri" style:font-family-complex="Calibri" fo:background-color="transparent" style:use-window-font-color="true"/>
    </style:style>
    <style:style style:name="T357" style:family="text">
      <style:text-properties fo:font-size="8.00pt" fo:font-weight="bold" fo:font-family="'Courier New'" style:font-family-asian="'Courier New'" style:font-family-complex="'Courier New'" fo:background-color="transparent" style:use-window-font-color="true"/>
    </style:style>
    <style:style style:name="T358" style:family="text">
      <style:text-properties fo:font-size="8.00pt" fo:font-weight="normal" fo:font-family="'Courier New'" style:font-family-asian="'Courier New'" style:font-family-complex="'Courier New'" fo:background-color="transparent" style:use-window-font-color="true"/>
    </style:style>
    <style:style style:name="T359" style:family="text">
      <style:text-properties fo:font-size="8.00pt" fo:font-weight="normal" fo:font-family="'Courier New'" style:font-family-asian="'Courier New'" style:font-family-complex="'Courier New'" fo:background-color="transparent" fo:color="#008000"/>
    </style:style>
    <style:style style:name="T360" style:family="text">
      <style:text-properties fo:font-size="8.00pt" fo:font-weight="normal" fo:font-family="'Courier New'" style:font-family-asian="'Courier New'" style:font-family-complex="'Courier New'" fo:background-color="transparent" fo:color="#0000ff"/>
    </style:style>
    <style:style style:name="T361" style:family="text">
      <style:text-properties fo:font-size="8.00pt" fo:font-weight="normal" fo:font-family="'Courier New'" style:font-family-asian="'Courier New'" style:font-family-complex="'Courier New'" fo:background-color="transparent" style:use-window-font-color="true"/>
    </style:style>
    <style:style style:name="T362" style:family="text">
      <style:text-properties fo:font-size="8.00pt" fo:font-weight="normal" fo:font-family="'Courier New'" style:font-family-asian="'Courier New'" style:font-family-complex="'Courier New'" fo:background-color="transparent" fo:color="#ff0000"/>
    </style:style>
    <style:style style:name="T363" style:family="text">
      <style:text-properties fo:font-size="11.00pt" fo:font-weight="normal" fo:font-family="Calibri" style:font-family-asian="Calibri" style:font-family-complex="Calibri" fo:background-color="transparent" style:use-window-font-color="true"/>
    </style:style>
    <style:style style:name="T364" style:family="text">
      <style:text-properties fo:font-size="8.00pt" fo:font-weight="normal" fo:font-family="'Courier New'" style:font-family-asian="'Courier New'" style:font-family-complex="'Courier New'" fo:background-color="transparent" fo:color="#008000"/>
    </style:style>
    <style:style style:name="T365" style:family="text">
      <style:text-properties fo:font-size="8.00pt" fo:font-weight="normal" fo:font-family="'Courier New'" style:font-family-asian="'Courier New'" style:font-family-complex="'Courier New'" fo:background-color="transparent" fo:color="#0000ff"/>
    </style:style>
    <style:style style:name="T366" style:family="text">
      <style:text-properties fo:font-size="8.00pt" fo:font-weight="normal" fo:font-family="'Courier New'" style:font-family-asian="'Courier New'" style:font-family-complex="'Courier New'" fo:background-color="transparent" fo:color="#ff0000"/>
    </style:style>
    <style:style style:name="T367" style:family="text">
      <style:text-properties fo:font-size="11.00pt" fo:font-weight="normal" fo:font-family="Calibri" style:font-family-asian="Calibri" style:font-family-complex="Calibri" fo:background-color="transparent" style:use-window-font-color="true"/>
    </style:style>
    <style:style style:name="T368" style:family="text">
      <style:text-properties fo:font-size="8.00pt" fo:font-weight="normal" fo:font-family="'Courier New'" style:font-family-asian="'Courier New'" style:font-family-complex="'Courier New'" fo:background-color="transparent" fo:color="#008000"/>
    </style:style>
    <style:style style:name="T369" style:family="text">
      <style:text-properties fo:font-size="8.00pt" fo:font-weight="normal" fo:font-family="'Courier New'" style:font-family-asian="'Courier New'" style:font-family-complex="'Courier New'" fo:background-color="transparent" fo:color="#0000ff"/>
    </style:style>
    <style:style style:name="T370" style:family="text">
      <style:text-properties fo:font-size="8.00pt" fo:font-weight="normal" fo:font-family="'Courier New'" style:font-family-asian="'Courier New'" style:font-family-complex="'Courier New'" fo:background-color="transparent" style:use-window-font-color="true"/>
    </style:style>
    <style:style style:name="T371" style:family="text">
      <style:text-properties fo:font-size="8.00pt" fo:font-weight="normal" fo:font-family="'Courier New'" style:font-family-asian="'Courier New'" style:font-family-complex="'Courier New'" fo:background-color="transparent" fo:color="#ff0000"/>
    </style:style>
    <style:style style:name="T372" style:family="text">
      <style:text-properties fo:font-size="11.00pt" fo:font-weight="normal" fo:font-family="Calibri" style:font-family-asian="Calibri" style:font-family-complex="Calibri" fo:background-color="transparent" style:use-window-font-color="true"/>
    </style:style>
    <style:style style:name="T373" style:family="text">
      <style:text-properties fo:font-size="8.00pt" fo:font-weight="normal" fo:font-family="'Courier New'" style:font-family-asian="'Courier New'" style:font-family-complex="'Courier New'" fo:background-color="transparent" fo:color="#008000"/>
    </style:style>
    <style:style style:name="T374" style:family="text">
      <style:text-properties fo:font-size="8.00pt" fo:font-weight="normal" fo:font-family="'Courier New'" style:font-family-asian="'Courier New'" style:font-family-complex="'Courier New'" fo:background-color="transparent" fo:color="#0000ff"/>
    </style:style>
    <style:style style:name="T375" style:family="text">
      <style:text-properties fo:font-size="8.00pt" fo:font-weight="normal" fo:font-family="'Courier New'" style:font-family-asian="'Courier New'" style:font-family-complex="'Courier New'" fo:background-color="transparent" style:use-window-font-color="true"/>
    </style:style>
    <style:style style:name="T376" style:family="text">
      <style:text-properties fo:font-size="8.00pt" fo:font-weight="normal" fo:font-family="'Courier New'" style:font-family-asian="'Courier New'" style:font-family-complex="'Courier New'" fo:background-color="transparent" fo:color="#ff0000"/>
    </style:style>
    <style:style style:name="T377" style:family="text">
      <style:text-properties fo:font-size="11.00pt" fo:font-weight="normal" fo:font-family="Calibri" style:font-family-asian="Calibri" style:font-family-complex="Calibri" fo:background-color="transparent" style:use-window-font-color="true"/>
    </style:style>
    <style:style style:name="T378" style:family="text">
      <style:text-properties fo:font-size="8.00pt" fo:font-weight="normal" fo:font-family="'Courier New'" style:font-family-asian="'Courier New'" style:font-family-complex="'Courier New'" fo:background-color="transparent" fo:color="#008000"/>
    </style:style>
    <style:style style:name="T379" style:family="text">
      <style:text-properties fo:font-size="8.00pt" fo:font-weight="normal" fo:font-family="'Courier New'" style:font-family-asian="'Courier New'" style:font-family-complex="'Courier New'" fo:background-color="transparent" fo:color="#0000ff"/>
    </style:style>
    <style:style style:name="T380" style:family="text">
      <style:text-properties fo:font-size="8.00pt" fo:font-weight="normal" fo:font-family="'Courier New'" style:font-family-asian="'Courier New'" style:font-family-complex="'Courier New'" fo:background-color="transparent" style:use-window-font-color="true"/>
    </style:style>
    <style:style style:name="T381" style:family="text">
      <style:text-properties fo:font-size="8.00pt" fo:font-weight="normal" fo:font-family="'Courier New'" style:font-family-asian="'Courier New'" style:font-family-complex="'Courier New'" fo:background-color="transparent" fo:color="#ff0000"/>
    </style:style>
    <style:style style:name="T382" style:family="text">
      <style:text-properties fo:font-size="11.00pt" fo:font-weight="normal" fo:font-family="Calibri" style:font-family-asian="Calibri" style:font-family-complex="Calibri" fo:background-color="transparent" style:use-window-font-color="true"/>
    </style:style>
    <style:style style:name="T383" style:family="text">
      <style:text-properties fo:font-size="8.00pt" fo:font-weight="normal" fo:font-family="'Courier New'" style:font-family-asian="'Courier New'" style:font-family-complex="'Courier New'" fo:background-color="transparent" fo:color="#008000"/>
    </style:style>
    <style:style style:name="T384" style:family="text">
      <style:text-properties fo:font-size="8.00pt" fo:font-weight="normal" fo:font-family="'Courier New'" style:font-family-asian="'Courier New'" style:font-family-complex="'Courier New'" fo:background-color="transparent" fo:color="#0000ff"/>
    </style:style>
    <style:style style:name="T385" style:family="text">
      <style:text-properties fo:font-size="8.00pt" fo:font-weight="normal" fo:font-family="'Courier New'" style:font-family-asian="'Courier New'" style:font-family-complex="'Courier New'" fo:background-color="transparent" style:use-window-font-color="true"/>
    </style:style>
    <style:style style:name="T386" style:family="text">
      <style:text-properties fo:font-size="8.00pt" fo:font-weight="normal" fo:font-family="'Courier New'" style:font-family-asian="'Courier New'" style:font-family-complex="'Courier New'" fo:background-color="transparent" fo:color="#ff0000"/>
    </style:style>
    <style:style style:name="T387" style:family="text">
      <style:text-properties fo:font-size="11.00pt" fo:font-weight="normal" fo:font-family="Calibri" style:font-family-asian="Calibri" style:font-family-complex="Calibri" fo:background-color="transparent" style:use-window-font-color="true"/>
    </style:style>
    <style:style style:name="T388" style:family="text">
      <style:text-properties fo:font-size="8.00pt" fo:font-weight="normal" fo:font-family="'Courier New'" style:font-family-asian="'Courier New'" style:font-family-complex="'Courier New'" fo:background-color="transparent" fo:color="#008000"/>
    </style:style>
    <style:style style:name="T389" style:family="text">
      <style:text-properties fo:font-size="8.00pt" fo:font-weight="normal" fo:font-family="'Courier New'" style:font-family-asian="'Courier New'" style:font-family-complex="'Courier New'" fo:background-color="transparent" fo:color="#0000ff"/>
    </style:style>
    <style:style style:name="T390" style:family="text">
      <style:text-properties fo:font-size="8.00pt" fo:font-weight="normal" fo:font-family="'Courier New'" style:font-family-asian="'Courier New'" style:font-family-complex="'Courier New'" fo:background-color="transparent" style:use-window-font-color="true"/>
    </style:style>
    <style:style style:name="T391" style:family="text">
      <style:text-properties fo:font-size="8.00pt" fo:font-weight="normal" fo:font-family="'Courier New'" style:font-family-asian="'Courier New'" style:font-family-complex="'Courier New'" fo:background-color="transparent" fo:color="#ff0000"/>
    </style:style>
    <style:style style:name="T392" style:family="text">
      <style:text-properties fo:font-size="8.00pt" fo:font-weight="normal" fo:font-family="'Courier New'" style:font-family-asian="'Courier New'" style:font-family-complex="'Courier New'" fo:background-color="transparent" fo:color="#0000ff"/>
    </style:style>
    <style:style style:name="T393" style:family="text">
      <style:text-properties fo:font-size="8.00pt" fo:font-weight="normal" fo:font-family="'Courier New'" style:font-family-asian="'Courier New'" style:font-family-complex="'Courier New'" fo:background-color="transparent" style:use-window-font-color="true"/>
    </style:style>
    <style:style style:name="T394" style:family="text">
      <style:text-properties fo:font-size="8.00pt" fo:font-weight="normal" fo:font-family="'Courier New'" style:font-family-asian="'Courier New'" style:font-family-complex="'Courier New'" fo:background-color="transparent" fo:color="#ff0000"/>
    </style:style>
    <style:style style:name="T395" style:family="text">
      <style:text-properties fo:font-size="11.00pt" fo:font-weight="normal" fo:font-family="Calibri" style:font-family-asian="Calibri" style:font-family-complex="Calibri" fo:background-color="transparent" style:use-window-font-color="true"/>
    </style:style>
    <style:style style:name="T396" style:family="text">
      <style:text-properties fo:font-size="8.00pt" fo:font-weight="normal" fo:font-family="'Courier New'" style:font-family-asian="'Courier New'" style:font-family-complex="'Courier New'" fo:background-color="transparent" fo:color="#008000"/>
    </style:style>
    <style:style style:name="T397" style:family="text">
      <style:text-properties fo:font-size="8.00pt" fo:font-weight="normal" fo:font-family="'Courier New'" style:font-family-asian="'Courier New'" style:font-family-complex="'Courier New'" fo:background-color="transparent" fo:color="#0000ff"/>
    </style:style>
    <style:style style:name="T398" style:family="text">
      <style:text-properties fo:font-size="8.00pt" fo:font-weight="normal" fo:font-family="'Courier New'" style:font-family-asian="'Courier New'" style:font-family-complex="'Courier New'" fo:background-color="transparent" style:use-window-font-color="true"/>
    </style:style>
    <style:style style:name="T399" style:family="text">
      <style:text-properties fo:font-size="8.00pt" fo:font-weight="normal" fo:font-family="'Courier New'" style:font-family-asian="'Courier New'" style:font-family-complex="'Courier New'" fo:background-color="transparent" fo:color="#ff0000"/>
    </style:style>
    <style:style style:name="T400" style:family="text">
      <style:text-properties fo:font-size="11.00pt" fo:font-weight="normal" fo:font-family="Calibri" style:font-family-asian="Calibri" style:font-family-complex="Calibri" fo:background-color="transparent" style:use-window-font-color="true"/>
    </style:style>
    <style:style style:name="T401" style:family="text">
      <style:text-properties fo:font-size="8.00pt" fo:font-weight="normal" fo:font-family="'Courier New'" style:font-family-asian="'Courier New'" style:font-family-complex="'Courier New'" fo:background-color="transparent" fo:color="#008000"/>
    </style:style>
    <style:style style:name="T402" style:family="text">
      <style:text-properties fo:font-size="8.00pt" fo:font-weight="normal" fo:font-family="'Courier New'" style:font-family-asian="'Courier New'" style:font-family-complex="'Courier New'" fo:background-color="transparent" fo:color="#0000ff"/>
    </style:style>
    <style:style style:name="T403" style:family="text">
      <style:text-properties fo:font-size="8.00pt" fo:font-weight="normal" fo:font-family="'Courier New'" style:font-family-asian="'Courier New'" style:font-family-complex="'Courier New'" fo:background-color="transparent" style:use-window-font-color="true"/>
    </style:style>
    <style:style style:name="T404" style:family="text">
      <style:text-properties fo:font-size="8.00pt" fo:font-weight="normal" fo:font-family="'Courier New'" style:font-family-asian="'Courier New'" style:font-family-complex="'Courier New'" fo:background-color="transparent" fo:color="#ff0000"/>
    </style:style>
    <style:style style:name="T405" style:family="text">
      <style:text-properties fo:font-size="11.00pt" fo:font-weight="normal" fo:font-family="Calibri" style:font-family-asian="Calibri" style:font-family-complex="Calibri" fo:background-color="transparent" style:use-window-font-color="true"/>
    </style:style>
    <style:style style:name="T406" style:family="text">
      <style:text-properties fo:font-size="8.00pt" fo:font-weight="normal" fo:font-family="'Courier New'" style:font-family-asian="'Courier New'" style:font-family-complex="'Courier New'" fo:background-color="transparent" fo:color="#008000"/>
    </style:style>
    <style:style style:name="T407" style:family="text">
      <style:text-properties fo:font-size="8.00pt" fo:font-weight="normal" fo:font-family="'Courier New'" style:font-family-asian="'Courier New'" style:font-family-complex="'Courier New'" fo:background-color="transparent" fo:color="#0000ff"/>
    </style:style>
    <style:style style:name="T408" style:family="text">
      <style:text-properties fo:font-size="8.00pt" fo:font-weight="normal" fo:font-family="'Courier New'" style:font-family-asian="'Courier New'" style:font-family-complex="'Courier New'" fo:background-color="transparent" fo:color="#000000"/>
    </style:style>
    <style:style style:name="T409" style:family="text">
      <style:text-properties fo:font-size="8.00pt" fo:font-weight="normal" fo:font-family="'Courier New'" style:font-family-asian="'Courier New'" style:font-family-complex="'Courier New'" fo:background-color="transparent" fo:color="#ff0000"/>
    </style:style>
    <style:style style:name="T410" style:family="text">
      <style:text-properties fo:font-size="11.00pt" fo:font-weight="normal" fo:font-family="Calibri" style:font-family-asian="Calibri" style:font-family-complex="Calibri" fo:background-color="transparent" style:use-window-font-color="true"/>
    </style:style>
    <style:style style:name="T411" style:family="text">
      <style:text-properties fo:font-size="8.00pt" fo:font-weight="normal" fo:font-family="'Courier New'" style:font-family-asian="'Courier New'" style:font-family-complex="'Courier New'" fo:background-color="transparent" fo:color="#008000"/>
    </style:style>
    <style:style style:name="T412" style:family="text">
      <style:text-properties fo:font-size="8.00pt" fo:font-weight="normal" fo:font-family="'Courier New'" style:font-family-asian="'Courier New'" style:font-family-complex="'Courier New'" fo:background-color="transparent" fo:color="#0000ff"/>
    </style:style>
    <style:style style:name="T413" style:family="text">
      <style:text-properties fo:font-size="8.00pt" fo:font-weight="normal" fo:font-family="'Courier New'" style:font-family-asian="'Courier New'" style:font-family-complex="'Courier New'" fo:background-color="transparent" fo:color="#000000"/>
    </style:style>
    <style:style style:name="T414" style:family="text">
      <style:text-properties fo:font-size="8.00pt" fo:font-weight="normal" fo:font-family="'Courier New'" style:font-family-asian="'Courier New'" style:font-family-complex="'Courier New'" fo:background-color="transparent" fo:color="#ff0000"/>
    </style:style>
    <style:style style:name="T415" style:family="text">
      <style:text-properties fo:font-size="11.00pt" fo:font-weight="normal" fo:font-family="Calibri" style:font-family-asian="Calibri" style:font-family-complex="Calibri" fo:background-color="transparent" style:use-window-font-color="true"/>
    </style:style>
    <style:style style:name="T416" style:family="text">
      <style:text-properties fo:font-size="8.00pt" fo:font-weight="normal" fo:font-family="'Courier New'" style:font-family-asian="'Courier New'" style:font-family-complex="'Courier New'" fo:background-color="transparent" fo:color="#008000"/>
    </style:style>
    <style:style style:name="T417" style:family="text">
      <style:text-properties fo:font-size="8.00pt" fo:font-weight="normal" fo:font-family="'Courier New'" style:font-family-asian="'Courier New'" style:font-family-complex="'Courier New'" fo:background-color="transparent" fo:color="#0000ff"/>
    </style:style>
    <style:style style:name="T418" style:family="text">
      <style:text-properties fo:font-size="8.00pt" fo:font-weight="normal" fo:font-family="'Courier New'" style:font-family-asian="'Courier New'" style:font-family-complex="'Courier New'" fo:background-color="transparent" style:use-window-font-color="true"/>
    </style:style>
    <style:style style:name="T419" style:family="text">
      <style:text-properties fo:font-size="8.00pt" fo:font-weight="normal" fo:font-family="'Courier New'" style:font-family-asian="'Courier New'" style:font-family-complex="'Courier New'" fo:background-color="transparent" fo:color="#ff0000"/>
    </style:style>
    <style:style style:name="T420" style:family="text">
      <style:text-properties fo:font-size="8.00pt" fo:font-weight="normal" fo:font-family="'Courier New'" style:font-family-asian="'Courier New'" style:font-family-complex="'Courier New'" fo:background-color="transparent" fo:color="#0000ff"/>
    </style:style>
    <style:style style:name="T421" style:family="text">
      <style:text-properties fo:font-size="8.00pt" fo:font-weight="normal" fo:font-family="'Courier New'" style:font-family-asian="'Courier New'" style:font-family-complex="'Courier New'" fo:background-color="transparent" style:use-window-font-color="true"/>
    </style:style>
    <style:style style:name="T422" style:family="text">
      <style:text-properties fo:font-size="8.00pt" fo:font-weight="normal" style:text-underline-mode="continuous" style:text-underline-type="single" style:text-underline-style="solid" style:text-underline-width="normal" fo:font-family="'Courier New'" style:font-family-asian="'Courier New'" style:font-family-complex="'Courier New'" fo:background-color="transparent" fo:color="#ff0000"/>
    </style:style>
    <style:style style:name="T423" style:family="text">
      <style:text-properties fo:font-size="8.00pt" fo:font-weight="normal" style:text-underline-mode="continuous" style:text-underline-type="single" style:text-underline-style="solid" style:text-underline-width="normal" fo:font-family="'Courier New'" style:font-family-asian="'Courier New'" style:font-family-complex="'Courier New'" fo:background-color="transparent" fo:color="#ff0000"/>
    </style:style>
    <style:style style:name="T424" style:family="text">
      <style:text-properties fo:font-size="11.00pt" fo:font-weight="normal" fo:font-family="Calibri" style:font-family-asian="Calibri" style:font-family-complex="Calibri" fo:background-color="transparent" style:use-window-font-color="true"/>
    </style:style>
    <style:style style:name="T425" style:family="text">
      <style:text-properties fo:font-size="8.00pt" fo:font-weight="normal" fo:font-family="'Courier New'" style:font-family-asian="'Courier New'" style:font-family-complex="'Courier New'" fo:background-color="transparent" fo:color="#0000ff"/>
    </style:style>
    <style:style style:name="T426" style:family="text">
      <style:text-properties fo:font-size="8.00pt" fo:font-weight="normal" fo:font-family="'Courier New'" style:font-family-asian="'Courier New'" style:font-family-complex="'Courier New'" fo:background-color="transparent" style:use-window-font-color="true"/>
    </style:style>
    <style:style style:name="T427" style:family="text">
      <style:text-properties fo:font-size="8.00pt" fo:font-weight="normal" fo:font-family="'Courier New'" style:font-family-asian="'Courier New'" style:font-family-complex="'Courier New'" fo:background-color="transparent" fo:color="#ff0000"/>
    </style:style>
    <style:style style:name="T428" style:family="text">
      <style:text-properties fo:font-size="8.00pt" fo:font-weight="normal" fo:font-family="'Courier New'" style:font-family-asian="'Courier New'" style:font-family-complex="'Courier New'" fo:background-color="transparent" fo:color="#0000ff"/>
    </style:style>
    <style:style style:name="T429" style:family="text">
      <style:text-properties fo:font-size="8.00pt" fo:font-weight="normal" fo:font-family="'Courier New'" style:font-family-asian="'Courier New'" style:font-family-complex="'Courier New'" fo:background-color="transparent" style:use-window-font-color="true"/>
    </style:style>
    <style:style style:name="T430" style:family="text">
      <style:text-properties fo:font-size="8.00pt" fo:font-weight="normal" fo:font-family="'Courier New'" style:font-family-asian="'Courier New'" style:font-family-complex="'Courier New'" fo:background-color="transparent" fo:color="#ff0000"/>
    </style:style>
    <style:style style:name="T431" style:family="text">
      <style:text-properties fo:font-size="8.00pt" fo:font-weight="normal" fo:font-family="'Courier New'" style:font-family-asian="'Courier New'" style:font-family-complex="'Courier New'" fo:background-color="transparent" fo:color="#0000ff"/>
    </style:style>
    <style:style style:name="T432" style:family="text">
      <style:text-properties fo:font-size="8.00pt" fo:font-weight="normal" fo:font-family="'Courier New'" style:font-family-asian="'Courier New'" style:font-family-complex="'Courier New'" fo:background-color="transparent" style:use-window-font-color="true"/>
    </style:style>
    <style:style style:name="T433" style:family="text">
      <style:text-properties fo:font-size="8.00pt" fo:font-weight="normal" fo:font-family="'Courier New'" style:font-family-asian="'Courier New'" style:font-family-complex="'Courier New'" fo:background-color="transparent" fo:color="#ff0000"/>
    </style:style>
    <style:style style:name="T434" style:family="text">
      <style:text-properties fo:font-size="11.00pt" fo:font-weight="normal" fo:font-family="Calibri" style:font-family-asian="Calibri" style:font-family-complex="Calibri" fo:background-color="transparent" style:use-window-font-color="true"/>
    </style:style>
    <style:style style:name="T435" style:family="text">
      <style:text-properties fo:font-size="8.00pt" fo:font-weight="normal" fo:font-family="'Courier New'" style:font-family-asian="'Courier New'" style:font-family-complex="'Courier New'" fo:background-color="transparent" fo:color="#008000"/>
    </style:style>
    <style:style style:name="T436" style:family="text">
      <style:text-properties fo:font-size="8.00pt" fo:font-weight="normal" fo:font-family="'Courier New'" style:font-family-asian="'Courier New'" style:font-family-complex="'Courier New'" fo:background-color="transparent" fo:color="#0000ff"/>
    </style:style>
    <style:style style:name="T437" style:family="text">
      <style:text-properties fo:font-size="8.00pt" fo:font-weight="normal" fo:font-family="'Courier New'" style:font-family-asian="'Courier New'" style:font-family-complex="'Courier New'" fo:background-color="transparent" style:use-window-font-color="true"/>
    </style:style>
    <style:style style:name="T438" style:family="text">
      <style:text-properties fo:font-size="8.00pt" fo:font-weight="normal" fo:font-family="'Courier New'" style:font-family-asian="'Courier New'" style:font-family-complex="'Courier New'" fo:background-color="transparent" fo:color="#ff0000"/>
    </style:style>
    <style:style style:name="T439" style:family="text">
      <style:text-properties fo:font-size="8.00pt" fo:font-weight="normal" fo:font-family="'Courier New'" style:font-family-asian="'Courier New'" style:font-family-complex="'Courier New'" fo:background-color="transparent" fo:color="#0000ff"/>
    </style:style>
    <style:style style:name="T440" style:family="text">
      <style:text-properties fo:font-size="8.00pt" fo:font-weight="normal" fo:font-family="'Courier New'" style:font-family-asian="'Courier New'" style:font-family-complex="'Courier New'" fo:background-color="transparent" style:use-window-font-color="true"/>
    </style:style>
    <style:style style:name="T441" style:family="text">
      <style:text-properties fo:font-size="8.00pt" fo:font-weight="normal" fo:font-family="'Courier New'" style:font-family-asian="'Courier New'" style:font-family-complex="'Courier New'" fo:background-color="transparent" fo:color="#ff0000"/>
    </style:style>
    <style:style style:name="T442" style:family="text">
      <style:text-properties fo:font-size="11.00pt" fo:font-weight="normal" fo:font-family="Calibri" style:font-family-asian="Calibri" style:font-family-complex="Calibri" fo:background-color="transparent" style:use-window-font-color="true"/>
    </style:style>
    <style:style style:name="T443" style:family="text">
      <style:text-properties fo:font-size="8.00pt" fo:font-weight="normal" fo:font-family="'Courier New'" style:font-family-asian="'Courier New'" style:font-family-complex="'Courier New'" fo:background-color="transparent" fo:color="#008000"/>
    </style:style>
    <style:style style:name="T444" style:family="text">
      <style:text-properties fo:font-size="8.00pt" fo:font-weight="normal" fo:font-family="'Courier New'" style:font-family-asian="'Courier New'" style:font-family-complex="'Courier New'" fo:background-color="transparent" fo:color="#0000ff"/>
    </style:style>
    <style:style style:name="T445" style:family="text">
      <style:text-properties fo:font-size="8.00pt" fo:font-weight="normal" fo:font-family="'Courier New'" style:font-family-asian="'Courier New'" style:font-family-complex="'Courier New'" fo:background-color="transparent" style:use-window-font-color="true"/>
    </style:style>
    <style:style style:name="T446" style:family="text">
      <style:text-properties fo:font-size="8.00pt" fo:font-weight="normal" fo:font-family="'Courier New'" style:font-family-asian="'Courier New'" style:font-family-complex="'Courier New'" fo:background-color="transparent" fo:color="#ff0000"/>
    </style:style>
    <style:style style:name="T447" style:family="text">
      <style:text-properties fo:font-size="8.00pt" fo:font-weight="normal" fo:font-family="'Courier New'" style:font-family-asian="'Courier New'" style:font-family-complex="'Courier New'" fo:background-color="transparent" fo:color="#0000ff"/>
    </style:style>
    <style:style style:name="T448" style:family="text">
      <style:text-properties fo:font-size="8.00pt" fo:font-weight="normal" fo:font-family="'Courier New'" style:font-family-asian="'Courier New'" style:font-family-complex="'Courier New'" fo:background-color="transparent" style:use-window-font-color="true"/>
    </style:style>
    <style:style style:name="T449" style:family="text">
      <style:text-properties fo:font-size="8.00pt" fo:font-weight="normal" fo:font-family="'Courier New'" style:font-family-asian="'Courier New'" style:font-family-complex="'Courier New'" fo:background-color="transparent" fo:color="#ff0000"/>
    </style:style>
    <style:style style:name="T450" style:family="text">
      <style:text-properties fo:font-size="11.00pt" fo:font-weight="normal" fo:font-family="Calibri" style:font-family-asian="Calibri" style:font-family-complex="Calibri" fo:background-color="transparent" style:use-window-font-color="true"/>
    </style:style>
    <style:style style:name="T451" style:family="text">
      <style:text-properties fo:font-size="8.00pt" fo:font-weight="normal" fo:font-family="'Courier New'" style:font-family-asian="'Courier New'" style:font-family-complex="'Courier New'" fo:background-color="transparent" fo:color="#008000"/>
    </style:style>
    <style:style style:name="T452" style:family="text">
      <style:text-properties fo:font-size="8.00pt" fo:font-weight="normal" fo:font-family="'Courier New'" style:font-family-asian="'Courier New'" style:font-family-complex="'Courier New'" fo:background-color="transparent" fo:color="#0000ff"/>
    </style:style>
    <style:style style:name="T453" style:family="text">
      <style:text-properties fo:font-size="8.00pt" fo:font-weight="normal" fo:font-family="'Courier New'" style:font-family-asian="'Courier New'" style:font-family-complex="'Courier New'" fo:background-color="transparent" style:use-window-font-color="true"/>
    </style:style>
    <style:style style:name="T454" style:family="text">
      <style:text-properties fo:font-size="8.00pt" fo:font-weight="normal" fo:font-family="'Courier New'" style:font-family-asian="'Courier New'" style:font-family-complex="'Courier New'" fo:background-color="transparent" fo:color="#ff0000"/>
    </style:style>
    <style:style style:name="T455" style:family="text">
      <style:text-properties fo:font-size="11.00pt" fo:font-weight="normal" fo:font-family="Calibri" style:font-family-asian="Calibri" style:font-family-complex="Calibri" fo:background-color="transparent" style:use-window-font-color="true"/>
    </style:style>
    <style:style style:name="T456" style:family="text">
      <style:text-properties fo:font-size="8.00pt" fo:font-weight="normal" fo:font-family="'Courier New'" style:font-family-asian="'Courier New'" style:font-family-complex="'Courier New'" fo:background-color="transparent" fo:color="#008000"/>
    </style:style>
    <style:style style:name="T457" style:family="text">
      <style:text-properties fo:font-size="8.00pt" fo:font-weight="normal" fo:font-family="'Courier New'" style:font-family-asian="'Courier New'" style:font-family-complex="'Courier New'" fo:background-color="transparent" fo:color="#0000ff"/>
    </style:style>
    <style:style style:name="T458" style:family="text">
      <style:text-properties fo:font-size="8.00pt" fo:font-weight="normal" fo:font-family="'Courier New'" style:font-family-asian="'Courier New'" style:font-family-complex="'Courier New'" fo:background-color="transparent" style:use-window-font-color="true"/>
    </style:style>
    <style:style style:name="T459" style:family="text">
      <style:text-properties fo:font-size="8.00pt" fo:font-weight="normal" fo:font-family="'Courier New'" style:font-family-asian="'Courier New'" style:font-family-complex="'Courier New'" fo:background-color="transparent" fo:color="#ff0000"/>
    </style:style>
    <style:style style:name="T460" style:family="text">
      <style:text-properties fo:font-size="11.00pt" fo:font-weight="normal" fo:font-family="Calibri" style:font-family-asian="Calibri" style:font-family-complex="Calibri" fo:background-color="transparent" style:use-window-font-color="true"/>
    </style:style>
    <style:style style:name="T461" style:family="text">
      <style:text-properties fo:font-size="8.00pt" fo:font-weight="normal" fo:font-family="'Courier New'" style:font-family-asian="'Courier New'" style:font-family-complex="'Courier New'" fo:background-color="transparent" fo:color="#008000"/>
    </style:style>
    <style:style style:name="T462" style:family="text">
      <style:text-properties fo:font-size="8.00pt" fo:font-weight="normal" fo:font-family="'Courier New'" style:font-family-asian="'Courier New'" style:font-family-complex="'Courier New'" fo:background-color="transparent" fo:color="#0000ff"/>
    </style:style>
    <style:style style:name="T463" style:family="text">
      <style:text-properties fo:font-size="8.00pt" fo:font-weight="normal" fo:font-family="'Courier New'" style:font-family-asian="'Courier New'" style:font-family-complex="'Courier New'" fo:background-color="transparent" style:use-window-font-color="true"/>
    </style:style>
    <style:style style:name="T464" style:family="text">
      <style:text-properties fo:font-size="8.00pt" fo:font-weight="normal" fo:font-family="'Courier New'" style:font-family-asian="'Courier New'" style:font-family-complex="'Courier New'" fo:background-color="transparent" fo:color="#ff0000"/>
    </style:style>
    <style:style style:name="T465" style:family="text">
      <style:text-properties fo:font-size="8.00pt" fo:font-weight="normal" fo:font-family="'Courier New'" style:font-family-asian="'Courier New'" style:font-family-complex="'Courier New'" fo:background-color="transparent" fo:color="#0000ff"/>
    </style:style>
    <style:style style:name="T466" style:family="text">
      <style:text-properties fo:font-size="8.00pt" fo:font-weight="normal" fo:font-family="'Courier New'" style:font-family-asian="'Courier New'" style:font-family-complex="'Courier New'" fo:background-color="transparent" style:use-window-font-color="true"/>
    </style:style>
    <style:style style:name="T467" style:family="text">
      <style:text-properties fo:font-size="8.00pt" fo:font-weight="normal" fo:font-family="'Courier New'" style:font-family-asian="'Courier New'" style:font-family-complex="'Courier New'" fo:background-color="transparent" fo:color="#ff0000"/>
    </style:style>
    <style:style style:name="T468" style:family="text">
      <style:text-properties fo:font-size="8.00pt" fo:font-weight="normal" fo:font-family="'Courier New'" style:font-family-asian="'Courier New'" style:font-family-complex="'Courier New'" fo:background-color="transparent" fo:color="#0000ff"/>
    </style:style>
    <style:style style:name="T469" style:family="text">
      <style:text-properties fo:font-size="8.00pt" fo:font-weight="normal" fo:font-family="'Courier New'" style:font-family-asian="'Courier New'" style:font-family-complex="'Courier New'" fo:background-color="transparent" style:use-window-font-color="true"/>
    </style:style>
    <style:style style:name="T470" style:family="text">
      <style:text-properties fo:font-size="8.00pt" fo:font-weight="normal" fo:font-family="'Courier New'" style:font-family-asian="'Courier New'" style:font-family-complex="'Courier New'" fo:background-color="transparent" fo:color="#ff0000"/>
    </style:style>
    <style:style style:name="T471" style:family="text">
      <style:text-properties fo:font-size="11.00pt" fo:font-weight="normal" fo:font-family="Calibri" style:font-family-asian="Calibri" style:font-family-complex="Calibri" fo:background-color="transparent" style:use-window-font-color="true"/>
    </style:style>
    <style:style style:name="T472" style:family="text">
      <style:text-properties fo:font-size="11.00pt" fo:font-weight="bold" fo:font-family="Arial" style:font-family-asian="Arial" style:font-family-complex="Arial" fo:background-color="transparent" style:use-window-font-color="true"/>
    </style:style>
    <style:style style:name="T473" style:family="text">
      <style:text-properties fo:font-size="10.00pt" fo:font-weight="bold" fo:font-family="Arial" style:font-family-asian="Arial" style:font-family-complex="Arial" fo:background-color="transparent" style:use-window-font-color="true"/>
    </style:style>
    <style:style style:name="T474" style:family="text">
      <style:text-properties fo:font-size="10.00pt" fo:font-weight="normal" fo:font-family="Arial" style:font-family-asian="Arial" style:font-family-complex="Arial" fo:background-color="transparent" style:use-window-font-color="true"/>
    </style:style>
    <style:style style:name="T475" style:family="text">
      <style:text-properties fo:font-size="10.00pt" fo:font-weight="normal" fo:font-family="Arial" style:font-family-asian="Arial" style:font-family-complex="Arial" fo:background-color="transparent" style:use-window-font-color="true"/>
    </style:style>
    <style:style style:name="T476" style:family="text">
      <style:text-properties fo:font-size="10.00pt" fo:font-weight="normal" fo:font-family="Arial" style:font-family-asian="Arial" style:font-family-complex="Arial" fo:background-color="transparent" style:use-window-font-color="true"/>
    </style:style>
    <style:style style:name="T477" style:family="text">
      <style:text-properties fo:font-size="10.00pt" fo:font-weight="normal" fo:font-family="Arial" style:font-family-asian="Arial" style:font-family-complex="Arial" fo:background-color="transparent" style:use-window-font-color="true"/>
    </style:style>
    <style:style style:name="T478" style:family="text">
      <style:text-properties fo:font-size="10.00pt" fo:font-weight="normal" fo:font-family="Arial" style:font-family-asian="Arial" style:font-family-complex="Arial" fo:background-color="transparent" style:use-window-font-color="true"/>
    </style:style>
    <style:style style:name="T479" style:family="text">
      <style:text-properties fo:font-size="11.00pt" fo:font-weight="normal" fo:font-family="Calibri" style:font-family-asian="Calibri" style:font-family-complex="Calibri" fo:background-color="transparent" style:use-window-font-color="true"/>
    </style:style>
    <style:style style:name="T480" style:family="text">
      <style:text-properties fo:font-size="10.00pt" fo:font-weight="bold" fo:font-family="Arial" style:font-family-asian="Arial" style:font-family-complex="Arial" fo:background-color="transparent" style:use-window-font-color="true"/>
    </style:style>
    <style:style style:name="T481" style:family="text">
      <style:text-properties fo:font-size="10.00pt" fo:font-weight="normal" fo:font-family="Arial" style:font-family-asian="Arial" style:font-family-complex="Arial" fo:background-color="transparent" style:use-window-font-color="true"/>
    </style:style>
    <style:style style:name="T482" style:family="text">
      <style:text-properties fo:font-size="8.00pt" fo:font-weight="normal" fo:font-family="'Courier New'" style:font-family-asian="'Courier New'" style:font-family-complex="'Courier New'" fo:background-color="transparent" fo:color="#ff0000"/>
    </style:style>
    <style:style style:name="T483" style:family="text">
      <style:text-properties fo:font-size="11.00pt" fo:font-weight="normal" fo:font-family="Calibri" style:font-family-asian="Calibri" style:font-family-complex="Calibri" fo:background-color="transparent" style:use-window-font-color="true"/>
    </style:style>
    <style:style style:name="T484" style:family="text">
      <style:text-properties fo:font-size="10.00pt" fo:font-weight="bold" fo:font-family="Arial" style:font-family-asian="Arial" style:font-family-complex="Arial" fo:background-color="transparent" style:use-window-font-color="true"/>
    </style:style>
    <style:style style:name="T485" style:family="text">
      <style:text-properties fo:font-size="10.00pt" fo:font-weight="normal" fo:font-family="Arial" style:font-family-asian="Arial" style:font-family-complex="Arial" fo:background-color="transparent" style:use-window-font-color="true"/>
    </style:style>
    <style:style style:name="T486" style:family="text">
      <style:text-properties fo:font-size="10.00pt" fo:font-weight="normal" fo:font-family="Arial" style:font-family-asian="Arial" style:font-family-complex="Arial" fo:background-color="transparent" style:use-window-font-color="true"/>
    </style:style>
    <style:style style:name="T487" style:family="text">
      <style:text-properties fo:font-size="10.00pt" fo:font-weight="normal" fo:font-family="Arial" style:font-family-asian="Arial" style:font-family-complex="Arial" fo:background-color="transparent" style:use-window-font-color="true"/>
    </style:style>
    <style:style style:name="T488" style:family="text">
      <style:text-properties fo:font-size="10.00pt" fo:font-weight="normal" fo:font-family="Arial" style:font-family-asian="Arial" style:font-family-complex="Arial" fo:background-color="transparent" style:use-window-font-color="true"/>
    </style:style>
    <style:style style:name="T489" style:family="text">
      <style:text-properties fo:font-size="10.00pt" fo:font-weight="normal" fo:font-family="Arial" style:font-family-asian="Arial" style:font-family-complex="Arial" fo:background-color="transparent" style:use-window-font-color="true"/>
    </style:style>
    <style:style style:name="T490" style:family="text">
      <style:text-properties fo:font-size="11.00pt" fo:font-weight="normal" fo:font-family="Calibri" style:font-family-asian="Calibri" style:font-family-complex="Calibri" fo:background-color="transparent" style:use-window-font-color="true"/>
    </style:style>
    <style:style style:name="T491" style:family="text">
      <style:text-properties fo:font-size="10.00pt" fo:font-weight="bold" fo:font-family="Arial" style:font-family-asian="Arial" style:font-family-complex="Arial" fo:background-color="transparent" style:use-window-font-color="true"/>
    </style:style>
    <style:style style:name="T492" style:family="text">
      <style:text-properties fo:font-size="10.00pt" fo:font-weight="normal" fo:font-family="Arial" style:font-family-asian="Arial" style:font-family-complex="Arial" fo:background-color="transparent" style:use-window-font-color="true"/>
    </style:style>
    <style:style style:name="T493" style:family="text">
      <style:text-properties fo:font-size="11.00pt" fo:font-weight="normal" fo:font-family="Calibri" style:font-family-asian="Calibri" style:font-family-complex="Calibri" fo:background-color="transparent" style:use-window-font-color="true"/>
    </style:style>
    <style:style style:name="T494" style:family="text">
      <style:text-properties fo:font-size="10.00pt" fo:font-weight="bold" fo:font-family="Arial" style:font-family-asian="Arial" style:font-family-complex="Arial" fo:background-color="transparent" style:use-window-font-color="true"/>
    </style:style>
    <style:style style:name="T495" style:family="text">
      <style:text-properties fo:font-size="10.00pt" fo:font-weight="normal" fo:font-family="Arial" style:font-family-asian="Arial" style:font-family-complex="Arial" fo:background-color="transparent" style:use-window-font-color="true"/>
    </style:style>
    <style:style style:name="T496" style:family="text">
      <style:text-properties fo:font-size="11.00pt" fo:font-weight="normal" fo:font-family="Calibri" style:font-family-asian="Calibri" style:font-family-complex="Calibri" fo:background-color="transparent" style:use-window-font-color="true"/>
    </style:style>
    <style:style style:name="T497" style:family="text">
      <style:text-properties fo:font-size="10.00pt" fo:font-weight="bold" fo:font-family="Arial" style:font-family-asian="Arial" style:font-family-complex="Arial" fo:background-color="transparent" style:use-window-font-color="true"/>
    </style:style>
    <style:style style:name="T498" style:family="text">
      <style:text-properties fo:font-size="10.00pt" fo:font-weight="normal" fo:font-family="Arial" style:font-family-asian="Arial" style:font-family-complex="Arial" fo:background-color="transparent" style:use-window-font-color="true"/>
    </style:style>
    <style:style style:name="T499" style:family="text">
      <style:text-properties fo:font-size="11.00pt" fo:font-weight="normal" fo:font-family="Calibri" style:font-family-asian="Calibri" style:font-family-complex="Calibri" fo:background-color="transparent" style:use-window-font-color="true"/>
    </style:style>
    <style:style style:name="T500" style:family="text">
      <style:text-properties fo:font-size="10.00pt" fo:font-weight="bold" fo:font-family="Arial" style:font-family-asian="Arial" style:font-family-complex="Arial" fo:background-color="transparent" style:use-window-font-color="true"/>
    </style:style>
    <style:style style:name="T501" style:family="text">
      <style:text-properties fo:font-size="10.00pt" fo:font-weight="normal" fo:font-family="Arial" style:font-family-asian="Arial" style:font-family-complex="Arial" fo:background-color="transparent" style:use-window-font-color="true"/>
    </style:style>
    <style:style style:name="T502" style:family="text">
      <style:text-properties fo:font-size="10.00pt" fo:font-weight="normal" fo:font-family="Arial" style:font-family-asian="Arial" style:font-family-complex="Arial" fo:background-color="transparent" style:use-window-font-color="true" fo:font-style="italic"/>
    </style:style>
    <style:style style:name="T503" style:family="text">
      <style:text-properties fo:font-size="10.00pt" fo:font-weight="normal" fo:font-family="Arial" style:font-family-asian="Arial" style:font-family-complex="Arial" fo:background-color="transparent" style:use-window-font-color="true"/>
    </style:style>
    <style:style style:name="T504" style:family="text">
      <style:text-properties fo:font-size="10.00pt" fo:font-weight="bold" fo:font-family="Arial" style:font-family-asian="Arial" style:font-family-complex="Arial" fo:background-color="transparent" style:use-window-font-color="true"/>
    </style:style>
    <style:style style:name="T505" style:family="text">
      <style:text-properties fo:font-size="10.00pt" fo:font-weight="normal" fo:font-family="Arial" style:font-family-asian="Arial" style:font-family-complex="Arial" fo:background-color="transparent" style:use-window-font-color="true"/>
    </style:style>
    <style:style style:name="T506" style:family="text">
      <style:text-properties fo:font-size="11.00pt" fo:font-weight="normal" fo:font-family="Calibri" style:font-family-asian="Calibri" style:font-family-complex="Calibri" fo:background-color="transparent" style:use-window-font-color="true"/>
    </style:style>
    <style:style style:name="T507" style:family="text">
      <style:text-properties fo:font-size="10.00pt" fo:font-weight="bold" fo:font-family="Arial" style:font-family-asian="Arial" style:font-family-complex="Arial" fo:background-color="transparent" style:use-window-font-color="true"/>
    </style:style>
    <style:style style:name="T508" style:family="text">
      <style:text-properties fo:font-size="10.00pt" fo:font-weight="normal" fo:font-family="Arial" style:font-family-asian="Arial" style:font-family-complex="Arial" fo:background-color="transparent" style:use-window-font-color="true"/>
    </style:style>
    <style:style style:name="T509" style:family="text">
      <style:text-properties fo:font-size="11.00pt" fo:font-weight="normal" fo:font-family="Calibri" style:font-family-asian="Calibri" style:font-family-complex="Calibri" fo:background-color="transparent" style:use-window-font-color="true"/>
    </style:style>
    <style:style style:name="T510" style:family="text">
      <style:text-properties fo:font-size="10.00pt" fo:font-weight="bold" fo:font-family="Arial" style:font-family-asian="Arial" style:font-family-complex="Arial" fo:background-color="transparent" style:use-window-font-color="true"/>
    </style:style>
    <style:style style:name="T511" style:family="text">
      <style:text-properties fo:font-size="10.00pt" fo:font-weight="normal" fo:font-family="Arial" style:font-family-asian="Arial" style:font-family-complex="Arial" fo:background-color="transparent" style:use-window-font-color="true"/>
    </style:style>
    <style:style style:name="T512" style:family="text">
      <style:text-properties fo:font-size="11.00pt" fo:font-weight="normal" fo:font-family="Calibri" style:font-family-asian="Calibri" style:font-family-complex="Calibri" fo:background-color="transparent" style:use-window-font-color="true"/>
    </style:style>
    <style:style style:name="T513" style:family="text">
      <style:text-properties fo:font-size="10.00pt" fo:font-weight="bold" fo:font-family="Arial" style:font-family-asian="Arial" style:font-family-complex="Arial" fo:background-color="transparent" style:use-window-font-color="true"/>
    </style:style>
    <style:style style:name="T514" style:family="text">
      <style:text-properties fo:font-size="10.00pt" fo:font-weight="normal" fo:font-family="Arial" style:font-family-asian="Arial" style:font-family-complex="Arial" fo:background-color="transparent" style:use-window-font-color="true"/>
    </style:style>
    <style:style style:name="T515" style:family="text">
      <style:text-properties fo:font-size="11.00pt" fo:font-weight="normal" fo:font-family="Calibri" style:font-family-asian="Calibri" style:font-family-complex="Calibri" fo:background-color="transparent" style:use-window-font-color="true"/>
    </style:style>
    <style:style style:name="T516" style:family="text">
      <style:text-properties fo:font-size="10.00pt" fo:font-weight="bold" fo:font-family="Arial" style:font-family-asian="Arial" style:font-family-complex="Arial" fo:background-color="transparent" style:use-window-font-color="true"/>
    </style:style>
    <style:style style:name="T517" style:family="text">
      <style:text-properties fo:font-size="10.00pt" fo:font-weight="normal" fo:font-family="Arial" style:font-family-asian="Arial" style:font-family-complex="Arial" fo:background-color="transparent" style:use-window-font-color="true"/>
    </style:style>
    <style:style style:name="T518" style:family="text">
      <style:text-properties fo:font-size="10.00pt" fo:font-weight="bold" fo:font-family="Arial" style:font-family-asian="Arial" style:font-family-complex="Arial" fo:background-color="transparent" style:use-window-font-color="true"/>
    </style:style>
    <style:style style:name="T519" style:family="text">
      <style:text-properties fo:font-size="10.00pt" fo:font-weight="normal" fo:font-family="Arial" style:font-family-asian="Arial" style:font-family-complex="Arial" fo:background-color="transparent" style:use-window-font-color="true"/>
    </style:style>
    <style:style style:name="T520" style:family="text">
      <style:text-properties fo:font-size="11.00pt" fo:font-weight="normal" fo:font-family="Calibri" style:font-family-asian="Calibri" style:font-family-complex="Calibri" fo:background-color="transparent" style:use-window-font-color="true"/>
    </style:style>
    <style:style style:name="T521" style:family="text">
      <style:text-properties fo:font-size="10.00pt" fo:font-weight="bold" fo:font-family="Arial" style:font-family-asian="Arial" style:font-family-complex="Arial" fo:background-color="transparent" style:use-window-font-color="true"/>
    </style:style>
    <style:style style:name="T522" style:family="text">
      <style:text-properties fo:font-size="10.00pt" fo:font-weight="normal" fo:font-family="Arial" style:font-family-asian="Arial" style:font-family-complex="Arial" fo:background-color="transparent" style:use-window-font-color="true"/>
    </style:style>
    <style:style style:name="T523" style:family="text">
      <style:text-properties fo:font-size="11.00pt" fo:font-weight="normal" fo:font-family="Calibri" style:font-family-asian="Calibri" style:font-family-complex="Calibri" fo:background-color="transparent" style:use-window-font-color="true"/>
    </style:style>
    <style:style style:name="T524" style:family="text">
      <style:text-properties fo:font-size="10.00pt" fo:font-weight="bold" fo:font-family="Arial" style:font-family-asian="Arial" style:font-family-complex="Arial" fo:background-color="transparent" style:use-window-font-color="true"/>
    </style:style>
    <style:style style:name="T525" style:family="text">
      <style:text-properties fo:font-size="10.00pt" fo:font-weight="normal" fo:font-family="Arial" style:font-family-asian="Arial" style:font-family-complex="Arial" fo:background-color="transparent" style:use-window-font-color="true"/>
    </style:style>
    <style:style style:name="T526" style:family="text">
      <style:text-properties fo:font-size="10.00pt" fo:font-weight="normal" fo:font-family="Arial" style:font-family-asian="Arial" style:font-family-complex="Arial" fo:background-color="transparent" style:use-window-font-color="true"/>
    </style:style>
    <style:style style:name="T527" style:family="text">
      <style:text-properties fo:font-size="10.00pt" fo:font-weight="normal" fo:font-family="Arial" style:font-family-asian="Arial" style:font-family-complex="Arial" fo:background-color="transparent" style:use-window-font-color="true"/>
    </style:style>
    <style:style style:name="T528" style:family="text">
      <style:text-properties fo:font-size="10.00pt" fo:font-weight="normal" fo:font-family="Arial" style:font-family-asian="Arial" style:font-family-complex="Arial" fo:background-color="transparent" style:use-window-font-color="true"/>
    </style:style>
    <style:style style:name="T529" style:family="text">
      <style:text-properties fo:font-size="10.00pt" fo:font-weight="normal" fo:font-family="Arial" style:font-family-asian="Arial" style:font-family-complex="Arial" fo:background-color="transparent" style:use-window-font-color="true"/>
    </style:style>
    <style:style style:name="T530" style:family="text">
      <style:text-properties fo:font-size="10.00pt" fo:font-weight="normal" fo:font-family="Arial" style:font-family-asian="Arial" style:font-family-complex="Arial" fo:background-color="transparent" style:use-window-font-color="true"/>
    </style:style>
    <style:style style:name="T531" style:family="text">
      <style:text-properties fo:font-size="11.00pt" fo:font-weight="normal" fo:font-family="Calibri" style:font-family-asian="Calibri" style:font-family-complex="Calibri" fo:background-color="transparent" style:use-window-font-color="true"/>
    </style:style>
    <style:style style:name="T532" style:family="text">
      <style:text-properties fo:font-size="10.00pt" fo:font-weight="bold" fo:font-family="Arial" style:font-family-asian="Arial" style:font-family-complex="Arial" fo:background-color="transparent" style:use-window-font-color="true"/>
    </style:style>
    <style:style style:name="T533" style:family="text">
      <style:text-properties fo:font-size="10.00pt" fo:font-weight="normal" fo:font-family="Arial" style:font-family-asian="Arial" style:font-family-complex="Arial" fo:background-color="transparent" style:use-window-font-color="true"/>
    </style:style>
    <style:style style:name="T534"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535"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536" style:family="text">
      <style:text-properties fo:font-size="10.00pt" fo:font-weight="normal" fo:font-family="Arial" style:font-family-asian="Arial" style:font-family-complex="Arial" fo:background-color="transparent" style:use-window-font-color="true"/>
    </style:style>
    <style:style style:name="T537" style:family="text">
      <style:text-properties fo:font-size="11.00pt" fo:font-weight="normal" fo:font-family="Calibri" style:font-family-asian="Calibri" style:font-family-complex="Calibri" fo:background-color="transparent" style:use-window-font-color="true"/>
    </style:style>
    <style:style style:name="T538" style:family="text">
      <style:text-properties fo:font-size="10.00pt" fo:font-weight="bold" fo:font-family="Arial" style:font-family-asian="Arial" style:font-family-complex="Arial" fo:background-color="transparent" style:use-window-font-color="true"/>
    </style:style>
    <style:style style:name="T539" style:family="text">
      <style:text-properties fo:font-size="10.00pt" fo:font-weight="normal" fo:font-family="Arial" style:font-family-asian="Arial" style:font-family-complex="Arial" fo:background-color="transparent" style:use-window-font-color="true"/>
    </style:style>
    <style:style style:name="T540" style:family="text">
      <style:text-properties fo:font-size="11.00pt" fo:font-weight="normal" fo:font-family="Calibri" style:font-family-asian="Calibri" style:font-family-complex="Calibri" fo:background-color="transparent" style:use-window-font-color="true"/>
    </style:style>
    <style:style style:name="T541" style:family="text">
      <style:text-properties fo:font-size="10.00pt" fo:font-weight="bold" fo:font-family="Arial" style:font-family-asian="Arial" style:font-family-complex="Arial" fo:background-color="transparent" style:use-window-font-color="true"/>
    </style:style>
    <style:style style:name="T542" style:family="text">
      <style:text-properties fo:font-size="10.00pt" fo:font-weight="normal" fo:font-family="Arial" style:font-family-asian="Arial" style:font-family-complex="Arial" fo:background-color="transparent" style:use-window-font-color="true"/>
    </style:style>
    <style:style style:name="T543" style:family="text">
      <style:text-properties fo:font-size="11.00pt" fo:font-weight="normal" fo:font-family="Calibri" style:font-family-asian="Calibri" style:font-family-complex="Calibri" fo:background-color="transparent" style:use-window-font-color="true"/>
    </style:style>
    <style:style style:name="T544" style:family="text">
      <style:text-properties fo:font-size="10.00pt" fo:font-weight="bold" fo:font-family="Arial" style:font-family-asian="Arial" style:font-family-complex="Arial" fo:background-color="transparent" style:use-window-font-color="true"/>
    </style:style>
    <style:style style:name="T545" style:family="text">
      <style:text-properties fo:font-size="10.00pt" fo:font-weight="normal" fo:font-family="Arial" style:font-family-asian="Arial" style:font-family-complex="Arial" fo:background-color="transparent" style:use-window-font-color="true"/>
    </style:style>
    <style:style style:name="T546" style:family="text">
      <style:text-properties fo:font-size="11.00pt" fo:font-weight="normal" fo:font-family="Calibri" style:font-family-asian="Calibri" style:font-family-complex="Calibri" fo:background-color="transparent" style:use-window-font-color="true"/>
    </style:style>
    <style:style style:name="T547" style:family="text">
      <style:text-properties fo:font-size="10.00pt" fo:font-weight="bold" fo:font-family="Arial" style:font-family-asian="Arial" style:font-family-complex="Arial" fo:background-color="transparent" style:use-window-font-color="true"/>
    </style:style>
    <style:style style:name="T548" style:family="text">
      <style:text-properties fo:font-size="10.00pt" fo:font-weight="normal" fo:font-family="Arial" style:font-family-asian="Arial" style:font-family-complex="Arial" fo:background-color="transparent" style:use-window-font-color="true"/>
    </style:style>
    <style:style style:name="T549" style:family="text">
      <style:text-properties fo:font-size="10.00pt" fo:font-weight="normal" fo:font-family="Wingdings" style:font-family-asian="Wingdings" style:font-family-complex="Wingdings" fo:background-color="transparent" style:use-window-font-color="true"/>
    </style:style>
    <style:style style:name="T550" style:family="text">
      <style:text-properties fo:font-size="10.00pt" fo:font-weight="normal" fo:font-family="Arial" style:font-family-asian="Arial" style:font-family-complex="Arial" fo:background-color="transparent" style:use-window-font-color="true"/>
    </style:style>
    <style:style style:name="T551" style:family="text">
      <style:text-properties fo:font-size="11.00pt" fo:font-weight="normal" fo:font-family="Calibri" style:font-family-asian="Calibri" style:font-family-complex="Calibri" fo:background-color="transparent" style:use-window-font-color="true"/>
    </style:style>
    <style:style style:name="T552" style:family="text">
      <style:text-properties fo:font-size="10.00pt" fo:font-weight="bold" fo:font-family="Arial" style:font-family-asian="Arial" style:font-family-complex="Arial" fo:background-color="transparent" style:use-window-font-color="true"/>
    </style:style>
    <style:style style:name="T553" style:family="text">
      <style:text-properties fo:font-size="10.00pt" fo:font-weight="normal" fo:font-family="Arial" style:font-family-asian="Arial" style:font-family-complex="Arial" fo:background-color="transparent" style:use-window-font-color="true"/>
    </style:style>
    <style:style style:name="T554" style:family="text">
      <style:text-properties fo:font-size="10.00pt" fo:font-weight="normal" fo:font-family="Wingdings" style:font-family-asian="Wingdings" style:font-family-complex="Wingdings" fo:background-color="transparent" style:use-window-font-color="true"/>
    </style:style>
    <style:style style:name="T555" style:family="text">
      <style:text-properties fo:font-size="10.00pt" fo:font-weight="normal" fo:font-family="Arial" style:font-family-asian="Arial" style:font-family-complex="Arial" fo:background-color="transparent" style:use-window-font-color="true"/>
    </style:style>
    <style:style style:name="T556" style:family="text">
      <style:text-properties fo:font-size="11.00pt" fo:font-weight="normal" fo:font-family="Calibri" style:font-family-asian="Calibri" style:font-family-complex="Calibri" fo:background-color="transparent" style:use-window-font-color="true"/>
    </style:style>
    <style:style style:name="T557" style:family="text">
      <style:text-properties fo:font-size="10.00pt" fo:font-weight="bold" fo:font-family="Arial" style:font-family-asian="Arial" style:font-family-complex="Arial" fo:background-color="transparent" style:use-window-font-color="true"/>
    </style:style>
    <style:style style:name="T558" style:family="text">
      <style:text-properties fo:font-size="10.00pt" fo:font-weight="normal" fo:font-family="Arial" style:font-family-asian="Arial" style:font-family-complex="Arial" fo:background-color="transparent" style:use-window-font-color="true"/>
    </style:style>
    <style:style style:name="T559" style:family="text">
      <style:text-properties fo:font-size="11.00pt" fo:font-weight="normal" fo:font-family="Calibri" style:font-family-asian="Calibri" style:font-family-complex="Calibri" fo:background-color="transparent" style:use-window-font-color="true"/>
    </style:style>
    <style:style style:name="T560" style:family="text">
      <style:text-properties fo:font-size="10.00pt" fo:font-weight="bold" fo:font-family="Arial" style:font-family-asian="Arial" style:font-family-complex="Arial" fo:background-color="transparent" style:use-window-font-color="true"/>
    </style:style>
    <style:style style:name="T561" style:family="text">
      <style:text-properties fo:font-size="10.00pt" fo:font-weight="normal" fo:font-family="Arial" style:font-family-asian="Arial" style:font-family-complex="Arial" fo:background-color="transparent" style:use-window-font-color="true"/>
    </style:style>
    <style:style style:name="T562" style:family="text">
      <style:text-properties fo:font-size="11.00pt" fo:font-weight="normal" fo:font-family="Calibri" style:font-family-asian="Calibri" style:font-family-complex="Calibri" fo:background-color="transparent" style:use-window-font-color="true"/>
    </style:style>
    <style:style style:name="T563" style:family="text">
      <style:text-properties fo:font-size="10.00pt" fo:font-weight="bold" fo:font-family="Arial" style:font-family-asian="Arial" style:font-family-complex="Arial" fo:background-color="transparent" style:use-window-font-color="true"/>
    </style:style>
    <style:style style:name="T564" style:family="text">
      <style:text-properties fo:font-size="10.00pt" fo:font-weight="normal" fo:font-family="Arial" style:font-family-asian="Arial" style:font-family-complex="Arial" fo:background-color="transparent" style:use-window-font-color="true"/>
    </style:style>
    <style:style style:name="T565" style:family="text">
      <style:text-properties fo:font-size="11.00pt" fo:font-weight="normal" fo:font-family="Calibri" style:font-family-asian="Calibri" style:font-family-complex="Calibri" fo:background-color="transparent" style:use-window-font-color="true"/>
    </style:style>
    <style:style style:name="T566" style:family="text">
      <style:text-properties fo:font-size="10.00pt" fo:font-weight="bold" fo:font-family="Arial" style:font-family-asian="Arial" style:font-family-complex="Arial" fo:background-color="transparent" style:use-window-font-color="true"/>
    </style:style>
    <style:style style:name="T567" style:family="text">
      <style:text-properties fo:font-size="10.00pt" fo:font-weight="normal" fo:font-family="Arial" style:font-family-asian="Arial" style:font-family-complex="Arial" fo:background-color="transparent" style:use-window-font-color="true"/>
    </style:style>
    <style:style style:name="T568" style:family="text">
      <style:text-properties fo:font-size="11.00pt" fo:font-weight="normal" fo:font-family="Calibri" style:font-family-asian="Calibri" style:font-family-complex="Calibri" fo:background-color="transparent" style:use-window-font-color="true"/>
    </style:style>
    <style:style style:name="T569" style:family="text">
      <style:text-properties fo:font-size="10.00pt" fo:font-weight="bold" fo:font-family="Arial" style:font-family-asian="Arial" style:font-family-complex="Arial" fo:background-color="transparent" style:use-window-font-color="true"/>
    </style:style>
    <style:style style:name="T570" style:family="text">
      <style:text-properties fo:font-size="10.00pt" fo:font-weight="normal" fo:font-family="Arial" style:font-family-asian="Arial" style:font-family-complex="Arial" fo:background-color="transparent" style:use-window-font-color="true"/>
    </style:style>
    <style:style style:name="T571" style:family="text">
      <style:text-properties fo:font-size="11.00pt" fo:font-weight="normal" fo:font-family="Calibri" style:font-family-asian="Calibri" style:font-family-complex="Calibri" fo:background-color="transparent" style:use-window-font-color="true"/>
    </style:style>
    <style:style style:name="T572" style:family="text">
      <style:text-properties fo:font-size="10.00pt" fo:font-weight="bold" fo:font-family="Arial" style:font-family-asian="Arial" style:font-family-complex="Arial" fo:background-color="transparent" style:use-window-font-color="true"/>
    </style:style>
    <style:style style:name="T573" style:family="text">
      <style:text-properties fo:font-size="10.00pt" fo:font-weight="normal" fo:font-family="Arial" style:font-family-asian="Arial" style:font-family-complex="Arial" fo:background-color="transparent" style:use-window-font-color="true"/>
    </style:style>
    <style:style style:name="T574" style:family="text">
      <style:text-properties fo:font-size="11.00pt" fo:font-weight="normal" fo:font-family="Calibri" style:font-family-asian="Calibri" style:font-family-complex="Calibri" fo:background-color="transparent" style:use-window-font-color="true"/>
    </style:style>
    <style:style style:name="T575" style:family="text">
      <style:text-properties fo:font-size="10.00pt" fo:font-weight="bold" fo:font-family="Arial" style:font-family-asian="Arial" style:font-family-complex="Arial" fo:background-color="transparent" style:use-window-font-color="true"/>
    </style:style>
    <style:style style:name="T576" style:family="text">
      <style:text-properties fo:font-size="10.00pt" fo:font-weight="normal" fo:font-family="Arial" style:font-family-asian="Arial" style:font-family-complex="Arial" fo:background-color="transparent" style:use-window-font-color="true"/>
    </style:style>
    <style:style style:name="T577" style:family="text">
      <style:text-properties fo:font-size="11.00pt" fo:font-weight="normal" fo:font-family="Calibri" style:font-family-asian="Calibri" style:font-family-complex="Calibri" fo:background-color="transparent" style:use-window-font-color="true"/>
    </style:style>
    <style:style style:name="T578" style:family="text">
      <style:text-properties fo:font-size="13.00pt" fo:font-weight="bold" fo:font-family="Arial" style:font-family-asian="Arial" style:font-family-complex="Arial" fo:background-color="transparent" style:use-window-font-color="true"/>
    </style:style>
    <style:style style:name="T579" style:family="text">
      <style:text-properties fo:font-size="10.00pt" fo:font-weight="normal" fo:font-family="Arial" style:font-family-asian="Arial" style:font-family-complex="Arial" fo:background-color="transparent" style:use-window-font-color="true"/>
    </style:style>
    <style:style style:name="T580"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581"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58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583"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584" style:family="text">
      <style:text-properties fo:font-size="10.00pt" fo:font-weight="normal" fo:font-family="Arial" style:font-family-asian="Arial" style:font-family-complex="Arial" fo:background-color="transparent" style:use-window-font-color="true"/>
    </style:style>
    <style:style style:name="T585" style:family="text">
      <style:text-properties fo:font-size="11.00pt" fo:font-weight="normal" fo:font-family="Calibri" style:font-family-asian="Calibri" style:font-family-complex="Calibri" fo:background-color="transparent" style:use-window-font-color="true"/>
    </style:style>
    <style:style style:name="T586" style:family="text">
      <style:text-properties fo:font-size="10.00pt" fo:font-weight="normal" fo:font-family="'Courier New'" style:font-family-asian="'Courier New'" style:font-family-complex="'Courier New'" fo:background-color="#d9d9d9" fo:color="#008080"/>
    </style:style>
    <style:style style:name="T587" style:family="text">
      <style:text-properties fo:font-size="10.00pt" fo:font-weight="normal" fo:font-family="'Courier New'" style:font-family-asian="'Courier New'" style:font-family-complex="'Courier New'" fo:background-color="#d9d9d9" fo:color="#3f7f7f"/>
    </style:style>
    <style:style style:name="T588" style:family="text">
      <style:text-properties fo:font-size="10.00pt" fo:font-weight="normal" fo:font-family="'Courier New'" style:font-family-asian="'Courier New'" style:font-family-complex="'Courier New'" fo:background-color="#d9d9d9" style:use-window-font-color="true"/>
    </style:style>
    <style:style style:name="T589" style:family="text">
      <style:text-properties fo:font-size="10.00pt" fo:font-weight="normal" fo:font-family="'Courier New'" style:font-family-asian="'Courier New'" style:font-family-complex="'Courier New'" fo:background-color="#d9d9d9" fo:color="#7f007f"/>
    </style:style>
    <style:style style:name="T590" style:family="text">
      <style:text-properties fo:font-size="10.00pt" fo:font-weight="normal" fo:font-family="'Courier New'" style:font-family-asian="'Courier New'" style:font-family-complex="'Courier New'" fo:background-color="#d9d9d9" fo:color="#000000"/>
    </style:style>
    <style:style style:name="T591" style:family="text">
      <style:text-properties fo:font-size="10.00pt" fo:font-weight="normal" fo:font-family="'Courier New'" style:font-family-asian="'Courier New'" style:font-family-complex="'Courier New'" fo:background-color="#d9d9d9" fo:color="#2a00ff" fo:font-style="italic"/>
    </style:style>
    <style:style style:name="T592" style:family="text">
      <style:text-properties fo:font-size="10.00pt" fo:font-weight="normal" fo:font-family="'Courier New'" style:font-family-asian="'Courier New'" style:font-family-complex="'Courier New'" fo:background-color="#d9d9d9" style:use-window-font-color="true"/>
    </style:style>
    <style:style style:name="T593" style:family="text">
      <style:text-properties fo:font-size="10.00pt" fo:font-weight="normal" fo:font-family="'Courier New'" style:font-family-asian="'Courier New'" style:font-family-complex="'Courier New'" fo:background-color="#d9d9d9" fo:color="#7f007f"/>
    </style:style>
    <style:style style:name="T594" style:family="text">
      <style:text-properties fo:font-size="10.00pt" fo:font-weight="normal" fo:font-family="'Courier New'" style:font-family-asian="'Courier New'" style:font-family-complex="'Courier New'" fo:background-color="#d9d9d9" fo:color="#000000"/>
    </style:style>
    <style:style style:name="T595" style:family="text">
      <style:text-properties fo:font-size="10.00pt" fo:font-weight="normal" fo:font-family="'Courier New'" style:font-family-asian="'Courier New'" style:font-family-complex="'Courier New'" fo:background-color="#d9d9d9" fo:color="#2a00ff" fo:font-style="italic"/>
    </style:style>
    <style:style style:name="T596" style:family="text">
      <style:text-properties fo:font-size="10.00pt" fo:font-weight="normal" fo:font-family="'Courier New'" style:font-family-asian="'Courier New'" style:font-family-complex="'Courier New'" fo:background-color="#d9d9d9" fo:color="#008080"/>
    </style:style>
    <style:style style:name="T597" style:family="text">
      <style:text-properties fo:font-size="10.00pt" fo:font-weight="normal" fo:font-family="'Courier New'" style:font-family-asian="'Courier New'" style:font-family-complex="'Courier New'" fo:background-color="#d9d9d9" fo:color="#3f7f7f"/>
    </style:style>
    <style:style style:name="T598" style:family="text">
      <style:text-properties fo:font-size="10.00pt" fo:font-weight="normal" fo:font-family="'Courier New'" style:font-family-asian="'Courier New'" style:font-family-complex="'Courier New'" fo:background-color="#d9d9d9" style:use-window-font-color="true"/>
    </style:style>
    <style:style style:name="T599" style:family="text">
      <style:text-properties fo:font-size="10.00pt" fo:font-weight="normal" fo:font-family="'Courier New'" style:font-family-asian="'Courier New'" style:font-family-complex="'Courier New'" fo:background-color="#d9d9d9" fo:color="#008080"/>
    </style:style>
    <style:style style:name="T600" style:family="text">
      <style:text-properties fo:font-size="10.00pt" fo:font-weight="normal" fo:font-family="'Courier New'" style:font-family-asian="'Courier New'" style:font-family-complex="'Courier New'" fo:background-color="#d9d9d9" style:use-window-font-color="true"/>
    </style:style>
    <style:style style:name="T601" style:family="text">
      <style:text-properties fo:font-size="10.00pt" fo:font-weight="normal" fo:font-family="'Courier New'" style:font-family-asian="'Courier New'" style:font-family-complex="'Courier New'" fo:background-color="#d9d9d9" fo:color="#808080"/>
    </style:style>
    <style:style style:name="T602" style:family="text">
      <style:text-properties fo:font-size="10.00pt" fo:font-weight="normal" fo:font-family="'Courier New'" style:font-family-asian="'Courier New'" style:font-family-complex="'Courier New'" fo:background-color="#d9d9d9" style:use-window-font-color="true"/>
    </style:style>
    <style:style style:name="T603" style:family="text">
      <style:text-properties fo:font-size="10.00pt" fo:font-weight="normal" fo:font-family="'Courier New'" style:font-family-asian="'Courier New'" style:font-family-complex="'Courier New'" fo:background-color="#d9d9d9" fo:color="#3f7f5f"/>
    </style:style>
    <style:style style:name="T604" style:family="text">
      <style:text-properties fo:font-size="10.00pt" fo:font-weight="normal" fo:font-family="'Courier New'" style:font-family-asian="'Courier New'" style:font-family-complex="'Courier New'" fo:background-color="#d9d9d9" fo:color="#008080"/>
    </style:style>
    <style:style style:name="T605" style:family="text">
      <style:text-properties fo:font-size="10.00pt" fo:font-weight="normal" fo:font-family="'Courier New'" style:font-family-asian="'Courier New'" style:font-family-complex="'Courier New'" fo:background-color="#d9d9d9" fo:color="#3f7f7f"/>
    </style:style>
    <style:style style:name="T606" style:family="text">
      <style:text-properties fo:font-size="10.00pt" fo:font-weight="normal" fo:font-family="'Courier New'" style:font-family-asian="'Courier New'" style:font-family-complex="'Courier New'" fo:background-color="#d9d9d9" fo:color="#008080"/>
    </style:style>
    <style:style style:name="T607" style:family="text">
      <style:text-properties fo:font-size="10.00pt" fo:font-weight="normal" fo:font-family="'Courier New'" style:font-family-asian="'Courier New'" style:font-family-complex="'Courier New'" fo:background-color="#d9d9d9" fo:color="#000000"/>
    </style:style>
    <style:style style:name="T608" style:family="text">
      <style:text-properties fo:font-size="10.00pt" fo:font-weight="normal" fo:font-family="'Courier New'" style:font-family-asian="'Courier New'" style:font-family-complex="'Courier New'" fo:background-color="#d9d9d9" fo:color="#008080"/>
    </style:style>
    <style:style style:name="T609" style:family="text">
      <style:text-properties fo:font-size="10.00pt" fo:font-weight="normal" fo:font-family="'Courier New'" style:font-family-asian="'Courier New'" style:font-family-complex="'Courier New'" fo:background-color="#d9d9d9" fo:color="#3f7f7f"/>
    </style:style>
    <style:style style:name="T610" style:family="text">
      <style:text-properties fo:font-size="10.00pt" fo:font-weight="normal" fo:font-family="'Courier New'" style:font-family-asian="'Courier New'" style:font-family-complex="'Courier New'" fo:background-color="#d9d9d9" style:use-window-font-color="true"/>
    </style:style>
    <style:style style:name="T611" style:family="text">
      <style:text-properties fo:font-size="10.00pt" fo:font-weight="normal" fo:font-family="'Courier New'" style:font-family-asian="'Courier New'" style:font-family-complex="'Courier New'" fo:background-color="#d9d9d9" fo:color="#7f007f"/>
    </style:style>
    <style:style style:name="T612" style:family="text">
      <style:text-properties fo:font-size="10.00pt" fo:font-weight="normal" fo:font-family="'Courier New'" style:font-family-asian="'Courier New'" style:font-family-complex="'Courier New'" fo:background-color="#d9d9d9" fo:color="#000000"/>
    </style:style>
    <style:style style:name="T613" style:family="text">
      <style:text-properties fo:font-size="10.00pt" fo:font-weight="normal" fo:font-family="'Courier New'" style:font-family-asian="'Courier New'" style:font-family-complex="'Courier New'" fo:background-color="#d9d9d9" fo:color="#2a00ff" fo:font-style="italic"/>
    </style:style>
    <style:style style:name="T614" style:family="text">
      <style:text-properties fo:font-size="10.00pt" fo:font-weight="normal" fo:font-family="'Courier New'" style:font-family-asian="'Courier New'" style:font-family-complex="'Courier New'" fo:background-color="#d9d9d9" style:use-window-font-color="true"/>
    </style:style>
    <style:style style:name="T615" style:family="text">
      <style:text-properties fo:font-size="10.00pt" fo:font-weight="normal" fo:font-family="'Courier New'" style:font-family-asian="'Courier New'" style:font-family-complex="'Courier New'" fo:background-color="#d9d9d9" fo:color="#7f007f"/>
    </style:style>
    <style:style style:name="T616" style:family="text">
      <style:text-properties fo:font-size="10.00pt" fo:font-weight="normal" fo:font-family="'Courier New'" style:font-family-asian="'Courier New'" style:font-family-complex="'Courier New'" fo:background-color="#d9d9d9" fo:color="#000000"/>
    </style:style>
    <style:style style:name="T617" style:family="text">
      <style:text-properties fo:font-size="10.00pt" fo:font-weight="normal" fo:font-family="'Courier New'" style:font-family-asian="'Courier New'" style:font-family-complex="'Courier New'" fo:background-color="#d9d9d9" fo:color="#2a00ff" fo:font-style="italic"/>
    </style:style>
    <style:style style:name="T618" style:family="text">
      <style:text-properties fo:font-size="10.00pt" fo:font-weight="normal" fo:font-family="'Courier New'" style:font-family-asian="'Courier New'" style:font-family-complex="'Courier New'" fo:background-color="#d9d9d9" fo:color="#008080"/>
    </style:style>
    <style:style style:name="T619" style:family="text">
      <style:text-properties fo:font-size="10.00pt" fo:font-weight="normal" fo:font-family="'Courier New'" style:font-family-asian="'Courier New'" style:font-family-complex="'Courier New'" fo:background-color="#d9d9d9" fo:color="#000000"/>
    </style:style>
    <style:style style:name="T620" style:family="text">
      <style:text-properties fo:font-size="10.00pt" fo:font-weight="normal" fo:font-family="'Courier New'" style:font-family-asian="'Courier New'" style:font-family-complex="'Courier New'" fo:background-color="#d9d9d9" fo:color="#008080"/>
    </style:style>
    <style:style style:name="T621" style:family="text">
      <style:text-properties fo:font-size="10.00pt" fo:font-weight="normal" fo:font-family="'Courier New'" style:font-family-asian="'Courier New'" style:font-family-complex="'Courier New'" fo:background-color="#d9d9d9" fo:color="#3f7f7f"/>
    </style:style>
    <style:style style:name="T622" style:family="text">
      <style:text-properties fo:font-size="10.00pt" fo:font-weight="normal" fo:font-family="'Courier New'" style:font-family-asian="'Courier New'" style:font-family-complex="'Courier New'" fo:background-color="#d9d9d9" style:use-window-font-color="true"/>
    </style:style>
    <style:style style:name="T623" style:family="text">
      <style:text-properties fo:font-size="10.00pt" fo:font-weight="normal" fo:font-family="'Courier New'" style:font-family-asian="'Courier New'" style:font-family-complex="'Courier New'" fo:background-color="#d9d9d9" fo:color="#7f007f"/>
    </style:style>
    <style:style style:name="T624" style:family="text">
      <style:text-properties fo:font-size="10.00pt" fo:font-weight="normal" fo:font-family="'Courier New'" style:font-family-asian="'Courier New'" style:font-family-complex="'Courier New'" fo:background-color="#d9d9d9" fo:color="#000000"/>
    </style:style>
    <style:style style:name="T625" style:family="text">
      <style:text-properties fo:font-size="10.00pt" fo:font-weight="normal" fo:font-family="'Courier New'" style:font-family-asian="'Courier New'" style:font-family-complex="'Courier New'" fo:background-color="#d9d9d9" fo:color="#2a00ff" fo:font-style="italic"/>
    </style:style>
    <style:style style:name="T626" style:family="text">
      <style:text-properties fo:font-size="10.00pt" fo:font-weight="normal" fo:font-family="'Courier New'" style:font-family-asian="'Courier New'" style:font-family-complex="'Courier New'" fo:background-color="#d9d9d9" style:use-window-font-color="true"/>
    </style:style>
    <style:style style:name="T627" style:family="text">
      <style:text-properties fo:font-size="10.00pt" fo:font-weight="normal" fo:font-family="'Courier New'" style:font-family-asian="'Courier New'" style:font-family-complex="'Courier New'" fo:background-color="#d9d9d9" fo:color="#7f007f"/>
    </style:style>
    <style:style style:name="T628" style:family="text">
      <style:text-properties fo:font-size="10.00pt" fo:font-weight="normal" fo:font-family="'Courier New'" style:font-family-asian="'Courier New'" style:font-family-complex="'Courier New'" fo:background-color="#d9d9d9" fo:color="#000000"/>
    </style:style>
    <style:style style:name="T629" style:family="text">
      <style:text-properties fo:font-size="10.00pt" fo:font-weight="normal" fo:font-family="'Courier New'" style:font-family-asian="'Courier New'" style:font-family-complex="'Courier New'" fo:background-color="#d9d9d9" fo:color="#2a00ff" fo:font-style="italic"/>
    </style:style>
    <style:style style:name="T630" style:family="text">
      <style:text-properties fo:font-size="10.00pt" fo:font-weight="normal" fo:font-family="'Courier New'" style:font-family-asian="'Courier New'" style:font-family-complex="'Courier New'" fo:background-color="#d9d9d9" style:use-window-font-color="true"/>
    </style:style>
    <style:style style:name="T631" style:family="text">
      <style:text-properties fo:font-size="10.00pt" fo:font-weight="normal" fo:font-family="'Courier New'" style:font-family-asian="'Courier New'" style:font-family-complex="'Courier New'" fo:background-color="#d9d9d9" fo:color="#008080"/>
    </style:style>
    <style:style style:name="T632" style:family="text">
      <style:text-properties fo:font-size="10.00pt" fo:font-weight="normal" fo:font-family="'Courier New'" style:font-family-asian="'Courier New'" style:font-family-complex="'Courier New'" fo:background-color="#d9d9d9" fo:color="#000000"/>
    </style:style>
    <style:style style:name="T633" style:family="text">
      <style:text-properties fo:font-size="10.00pt" fo:font-weight="normal" fo:font-family="'Courier New'" style:font-family-asian="'Courier New'" style:font-family-complex="'Courier New'" fo:background-color="#d9d9d9" fo:color="#008080"/>
    </style:style>
    <style:style style:name="T634" style:family="text">
      <style:text-properties fo:font-size="10.00pt" fo:font-weight="normal" fo:font-family="'Courier New'" style:font-family-asian="'Courier New'" style:font-family-complex="'Courier New'" fo:background-color="#d9d9d9" fo:color="#3f7f7f"/>
    </style:style>
    <style:style style:name="T635" style:family="text">
      <style:text-properties fo:font-size="10.00pt" fo:font-weight="normal" fo:font-family="'Courier New'" style:font-family-asian="'Courier New'" style:font-family-complex="'Courier New'" fo:background-color="#d9d9d9" style:use-window-font-color="true"/>
    </style:style>
    <style:style style:name="T636" style:family="text">
      <style:text-properties fo:font-size="10.00pt" fo:font-weight="normal" fo:font-family="'Courier New'" style:font-family-asian="'Courier New'" style:font-family-complex="'Courier New'" fo:background-color="#d9d9d9" fo:color="#7f007f"/>
    </style:style>
    <style:style style:name="T637" style:family="text">
      <style:text-properties fo:font-size="10.00pt" fo:font-weight="normal" fo:font-family="'Courier New'" style:font-family-asian="'Courier New'" style:font-family-complex="'Courier New'" fo:background-color="#d9d9d9" fo:color="#000000"/>
    </style:style>
    <style:style style:name="T638" style:family="text">
      <style:text-properties fo:font-size="10.00pt" fo:font-weight="normal" fo:font-family="'Courier New'" style:font-family-asian="'Courier New'" style:font-family-complex="'Courier New'" fo:background-color="#d9d9d9" fo:color="#2a00ff" fo:font-style="italic"/>
    </style:style>
    <style:style style:name="T639" style:family="text">
      <style:text-properties fo:font-size="10.00pt" fo:font-weight="normal" fo:font-family="'Courier New'" style:font-family-asian="'Courier New'" style:font-family-complex="'Courier New'" fo:background-color="#d9d9d9" fo:color="#008080"/>
    </style:style>
    <style:style style:name="T640" style:family="text">
      <style:text-properties fo:font-size="10.00pt" fo:font-weight="normal" fo:font-family="'Courier New'" style:font-family-asian="'Courier New'" style:font-family-complex="'Courier New'" fo:background-color="#d9d9d9" fo:color="#000000"/>
    </style:style>
    <style:style style:name="T641" style:family="text">
      <style:text-properties fo:font-size="10.00pt" fo:font-weight="normal" fo:font-family="'Courier New'" style:font-family-asian="'Courier New'" style:font-family-complex="'Courier New'" fo:background-color="#d9d9d9" fo:color="#008080"/>
    </style:style>
    <style:style style:name="T642" style:family="text">
      <style:text-properties fo:font-size="10.00pt" fo:font-weight="normal" fo:font-family="'Courier New'" style:font-family-asian="'Courier New'" style:font-family-complex="'Courier New'" fo:background-color="#d9d9d9" fo:color="#3f7f7f"/>
    </style:style>
    <style:style style:name="T643" style:family="text">
      <style:text-properties fo:font-size="10.00pt" fo:font-weight="normal" fo:font-family="'Courier New'" style:font-family-asian="'Courier New'" style:font-family-complex="'Courier New'" fo:background-color="#d9d9d9" style:use-window-font-color="true"/>
    </style:style>
    <style:style style:name="T644" style:family="text">
      <style:text-properties fo:font-size="10.00pt" fo:font-weight="normal" fo:font-family="'Courier New'" style:font-family-asian="'Courier New'" style:font-family-complex="'Courier New'" fo:background-color="#d9d9d9" fo:color="#7f007f"/>
    </style:style>
    <style:style style:name="T645" style:family="text">
      <style:text-properties fo:font-size="10.00pt" fo:font-weight="normal" fo:font-family="'Courier New'" style:font-family-asian="'Courier New'" style:font-family-complex="'Courier New'" fo:background-color="#d9d9d9" fo:color="#000000"/>
    </style:style>
    <style:style style:name="T646" style:family="text">
      <style:text-properties fo:font-size="10.00pt" fo:font-weight="normal" fo:font-family="'Courier New'" style:font-family-asian="'Courier New'" style:font-family-complex="'Courier New'" fo:background-color="#d9d9d9" fo:color="#2a00ff" fo:font-style="italic"/>
    </style:style>
    <style:style style:name="T647" style:family="text">
      <style:text-properties fo:font-size="10.00pt" fo:font-weight="normal" fo:font-family="'Courier New'" style:font-family-asian="'Courier New'" style:font-family-complex="'Courier New'" fo:background-color="#d9d9d9" style:use-window-font-color="true"/>
    </style:style>
    <style:style style:name="T648" style:family="text">
      <style:text-properties fo:font-size="10.00pt" fo:font-weight="normal" fo:font-family="'Courier New'" style:font-family-asian="'Courier New'" style:font-family-complex="'Courier New'" fo:background-color="#d9d9d9" fo:color="#7f007f"/>
    </style:style>
    <style:style style:name="T649" style:family="text">
      <style:text-properties fo:font-size="10.00pt" fo:font-weight="normal" fo:font-family="'Courier New'" style:font-family-asian="'Courier New'" style:font-family-complex="'Courier New'" fo:background-color="#d9d9d9" fo:color="#000000"/>
    </style:style>
    <style:style style:name="T650" style:family="text">
      <style:text-properties fo:font-size="10.00pt" fo:font-weight="normal" fo:font-family="'Courier New'" style:font-family-asian="'Courier New'" style:font-family-complex="'Courier New'" fo:background-color="#d9d9d9" fo:color="#2a00ff" fo:font-style="italic"/>
    </style:style>
    <style:style style:name="T651" style:family="text">
      <style:text-properties fo:font-size="10.00pt" fo:font-weight="normal" fo:font-family="'Courier New'" style:font-family-asian="'Courier New'" style:font-family-complex="'Courier New'" fo:background-color="#d9d9d9" style:use-window-font-color="true"/>
    </style:style>
    <style:style style:name="T652" style:family="text">
      <style:text-properties fo:font-size="10.00pt" fo:font-weight="normal" fo:font-family="'Courier New'" style:font-family-asian="'Courier New'" style:font-family-complex="'Courier New'" fo:background-color="#d9d9d9" fo:color="#008080"/>
    </style:style>
    <style:style style:name="T653" style:family="text">
      <style:text-properties fo:font-size="10.00pt" fo:font-weight="normal" fo:font-family="'Courier New'" style:font-family-asian="'Courier New'" style:font-family-complex="'Courier New'" fo:background-color="#d9d9d9" fo:color="#000000"/>
    </style:style>
    <style:style style:name="T654" style:family="text">
      <style:text-properties fo:font-size="10.00pt" fo:font-weight="normal" fo:font-family="'Courier New'" style:font-family-asian="'Courier New'" style:font-family-complex="'Courier New'" fo:background-color="#d9d9d9" fo:color="#008080"/>
    </style:style>
    <style:style style:name="T655" style:family="text">
      <style:text-properties fo:font-size="10.00pt" fo:font-weight="normal" fo:font-family="'Courier New'" style:font-family-asian="'Courier New'" style:font-family-complex="'Courier New'" fo:background-color="#d9d9d9" fo:color="#3f7f7f"/>
    </style:style>
    <style:style style:name="T656" style:family="text">
      <style:text-properties fo:font-size="10.00pt" fo:font-weight="normal" fo:font-family="'Courier New'" style:font-family-asian="'Courier New'" style:font-family-complex="'Courier New'" fo:background-color="#d9d9d9" fo:color="#008080"/>
    </style:style>
    <style:style style:name="T657" style:family="text">
      <style:text-properties fo:font-size="10.00pt" fo:font-weight="normal" fo:font-family="'Courier New'" style:font-family-asian="'Courier New'" style:font-family-complex="'Courier New'" fo:background-color="#d9d9d9" fo:color="#000000"/>
    </style:style>
    <style:style style:name="T658" style:family="text">
      <style:text-properties fo:font-size="10.00pt" fo:font-weight="normal" fo:font-family="'Courier New'" style:font-family-asian="'Courier New'" style:font-family-complex="'Courier New'" fo:background-color="#d9d9d9" fo:color="#008080"/>
    </style:style>
    <style:style style:name="T659" style:family="text">
      <style:text-properties fo:font-size="10.00pt" fo:font-weight="normal" fo:font-family="'Courier New'" style:font-family-asian="'Courier New'" style:font-family-complex="'Courier New'" fo:background-color="#d9d9d9" fo:color="#3f7f7f"/>
    </style:style>
    <style:style style:name="T660" style:family="text">
      <style:text-properties fo:font-size="10.00pt" fo:font-weight="normal" fo:font-family="'Courier New'" style:font-family-asian="'Courier New'" style:font-family-complex="'Courier New'" fo:background-color="#d9d9d9" fo:color="#008080"/>
    </style:style>
    <style:style style:name="T661" style:family="text">
      <style:text-properties fo:font-size="10.00pt" fo:font-weight="normal" fo:font-family="'Courier New'" style:font-family-asian="'Courier New'" style:font-family-complex="'Courier New'" fo:background-color="#d9d9d9" fo:color="#000000"/>
    </style:style>
    <style:style style:name="T662" style:family="text">
      <style:text-properties fo:font-size="10.00pt" fo:font-weight="normal" fo:font-family="'Courier New'" style:font-family-asian="'Courier New'" style:font-family-complex="'Courier New'" fo:background-color="#d9d9d9" fo:color="#008080"/>
    </style:style>
    <style:style style:name="T663" style:family="text">
      <style:text-properties fo:font-size="10.00pt" fo:font-weight="normal" fo:font-family="'Courier New'" style:font-family-asian="'Courier New'" style:font-family-complex="'Courier New'" fo:background-color="#d9d9d9" fo:color="#3f7f7f"/>
    </style:style>
    <style:style style:name="T664" style:family="text">
      <style:text-properties fo:font-size="10.00pt" fo:font-weight="normal" fo:font-family="'Courier New'" style:font-family-asian="'Courier New'" style:font-family-complex="'Courier New'" fo:background-color="#d9d9d9" style:use-window-font-color="true"/>
    </style:style>
    <style:style style:name="T665" style:family="text">
      <style:text-properties fo:font-size="10.00pt" fo:font-weight="normal" fo:font-family="'Courier New'" style:font-family-asian="'Courier New'" style:font-family-complex="'Courier New'" fo:background-color="#d9d9d9" fo:color="#7f007f"/>
    </style:style>
    <style:style style:name="T666" style:family="text">
      <style:text-properties fo:font-size="10.00pt" fo:font-weight="normal" fo:font-family="'Courier New'" style:font-family-asian="'Courier New'" style:font-family-complex="'Courier New'" fo:background-color="#d9d9d9" fo:color="#000000"/>
    </style:style>
    <style:style style:name="T667" style:family="text">
      <style:text-properties fo:font-size="10.00pt" fo:font-weight="normal" fo:font-family="'Courier New'" style:font-family-asian="'Courier New'" style:font-family-complex="'Courier New'" fo:background-color="#d9d9d9" fo:color="#2a00ff" fo:font-style="italic"/>
    </style:style>
    <style:style style:name="T668" style:family="text">
      <style:text-properties fo:font-size="10.00pt" fo:font-weight="normal" fo:font-family="'Courier New'" style:font-family-asian="'Courier New'" style:font-family-complex="'Courier New'" fo:background-color="#d9d9d9" style:use-window-font-color="true"/>
    </style:style>
    <style:style style:name="T669" style:family="text">
      <style:text-properties fo:font-size="10.00pt" fo:font-weight="normal" fo:font-family="'Courier New'" style:font-family-asian="'Courier New'" style:font-family-complex="'Courier New'" fo:background-color="#d9d9d9" fo:color="#7f007f"/>
    </style:style>
    <style:style style:name="T670" style:family="text">
      <style:text-properties fo:font-size="10.00pt" fo:font-weight="normal" fo:font-family="'Courier New'" style:font-family-asian="'Courier New'" style:font-family-complex="'Courier New'" fo:background-color="#d9d9d9" fo:color="#000000"/>
    </style:style>
    <style:style style:name="T671" style:family="text">
      <style:text-properties fo:font-size="10.00pt" fo:font-weight="normal" fo:font-family="'Courier New'" style:font-family-asian="'Courier New'" style:font-family-complex="'Courier New'" fo:background-color="#d9d9d9" fo:color="#2a00ff" fo:font-style="italic"/>
    </style:style>
    <style:style style:name="T672" style:family="text">
      <style:text-properties fo:font-size="10.00pt" fo:font-weight="normal" fo:font-family="'Courier New'" style:font-family-asian="'Courier New'" style:font-family-complex="'Courier New'" fo:background-color="#d9d9d9" fo:color="#008080"/>
    </style:style>
    <style:style style:name="T673" style:family="text">
      <style:text-properties fo:font-size="10.00pt" fo:font-weight="normal" fo:font-family="'Courier New'" style:font-family-asian="'Courier New'" style:font-family-complex="'Courier New'" fo:background-color="#d9d9d9" fo:color="#000000"/>
    </style:style>
    <style:style style:name="T674" style:family="text">
      <style:text-properties fo:font-size="10.00pt" fo:font-weight="normal" fo:font-family="'Courier New'" style:font-family-asian="'Courier New'" style:font-family-complex="'Courier New'" fo:background-color="#d9d9d9" fo:color="#008080"/>
    </style:style>
    <style:style style:name="T675" style:family="text">
      <style:text-properties fo:font-size="10.00pt" fo:font-weight="normal" fo:font-family="'Courier New'" style:font-family-asian="'Courier New'" style:font-family-complex="'Courier New'" fo:background-color="#d9d9d9" fo:color="#3f7f7f"/>
    </style:style>
    <style:style style:name="T676" style:family="text">
      <style:text-properties fo:font-size="10.00pt" fo:font-weight="normal" fo:font-family="'Courier New'" style:font-family-asian="'Courier New'" style:font-family-complex="'Courier New'" fo:background-color="#d9d9d9" style:use-window-font-color="true"/>
    </style:style>
    <style:style style:name="T677" style:family="text">
      <style:text-properties fo:font-size="10.00pt" fo:font-weight="normal" fo:font-family="'Courier New'" style:font-family-asian="'Courier New'" style:font-family-complex="'Courier New'" fo:background-color="#d9d9d9" fo:color="#7f007f"/>
    </style:style>
    <style:style style:name="T678" style:family="text">
      <style:text-properties fo:font-size="10.00pt" fo:font-weight="normal" fo:font-family="'Courier New'" style:font-family-asian="'Courier New'" style:font-family-complex="'Courier New'" fo:background-color="#d9d9d9" fo:color="#000000"/>
    </style:style>
    <style:style style:name="T679" style:family="text">
      <style:text-properties fo:font-size="10.00pt" fo:font-weight="normal" fo:font-family="'Courier New'" style:font-family-asian="'Courier New'" style:font-family-complex="'Courier New'" fo:background-color="#d9d9d9" fo:color="#2a00ff" fo:font-style="italic"/>
    </style:style>
    <style:style style:name="T680" style:family="text">
      <style:text-properties fo:font-size="10.00pt" fo:font-weight="normal" fo:font-family="'Courier New'" style:font-family-asian="'Courier New'" style:font-family-complex="'Courier New'" fo:background-color="#d9d9d9" fo:color="#008080"/>
    </style:style>
    <style:style style:name="T681" style:family="text">
      <style:text-properties fo:font-size="10.00pt" fo:font-weight="normal" fo:font-family="'Courier New'" style:font-family-asian="'Courier New'" style:font-family-complex="'Courier New'" fo:background-color="#d9d9d9" fo:color="#000000"/>
    </style:style>
    <style:style style:name="T682" style:family="text">
      <style:text-properties fo:font-size="10.00pt" fo:font-weight="normal" fo:font-family="'Courier New'" style:font-family-asian="'Courier New'" style:font-family-complex="'Courier New'" fo:background-color="#d9d9d9" fo:color="#008080"/>
    </style:style>
    <style:style style:name="T683" style:family="text">
      <style:text-properties fo:font-size="10.00pt" fo:font-weight="normal" fo:font-family="'Courier New'" style:font-family-asian="'Courier New'" style:font-family-complex="'Courier New'" fo:background-color="#d9d9d9" fo:color="#3f7f7f"/>
    </style:style>
    <style:style style:name="T684" style:family="text">
      <style:text-properties fo:font-size="10.00pt" fo:font-weight="normal" fo:font-family="'Courier New'" style:font-family-asian="'Courier New'" style:font-family-complex="'Courier New'" fo:background-color="#d9d9d9" style:use-window-font-color="true"/>
    </style:style>
    <style:style style:name="T685" style:family="text">
      <style:text-properties fo:font-size="10.00pt" fo:font-weight="normal" fo:font-family="'Courier New'" style:font-family-asian="'Courier New'" style:font-family-complex="'Courier New'" fo:background-color="#d9d9d9" fo:color="#7f007f"/>
    </style:style>
    <style:style style:name="T686" style:family="text">
      <style:text-properties fo:font-size="10.00pt" fo:font-weight="normal" fo:font-family="'Courier New'" style:font-family-asian="'Courier New'" style:font-family-complex="'Courier New'" fo:background-color="#d9d9d9" fo:color="#000000"/>
    </style:style>
    <style:style style:name="T687" style:family="text">
      <style:text-properties fo:font-size="10.00pt" fo:font-weight="normal" fo:font-family="'Courier New'" style:font-family-asian="'Courier New'" style:font-family-complex="'Courier New'" fo:background-color="#d9d9d9" fo:color="#2a00ff" fo:font-style="italic"/>
    </style:style>
    <style:style style:name="T688" style:family="text">
      <style:text-properties fo:font-size="10.00pt" fo:font-weight="normal" fo:font-family="'Courier New'" style:font-family-asian="'Courier New'" style:font-family-complex="'Courier New'" fo:background-color="#d9d9d9" style:use-window-font-color="true"/>
    </style:style>
    <style:style style:name="T689" style:family="text">
      <style:text-properties fo:font-size="10.00pt" fo:font-weight="normal" fo:font-family="'Courier New'" style:font-family-asian="'Courier New'" style:font-family-complex="'Courier New'" fo:background-color="#d9d9d9" fo:color="#7f007f"/>
    </style:style>
    <style:style style:name="T690" style:family="text">
      <style:text-properties fo:font-size="10.00pt" fo:font-weight="normal" fo:font-family="'Courier New'" style:font-family-asian="'Courier New'" style:font-family-complex="'Courier New'" fo:background-color="#d9d9d9" fo:color="#000000"/>
    </style:style>
    <style:style style:name="T691" style:family="text">
      <style:text-properties fo:font-size="10.00pt" fo:font-weight="normal" fo:font-family="'Courier New'" style:font-family-asian="'Courier New'" style:font-family-complex="'Courier New'" fo:background-color="#d9d9d9" fo:color="#2a00ff" fo:font-style="italic"/>
    </style:style>
    <style:style style:name="T692" style:family="text">
      <style:text-properties fo:font-size="10.00pt" fo:font-weight="normal" fo:font-family="'Courier New'" style:font-family-asian="'Courier New'" style:font-family-complex="'Courier New'" fo:background-color="#d9d9d9" fo:color="#008080"/>
    </style:style>
    <style:style style:name="T693" style:family="text">
      <style:text-properties fo:font-size="10.00pt" fo:font-weight="normal" fo:font-family="'Courier New'" style:font-family-asian="'Courier New'" style:font-family-complex="'Courier New'" fo:background-color="#d9d9d9" fo:color="#000000"/>
    </style:style>
    <style:style style:name="T694" style:family="text">
      <style:text-properties fo:font-size="10.00pt" fo:font-weight="normal" fo:font-family="'Courier New'" style:font-family-asian="'Courier New'" style:font-family-complex="'Courier New'" fo:background-color="#d9d9d9" fo:color="#008080"/>
    </style:style>
    <style:style style:name="T695" style:family="text">
      <style:text-properties fo:font-size="10.00pt" fo:font-weight="normal" fo:font-family="'Courier New'" style:font-family-asian="'Courier New'" style:font-family-complex="'Courier New'" fo:background-color="#d9d9d9" fo:color="#3f7f7f"/>
    </style:style>
    <style:style style:name="T696" style:family="text">
      <style:text-properties fo:font-size="10.00pt" fo:font-weight="normal" fo:font-family="'Courier New'" style:font-family-asian="'Courier New'" style:font-family-complex="'Courier New'" fo:background-color="#d9d9d9" fo:color="#008080"/>
    </style:style>
    <style:style style:name="T697" style:family="text">
      <style:text-properties fo:font-size="10.00pt" fo:font-weight="normal" fo:font-family="'Courier New'" style:font-family-asian="'Courier New'" style:font-family-complex="'Courier New'" fo:background-color="#d9d9d9" fo:color="#000000"/>
    </style:style>
    <style:style style:name="T698" style:family="text">
      <style:text-properties fo:font-size="10.00pt" fo:font-weight="normal" fo:font-family="'Courier New'" style:font-family-asian="'Courier New'" style:font-family-complex="'Courier New'" fo:background-color="#d9d9d9" fo:color="#008080"/>
    </style:style>
    <style:style style:name="T699" style:family="text">
      <style:text-properties fo:font-size="10.00pt" fo:font-weight="normal" fo:font-family="'Courier New'" style:font-family-asian="'Courier New'" style:font-family-complex="'Courier New'" fo:background-color="#d9d9d9" fo:color="#3f7f7f"/>
    </style:style>
    <style:style style:name="T700" style:family="text">
      <style:text-properties fo:font-size="10.00pt" fo:font-weight="normal" fo:font-family="'Courier New'" style:font-family-asian="'Courier New'" style:font-family-complex="'Courier New'" fo:background-color="#d9d9d9" fo:color="#008080"/>
    </style:style>
    <style:style style:name="T701" style:family="text">
      <style:text-properties fo:font-size="10.00pt" fo:font-weight="normal" fo:font-family="'Courier New'" style:font-family-asian="'Courier New'" style:font-family-complex="'Courier New'" fo:background-color="#d9d9d9" fo:color="#000000"/>
    </style:style>
    <style:style style:name="T702" style:family="text">
      <style:text-properties fo:font-size="10.00pt" fo:font-weight="normal" fo:font-family="'Courier New'" style:font-family-asian="'Courier New'" style:font-family-complex="'Courier New'" fo:background-color="#d9d9d9" fo:color="#008080"/>
    </style:style>
    <style:style style:name="T703" style:family="text">
      <style:text-properties fo:font-size="10.00pt" fo:font-weight="normal" fo:font-family="'Courier New'" style:font-family-asian="'Courier New'" style:font-family-complex="'Courier New'" fo:background-color="#d9d9d9" fo:color="#3f7f7f"/>
    </style:style>
    <style:style style:name="T704" style:family="text">
      <style:text-properties fo:font-size="10.00pt" fo:font-weight="normal" fo:font-family="'Courier New'" style:font-family-asian="'Courier New'" style:font-family-complex="'Courier New'" fo:background-color="#d9d9d9" style:use-window-font-color="true"/>
    </style:style>
    <style:style style:name="T705" style:family="text">
      <style:text-properties fo:font-size="10.00pt" fo:font-weight="normal" fo:font-family="'Courier New'" style:font-family-asian="'Courier New'" style:font-family-complex="'Courier New'" fo:background-color="#d9d9d9" fo:color="#7f007f"/>
    </style:style>
    <style:style style:name="T706" style:family="text">
      <style:text-properties fo:font-size="10.00pt" fo:font-weight="normal" fo:font-family="'Courier New'" style:font-family-asian="'Courier New'" style:font-family-complex="'Courier New'" fo:background-color="#d9d9d9" fo:color="#000000"/>
    </style:style>
    <style:style style:name="T707" style:family="text">
      <style:text-properties fo:font-size="10.00pt" fo:font-weight="normal" fo:font-family="'Courier New'" style:font-family-asian="'Courier New'" style:font-family-complex="'Courier New'" fo:background-color="#d9d9d9" fo:color="#2a00ff" fo:font-style="italic"/>
    </style:style>
    <style:style style:name="T708" style:family="text">
      <style:text-properties fo:font-size="10.00pt" fo:font-weight="normal" fo:font-family="'Courier New'" style:font-family-asian="'Courier New'" style:font-family-complex="'Courier New'" fo:background-color="#d9d9d9" fo:color="#008080"/>
    </style:style>
    <style:style style:name="T709" style:family="text">
      <style:text-properties fo:font-size="10.00pt" fo:font-weight="normal" fo:font-family="'Courier New'" style:font-family-asian="'Courier New'" style:font-family-complex="'Courier New'" fo:background-color="#d9d9d9" fo:color="#000000"/>
    </style:style>
    <style:style style:name="T710" style:family="text">
      <style:text-properties fo:font-size="10.00pt" fo:font-weight="normal" fo:font-family="'Courier New'" style:font-family-asian="'Courier New'" style:font-family-complex="'Courier New'" fo:background-color="#d9d9d9" fo:color="#008080"/>
    </style:style>
    <style:style style:name="T711" style:family="text">
      <style:text-properties fo:font-size="10.00pt" fo:font-weight="normal" fo:font-family="'Courier New'" style:font-family-asian="'Courier New'" style:font-family-complex="'Courier New'" fo:background-color="#d9d9d9" fo:color="#3f7f7f"/>
    </style:style>
    <style:style style:name="T712" style:family="text">
      <style:text-properties fo:font-size="10.00pt" fo:font-weight="normal" fo:font-family="'Courier New'" style:font-family-asian="'Courier New'" style:font-family-complex="'Courier New'" fo:background-color="#d9d9d9" style:use-window-font-color="true"/>
    </style:style>
    <style:style style:name="T713" style:family="text">
      <style:text-properties fo:font-size="10.00pt" fo:font-weight="normal" fo:font-family="'Courier New'" style:font-family-asian="'Courier New'" style:font-family-complex="'Courier New'" fo:background-color="#d9d9d9" fo:color="#7f007f"/>
    </style:style>
    <style:style style:name="T714" style:family="text">
      <style:text-properties fo:font-size="10.00pt" fo:font-weight="normal" fo:font-family="'Courier New'" style:font-family-asian="'Courier New'" style:font-family-complex="'Courier New'" fo:background-color="#d9d9d9" fo:color="#000000"/>
    </style:style>
    <style:style style:name="T715" style:family="text">
      <style:text-properties fo:font-size="10.00pt" fo:font-weight="normal" fo:font-family="'Courier New'" style:font-family-asian="'Courier New'" style:font-family-complex="'Courier New'" fo:background-color="#d9d9d9" fo:color="#2a00ff" fo:font-style="italic"/>
    </style:style>
    <style:style style:name="T716" style:family="text">
      <style:text-properties fo:font-size="10.00pt" fo:font-weight="normal" fo:font-family="'Courier New'" style:font-family-asian="'Courier New'" style:font-family-complex="'Courier New'" fo:background-color="#d9d9d9" fo:color="#008080"/>
    </style:style>
    <style:style style:name="T717" style:family="text">
      <style:text-properties fo:font-size="10.00pt" fo:font-weight="normal" fo:font-family="'Courier New'" style:font-family-asian="'Courier New'" style:font-family-complex="'Courier New'" fo:background-color="#d9d9d9" fo:color="#3f7f7f"/>
    </style:style>
    <style:style style:name="T718" style:family="text">
      <style:text-properties fo:font-size="10.00pt" fo:font-weight="normal" fo:font-family="'Courier New'" style:font-family-asian="'Courier New'" style:font-family-complex="'Courier New'" fo:background-color="#d9d9d9" fo:color="#008080"/>
    </style:style>
    <style:style style:name="T719" style:family="text">
      <style:text-properties fo:font-size="10.00pt" fo:font-weight="normal" fo:font-family="'Courier New'" style:font-family-asian="'Courier New'" style:font-family-complex="'Courier New'" fo:background-color="#d9d9d9" fo:color="#000000"/>
    </style:style>
    <style:style style:name="T720" style:family="text">
      <style:text-properties fo:font-size="10.00pt" fo:font-weight="normal" fo:font-family="'Courier New'" style:font-family-asian="'Courier New'" style:font-family-complex="'Courier New'" fo:background-color="#d9d9d9" fo:color="#008080"/>
    </style:style>
    <style:style style:name="T721" style:family="text">
      <style:text-properties fo:font-size="10.00pt" fo:font-weight="normal" fo:font-family="'Courier New'" style:font-family-asian="'Courier New'" style:font-family-complex="'Courier New'" fo:background-color="#d9d9d9" fo:color="#3f7f7f"/>
    </style:style>
    <style:style style:name="T722" style:family="text">
      <style:text-properties fo:font-size="10.00pt" fo:font-weight="normal" fo:font-family="'Courier New'" style:font-family-asian="'Courier New'" style:font-family-complex="'Courier New'" fo:background-color="#d9d9d9" style:use-window-font-color="true"/>
    </style:style>
    <style:style style:name="T723" style:family="text">
      <style:text-properties fo:font-size="10.00pt" fo:font-weight="normal" fo:font-family="'Courier New'" style:font-family-asian="'Courier New'" style:font-family-complex="'Courier New'" fo:background-color="#d9d9d9" fo:color="#7f007f"/>
    </style:style>
    <style:style style:name="T724" style:family="text">
      <style:text-properties fo:font-size="10.00pt" fo:font-weight="normal" fo:font-family="'Courier New'" style:font-family-asian="'Courier New'" style:font-family-complex="'Courier New'" fo:background-color="#d9d9d9" fo:color="#000000"/>
    </style:style>
    <style:style style:name="T725" style:family="text">
      <style:text-properties fo:font-size="10.00pt" fo:font-weight="normal" fo:font-family="'Courier New'" style:font-family-asian="'Courier New'" style:font-family-complex="'Courier New'" fo:background-color="#d9d9d9" fo:color="#2a00ff" fo:font-style="italic"/>
    </style:style>
    <style:style style:name="T726" style:family="text">
      <style:text-properties fo:font-size="10.00pt" fo:font-weight="normal" fo:font-family="'Courier New'" style:font-family-asian="'Courier New'" style:font-family-complex="'Courier New'" fo:background-color="#d9d9d9" fo:color="#008080"/>
    </style:style>
    <style:style style:name="T727" style:family="text">
      <style:text-properties fo:font-size="10.00pt" fo:font-weight="normal" fo:font-family="'Courier New'" style:font-family-asian="'Courier New'" style:font-family-complex="'Courier New'" fo:background-color="#d9d9d9" fo:color="#000000"/>
    </style:style>
    <style:style style:name="T728" style:family="text">
      <style:text-properties fo:font-size="10.00pt" fo:font-weight="normal" fo:font-family="'Courier New'" style:font-family-asian="'Courier New'" style:font-family-complex="'Courier New'" fo:background-color="#d9d9d9" fo:color="#008080"/>
    </style:style>
    <style:style style:name="T729" style:family="text">
      <style:text-properties fo:font-size="10.00pt" fo:font-weight="normal" fo:font-family="'Courier New'" style:font-family-asian="'Courier New'" style:font-family-complex="'Courier New'" fo:background-color="#d9d9d9" fo:color="#3f7f7f"/>
    </style:style>
    <style:style style:name="T730" style:family="text">
      <style:text-properties fo:font-size="10.00pt" fo:font-weight="normal" fo:font-family="'Courier New'" style:font-family-asian="'Courier New'" style:font-family-complex="'Courier New'" fo:background-color="#d9d9d9" style:use-window-font-color="true"/>
    </style:style>
    <style:style style:name="T731" style:family="text">
      <style:text-properties fo:font-size="10.00pt" fo:font-weight="normal" fo:font-family="'Courier New'" style:font-family-asian="'Courier New'" style:font-family-complex="'Courier New'" fo:background-color="#d9d9d9" fo:color="#7f007f"/>
    </style:style>
    <style:style style:name="T732" style:family="text">
      <style:text-properties fo:font-size="10.00pt" fo:font-weight="normal" fo:font-family="'Courier New'" style:font-family-asian="'Courier New'" style:font-family-complex="'Courier New'" fo:background-color="#d9d9d9" fo:color="#000000"/>
    </style:style>
    <style:style style:name="T733" style:family="text">
      <style:text-properties fo:font-size="10.00pt" fo:font-weight="normal" fo:font-family="'Courier New'" style:font-family-asian="'Courier New'" style:font-family-complex="'Courier New'" fo:background-color="#d9d9d9" fo:color="#2a00ff" fo:font-style="italic"/>
    </style:style>
    <style:style style:name="T734" style:family="text">
      <style:text-properties fo:font-size="10.00pt" fo:font-weight="normal" fo:font-family="'Courier New'" style:font-family-asian="'Courier New'" style:font-family-complex="'Courier New'" fo:background-color="#d9d9d9" fo:color="#008080"/>
    </style:style>
    <style:style style:name="T735" style:family="text">
      <style:text-properties fo:font-size="10.00pt" fo:font-weight="normal" fo:font-family="'Courier New'" style:font-family-asian="'Courier New'" style:font-family-complex="'Courier New'" fo:background-color="#d9d9d9" fo:color="#000000"/>
    </style:style>
    <style:style style:name="T736" style:family="text">
      <style:text-properties fo:font-size="10.00pt" fo:font-weight="normal" fo:font-family="'Courier New'" style:font-family-asian="'Courier New'" style:font-family-complex="'Courier New'" fo:background-color="#d9d9d9" fo:color="#008080"/>
    </style:style>
    <style:style style:name="T737" style:family="text">
      <style:text-properties fo:font-size="10.00pt" fo:font-weight="normal" fo:font-family="'Courier New'" style:font-family-asian="'Courier New'" style:font-family-complex="'Courier New'" fo:background-color="#d9d9d9" fo:color="#3f7f7f"/>
    </style:style>
    <style:style style:name="T738" style:family="text">
      <style:text-properties fo:font-size="10.00pt" fo:font-weight="normal" fo:font-family="'Courier New'" style:font-family-asian="'Courier New'" style:font-family-complex="'Courier New'" fo:background-color="#d9d9d9" fo:color="#008080"/>
    </style:style>
    <style:style style:name="T739" style:family="text">
      <style:text-properties fo:font-size="10.00pt" fo:font-weight="normal" fo:font-family="'Courier New'" style:font-family-asian="'Courier New'" style:font-family-complex="'Courier New'" fo:background-color="#d9d9d9" fo:color="#000000"/>
    </style:style>
    <style:style style:name="T740" style:family="text">
      <style:text-properties fo:font-size="10.00pt" fo:font-weight="normal" fo:font-family="'Courier New'" style:font-family-asian="'Courier New'" style:font-family-complex="'Courier New'" fo:background-color="#d9d9d9" fo:color="#008080"/>
    </style:style>
    <style:style style:name="T741" style:family="text">
      <style:text-properties fo:font-size="10.00pt" fo:font-weight="normal" fo:font-family="'Courier New'" style:font-family-asian="'Courier New'" style:font-family-complex="'Courier New'" fo:background-color="#d9d9d9" fo:color="#3f7f7f"/>
    </style:style>
    <style:style style:name="T742" style:family="text">
      <style:text-properties fo:font-size="10.00pt" fo:font-weight="normal" fo:font-family="'Courier New'" style:font-family-asian="'Courier New'" style:font-family-complex="'Courier New'" fo:background-color="#d9d9d9" style:use-window-font-color="true"/>
    </style:style>
    <style:style style:name="T743" style:family="text">
      <style:text-properties fo:font-size="10.00pt" fo:font-weight="normal" fo:font-family="'Courier New'" style:font-family-asian="'Courier New'" style:font-family-complex="'Courier New'" fo:background-color="#d9d9d9" fo:color="#7f007f"/>
    </style:style>
    <style:style style:name="T744" style:family="text">
      <style:text-properties fo:font-size="10.00pt" fo:font-weight="normal" fo:font-family="'Courier New'" style:font-family-asian="'Courier New'" style:font-family-complex="'Courier New'" fo:background-color="#d9d9d9" fo:color="#000000"/>
    </style:style>
    <style:style style:name="T745" style:family="text">
      <style:text-properties fo:font-size="10.00pt" fo:font-weight="normal" fo:font-family="'Courier New'" style:font-family-asian="'Courier New'" style:font-family-complex="'Courier New'" fo:background-color="#d9d9d9" fo:color="#2a00ff" fo:font-style="italic"/>
    </style:style>
    <style:style style:name="T746" style:family="text">
      <style:text-properties fo:font-size="10.00pt" fo:font-weight="normal" fo:font-family="'Courier New'" style:font-family-asian="'Courier New'" style:font-family-complex="'Courier New'" fo:background-color="#d9d9d9" fo:color="#008080"/>
    </style:style>
    <style:style style:name="T747" style:family="text">
      <style:text-properties fo:font-size="10.00pt" fo:font-weight="normal" fo:font-family="'Courier New'" style:font-family-asian="'Courier New'" style:font-family-complex="'Courier New'" fo:background-color="#d9d9d9" fo:color="#000000"/>
    </style:style>
    <style:style style:name="T748" style:family="text">
      <style:text-properties fo:font-size="10.00pt" fo:font-weight="normal" fo:font-family="'Courier New'" style:font-family-asian="'Courier New'" style:font-family-complex="'Courier New'" fo:background-color="#d9d9d9" fo:color="#008080"/>
    </style:style>
    <style:style style:name="T749" style:family="text">
      <style:text-properties fo:font-size="10.00pt" fo:font-weight="normal" fo:font-family="'Courier New'" style:font-family-asian="'Courier New'" style:font-family-complex="'Courier New'" fo:background-color="#d9d9d9" fo:color="#3f7f7f"/>
    </style:style>
    <style:style style:name="T750" style:family="text">
      <style:text-properties fo:font-size="10.00pt" fo:font-weight="normal" fo:font-family="'Courier New'" style:font-family-asian="'Courier New'" style:font-family-complex="'Courier New'" fo:background-color="#d9d9d9" style:use-window-font-color="true"/>
    </style:style>
    <style:style style:name="T751" style:family="text">
      <style:text-properties fo:font-size="10.00pt" fo:font-weight="normal" fo:font-family="'Courier New'" style:font-family-asian="'Courier New'" style:font-family-complex="'Courier New'" fo:background-color="#d9d9d9" fo:color="#7f007f"/>
    </style:style>
    <style:style style:name="T752" style:family="text">
      <style:text-properties fo:font-size="10.00pt" fo:font-weight="normal" fo:font-family="'Courier New'" style:font-family-asian="'Courier New'" style:font-family-complex="'Courier New'" fo:background-color="#d9d9d9" fo:color="#000000"/>
    </style:style>
    <style:style style:name="T753" style:family="text">
      <style:text-properties fo:font-size="10.00pt" fo:font-weight="normal" fo:font-family="'Courier New'" style:font-family-asian="'Courier New'" style:font-family-complex="'Courier New'" fo:background-color="#d9d9d9" fo:color="#2a00ff" fo:font-style="italic"/>
    </style:style>
    <style:style style:name="T754" style:family="text">
      <style:text-properties fo:font-size="10.00pt" fo:font-weight="normal" fo:font-family="'Courier New'" style:font-family-asian="'Courier New'" style:font-family-complex="'Courier New'" fo:background-color="#d9d9d9" fo:color="#008080"/>
    </style:style>
    <style:style style:name="T755" style:family="text">
      <style:text-properties fo:font-size="10.00pt" fo:font-weight="normal" fo:font-family="'Courier New'" style:font-family-asian="'Courier New'" style:font-family-complex="'Courier New'" fo:background-color="#d9d9d9" fo:color="#3f7f7f"/>
    </style:style>
    <style:style style:name="T756" style:family="text">
      <style:text-properties fo:font-size="10.00pt" fo:font-weight="normal" fo:font-family="'Courier New'" style:font-family-asian="'Courier New'" style:font-family-complex="'Courier New'" fo:background-color="#d9d9d9" fo:color="#008080"/>
    </style:style>
    <style:style style:name="T757" style:family="text">
      <style:text-properties fo:font-size="10.00pt" fo:font-weight="normal" fo:font-family="'Courier New'" style:font-family-asian="'Courier New'" style:font-family-complex="'Courier New'" fo:background-color="#d9d9d9" fo:color="#000000"/>
    </style:style>
    <style:style style:name="T758" style:family="text">
      <style:text-properties fo:font-size="10.00pt" fo:font-weight="normal" fo:font-family="'Courier New'" style:font-family-asian="'Courier New'" style:font-family-complex="'Courier New'" fo:background-color="#d9d9d9" fo:color="#008080"/>
    </style:style>
    <style:style style:name="T759" style:family="text">
      <style:text-properties fo:font-size="10.00pt" fo:font-weight="normal" fo:font-family="'Courier New'" style:font-family-asian="'Courier New'" style:font-family-complex="'Courier New'" fo:background-color="#d9d9d9" fo:color="#3f7f7f"/>
    </style:style>
    <style:style style:name="T760" style:family="text">
      <style:text-properties fo:font-size="10.00pt" fo:font-weight="normal" fo:font-family="'Courier New'" style:font-family-asian="'Courier New'" style:font-family-complex="'Courier New'" fo:background-color="#d9d9d9" style:use-window-font-color="true"/>
    </style:style>
    <style:style style:name="T761" style:family="text">
      <style:text-properties fo:font-size="10.00pt" fo:font-weight="normal" fo:font-family="'Courier New'" style:font-family-asian="'Courier New'" style:font-family-complex="'Courier New'" fo:background-color="#d9d9d9" fo:color="#7f007f"/>
    </style:style>
    <style:style style:name="T762" style:family="text">
      <style:text-properties fo:font-size="10.00pt" fo:font-weight="normal" fo:font-family="'Courier New'" style:font-family-asian="'Courier New'" style:font-family-complex="'Courier New'" fo:background-color="#d9d9d9" fo:color="#000000"/>
    </style:style>
    <style:style style:name="T763" style:family="text">
      <style:text-properties fo:font-size="10.00pt" fo:font-weight="normal" fo:font-family="'Courier New'" style:font-family-asian="'Courier New'" style:font-family-complex="'Courier New'" fo:background-color="#d9d9d9" fo:color="#2a00ff" fo:font-style="italic"/>
    </style:style>
    <style:style style:name="T764" style:family="text">
      <style:text-properties fo:font-size="10.00pt" fo:font-weight="normal" fo:font-family="'Courier New'" style:font-family-asian="'Courier New'" style:font-family-complex="'Courier New'" fo:background-color="#d9d9d9" fo:color="#008080"/>
    </style:style>
    <style:style style:name="T765" style:family="text">
      <style:text-properties fo:font-size="10.00pt" fo:font-weight="normal" fo:font-family="'Courier New'" style:font-family-asian="'Courier New'" style:font-family-complex="'Courier New'" fo:background-color="#d9d9d9" fo:color="#000000"/>
    </style:style>
    <style:style style:name="T766" style:family="text">
      <style:text-properties fo:font-size="10.00pt" fo:font-weight="normal" fo:font-family="'Courier New'" style:font-family-asian="'Courier New'" style:font-family-complex="'Courier New'" fo:background-color="#d9d9d9" fo:color="#008080"/>
    </style:style>
    <style:style style:name="T767" style:family="text">
      <style:text-properties fo:font-size="10.00pt" fo:font-weight="normal" fo:font-family="'Courier New'" style:font-family-asian="'Courier New'" style:font-family-complex="'Courier New'" fo:background-color="#d9d9d9" fo:color="#3f7f7f"/>
    </style:style>
    <style:style style:name="T768" style:family="text">
      <style:text-properties fo:font-size="10.00pt" fo:font-weight="normal" fo:font-family="'Courier New'" style:font-family-asian="'Courier New'" style:font-family-complex="'Courier New'" fo:background-color="#d9d9d9" style:use-window-font-color="true"/>
    </style:style>
    <style:style style:name="T769" style:family="text">
      <style:text-properties fo:font-size="10.00pt" fo:font-weight="normal" fo:font-family="'Courier New'" style:font-family-asian="'Courier New'" style:font-family-complex="'Courier New'" fo:background-color="#d9d9d9" fo:color="#7f007f"/>
    </style:style>
    <style:style style:name="T770" style:family="text">
      <style:text-properties fo:font-size="10.00pt" fo:font-weight="normal" fo:font-family="'Courier New'" style:font-family-asian="'Courier New'" style:font-family-complex="'Courier New'" fo:background-color="#d9d9d9" fo:color="#000000"/>
    </style:style>
    <style:style style:name="T771" style:family="text">
      <style:text-properties fo:font-size="10.00pt" fo:font-weight="normal" fo:font-family="'Courier New'" style:font-family-asian="'Courier New'" style:font-family-complex="'Courier New'" fo:background-color="#d9d9d9" fo:color="#2a00ff" fo:font-style="italic"/>
    </style:style>
    <style:style style:name="T772" style:family="text">
      <style:text-properties fo:font-size="10.00pt" fo:font-weight="normal" fo:font-family="'Courier New'" style:font-family-asian="'Courier New'" style:font-family-complex="'Courier New'" fo:background-color="#d9d9d9" fo:color="#008080"/>
    </style:style>
    <style:style style:name="T773" style:family="text">
      <style:text-properties fo:font-size="10.00pt" fo:font-weight="normal" fo:font-family="'Courier New'" style:font-family-asian="'Courier New'" style:font-family-complex="'Courier New'" fo:background-color="#d9d9d9" fo:color="#000000"/>
    </style:style>
    <style:style style:name="T774" style:family="text">
      <style:text-properties fo:font-size="10.00pt" fo:font-weight="normal" fo:font-family="'Courier New'" style:font-family-asian="'Courier New'" style:font-family-complex="'Courier New'" fo:background-color="#d9d9d9" fo:color="#008080"/>
    </style:style>
    <style:style style:name="T775" style:family="text">
      <style:text-properties fo:font-size="10.00pt" fo:font-weight="normal" fo:font-family="'Courier New'" style:font-family-asian="'Courier New'" style:font-family-complex="'Courier New'" fo:background-color="#d9d9d9" fo:color="#3f7f7f"/>
    </style:style>
    <style:style style:name="T776" style:family="text">
      <style:text-properties fo:font-size="10.00pt" fo:font-weight="normal" fo:font-family="'Courier New'" style:font-family-asian="'Courier New'" style:font-family-complex="'Courier New'" fo:background-color="#d9d9d9" fo:color="#008080"/>
    </style:style>
    <style:style style:name="T777" style:family="text">
      <style:text-properties fo:font-size="10.00pt" fo:font-weight="normal" fo:font-family="'Courier New'" style:font-family-asian="'Courier New'" style:font-family-complex="'Courier New'" fo:background-color="#d9d9d9" fo:color="#000000"/>
    </style:style>
    <style:style style:name="T778" style:family="text">
      <style:text-properties fo:font-size="11.00pt" fo:font-weight="normal" fo:font-family="Calibri" style:font-family-asian="Calibri" style:font-family-complex="Calibri" fo:background-color="transparent" style:use-window-font-color="true"/>
    </style:style>
    <style:style style:name="T779" style:family="text">
      <style:text-properties fo:font-size="10.00pt" fo:font-weight="normal" fo:font-family="'Courier New'" style:font-family-asian="'Courier New'" style:font-family-complex="'Courier New'" fo:background-color="#d9d9d9" fo:color="#000000"/>
    </style:style>
    <style:style style:name="T780" style:family="text">
      <style:text-properties fo:font-size="10.00pt" fo:font-weight="normal" fo:font-family="'Courier New'" style:font-family-asian="'Courier New'" style:font-family-complex="'Courier New'" fo:background-color="#d9d9d9" fo:color="#008080"/>
    </style:style>
    <style:style style:name="T781" style:family="text">
      <style:text-properties fo:font-size="10.00pt" fo:font-weight="normal" fo:font-family="'Courier New'" style:font-family-asian="'Courier New'" style:font-family-complex="'Courier New'" fo:background-color="#d9d9d9" fo:color="#3f7f7f"/>
    </style:style>
    <style:style style:name="T782" style:family="text">
      <style:text-properties fo:font-size="10.00pt" fo:font-weight="normal" fo:font-family="'Courier New'" style:font-family-asian="'Courier New'" style:font-family-complex="'Courier New'" fo:background-color="#d9d9d9" style:use-window-font-color="true"/>
    </style:style>
    <style:style style:name="T783" style:family="text">
      <style:text-properties fo:font-size="10.00pt" fo:font-weight="normal" fo:font-family="'Courier New'" style:font-family-asian="'Courier New'" style:font-family-complex="'Courier New'" fo:background-color="#d9d9d9" fo:color="#7f007f"/>
    </style:style>
    <style:style style:name="T784" style:family="text">
      <style:text-properties fo:font-size="10.00pt" fo:font-weight="normal" fo:font-family="'Courier New'" style:font-family-asian="'Courier New'" style:font-family-complex="'Courier New'" fo:background-color="#d9d9d9" fo:color="#000000"/>
    </style:style>
    <style:style style:name="T785" style:family="text">
      <style:text-properties fo:font-size="10.00pt" fo:font-weight="normal" fo:font-family="'Courier New'" style:font-family-asian="'Courier New'" style:font-family-complex="'Courier New'" fo:background-color="#d9d9d9" fo:color="#2a00ff" fo:font-style="italic"/>
    </style:style>
    <style:style style:name="T786" style:family="text">
      <style:text-properties fo:font-size="10.00pt" fo:font-weight="normal" fo:font-family="'Courier New'" style:font-family-asian="'Courier New'" style:font-family-complex="'Courier New'" fo:background-color="#d9d9d9" fo:color="#008080"/>
    </style:style>
    <style:style style:name="T787" style:family="text">
      <style:text-properties fo:font-size="10.00pt" fo:font-weight="normal" fo:font-family="'Courier New'" style:font-family-asian="'Courier New'" style:font-family-complex="'Courier New'" fo:background-color="#d9d9d9" fo:color="#000000"/>
    </style:style>
    <style:style style:name="T788" style:family="text">
      <style:text-properties fo:font-size="10.00pt" fo:font-weight="normal" fo:font-family="'Courier New'" style:font-family-asian="'Courier New'" style:font-family-complex="'Courier New'" fo:background-color="#d9d9d9" fo:color="#008080"/>
    </style:style>
    <style:style style:name="T789" style:family="text">
      <style:text-properties fo:font-size="10.00pt" fo:font-weight="normal" fo:font-family="'Courier New'" style:font-family-asian="'Courier New'" style:font-family-complex="'Courier New'" fo:background-color="#d9d9d9" fo:color="#3f7f7f"/>
    </style:style>
    <style:style style:name="T790" style:family="text">
      <style:text-properties fo:font-size="10.00pt" fo:font-weight="normal" fo:font-family="'Courier New'" style:font-family-asian="'Courier New'" style:font-family-complex="'Courier New'" fo:background-color="#d9d9d9" style:use-window-font-color="true"/>
    </style:style>
    <style:style style:name="T791" style:family="text">
      <style:text-properties fo:font-size="10.00pt" fo:font-weight="normal" fo:font-family="'Courier New'" style:font-family-asian="'Courier New'" style:font-family-complex="'Courier New'" fo:background-color="#d9d9d9" fo:color="#7f007f"/>
    </style:style>
    <style:style style:name="T792" style:family="text">
      <style:text-properties fo:font-size="10.00pt" fo:font-weight="normal" fo:font-family="'Courier New'" style:font-family-asian="'Courier New'" style:font-family-complex="'Courier New'" fo:background-color="#d9d9d9" fo:color="#000000"/>
    </style:style>
    <style:style style:name="T793" style:family="text">
      <style:text-properties fo:font-size="10.00pt" fo:font-weight="normal" fo:font-family="'Courier New'" style:font-family-asian="'Courier New'" style:font-family-complex="'Courier New'" fo:background-color="#d9d9d9" fo:color="#2a00ff" fo:font-style="italic"/>
    </style:style>
    <style:style style:name="T794" style:family="text">
      <style:text-properties fo:font-size="10.00pt" fo:font-weight="normal" fo:font-family="'Courier New'" style:font-family-asian="'Courier New'" style:font-family-complex="'Courier New'" fo:background-color="#d9d9d9" fo:color="#008080"/>
    </style:style>
    <style:style style:name="T795" style:family="text">
      <style:text-properties fo:font-size="10.00pt" fo:font-weight="normal" fo:font-family="'Courier New'" style:font-family-asian="'Courier New'" style:font-family-complex="'Courier New'" fo:background-color="#d9d9d9" fo:color="#3f7f7f"/>
    </style:style>
    <style:style style:name="T796" style:family="text">
      <style:text-properties fo:font-size="10.00pt" fo:font-weight="normal" fo:font-family="'Courier New'" style:font-family-asian="'Courier New'" style:font-family-complex="'Courier New'" fo:background-color="#d9d9d9" fo:color="#008080"/>
    </style:style>
    <style:style style:name="T797" style:family="text">
      <style:text-properties fo:font-size="10.00pt" fo:font-weight="normal" fo:font-family="'Courier New'" style:font-family-asian="'Courier New'" style:font-family-complex="'Courier New'" fo:background-color="#d9d9d9" fo:color="#000000"/>
    </style:style>
    <style:style style:name="T798" style:family="text">
      <style:text-properties fo:font-size="10.00pt" fo:font-weight="normal" fo:font-family="'Courier New'" style:font-family-asian="'Courier New'" style:font-family-complex="'Courier New'" fo:background-color="#d9d9d9" fo:color="#008080"/>
    </style:style>
    <style:style style:name="T799" style:family="text">
      <style:text-properties fo:font-size="10.00pt" fo:font-weight="normal" fo:font-family="'Courier New'" style:font-family-asian="'Courier New'" style:font-family-complex="'Courier New'" fo:background-color="#d9d9d9" fo:color="#3f7f7f"/>
    </style:style>
    <style:style style:name="T800" style:family="text">
      <style:text-properties fo:font-size="10.00pt" fo:font-weight="normal" fo:font-family="'Courier New'" style:font-family-asian="'Courier New'" style:font-family-complex="'Courier New'" fo:background-color="#d9d9d9" style:use-window-font-color="true"/>
    </style:style>
    <style:style style:name="T801" style:family="text">
      <style:text-properties fo:font-size="10.00pt" fo:font-weight="normal" fo:font-family="'Courier New'" style:font-family-asian="'Courier New'" style:font-family-complex="'Courier New'" fo:background-color="#d9d9d9" fo:color="#7f007f"/>
    </style:style>
    <style:style style:name="T802" style:family="text">
      <style:text-properties fo:font-size="10.00pt" fo:font-weight="normal" fo:font-family="'Courier New'" style:font-family-asian="'Courier New'" style:font-family-complex="'Courier New'" fo:background-color="#d9d9d9" fo:color="#000000"/>
    </style:style>
    <style:style style:name="T803" style:family="text">
      <style:text-properties fo:font-size="10.00pt" fo:font-weight="normal" fo:font-family="'Courier New'" style:font-family-asian="'Courier New'" style:font-family-complex="'Courier New'" fo:background-color="#d9d9d9" fo:color="#2a00ff" fo:font-style="italic"/>
    </style:style>
    <style:style style:name="T804" style:family="text">
      <style:text-properties fo:font-size="10.00pt" fo:font-weight="normal" fo:font-family="'Courier New'" style:font-family-asian="'Courier New'" style:font-family-complex="'Courier New'" fo:background-color="#d9d9d9" fo:color="#008080"/>
    </style:style>
    <style:style style:name="T805" style:family="text">
      <style:text-properties fo:font-size="10.00pt" fo:font-weight="normal" fo:font-family="'Courier New'" style:font-family-asian="'Courier New'" style:font-family-complex="'Courier New'" fo:background-color="#d9d9d9" fo:color="#000000"/>
    </style:style>
    <style:style style:name="T806" style:family="text">
      <style:text-properties fo:font-size="10.00pt" fo:font-weight="normal" fo:font-family="'Courier New'" style:font-family-asian="'Courier New'" style:font-family-complex="'Courier New'" fo:background-color="#d9d9d9" fo:color="#008080"/>
    </style:style>
    <style:style style:name="T807" style:family="text">
      <style:text-properties fo:font-size="10.00pt" fo:font-weight="normal" fo:font-family="'Courier New'" style:font-family-asian="'Courier New'" style:font-family-complex="'Courier New'" fo:background-color="#d9d9d9" fo:color="#3f7f7f"/>
    </style:style>
    <style:style style:name="T808" style:family="text">
      <style:text-properties fo:font-size="10.00pt" fo:font-weight="normal" fo:font-family="'Courier New'" style:font-family-asian="'Courier New'" style:font-family-complex="'Courier New'" fo:background-color="#d9d9d9" style:use-window-font-color="true"/>
    </style:style>
    <style:style style:name="T809" style:family="text">
      <style:text-properties fo:font-size="10.00pt" fo:font-weight="normal" fo:font-family="'Courier New'" style:font-family-asian="'Courier New'" style:font-family-complex="'Courier New'" fo:background-color="#d9d9d9" fo:color="#7f007f"/>
    </style:style>
    <style:style style:name="T810" style:family="text">
      <style:text-properties fo:font-size="10.00pt" fo:font-weight="normal" fo:font-family="'Courier New'" style:font-family-asian="'Courier New'" style:font-family-complex="'Courier New'" fo:background-color="#d9d9d9" fo:color="#000000"/>
    </style:style>
    <style:style style:name="T811" style:family="text">
      <style:text-properties fo:font-size="10.00pt" fo:font-weight="normal" fo:font-family="'Courier New'" style:font-family-asian="'Courier New'" style:font-family-complex="'Courier New'" fo:background-color="#d9d9d9" fo:color="#2a00ff" fo:font-style="italic"/>
    </style:style>
    <style:style style:name="T812" style:family="text">
      <style:text-properties fo:font-size="10.00pt" fo:font-weight="normal" fo:font-family="'Courier New'" style:font-family-asian="'Courier New'" style:font-family-complex="'Courier New'" fo:background-color="#d9d9d9" fo:color="#008080"/>
    </style:style>
    <style:style style:name="T813" style:family="text">
      <style:text-properties fo:font-size="10.00pt" fo:font-weight="normal" fo:font-family="'Courier New'" style:font-family-asian="'Courier New'" style:font-family-complex="'Courier New'" fo:background-color="#d9d9d9" fo:color="#000000"/>
    </style:style>
    <style:style style:name="T814" style:family="text">
      <style:text-properties fo:font-size="10.00pt" fo:font-weight="normal" fo:font-family="'Courier New'" style:font-family-asian="'Courier New'" style:font-family-complex="'Courier New'" fo:background-color="#d9d9d9" fo:color="#008080"/>
    </style:style>
    <style:style style:name="T815" style:family="text">
      <style:text-properties fo:font-size="10.00pt" fo:font-weight="normal" fo:font-family="'Courier New'" style:font-family-asian="'Courier New'" style:font-family-complex="'Courier New'" fo:background-color="#d9d9d9" fo:color="#3f7f7f"/>
    </style:style>
    <style:style style:name="T816" style:family="text">
      <style:text-properties fo:font-size="10.00pt" fo:font-weight="normal" fo:font-family="'Courier New'" style:font-family-asian="'Courier New'" style:font-family-complex="'Courier New'" fo:background-color="#d9d9d9" fo:color="#008080"/>
    </style:style>
    <style:style style:name="T817" style:family="text">
      <style:text-properties fo:font-size="10.00pt" fo:font-weight="normal" fo:font-family="'Courier New'" style:font-family-asian="'Courier New'" style:font-family-complex="'Courier New'" fo:background-color="#d9d9d9" fo:color="#000000"/>
    </style:style>
    <style:style style:name="T818" style:family="text">
      <style:text-properties fo:font-size="10.00pt" fo:font-weight="normal" fo:font-family="'Courier New'" style:font-family-asian="'Courier New'" style:font-family-complex="'Courier New'" fo:background-color="#d9d9d9" fo:color="#008080"/>
    </style:style>
    <style:style style:name="T819" style:family="text">
      <style:text-properties fo:font-size="10.00pt" fo:font-weight="normal" fo:font-family="'Courier New'" style:font-family-asian="'Courier New'" style:font-family-complex="'Courier New'" fo:background-color="#d9d9d9" fo:color="#3f7f7f"/>
    </style:style>
    <style:style style:name="T820" style:family="text">
      <style:text-properties fo:font-size="10.00pt" fo:font-weight="normal" fo:font-family="'Courier New'" style:font-family-asian="'Courier New'" style:font-family-complex="'Courier New'" fo:background-color="#d9d9d9" fo:color="#008080"/>
    </style:style>
    <style:style style:name="T821" style:family="text">
      <style:text-properties fo:font-size="11.00pt" fo:font-weight="normal" fo:font-family="Calibri" style:font-family-asian="Calibri" style:font-family-complex="Calibri" fo:background-color="transparent" style:use-window-font-color="true"/>
    </style:style>
    <style:style style:name="T822" style:family="text">
      <style:text-properties fo:font-size="10.00pt" fo:font-weight="normal" fo:font-family="Arial" style:font-family-asian="Arial" style:font-family-complex="Arial" fo:background-color="#ffffff" style:use-window-font-color="true"/>
    </style:style>
    <style:style style:name="T823" style:family="text">
      <style:text-properties fo:font-size="11.00pt" fo:font-weight="normal" fo:font-family="Calibri" style:font-family-asian="Calibri" style:font-family-complex="Calibri" fo:background-color="transparent" style:use-window-font-color="true"/>
    </style:style>
    <style:style style:name="T824" style:family="text">
      <style:text-properties fo:font-size="10.00pt" fo:font-weight="normal" fo:font-family="Arial" style:font-family-asian="Arial" style:font-family-complex="Arial" fo:background-color="#ffffff" style:use-window-font-color="true"/>
    </style:style>
    <style:style style:name="T825" style:family="text">
      <style:text-properties fo:font-size="10.00pt" fo:font-weight="normal" fo:font-family="Arial" style:font-family-asian="Arial" style:font-family-complex="Arial" fo:background-color="#ffffff" style:use-window-font-color="true"/>
    </style:style>
    <style:style style:name="T826" style:family="text">
      <style:text-properties fo:font-size="10.00pt" fo:font-weight="normal" fo:font-family="Arial" style:font-family-asian="Arial" style:font-family-complex="Arial" fo:background-color="#ffffff" style:use-window-font-color="true"/>
    </style:style>
    <style:style style:name="T827" style:family="text">
      <style:text-properties fo:font-size="10.00pt" fo:font-weight="normal" fo:font-family="Arial" style:font-family-asian="Arial" style:font-family-complex="Arial" fo:background-color="#ffffff" style:use-window-font-color="true"/>
    </style:style>
    <style:style style:name="T828" style:family="text">
      <style:text-properties fo:font-size="11.00pt" fo:font-weight="normal" fo:font-family="Calibri" style:font-family-asian="Calibri" style:font-family-complex="Calibri" fo:background-color="transparent" style:use-window-font-color="true"/>
    </style:style>
    <style:style style:name="T829" style:family="text">
      <style:text-properties fo:font-size="10.00pt" fo:font-weight="normal" fo:font-family="'Courier New'" style:font-family-asian="'Courier New'" style:font-family-complex="'Courier New'" fo:background-color="#d9d9d9" fo:color="#3f7f7f"/>
    </style:style>
    <style:style style:name="T830" style:family="text">
      <style:text-properties fo:font-size="10.00pt" fo:font-weight="normal" fo:font-family="'Courier New'" style:font-family-asian="'Courier New'" style:font-family-complex="'Courier New'" fo:background-color="#d9d9d9" style:use-window-font-color="true"/>
    </style:style>
    <style:style style:name="T831" style:family="text">
      <style:text-properties fo:font-size="10.00pt" fo:font-weight="normal" fo:font-family="'Courier New'" style:font-family-asian="'Courier New'" style:font-family-complex="'Courier New'" fo:background-color="#d9d9d9" fo:color="#7f007f"/>
    </style:style>
    <style:style style:name="T832" style:family="text">
      <style:text-properties fo:font-size="10.00pt" fo:font-weight="normal" fo:font-family="'Courier New'" style:font-family-asian="'Courier New'" style:font-family-complex="'Courier New'" fo:background-color="#d9d9d9" fo:color="#000000"/>
    </style:style>
    <style:style style:name="T833" style:family="text">
      <style:text-properties fo:font-size="10.00pt" fo:font-weight="normal" fo:font-family="'Courier New'" style:font-family-asian="'Courier New'" style:font-family-complex="'Courier New'" fo:background-color="#d9d9d9" fo:color="#2a00ff" fo:font-style="italic"/>
    </style:style>
    <style:style style:name="T834" style:family="text">
      <style:text-properties fo:font-size="10.00pt" fo:font-weight="normal" fo:font-family="'Courier New'" style:font-family-asian="'Courier New'" style:font-family-complex="'Courier New'" fo:background-color="#d9d9d9" style:use-window-font-color="true"/>
    </style:style>
    <style:style style:name="T835" style:family="text">
      <style:text-properties fo:font-size="10.00pt" fo:font-weight="normal" fo:font-family="'Courier New'" style:font-family-asian="'Courier New'" style:font-family-complex="'Courier New'" fo:background-color="#d9d9d9" fo:color="#7f007f"/>
    </style:style>
    <style:style style:name="T836" style:family="text">
      <style:text-properties fo:font-size="10.00pt" fo:font-weight="normal" fo:font-family="'Courier New'" style:font-family-asian="'Courier New'" style:font-family-complex="'Courier New'" fo:background-color="#d9d9d9" fo:color="#000000"/>
    </style:style>
    <style:style style:name="T837" style:family="text">
      <style:text-properties fo:font-size="10.00pt" fo:font-weight="normal" fo:font-family="'Courier New'" style:font-family-asian="'Courier New'" style:font-family-complex="'Courier New'" fo:background-color="#d9d9d9" fo:color="#2a00ff" fo:font-style="italic"/>
    </style:style>
    <style:style style:name="T838" style:family="text">
      <style:text-properties fo:font-size="10.00pt" fo:font-weight="normal" fo:font-family="'Courier New'" style:font-family-asian="'Courier New'" style:font-family-complex="'Courier New'" fo:background-color="#d9d9d9" fo:color="#ff0000" fo:font-style="italic"/>
    </style:style>
    <style:style style:name="T839" style:family="text">
      <style:text-properties fo:font-size="10.00pt" fo:font-weight="normal" fo:font-family="'Courier New'" style:font-family-asian="'Courier New'" style:font-family-complex="'Courier New'" fo:background-color="#d9d9d9" fo:color="#2a00ff" fo:font-style="italic"/>
    </style:style>
    <style:style style:name="T840" style:family="text">
      <style:text-properties fo:font-size="10.00pt" fo:font-weight="normal" fo:font-family="'Courier New'" style:font-family-asian="'Courier New'" style:font-family-complex="'Courier New'" fo:background-color="#d9d9d9" style:use-window-font-color="true"/>
    </style:style>
    <style:style style:name="T841" style:family="text">
      <style:text-properties fo:font-size="10.00pt" fo:font-weight="normal" fo:font-family="'Courier New'" style:font-family-asian="'Courier New'" style:font-family-complex="'Courier New'" fo:background-color="#d9d9d9" fo:color="#008080"/>
    </style:style>
    <style:style style:name="T842" style:family="text">
      <style:text-properties fo:font-size="11.00pt" fo:font-weight="normal" fo:font-family="Calibri" style:font-family-asian="Calibri" style:font-family-complex="Calibri" fo:background-color="transparent" style:use-window-font-color="true"/>
    </style:style>
    <style:style style:name="T843" style:family="text">
      <style:text-properties fo:font-size="10.00pt" fo:font-weight="normal" fo:font-family="Arial" style:font-family-asian="Arial" style:font-family-complex="Arial" fo:background-color="#ffffff" style:use-window-font-color="true"/>
    </style:style>
    <style:style style:name="T844" style:family="text">
      <style:text-properties fo:font-size="10.00pt" fo:font-weight="normal" fo:font-family="Arial" style:font-family-asian="Arial" style:font-family-complex="Arial" fo:background-color="#ffffff" style:use-window-font-color="true"/>
    </style:style>
    <style:style style:name="T845" style:family="text">
      <style:text-properties fo:font-size="10.00pt" fo:font-weight="normal" fo:font-family="Arial" style:font-family-asian="Arial" style:font-family-complex="Arial" fo:background-color="#ffffff" style:use-window-font-color="true"/>
    </style:style>
    <style:style style:name="T846" style:family="text">
      <style:text-properties fo:font-size="10.00pt" fo:font-weight="normal" fo:font-family="Arial" style:font-family-asian="Arial" style:font-family-complex="Arial" fo:background-color="#ffffff" style:use-window-font-color="true"/>
    </style:style>
    <style:style style:name="T847" style:family="text">
      <style:text-properties fo:font-size="10.00pt" fo:font-weight="normal" fo:font-family="Arial" style:font-family-asian="Arial" style:font-family-complex="Arial" fo:background-color="#ffffff" style:use-window-font-color="true"/>
    </style:style>
    <style:style style:name="T848" style:family="text">
      <style:text-properties fo:font-size="10.00pt" fo:font-weight="normal" fo:font-family="Arial" style:font-family-asian="Arial" style:font-family-complex="Arial" fo:background-color="#ffffff" style:use-window-font-color="true"/>
    </style:style>
    <style:style style:name="T849" style:family="text">
      <style:text-properties fo:font-size="10.00pt" fo:font-weight="normal" fo:font-family="Arial" style:font-family-asian="Arial" style:font-family-complex="Arial" fo:background-color="#ffffff" style:use-window-font-color="true"/>
    </style:style>
    <style:style style:name="T850" style:family="text">
      <style:text-properties fo:font-size="11.00pt" fo:font-weight="normal" fo:font-family="Calibri" style:font-family-asian="Calibri" style:font-family-complex="Calibri" fo:background-color="transparent" style:use-window-font-color="true"/>
    </style:style>
    <style:style style:name="T851" style:family="text">
      <style:text-properties fo:font-size="10.00pt" fo:font-weight="normal" fo:font-family="'Courier New'" style:font-family-asian="'Courier New'" style:font-family-complex="'Courier New'" fo:background-color="#d9d9d9" fo:color="#008080"/>
    </style:style>
    <style:style style:name="T852" style:family="text">
      <style:text-properties fo:font-size="10.00pt" fo:font-weight="normal" fo:font-family="'Courier New'" style:font-family-asian="'Courier New'" style:font-family-complex="'Courier New'" fo:background-color="#d9d9d9" fo:color="#3f7f7f"/>
    </style:style>
    <style:style style:name="T853" style:family="text">
      <style:text-properties fo:font-size="10.00pt" fo:font-weight="normal" fo:font-family="'Courier New'" style:font-family-asian="'Courier New'" style:font-family-complex="'Courier New'" fo:background-color="#d9d9d9" style:use-window-font-color="true"/>
    </style:style>
    <style:style style:name="T854" style:family="text">
      <style:text-properties fo:font-size="10.00pt" fo:font-weight="normal" fo:font-family="'Courier New'" style:font-family-asian="'Courier New'" style:font-family-complex="'Courier New'" fo:background-color="#d9d9d9" fo:color="#7f007f"/>
    </style:style>
    <style:style style:name="T855" style:family="text">
      <style:text-properties fo:font-size="10.00pt" fo:font-weight="normal" fo:font-family="'Courier New'" style:font-family-asian="'Courier New'" style:font-family-complex="'Courier New'" fo:background-color="#d9d9d9" fo:color="#000000"/>
    </style:style>
    <style:style style:name="T856" style:family="text">
      <style:text-properties fo:font-size="10.00pt" fo:font-weight="normal" fo:font-family="'Courier New'" style:font-family-asian="'Courier New'" style:font-family-complex="'Courier New'" fo:background-color="#d9d9d9" fo:color="#2a00ff" fo:font-style="italic"/>
    </style:style>
    <style:style style:name="T857" style:family="text">
      <style:text-properties fo:font-size="10.00pt" fo:font-weight="normal" fo:font-family="'Courier New'" style:font-family-asian="'Courier New'" style:font-family-complex="'Courier New'" fo:background-color="#d9d9d9" fo:color="#008080"/>
    </style:style>
    <style:style style:name="T858" style:family="text">
      <style:text-properties fo:font-size="10.00pt" fo:font-weight="normal" fo:font-family="'Courier New'" style:font-family-asian="'Courier New'" style:font-family-complex="'Courier New'" fo:background-color="#d9d9d9" fo:color="#000000"/>
    </style:style>
    <style:style style:name="T859" style:family="text">
      <style:text-properties fo:font-size="10.00pt" fo:font-weight="bold" fo:font-family="'Courier New'" style:font-family-asian="'Courier New'" style:font-family-complex="'Courier New'" fo:background-color="#d9d9d9" fo:color="#008080"/>
    </style:style>
    <style:style style:name="T860" style:family="text">
      <style:text-properties fo:font-size="10.00pt" fo:font-weight="bold" fo:font-family="'Courier New'" style:font-family-asian="'Courier New'" style:font-family-complex="'Courier New'" fo:background-color="#d9d9d9" fo:color="#ff0000"/>
    </style:style>
    <style:style style:name="T861" style:family="text">
      <style:text-properties fo:font-size="10.00pt" fo:font-weight="bold" fo:font-family="'Courier New'" style:font-family-asian="'Courier New'" style:font-family-complex="'Courier New'" fo:background-color="#d9d9d9" fo:color="#ff0000" fo:font-style="italic"/>
    </style:style>
    <style:style style:name="T862" style:family="text">
      <style:text-properties fo:font-size="10.00pt" fo:font-weight="bold" fo:font-family="'Courier New'" style:font-family-asian="'Courier New'" style:font-family-complex="'Courier New'" fo:background-color="#d9d9d9" fo:color="#ff0000"/>
    </style:style>
    <style:style style:name="T863" style:family="text">
      <style:text-properties fo:font-size="10.00pt" fo:font-weight="normal" fo:font-family="'Courier New'" style:font-family-asian="'Courier New'" style:font-family-complex="'Courier New'" fo:background-color="#d9d9d9" fo:color="#000000"/>
    </style:style>
    <style:style style:name="T864" style:family="text">
      <style:text-properties fo:font-size="10.00pt" fo:font-weight="normal" fo:font-family="'Courier New'" style:font-family-asian="'Courier New'" style:font-family-complex="'Courier New'" fo:background-color="#d9d9d9" fo:color="#008080"/>
    </style:style>
    <style:style style:name="T865" style:family="text">
      <style:text-properties fo:font-size="10.00pt" fo:font-weight="normal" fo:font-family="'Courier New'" style:font-family-asian="'Courier New'" style:font-family-complex="'Courier New'" fo:background-color="#d9d9d9" fo:color="#3f7f7f"/>
    </style:style>
    <style:style style:name="T866" style:family="text">
      <style:text-properties fo:font-size="10.00pt" fo:font-weight="normal" fo:font-family="'Courier New'" style:font-family-asian="'Courier New'" style:font-family-complex="'Courier New'" fo:background-color="#d9d9d9" style:use-window-font-color="true"/>
    </style:style>
    <style:style style:name="T867" style:family="text">
      <style:text-properties fo:font-size="10.00pt" fo:font-weight="normal" fo:font-family="'Courier New'" style:font-family-asian="'Courier New'" style:font-family-complex="'Courier New'" fo:background-color="#d9d9d9" fo:color="#7f007f"/>
    </style:style>
    <style:style style:name="T868" style:family="text">
      <style:text-properties fo:font-size="10.00pt" fo:font-weight="normal" fo:font-family="'Courier New'" style:font-family-asian="'Courier New'" style:font-family-complex="'Courier New'" fo:background-color="#d9d9d9" fo:color="#000000"/>
    </style:style>
    <style:style style:name="T869" style:family="text">
      <style:text-properties fo:font-size="10.00pt" fo:font-weight="normal" fo:font-family="'Courier New'" style:font-family-asian="'Courier New'" style:font-family-complex="'Courier New'" fo:background-color="#d9d9d9" fo:color="#2a00ff" fo:font-style="italic"/>
    </style:style>
    <style:style style:name="T870" style:family="text">
      <style:text-properties fo:font-size="10.00pt" fo:font-weight="normal" fo:font-family="'Courier New'" style:font-family-asian="'Courier New'" style:font-family-complex="'Courier New'" fo:background-color="#d9d9d9" fo:color="#008080"/>
    </style:style>
    <style:style style:name="T871" style:family="text">
      <style:text-properties fo:font-size="10.00pt" fo:font-weight="normal" fo:font-family="'Courier New'" style:font-family-asian="'Courier New'" style:font-family-complex="'Courier New'" fo:background-color="#d9d9d9" fo:color="#000000"/>
    </style:style>
    <style:style style:name="T872" style:family="text">
      <style:text-properties fo:font-size="10.00pt" fo:font-weight="normal" fo:font-family="'Courier New'" style:font-family-asian="'Courier New'" style:font-family-complex="'Courier New'" fo:background-color="#d9d9d9" fo:color="#008080"/>
    </style:style>
    <style:style style:name="T873" style:family="text">
      <style:text-properties fo:font-size="10.00pt" fo:font-weight="normal" fo:font-family="'Courier New'" style:font-family-asian="'Courier New'" style:font-family-complex="'Courier New'" fo:background-color="#d9d9d9" fo:color="#3f7f7f"/>
    </style:style>
    <style:style style:name="T874" style:family="text">
      <style:text-properties fo:font-size="10.00pt" fo:font-weight="normal" fo:font-family="'Courier New'" style:font-family-asian="'Courier New'" style:font-family-complex="'Courier New'" fo:background-color="#d9d9d9" style:use-window-font-color="true"/>
    </style:style>
    <style:style style:name="T875" style:family="text">
      <style:text-properties fo:font-size="10.00pt" fo:font-weight="normal" fo:font-family="'Courier New'" style:font-family-asian="'Courier New'" style:font-family-complex="'Courier New'" fo:background-color="#d9d9d9" fo:color="#7f007f"/>
    </style:style>
    <style:style style:name="T876" style:family="text">
      <style:text-properties fo:font-size="10.00pt" fo:font-weight="normal" fo:font-family="'Courier New'" style:font-family-asian="'Courier New'" style:font-family-complex="'Courier New'" fo:background-color="#d9d9d9" fo:color="#000000"/>
    </style:style>
    <style:style style:name="T877" style:family="text">
      <style:text-properties fo:font-size="10.00pt" fo:font-weight="normal" fo:font-family="'Courier New'" style:font-family-asian="'Courier New'" style:font-family-complex="'Courier New'" fo:background-color="#d9d9d9" fo:color="#2a00ff" fo:font-style="italic"/>
    </style:style>
    <style:style style:name="T878" style:family="text">
      <style:text-properties fo:font-size="10.00pt" fo:font-weight="normal" fo:font-family="'Courier New'" style:font-family-asian="'Courier New'" style:font-family-complex="'Courier New'" fo:background-color="#d9d9d9" fo:color="#008080"/>
    </style:style>
    <style:style style:name="T879" style:family="text">
      <style:text-properties fo:font-size="10.00pt" fo:font-weight="normal" fo:font-family="'Courier New'" style:font-family-asian="'Courier New'" style:font-family-complex="'Courier New'" fo:background-color="#d9d9d9" fo:color="#000000"/>
    </style:style>
    <style:style style:name="T880" style:family="text">
      <style:text-properties fo:font-size="10.00pt" fo:font-weight="normal" fo:font-family="'Courier New'" style:font-family-asian="'Courier New'" style:font-family-complex="'Courier New'" fo:background-color="#d9d9d9" fo:color="#008080"/>
    </style:style>
    <style:style style:name="T881" style:family="text">
      <style:text-properties fo:font-size="10.00pt" fo:font-weight="normal" fo:font-family="'Courier New'" style:font-family-asian="'Courier New'" style:font-family-complex="'Courier New'" fo:background-color="#d9d9d9" fo:color="#3f7f7f"/>
    </style:style>
    <style:style style:name="T882" style:family="text">
      <style:text-properties fo:font-size="10.00pt" fo:font-weight="normal" fo:font-family="'Courier New'" style:font-family-asian="'Courier New'" style:font-family-complex="'Courier New'" fo:background-color="#d9d9d9" fo:color="#008080"/>
    </style:style>
    <style:style style:name="T883" style:family="text">
      <style:text-properties fo:font-size="11.00pt" fo:font-weight="normal" fo:font-family="Calibri" style:font-family-asian="Calibri" style:font-family-complex="Calibri" fo:background-color="transparent" style:use-window-font-color="true"/>
    </style:style>
    <style:style style:name="T884" style:family="text">
      <style:text-properties fo:font-size="14.00pt" fo:font-weight="bold" fo:font-family="Arial" style:font-family-asian="Arial" style:font-family-complex="Arial" fo:background-color="transparent" style:use-window-font-color="true"/>
    </style:style>
    <style:style style:name="T885" style:family="text">
      <style:text-properties fo:font-size="10.00pt" fo:font-weight="normal" fo:font-family="Arial" style:font-family-asian="Arial" style:font-family-complex="Arial" fo:background-color="transparent" style:use-window-font-color="true"/>
    </style:style>
    <style:style style:name="T886"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887" style:family="text">
      <style:text-properties fo:font-size="10.00pt" fo:font-weight="normal" fo:font-family="Arial" style:font-family-asian="Arial" style:font-family-complex="Arial" fo:background-color="transparent" style:use-window-font-color="true"/>
    </style:style>
    <style:style style:name="T888" style:family="text">
      <style:text-properties fo:font-size="10.00pt" fo:font-weight="normal" fo:font-family="Arial" style:font-family-asian="Arial" style:font-family-complex="Arial" fo:background-color="transparent" style:use-window-font-color="true"/>
    </style:style>
    <style:style style:name="T889" style:family="text">
      <style:text-properties fo:font-size="10.00pt" fo:font-weight="normal" fo:font-family="Arial" style:font-family-asian="Arial" style:font-family-complex="Arial" fo:background-color="transparent" style:use-window-font-color="true"/>
    </style:style>
    <style:style style:name="T890" style:family="text">
      <style:text-properties fo:font-size="10.00pt" fo:font-weight="normal" fo:font-family="Arial" style:font-family-asian="Arial" style:font-family-complex="Arial" fo:background-color="transparent" style:use-window-font-color="true"/>
    </style:style>
    <style:style style:name="T891" style:family="text">
      <style:text-properties fo:font-size="10.00pt" fo:font-weight="normal" fo:font-family="Arial" style:font-family-asian="Arial" style:font-family-complex="Arial" fo:background-color="transparent" style:use-window-font-color="true"/>
    </style:style>
    <style:style style:name="T892" style:family="text">
      <style:text-properties fo:font-size="10.00pt" fo:font-weight="normal" fo:font-family="Arial" style:font-family-asian="Arial" style:font-family-complex="Arial" fo:background-color="transparent" style:use-window-font-color="true"/>
    </style:style>
    <style:style style:name="T893" style:family="text">
      <style:text-properties fo:font-size="11.00pt" fo:font-weight="normal" fo:font-family="Calibri" style:font-family-asian="Calibri" style:font-family-complex="Calibri" fo:background-color="transparent" style:use-window-font-color="true"/>
    </style:style>
    <style:style style:name="T894" style:family="text">
      <style:text-properties fo:font-size="10.00pt" fo:font-weight="normal" fo:font-family="Arial" style:font-family-asian="Arial" style:font-family-complex="Arial" fo:background-color="transparent" style:use-window-font-color="true"/>
    </style:style>
    <style:style style:name="T895" style:family="text">
      <style:text-properties fo:font-size="10.00pt" fo:font-weight="normal" fo:font-family="Arial" style:font-family-asian="Arial" style:font-family-complex="Arial" fo:background-color="transparent" style:use-window-font-color="true"/>
    </style:style>
    <style:style style:name="T896" style:family="text">
      <style:text-properties fo:font-size="10.00pt" fo:font-weight="normal" fo:font-family="Arial" style:font-family-asian="Arial" style:font-family-complex="Arial" fo:background-color="transparent" style:use-window-font-color="true"/>
    </style:style>
    <style:style style:name="T897" style:family="text">
      <style:text-properties fo:font-size="10.00pt" fo:font-weight="normal" fo:font-family="Arial" style:font-family-asian="Arial" style:font-family-complex="Arial" fo:background-color="transparent" style:use-window-font-color="true"/>
    </style:style>
    <style:style style:name="T898" style:family="text">
      <style:text-properties fo:font-size="10.00pt" fo:font-weight="normal" fo:font-family="Arial" style:font-family-asian="Arial" style:font-family-complex="Arial" fo:background-color="transparent" style:use-window-font-color="true"/>
    </style:style>
    <style:style style:name="T899" style:family="text">
      <style:text-properties fo:font-size="10.00pt" fo:font-weight="normal" fo:font-family="Arial" style:font-family-asian="Arial" style:font-family-complex="Arial" fo:background-color="transparent" style:use-window-font-color="true"/>
    </style:style>
    <style:style style:name="T900" style:family="text">
      <style:text-properties fo:font-size="10.00pt" fo:font-weight="normal" fo:font-family="'Courier New'" style:font-family-asian="'Courier New'" style:font-family-complex="'Courier New'" fo:background-color="transparent" fo:color="#008080"/>
    </style:style>
    <style:style style:name="T901" style:family="text">
      <style:text-properties fo:font-size="10.00pt" fo:font-weight="normal" fo:font-family="'Courier New'" style:font-family-asian="'Courier New'" style:font-family-complex="'Courier New'" fo:background-color="transparent" fo:color="#3f7f7f"/>
    </style:style>
    <style:style style:name="T902" style:family="text">
      <style:text-properties fo:font-size="10.00pt" fo:font-weight="normal" fo:font-family="'Courier New'" style:font-family-asian="'Courier New'" style:font-family-complex="'Courier New'" fo:background-color="transparent" fo:color="#008080"/>
    </style:style>
    <style:style style:name="T903" style:family="text">
      <style:text-properties fo:font-size="10.00pt" fo:font-weight="normal" fo:font-family="'Courier New'" style:font-family-asian="'Courier New'" style:font-family-complex="'Courier New'" fo:background-color="transparent" fo:color="#3f7f7f"/>
    </style:style>
    <style:style style:name="T904" style:family="text">
      <style:text-properties fo:font-size="10.00pt" fo:font-weight="normal" fo:font-family="'Courier New'" style:font-family-asian="'Courier New'" style:font-family-complex="'Courier New'" fo:background-color="transparent" fo:color="#008080"/>
    </style:style>
    <style:style style:name="T905" style:family="text">
      <style:text-properties fo:font-size="10.00pt" fo:font-weight="normal" fo:font-family="'Courier New'" style:font-family-asian="'Courier New'" style:font-family-complex="'Courier New'" fo:background-color="transparent" fo:color="#000000"/>
    </style:style>
    <style:style style:name="T906" style:family="text">
      <style:text-properties fo:font-size="10.00pt" fo:font-weight="normal" fo:font-family="'Courier New'" style:font-family-asian="'Courier New'" style:font-family-complex="'Courier New'" fo:background-color="transparent" fo:color="#008080"/>
    </style:style>
    <style:style style:name="T907" style:family="text">
      <style:text-properties fo:font-size="10.00pt" fo:font-weight="normal" fo:font-family="'Courier New'" style:font-family-asian="'Courier New'" style:font-family-complex="'Courier New'" fo:background-color="transparent" fo:color="#3f7f7f"/>
    </style:style>
    <style:style style:name="T908" style:family="text">
      <style:text-properties fo:font-size="10.00pt" fo:font-weight="normal" fo:font-family="'Courier New'" style:font-family-asian="'Courier New'" style:font-family-complex="'Courier New'" fo:background-color="transparent" fo:color="#008080"/>
    </style:style>
    <style:style style:name="T909" style:family="text">
      <style:text-properties fo:font-size="10.00pt" fo:font-weight="bold" fo:font-family="'Courier New'" style:font-family-asian="'Courier New'" style:font-family-complex="'Courier New'" fo:background-color="transparent" fo:color="#008080"/>
    </style:style>
    <style:style style:name="T910" style:family="text">
      <style:text-properties fo:font-size="10.00pt" fo:font-weight="bold" fo:font-family="'Courier New'" style:font-family-asian="'Courier New'" style:font-family-complex="'Courier New'" fo:background-color="transparent" fo:color="#3f7f7f"/>
    </style:style>
    <style:style style:name="T911" style:family="text">
      <style:text-properties fo:font-size="10.00pt" fo:font-weight="bold" fo:font-family="'Courier New'" style:font-family-asian="'Courier New'" style:font-family-complex="'Courier New'" fo:background-color="transparent" fo:color="#008080"/>
    </style:style>
    <style:style style:name="T912" style:family="text">
      <style:text-properties fo:font-size="10.00pt" fo:font-weight="bold" fo:font-family="'Courier New'" style:font-family-asian="'Courier New'" style:font-family-complex="'Courier New'" fo:background-color="transparent" fo:color="#000000"/>
    </style:style>
    <style:style style:name="T913" style:family="text">
      <style:text-properties fo:font-size="10.00pt" fo:font-weight="bold" fo:font-family="'Courier New'" style:font-family-asian="'Courier New'" style:font-family-complex="'Courier New'" fo:background-color="transparent" fo:color="#008080"/>
    </style:style>
    <style:style style:name="T914" style:family="text">
      <style:text-properties fo:font-size="10.00pt" fo:font-weight="bold" fo:font-family="'Courier New'" style:font-family-asian="'Courier New'" style:font-family-complex="'Courier New'" fo:background-color="transparent" fo:color="#3f7f7f"/>
    </style:style>
    <style:style style:name="T915" style:family="text">
      <style:text-properties fo:font-size="10.00pt" fo:font-weight="bold" fo:font-family="'Courier New'" style:font-family-asian="'Courier New'" style:font-family-complex="'Courier New'" fo:background-color="transparent" fo:color="#008080"/>
    </style:style>
    <style:style style:name="T916" style:family="text">
      <style:text-properties fo:font-size="10.00pt" fo:font-weight="bold" fo:font-family="'Courier New'" style:font-family-asian="'Courier New'" style:font-family-complex="'Courier New'" fo:background-color="transparent" fo:color="#3f7f7f"/>
    </style:style>
    <style:style style:name="T917" style:family="text">
      <style:text-properties fo:font-size="10.00pt" fo:font-weight="bold" fo:font-family="'Courier New'" style:font-family-asian="'Courier New'" style:font-family-complex="'Courier New'" fo:background-color="transparent" fo:color="#008080"/>
    </style:style>
    <style:style style:name="T918" style:family="text">
      <style:text-properties fo:font-size="10.00pt" fo:font-weight="bold" fo:font-family="'Courier New'" style:font-family-asian="'Courier New'" style:font-family-complex="'Courier New'" fo:background-color="transparent" fo:color="#000000"/>
    </style:style>
    <style:style style:name="T919" style:family="text">
      <style:text-properties fo:font-size="10.00pt" fo:font-weight="bold" fo:font-family="'Courier New'" style:font-family-asian="'Courier New'" style:font-family-complex="'Courier New'" fo:background-color="transparent" fo:color="#008080"/>
    </style:style>
    <style:style style:name="T920" style:family="text">
      <style:text-properties fo:font-size="10.00pt" fo:font-weight="bold" fo:font-family="'Courier New'" style:font-family-asian="'Courier New'" style:font-family-complex="'Courier New'" fo:background-color="transparent" fo:color="#3f7f7f"/>
    </style:style>
    <style:style style:name="T921" style:family="text">
      <style:text-properties fo:font-size="10.00pt" fo:font-weight="bold" fo:font-family="'Courier New'" style:font-family-asian="'Courier New'" style:font-family-complex="'Courier New'" fo:background-color="transparent" fo:color="#008080"/>
    </style:style>
    <style:style style:name="T922" style:family="text">
      <style:text-properties fo:font-size="10.00pt" fo:font-weight="normal" fo:font-family="'Courier New'" style:font-family-asian="'Courier New'" style:font-family-complex="'Courier New'" fo:background-color="transparent" fo:color="#008080"/>
    </style:style>
    <style:style style:name="T923" style:family="text">
      <style:text-properties fo:font-size="10.00pt" fo:font-weight="normal" fo:font-family="'Courier New'" style:font-family-asian="'Courier New'" style:font-family-complex="'Courier New'" fo:background-color="transparent" fo:color="#3f7f7f"/>
    </style:style>
    <style:style style:name="T924" style:family="text">
      <style:text-properties fo:font-size="10.00pt" fo:font-weight="normal" fo:font-family="'Courier New'" style:font-family-asian="'Courier New'" style:font-family-complex="'Courier New'" fo:background-color="transparent" fo:color="#008080"/>
    </style:style>
    <style:style style:name="T925" style:family="text">
      <style:text-properties fo:font-size="11.00pt" fo:font-weight="normal" fo:font-family="Calibri" style:font-family-asian="Calibri" style:font-family-complex="Calibri" fo:background-color="transparent" style:use-window-font-color="true"/>
    </style:style>
    <style:style style:name="T926" style:family="text">
      <style:text-properties fo:font-size="10.00pt" fo:font-weight="normal" fo:font-family="Arial" style:font-family-asian="Arial" style:font-family-complex="Arial" fo:background-color="transparent" style:use-window-font-color="true"/>
    </style:style>
    <style:style style:name="T927" style:family="text">
      <style:text-properties fo:font-size="11.00pt" fo:font-weight="normal" fo:font-family="Calibri" style:font-family-asian="Calibri" style:font-family-complex="Calibri" fo:background-color="transparent" style:use-window-font-color="true"/>
    </style:style>
    <style:style style:name="T928" style:family="text">
      <style:text-properties fo:font-size="10.00pt" fo:font-weight="normal" fo:font-family="Arial" style:font-family-asian="Arial" style:font-family-complex="Arial" fo:background-color="transparent" style:use-window-font-color="true"/>
    </style:style>
    <style:style style:name="T929" style:family="text">
      <style:text-properties fo:font-size="10.00pt" fo:font-weight="normal" fo:font-family="'Courier New'" style:font-family-asian="'Courier New'" style:font-family-complex="'Courier New'" fo:background-color="transparent" fo:color="#008080"/>
    </style:style>
    <style:style style:name="T930" style:family="text">
      <style:text-properties fo:font-size="10.00pt" fo:font-weight="normal" fo:font-family="'Courier New'" style:font-family-asian="'Courier New'" style:font-family-complex="'Courier New'" fo:background-color="transparent" fo:color="#3f7f7f"/>
    </style:style>
    <style:style style:name="T931" style:family="text">
      <style:text-properties fo:font-size="10.00pt" fo:font-weight="normal" fo:font-family="'Courier New'" style:font-family-asian="'Courier New'" style:font-family-complex="'Courier New'" fo:background-color="transparent" fo:color="#008080"/>
    </style:style>
    <style:style style:name="T932" style:family="text">
      <style:text-properties fo:font-size="10.00pt" fo:font-weight="normal" fo:font-family="'Courier New'" style:font-family-asian="'Courier New'" style:font-family-complex="'Courier New'" fo:background-color="transparent" fo:color="#000000"/>
    </style:style>
    <style:style style:name="T933" style:family="text">
      <style:text-properties fo:font-size="10.00pt" fo:font-weight="normal" fo:font-family="'Courier New'" style:font-family-asian="'Courier New'" style:font-family-complex="'Courier New'" fo:background-color="transparent" fo:color="#008080"/>
    </style:style>
    <style:style style:name="T934" style:family="text">
      <style:text-properties fo:font-size="10.00pt" fo:font-weight="normal" fo:font-family="'Courier New'" style:font-family-asian="'Courier New'" style:font-family-complex="'Courier New'" fo:background-color="transparent" fo:color="#3f7f7f"/>
    </style:style>
    <style:style style:name="T935" style:family="text">
      <style:text-properties fo:font-size="10.00pt" fo:font-weight="normal" fo:font-family="'Courier New'" style:font-family-asian="'Courier New'" style:font-family-complex="'Courier New'" fo:background-color="transparent" fo:color="#008080"/>
    </style:style>
    <style:style style:name="T936" style:family="text">
      <style:text-properties fo:font-size="10.00pt" fo:font-weight="normal" fo:font-family="'Courier New'" style:font-family-asian="'Courier New'" style:font-family-complex="'Courier New'" fo:background-color="transparent" fo:color="#000000"/>
    </style:style>
    <style:style style:name="T937" style:family="text">
      <style:text-properties fo:font-size="10.00pt" fo:font-weight="normal" fo:font-family="'Courier New'" style:font-family-asian="'Courier New'" style:font-family-complex="'Courier New'" fo:background-color="transparent" fo:color="#008080"/>
    </style:style>
    <style:style style:name="T938" style:family="text">
      <style:text-properties fo:font-size="10.00pt" fo:font-weight="normal" fo:font-family="'Courier New'" style:font-family-asian="'Courier New'" style:font-family-complex="'Courier New'" fo:background-color="transparent" fo:color="#3f7f7f"/>
    </style:style>
    <style:style style:name="T939" style:family="text">
      <style:text-properties fo:font-size="10.00pt" fo:font-weight="normal" fo:font-family="'Courier New'" style:font-family-asian="'Courier New'" style:font-family-complex="'Courier New'" fo:background-color="transparent" fo:color="#008080"/>
    </style:style>
    <style:style style:name="T940" style:family="text">
      <style:text-properties fo:font-size="10.00pt" fo:font-weight="normal" fo:font-family="'Courier New'" style:font-family-asian="'Courier New'" style:font-family-complex="'Courier New'" fo:background-color="transparent" fo:color="#000000"/>
    </style:style>
    <style:style style:name="T941" style:family="text">
      <style:text-properties fo:font-size="10.00pt" fo:font-weight="bold" fo:font-family="'Courier New'" style:font-family-asian="'Courier New'" style:font-family-complex="'Courier New'" fo:background-color="transparent" fo:color="#008080"/>
    </style:style>
    <style:style style:name="T942" style:family="text">
      <style:text-properties fo:font-size="10.00pt" fo:font-weight="bold" fo:font-family="'Courier New'" style:font-family-asian="'Courier New'" style:font-family-complex="'Courier New'" fo:background-color="transparent" fo:color="#3f7f7f"/>
    </style:style>
    <style:style style:name="T943" style:family="text">
      <style:text-properties fo:font-size="10.00pt" fo:font-weight="bold" fo:font-family="'Courier New'" style:font-family-asian="'Courier New'" style:font-family-complex="'Courier New'" fo:background-color="transparent" fo:color="#008080"/>
    </style:style>
    <style:style style:name="T944" style:family="text">
      <style:text-properties fo:font-size="10.00pt" fo:font-weight="bold" fo:font-family="'Courier New'" style:font-family-asian="'Courier New'" style:font-family-complex="'Courier New'" fo:background-color="transparent" fo:color="#000000"/>
    </style:style>
    <style:style style:name="T945" style:family="text">
      <style:text-properties fo:font-size="10.00pt" fo:font-weight="bold" fo:font-family="'Courier New'" style:font-family-asian="'Courier New'" style:font-family-complex="'Courier New'" fo:background-color="transparent" fo:color="#008080"/>
    </style:style>
    <style:style style:name="T946" style:family="text">
      <style:text-properties fo:font-size="10.00pt" fo:font-weight="bold" fo:font-family="'Courier New'" style:font-family-asian="'Courier New'" style:font-family-complex="'Courier New'" fo:background-color="transparent" fo:color="#3f7f7f"/>
    </style:style>
    <style:style style:name="T947" style:family="text">
      <style:text-properties fo:font-size="10.00pt" fo:font-weight="bold" fo:font-family="'Courier New'" style:font-family-asian="'Courier New'" style:font-family-complex="'Courier New'" fo:background-color="transparent" fo:color="#008080"/>
    </style:style>
    <style:style style:name="T948" style:family="text">
      <style:text-properties fo:font-size="10.00pt" fo:font-weight="normal" fo:font-family="'Courier New'" style:font-family-asian="'Courier New'" style:font-family-complex="'Courier New'" fo:background-color="transparent" fo:color="#000000"/>
    </style:style>
    <style:style style:name="T949" style:family="text">
      <style:text-properties fo:font-size="10.00pt" fo:font-weight="bold" fo:font-family="'Courier New'" style:font-family-asian="'Courier New'" style:font-family-complex="'Courier New'" fo:background-color="transparent" fo:color="#008080"/>
    </style:style>
    <style:style style:name="T950" style:family="text">
      <style:text-properties fo:font-size="10.00pt" fo:font-weight="bold" fo:font-family="'Courier New'" style:font-family-asian="'Courier New'" style:font-family-complex="'Courier New'" fo:background-color="transparent" fo:color="#3f7f7f"/>
    </style:style>
    <style:style style:name="T951" style:family="text">
      <style:text-properties fo:font-size="10.00pt" fo:font-weight="bold" fo:font-family="'Courier New'" style:font-family-asian="'Courier New'" style:font-family-complex="'Courier New'" fo:background-color="transparent" fo:color="#008080"/>
    </style:style>
    <style:style style:name="T952" style:family="text">
      <style:text-properties fo:font-size="10.00pt" fo:font-weight="bold" fo:font-family="'Courier New'" style:font-family-asian="'Courier New'" style:font-family-complex="'Courier New'" fo:background-color="transparent" fo:color="#000000"/>
    </style:style>
    <style:style style:name="T953" style:family="text">
      <style:text-properties fo:font-size="10.00pt" fo:font-weight="bold" fo:font-family="'Courier New'" style:font-family-asian="'Courier New'" style:font-family-complex="'Courier New'" fo:background-color="transparent" fo:color="#008080"/>
    </style:style>
    <style:style style:name="T954" style:family="text">
      <style:text-properties fo:font-size="10.00pt" fo:font-weight="bold" fo:font-family="'Courier New'" style:font-family-asian="'Courier New'" style:font-family-complex="'Courier New'" fo:background-color="transparent" fo:color="#3f7f7f"/>
    </style:style>
    <style:style style:name="T955" style:family="text">
      <style:text-properties fo:font-size="10.00pt" fo:font-weight="bold" fo:font-family="'Courier New'" style:font-family-asian="'Courier New'" style:font-family-complex="'Courier New'" fo:background-color="transparent" fo:color="#008080"/>
    </style:style>
    <style:style style:name="T956" style:family="text">
      <style:text-properties fo:font-size="10.00pt" fo:font-weight="normal" fo:font-family="'Courier New'" style:font-family-asian="'Courier New'" style:font-family-complex="'Courier New'" fo:background-color="transparent" fo:color="#000000"/>
    </style:style>
    <style:style style:name="T957" style:family="text">
      <style:text-properties fo:font-size="10.00pt" fo:font-weight="normal" fo:font-family="'Courier New'" style:font-family-asian="'Courier New'" style:font-family-complex="'Courier New'" fo:background-color="transparent" fo:color="#008080"/>
    </style:style>
    <style:style style:name="T958" style:family="text">
      <style:text-properties fo:font-size="10.00pt" fo:font-weight="normal" fo:font-family="'Courier New'" style:font-family-asian="'Courier New'" style:font-family-complex="'Courier New'" fo:background-color="transparent" fo:color="#3f7f7f"/>
    </style:style>
    <style:style style:name="T959" style:family="text">
      <style:text-properties fo:font-size="10.00pt" fo:font-weight="normal" fo:font-family="'Courier New'" style:font-family-asian="'Courier New'" style:font-family-complex="'Courier New'" fo:background-color="transparent" fo:color="#008080"/>
    </style:style>
    <style:style style:name="T960" style:family="text">
      <style:text-properties fo:font-size="11.00pt" fo:font-weight="normal" fo:font-family="Calibri" style:font-family-asian="Calibri" style:font-family-complex="Calibri" fo:background-color="transparent" style:use-window-font-color="true"/>
    </style:style>
    <style:style style:name="T961" style:family="text">
      <style:text-properties fo:font-size="10.00pt" fo:font-weight="normal" fo:font-family="Arial" style:font-family-asian="Arial" style:font-family-complex="Arial" fo:background-color="transparent" style:use-window-font-color="true"/>
    </style:style>
    <style:style style:name="T962" style:family="text">
      <style:text-properties fo:font-size="11.00pt" fo:font-weight="normal" fo:font-family="Calibri" style:font-family-asian="Calibri" style:font-family-complex="Calibri" fo:background-color="transparent" style:use-window-font-color="true"/>
    </style:style>
    <style:style style:name="T963" style:family="text">
      <style:text-properties fo:font-size="10.00pt" fo:font-weight="normal" fo:font-family="Arial" style:font-family-asian="Arial" style:font-family-complex="Arial" fo:background-color="transparent" style:use-window-font-color="true"/>
    </style:style>
    <style:style style:name="T964" style:family="text">
      <style:text-properties fo:font-size="10.00pt" fo:font-weight="normal" fo:font-family="'Courier New'" style:font-family-asian="'Courier New'" style:font-family-complex="'Courier New'" fo:background-color="transparent" style:use-window-font-color="true"/>
    </style:style>
    <style:style style:name="T965" style:family="text">
      <style:text-properties fo:font-size="11.00pt" fo:font-weight="normal" fo:font-family="Calibri" style:font-family-asian="Calibri" style:font-family-complex="Calibri" fo:background-color="transparent" style:use-window-font-color="true"/>
    </style:style>
    <style:style style:name="T966" style:family="text">
      <style:text-properties fo:font-size="10.00pt" fo:font-weight="normal" fo:font-family="Arial" style:font-family-asian="Arial" style:font-family-complex="Arial" fo:background-color="transparent" style:use-window-font-color="true"/>
    </style:style>
    <style:style style:name="T967" style:family="text">
      <style:text-properties fo:font-size="10.00pt" fo:font-weight="normal" fo:font-family="Arial" style:font-family-asian="Arial" style:font-family-complex="Arial" fo:background-color="transparent" style:use-window-font-color="true"/>
    </style:style>
    <style:style style:name="T968" style:family="text">
      <style:text-properties fo:font-size="10.00pt" fo:font-weight="normal" fo:font-family="Arial" style:font-family-asian="Arial" style:font-family-complex="Arial" fo:background-color="transparent" style:use-window-font-color="true"/>
    </style:style>
    <style:style style:name="T969" style:family="text">
      <style:text-properties fo:font-size="10.00pt" fo:font-weight="normal" fo:font-family="Arial" style:font-family-asian="Arial" style:font-family-complex="Arial" fo:background-color="transparent" style:use-window-font-color="true"/>
    </style:style>
    <style:style style:name="T970" style:family="text">
      <style:text-properties fo:font-size="10.00pt" fo:font-weight="normal" fo:font-family="Arial" style:font-family-asian="Arial" style:font-family-complex="Arial" fo:background-color="transparent" style:use-window-font-color="true"/>
    </style:style>
    <style:style style:name="T971" style:family="text">
      <style:text-properties fo:font-size="14.00pt" fo:font-weight="bold" fo:font-family="Arial" style:font-family-asian="Arial" style:font-family-complex="Arial" fo:background-color="transparent" style:use-window-font-color="true"/>
    </style:style>
    <style:style style:name="T972" style:family="text">
      <style:text-properties fo:font-size="10.00pt" fo:font-weight="normal" fo:font-family="Arial" style:font-family-asian="Arial" style:font-family-complex="Arial" fo:background-color="transparent" style:use-window-font-color="true"/>
    </style:style>
    <style:style style:name="T973" style:family="text">
      <style:text-properties fo:font-size="13.00pt" fo:font-weight="bold" fo:font-family="Arial" style:font-family-asian="Arial" style:font-family-complex="Arial" fo:background-color="transparent" style:use-window-font-color="true"/>
    </style:style>
    <style:style style:name="T974" style:family="text">
      <style:text-properties fo:font-size="10.00pt" fo:font-weight="normal" fo:font-family="Arial" style:font-family-asian="Arial" style:font-family-complex="Arial" fo:background-color="transparent" style:use-window-font-color="true"/>
    </style:style>
    <style:style style:name="T975" style:family="text">
      <style:text-properties fo:font-size="11.00pt" fo:font-weight="normal" fo:font-family="Calibri" style:font-family-asian="Calibri" style:font-family-complex="Calibri" fo:background-color="transparent" style:use-window-font-color="true"/>
    </style:style>
    <style:style style:name="T976" style:family="text">
      <style:text-properties fo:font-size="10.00pt" fo:font-weight="normal" fo:font-family="Arial" style:font-family-asian="Arial" style:font-family-complex="Arial" fo:background-color="transparent" style:use-window-font-color="true"/>
    </style:style>
    <style:style style:name="T977" style:family="text">
      <style:text-properties fo:font-size="10.00pt" fo:font-weight="normal" fo:font-family="Arial" style:font-family-asian="Arial" style:font-family-complex="Arial" fo:background-color="transparent" style:use-window-font-color="true"/>
    </style:style>
    <style:style style:name="T978" style:family="text">
      <style:text-properties fo:font-size="10.00pt" fo:font-weight="normal" fo:font-family="Arial" style:font-family-asian="Arial" style:font-family-complex="Arial" fo:background-color="transparent" style:use-window-font-color="true"/>
    </style:style>
    <style:style style:name="T979" style:family="text">
      <style:text-properties fo:font-size="10.00pt" fo:font-weight="normal" fo:font-family="Arial" style:font-family-asian="Arial" style:font-family-complex="Arial" fo:background-color="transparent" style:use-window-font-color="true"/>
    </style:style>
    <style:style style:name="T980" style:family="text">
      <style:text-properties fo:font-size="11.00pt" fo:font-weight="normal" fo:font-family="Calibri" style:font-family-asian="Calibri" style:font-family-complex="Calibri" fo:background-color="transparent" style:use-window-font-color="true"/>
    </style:style>
    <style:style style:name="T981" style:family="text">
      <style:text-properties fo:font-size="10.00pt" fo:font-weight="normal" fo:font-family="Arial" style:font-family-asian="Arial" style:font-family-complex="Arial" fo:background-color="transparent" style:use-window-font-color="true"/>
    </style:style>
    <style:style style:name="T982" style:family="text">
      <style:text-properties fo:font-size="11.00pt" fo:font-weight="normal" fo:font-family="Calibri" style:font-family-asian="Calibri" style:font-family-complex="Calibri" fo:background-color="transparent" style:use-window-font-color="true"/>
    </style:style>
    <style:style style:name="T983" style:family="text">
      <style:text-properties fo:font-size="10.00pt" fo:font-weight="normal" fo:font-family="Arial" style:font-family-asian="Arial" style:font-family-complex="Arial" fo:background-color="transparent" style:use-window-font-color="true"/>
    </style:style>
    <style:style style:name="T984" style:family="text">
      <style:text-properties fo:font-size="11.00pt" fo:font-weight="normal" fo:font-family="Calibri" style:font-family-asian="Calibri" style:font-family-complex="Calibri" fo:background-color="transparent" style:use-window-font-color="true"/>
    </style:style>
    <style:style style:name="T985" style:family="text">
      <style:text-properties fo:font-size="10.00pt" fo:font-weight="normal" fo:font-family="'Courier New'" style:font-family-asian="'Courier New'" style:font-family-complex="'Courier New'" fo:background-color="transparent" style:use-window-font-color="true"/>
    </style:style>
    <style:style style:name="T986" style:family="text">
      <style:text-properties fo:font-size="11.00pt" fo:font-weight="normal" fo:font-family="Calibri" style:font-family-asian="Calibri" style:font-family-complex="Calibri" fo:background-color="transparent" style:use-window-font-color="true"/>
    </style:style>
    <style:style style:name="T987" style:family="text">
      <style:text-properties fo:font-size="10.00pt" fo:font-weight="bold" fo:font-family="Arial" style:font-family-asian="Arial" style:font-family-complex="Arial" fo:background-color="transparent" style:use-window-font-color="true"/>
    </style:style>
    <style:style style:name="T988" style:family="text">
      <style:text-properties fo:font-size="10.00pt" fo:font-weight="normal" fo:font-family="Arial" style:font-family-asian="Arial" style:font-family-complex="Arial" fo:background-color="transparent" style:use-window-font-color="true"/>
    </style:style>
    <style:style style:name="T989" style:family="text">
      <style:text-properties fo:font-size="13.00pt" fo:font-weight="bold" fo:font-family="Arial" style:font-family-asian="Arial" style:font-family-complex="Arial" fo:background-color="transparent" style:use-window-font-color="true"/>
    </style:style>
    <style:style style:name="T990" style:family="text">
      <style:text-properties fo:font-size="10.00pt" fo:font-weight="normal" fo:font-family="Arial" style:font-family-asian="Arial" style:font-family-complex="Arial" fo:background-color="transparent" style:use-window-font-color="true"/>
    </style:style>
    <style:style style:name="T991" style:family="text">
      <style:text-properties fo:font-size="10.00pt" fo:font-weight="normal" fo:font-family="Arial" style:font-family-asian="Arial" style:font-family-complex="Arial" fo:background-color="transparent" style:use-window-font-color="true"/>
    </style:style>
    <style:style style:name="T992" style:family="text">
      <style:text-properties fo:font-size="10.00pt" fo:font-weight="normal" fo:font-family="Arial" style:font-family-asian="Arial" style:font-family-complex="Arial" fo:background-color="transparent" style:use-window-font-color="true"/>
    </style:style>
    <style:style style:name="T993" style:family="text">
      <style:text-properties fo:font-size="10.00pt" fo:font-weight="normal" fo:font-family="Arial" style:font-family-asian="Arial" style:font-family-complex="Arial" fo:background-color="transparent" style:use-window-font-color="true"/>
    </style:style>
    <style:style style:name="T994" style:family="text">
      <style:text-properties fo:font-size="10.00pt" fo:font-weight="normal" fo:font-family="Arial" style:font-family-asian="Arial" style:font-family-complex="Arial" fo:background-color="transparent" style:use-window-font-color="true"/>
    </style:style>
    <style:style style:name="T995" style:family="text">
      <style:text-properties fo:font-size="10.00pt" fo:font-weight="normal" fo:font-family="Arial" style:font-family-asian="Arial" style:font-family-complex="Arial" fo:background-color="transparent" style:use-window-font-color="true"/>
    </style:style>
    <style:style style:name="T996" style:family="text">
      <style:text-properties fo:font-size="10.00pt" fo:font-weight="normal" fo:font-family="Arial" style:font-family-asian="Arial" style:font-family-complex="Arial" fo:background-color="transparent" style:use-window-font-color="true"/>
    </style:style>
    <style:style style:name="T997" style:family="text">
      <style:text-properties fo:font-size="10.00pt" fo:font-weight="normal" fo:font-family="Arial" style:font-family-asian="Arial" style:font-family-complex="Arial" fo:background-color="transparent" style:use-window-font-color="true"/>
    </style:style>
    <style:style style:name="T998" style:family="text">
      <style:text-properties fo:font-size="10.00pt" fo:font-weight="normal" fo:font-family="Arial" style:font-family-asian="Arial" style:font-family-complex="Arial" fo:background-color="transparent" style:use-window-font-color="true"/>
    </style:style>
    <style:style style:name="T999" style:family="text">
      <style:text-properties fo:font-size="10.00pt" fo:font-weight="normal" fo:font-family="Arial" style:font-family-asian="Arial" style:font-family-complex="Arial" fo:background-color="transparent" style:use-window-font-color="true"/>
    </style:style>
    <style:style style:name="T1000" style:family="text">
      <style:text-properties fo:font-size="10.00pt" fo:font-weight="normal" fo:font-family="Arial" style:font-family-asian="Arial" style:font-family-complex="Arial" fo:background-color="transparent" style:use-window-font-color="true"/>
    </style:style>
    <style:style style:name="T1001" style:family="text">
      <style:text-properties fo:font-size="10.00pt" fo:font-weight="normal" fo:font-family="Arial" style:font-family-asian="Arial" style:font-family-complex="Arial" fo:background-color="transparent" style:use-window-font-color="true"/>
    </style:style>
    <style:style style:name="T1002" style:family="text">
      <style:text-properties fo:font-size="10.00pt" fo:font-weight="normal" fo:font-family="Arial" style:font-family-asian="Arial" style:font-family-complex="Arial" fo:background-color="transparent" style:use-window-font-color="true"/>
    </style:style>
    <style:style style:name="T1003" style:family="text">
      <style:text-properties fo:font-size="10.00pt" fo:font-weight="normal" fo:font-family="Arial" style:font-family-asian="Arial" style:font-family-complex="Arial" fo:background-color="transparent" style:use-window-font-color="true"/>
    </style:style>
    <style:style style:name="T1004" style:family="text">
      <style:text-properties fo:font-size="10.00pt" fo:font-weight="normal" fo:font-family="Arial" style:font-family-asian="Arial" style:font-family-complex="Arial" fo:background-color="transparent" style:use-window-font-color="true"/>
    </style:style>
    <style:style style:name="T1005" style:family="text">
      <style:text-properties fo:font-size="10.00pt" fo:font-weight="normal" fo:font-family="Arial" style:font-family-asian="Arial" style:font-family-complex="Arial" fo:background-color="transparent" style:use-window-font-color="true"/>
    </style:style>
    <style:style style:name="T1006" style:family="text">
      <style:text-properties fo:font-size="10.00pt" fo:font-weight="normal" fo:font-family="Arial" style:font-family-asian="Arial" style:font-family-complex="Arial" fo:background-color="transparent" style:use-window-font-color="true"/>
    </style:style>
    <style:style style:name="T1007" style:family="text">
      <style:text-properties fo:font-size="10.00pt" fo:font-weight="normal" fo:font-family="Wingdings" style:font-family-asian="Wingdings" style:font-family-complex="Wingdings" fo:background-color="transparent" style:use-window-font-color="true"/>
    </style:style>
    <style:style style:name="T1008" style:family="text">
      <style:text-properties fo:font-size="10.00pt" fo:font-weight="normal" fo:font-family="Arial" style:font-family-asian="Arial" style:font-family-complex="Arial" fo:background-color="transparent" style:use-window-font-color="true"/>
    </style:style>
    <style:style style:name="T1009" style:family="text">
      <style:text-properties fo:font-size="10.00pt" fo:font-weight="normal" fo:font-family="Arial" style:font-family-asian="Arial" style:font-family-complex="Arial" fo:background-color="transparent" style:use-window-font-color="true"/>
    </style:style>
    <style:style style:name="T1010" style:family="text">
      <style:text-properties fo:font-size="10.00pt" fo:font-weight="normal" fo:font-family="Arial" style:font-family-asian="Arial" style:font-family-complex="Arial" fo:background-color="transparent" style:use-window-font-color="true"/>
    </style:style>
    <style:style style:name="T1011" style:family="text">
      <style:text-properties fo:font-size="10.00pt" fo:font-weight="normal" fo:font-family="Arial" style:font-family-asian="Arial" style:font-family-complex="Arial" fo:background-color="transparent" style:use-window-font-color="true"/>
    </style:style>
    <style:style style:name="T1012" style:family="text">
      <style:text-properties fo:font-size="10.00pt" fo:font-weight="normal" fo:font-family="Arial" style:font-family-asian="Arial" style:font-family-complex="Arial" fo:background-color="transparent" style:use-window-font-color="true"/>
    </style:style>
    <style:style style:name="T1013" style:family="text">
      <style:text-properties fo:font-size="11.00pt" fo:font-weight="normal" fo:font-family="Calibri" style:font-family-asian="Calibri" style:font-family-complex="Calibri" fo:background-color="transparent" style:use-window-font-color="true"/>
    </style:style>
    <style:style style:name="T1014" style:family="text">
      <style:text-properties fo:font-size="10.00pt" fo:font-weight="normal" fo:font-family="Arial" style:font-family-asian="Arial" style:font-family-complex="Arial" fo:background-color="transparent" style:use-window-font-color="true"/>
    </style:style>
    <style:style style:name="T1015" style:family="text">
      <style:text-properties fo:font-size="10.00pt" fo:font-weight="normal" fo:font-family="Arial" style:font-family-asian="Arial" style:font-family-complex="Arial" fo:background-color="transparent" style:use-window-font-color="true" fo:font-style="italic"/>
    </style:style>
    <style:style style:name="T1016" style:family="text">
      <style:text-properties fo:font-size="10.00pt" fo:font-weight="normal" fo:font-family="Arial" style:font-family-asian="Arial" style:font-family-complex="Arial" fo:background-color="transparent" style:use-window-font-color="true" fo:font-style="italic"/>
    </style:style>
    <style:style style:name="T1017" style:family="text">
      <style:text-properties fo:font-size="10.00pt" fo:font-weight="normal" fo:font-family="Arial" style:font-family-asian="Arial" style:font-family-complex="Arial" fo:background-color="transparent" style:use-window-font-color="true" fo:font-style="italic"/>
    </style:style>
    <style:style style:name="T1018" style:family="text">
      <style:text-properties fo:font-size="10.00pt" fo:font-weight="normal" fo:font-family="Arial" style:font-family-asian="Arial" style:font-family-complex="Arial" fo:background-color="transparent" style:use-window-font-color="true"/>
    </style:style>
    <style:style style:name="T1019" style:family="text">
      <style:text-properties fo:font-size="10.00pt" fo:font-weight="normal" fo:font-family="Arial" style:font-family-asian="Arial" style:font-family-complex="Arial" fo:background-color="transparent" style:use-window-font-color="true"/>
    </style:style>
    <style:style style:name="T1020" style:family="text">
      <style:text-properties fo:font-size="10.00pt" fo:font-weight="normal" fo:font-family="Arial" style:font-family-asian="Arial" style:font-family-complex="Arial" fo:background-color="transparent" style:use-window-font-color="true"/>
    </style:style>
    <style:style style:name="T1021" style:family="text">
      <style:text-properties fo:font-size="10.00pt" fo:font-weight="normal" fo:font-family="Arial" style:font-family-asian="Arial" style:font-family-complex="Arial" fo:background-color="transparent" style:use-window-font-color="true"/>
    </style:style>
    <style:style style:name="T1022" style:family="text">
      <style:text-properties fo:font-size="10.00pt" fo:font-weight="normal" fo:font-family="Arial" style:font-family-asian="Arial" style:font-family-complex="Arial" fo:background-color="transparent" style:use-window-font-color="true"/>
    </style:style>
    <style:style style:name="T1023" style:family="text">
      <style:text-properties fo:font-size="10.00pt" fo:font-weight="normal" fo:font-family="Arial" style:font-family-asian="Arial" style:font-family-complex="Arial" fo:background-color="transparent" style:use-window-font-color="true"/>
    </style:style>
    <style:style style:name="T1024" style:family="text">
      <style:text-properties fo:font-size="10.00pt" fo:font-weight="normal" fo:font-family="Arial" style:font-family-asian="Arial" style:font-family-complex="Arial" fo:background-color="transparent" style:use-window-font-color="true"/>
    </style:style>
    <style:style style:name="T1025" style:family="text">
      <style:text-properties fo:font-size="10.00pt" fo:font-weight="normal" fo:font-family="Arial" style:font-family-asian="Arial" style:font-family-complex="Arial" fo:background-color="transparent" style:use-window-font-color="true"/>
    </style:style>
    <style:style style:name="T1026" style:family="text">
      <style:text-properties fo:font-size="10.00pt" fo:font-weight="normal" fo:font-family="Arial" style:font-family-asian="Arial" style:font-family-complex="Arial" fo:background-color="transparent" style:use-window-font-color="true"/>
    </style:style>
    <style:style style:name="T1027" style:family="text">
      <style:text-properties fo:font-size="10.00pt" fo:font-weight="normal" fo:font-family="Arial" style:font-family-asian="Arial" style:font-family-complex="Arial" fo:background-color="transparent" style:use-window-font-color="true"/>
    </style:style>
    <style:style style:name="T1028" style:family="text">
      <style:text-properties fo:font-size="10.00pt" fo:font-weight="normal" fo:font-family="Arial" style:font-family-asian="Arial" style:font-family-complex="Arial" fo:background-color="transparent" style:use-window-font-color="true"/>
    </style:style>
    <style:style style:name="T1029" style:family="text">
      <style:text-properties fo:font-size="10.00pt" fo:font-weight="normal" fo:font-family="Arial" style:font-family-asian="Arial" style:font-family-complex="Arial" fo:background-color="transparent" style:use-window-font-color="true"/>
    </style:style>
    <style:style style:name="T1030" style:family="text">
      <style:text-properties fo:font-size="10.00pt" fo:font-weight="normal" fo:font-family="Arial" style:font-family-asian="Arial" style:font-family-complex="Arial" fo:background-color="transparent" style:use-window-font-color="true"/>
    </style:style>
    <style:style style:name="T1031" style:family="text">
      <style:text-properties fo:font-size="10.00pt" fo:font-weight="normal" fo:font-family="Arial" style:font-family-asian="Arial" style:font-family-complex="Arial" fo:background-color="transparent" style:use-window-font-color="true"/>
    </style:style>
    <style:style style:name="T1032" style:family="text">
      <style:text-properties fo:font-size="10.00pt" fo:font-weight="normal" fo:font-family="Arial" style:font-family-asian="Arial" style:font-family-complex="Arial" fo:background-color="transparent" style:use-window-font-color="true"/>
    </style:style>
    <style:style style:name="T1033" style:family="text">
      <style:text-properties fo:font-size="10.00pt" fo:font-weight="normal" fo:font-family="Arial" style:font-family-asian="Arial" style:font-family-complex="Arial" fo:background-color="transparent" style:use-window-font-color="true"/>
    </style:style>
    <style:style style:name="T1034" style:family="text">
      <style:text-properties fo:font-size="10.00pt" fo:font-weight="normal" fo:font-family="Arial" style:font-family-asian="Arial" style:font-family-complex="Arial" fo:background-color="transparent" style:use-window-font-color="true"/>
    </style:style>
    <style:style style:name="T1035" style:family="text">
      <style:text-properties fo:font-size="10.00pt" fo:font-weight="normal" fo:font-family="Arial" style:font-family-asian="Arial" style:font-family-complex="Arial" fo:background-color="transparent" style:use-window-font-color="true"/>
    </style:style>
    <style:style style:name="T1036" style:family="text">
      <style:text-properties fo:font-size="10.00pt" fo:font-weight="normal" fo:font-family="Arial" style:font-family-asian="Arial" style:font-family-complex="Arial" fo:background-color="transparent" style:use-window-font-color="true"/>
    </style:style>
    <style:style style:name="T1037" style:family="text">
      <style:text-properties fo:font-size="11.00pt" fo:font-weight="normal" fo:font-family="Calibri" style:font-family-asian="Calibri" style:font-family-complex="Calibri" fo:background-color="transparent" style:use-window-font-color="true"/>
    </style:style>
    <style:style style:name="T1038" style:family="text">
      <style:text-properties fo:font-size="10.00pt" fo:font-weight="normal" fo:font-family="Arial" style:font-family-asian="Arial" style:font-family-complex="Arial" fo:background-color="transparent" style:use-window-font-color="true"/>
    </style:style>
    <style:style style:name="T1039" style:family="text">
      <style:text-properties fo:font-size="10.00pt" fo:font-weight="normal" fo:font-family="Arial" style:font-family-asian="Arial" style:font-family-complex="Arial" fo:background-color="transparent" style:use-window-font-color="true"/>
    </style:style>
    <style:style style:name="T1040" style:family="text">
      <style:text-properties fo:font-size="10.00pt" fo:font-weight="normal" fo:font-family="Arial" style:font-family-asian="Arial" style:font-family-complex="Arial" fo:background-color="transparent" style:use-window-font-color="true"/>
    </style:style>
    <style:style style:name="T1041" style:family="text">
      <style:text-properties fo:font-size="10.00pt" fo:font-weight="normal" fo:font-family="Arial" style:font-family-asian="Arial" style:font-family-complex="Arial" fo:background-color="transparent" style:use-window-font-color="true"/>
    </style:style>
    <style:style style:name="T1042" style:family="text">
      <style:text-properties fo:font-size="10.00pt" fo:font-weight="normal" fo:font-family="Arial" style:font-family-asian="Arial" style:font-family-complex="Arial" fo:background-color="transparent" style:use-window-font-color="true"/>
    </style:style>
    <style:style style:name="T1043" style:family="text">
      <style:text-properties fo:font-size="11.00pt" fo:font-weight="normal" fo:font-family="Calibri" style:font-family-asian="Calibri" style:font-family-complex="Calibri" fo:background-color="transparent" style:use-window-font-color="true"/>
    </style:style>
    <style:style style:name="T1044" style:family="text">
      <style:text-properties fo:font-size="14.00pt" fo:font-weight="bold" fo:font-family="Arial" style:font-family-asian="Arial" style:font-family-complex="Arial" fo:background-color="transparent" style:use-window-font-color="true"/>
    </style:style>
    <style:style style:name="T1045" style:family="text">
      <style:text-properties fo:font-size="10.00pt" fo:font-weight="normal" fo:font-family="Arial" style:font-family-asian="Arial" style:font-family-complex="Arial" fo:background-color="transparent" style:use-window-font-color="true"/>
    </style:style>
    <style:style style:name="T1046" style:family="text">
      <style:text-properties fo:font-size="10.00pt" fo:font-weight="normal" fo:font-family="Arial" style:font-family-asian="Arial" style:font-family-complex="Arial" fo:background-color="transparent" style:use-window-font-color="true" fo:font-style="italic"/>
    </style:style>
    <style:style style:name="T1047" style:family="text">
      <style:text-properties fo:font-size="10.00pt" fo:font-weight="normal" fo:font-family="Arial" style:font-family-asian="Arial" style:font-family-complex="Arial" fo:background-color="transparent" style:use-window-font-color="true"/>
    </style:style>
    <style:style style:name="T1048" style:family="text">
      <style:text-properties fo:font-size="13.00pt" fo:font-weight="bold" fo:font-family="Arial" style:font-family-asian="Arial" style:font-family-complex="Arial" fo:background-color="transparent" style:use-window-font-color="true"/>
    </style:style>
    <style:style style:name="T1049" style:family="text">
      <style:text-properties fo:font-size="10.00pt" fo:font-weight="normal" fo:font-family="Arial" style:font-family-asian="Arial" style:font-family-complex="Arial" fo:background-color="transparent" style:use-window-font-color="true"/>
    </style:style>
    <style:style style:name="T1050" style:family="text">
      <style:text-properties fo:font-size="10.00pt" fo:font-weight="normal" fo:font-family="Arial" style:font-family-asian="Arial" style:font-family-complex="Arial" fo:background-color="transparent" style:use-window-font-color="true" fo:font-style="italic"/>
    </style:style>
    <style:style style:name="T1051" style:family="text">
      <style:text-properties fo:font-size="10.00pt" fo:font-weight="normal" fo:font-family="Arial" style:font-family-asian="Arial" style:font-family-complex="Arial" fo:background-color="transparent" style:use-window-font-color="true"/>
    </style:style>
    <style:style style:name="T1052" style:family="text">
      <style:text-properties fo:font-size="10.00pt" fo:font-weight="normal" fo:font-family="Arial" style:font-family-asian="Arial" style:font-family-complex="Arial" fo:background-color="transparent" style:use-window-font-color="true"/>
    </style:style>
    <style:style style:name="T1053" style:family="text">
      <style:text-properties fo:font-size="10.00pt" fo:font-weight="normal" fo:font-family="Arial" style:font-family-asian="Arial" style:font-family-complex="Arial" fo:background-color="transparent" style:use-window-font-color="true"/>
    </style:style>
    <style:style style:name="T1054" style:family="text">
      <style:text-properties fo:font-size="10.00pt" fo:font-weight="normal" fo:font-family="Arial" style:font-family-asian="Arial" style:font-family-complex="Arial" fo:background-color="transparent" style:use-window-font-color="true"/>
    </style:style>
    <style:style style:name="T1055" style:family="text">
      <style:text-properties fo:font-size="10.00pt" fo:font-weight="normal" fo:font-family="Arial" style:font-family-asian="Arial" style:font-family-complex="Arial" fo:background-color="transparent" style:use-window-font-color="true"/>
    </style:style>
    <style:style style:name="T1056" style:family="text">
      <style:text-properties fo:font-size="10.00pt" fo:font-weight="normal" fo:font-family="Arial" style:font-family-asian="Arial" style:font-family-complex="Arial" fo:background-color="transparent" style:use-window-font-color="true"/>
    </style:style>
    <style:style style:name="T1057" style:family="text">
      <style:text-properties fo:font-size="10.00pt" fo:font-weight="normal" fo:font-family="Arial" style:font-family-asian="Arial" style:font-family-complex="Arial" fo:background-color="transparent" style:use-window-font-color="true"/>
    </style:style>
    <style:style style:name="T1058" style:family="text">
      <style:text-properties fo:font-size="10.00pt" fo:font-weight="normal" fo:font-family="Arial" style:font-family-asian="Arial" style:font-family-complex="Arial" fo:background-color="transparent" style:use-window-font-color="true"/>
    </style:style>
    <style:style style:name="T1059" style:family="text">
      <style:text-properties fo:font-size="10.00pt" fo:font-weight="normal" fo:font-family="Arial" style:font-family-asian="Arial" style:font-family-complex="Arial" fo:background-color="transparent" style:use-window-font-color="true"/>
    </style:style>
    <style:style style:name="T1060" style:family="text">
      <style:text-properties fo:font-size="10.00pt" fo:font-weight="normal" fo:font-family="Arial" style:font-family-asian="Arial" style:font-family-complex="Arial" fo:background-color="transparent" style:use-window-font-color="true"/>
    </style:style>
    <style:style style:name="T1061" style:family="text">
      <style:text-properties fo:font-size="11.00pt" fo:font-weight="normal" fo:font-family="Calibri" style:font-family-asian="Calibri" style:font-family-complex="Calibri" fo:background-color="transparent" style:use-window-font-color="true"/>
    </style:style>
    <style:style style:name="T1062" style:family="text">
      <style:text-properties fo:font-size="10.00pt" fo:font-weight="normal" fo:font-family="Arial" style:font-family-asian="Arial" style:font-family-complex="Arial" fo:background-color="transparent" style:use-window-font-color="true"/>
    </style:style>
    <style:style style:name="T1063" style:family="text">
      <style:text-properties fo:font-size="11.00pt" fo:font-weight="normal" fo:font-family="Calibri" style:font-family-asian="Calibri" style:font-family-complex="Calibri" fo:background-color="transparent" style:use-window-font-color="true"/>
    </style:style>
    <style:style style:name="T1064" style:family="text">
      <style:text-properties fo:font-size="10.00pt" fo:font-weight="normal" fo:font-family="'Courier New'" style:font-family-asian="'Courier New'" style:font-family-complex="'Courier New'" fo:background-color="transparent" style:use-window-font-color="true"/>
    </style:style>
    <style:style style:name="T1065" style:family="text">
      <style:text-properties fo:font-size="11.00pt" fo:font-weight="normal" fo:font-family="Calibri" style:font-family-asian="Calibri" style:font-family-complex="Calibri" fo:background-color="transparent" style:use-window-font-color="true"/>
    </style:style>
    <style:style style:name="T1066" style:family="text">
      <style:text-properties fo:font-size="10.00pt" fo:font-weight="bold" fo:font-family="Arial" style:font-family-asian="Arial" style:font-family-complex="Arial" fo:background-color="transparent" style:use-window-font-color="true"/>
    </style:style>
    <style:style style:name="T1067" style:family="text">
      <style:text-properties fo:font-size="13.00pt" fo:font-weight="bold" fo:font-family="Arial" style:font-family-asian="Arial" style:font-family-complex="Arial" fo:background-color="transparent" style:use-window-font-color="true"/>
    </style:style>
    <style:style style:name="T1068" style:family="text">
      <style:text-properties fo:font-size="10.00pt" fo:font-weight="normal" fo:font-family="Arial" style:font-family-asian="Arial" style:font-family-complex="Arial" fo:background-color="transparent" style:use-window-font-color="true"/>
    </style:style>
    <style:style style:name="T1069" style:family="text">
      <style:text-properties fo:font-size="10.00pt" fo:font-weight="normal" fo:font-family="Arial" style:font-family-asian="Arial" style:font-family-complex="Arial" fo:background-color="transparent" style:use-window-font-color="true"/>
    </style:style>
    <style:style style:name="T1070" style:family="text">
      <style:text-properties fo:font-size="10.00pt" fo:font-weight="normal" fo:font-family="Arial" style:font-family-asian="Arial" style:font-family-complex="Arial" fo:background-color="transparent" style:use-window-font-color="true"/>
    </style:style>
    <style:style style:name="T1071" style:family="text">
      <style:text-properties fo:font-size="10.00pt" fo:font-weight="normal" fo:font-family="Arial" style:font-family-asian="Arial" style:font-family-complex="Arial" fo:background-color="transparent" style:use-window-font-color="true"/>
    </style:style>
    <style:style style:name="T1072" style:family="text">
      <style:text-properties fo:font-size="10.00pt" fo:font-weight="normal" fo:font-family="Arial" style:font-family-asian="Arial" style:font-family-complex="Arial" fo:background-color="transparent" style:use-window-font-color="true"/>
    </style:style>
    <style:style style:name="T1073" style:family="text">
      <style:text-properties fo:font-size="10.00pt" fo:font-weight="normal" fo:font-family="Arial" style:font-family-asian="Arial" style:font-family-complex="Arial" fo:background-color="transparent" style:use-window-font-color="true"/>
    </style:style>
    <style:style style:name="T1074" style:family="text">
      <style:text-properties fo:font-size="10.00pt" fo:font-weight="normal" fo:font-family="Arial" style:font-family-asian="Arial" style:font-family-complex="Arial" fo:background-color="transparent" style:use-window-font-color="true"/>
    </style:style>
    <style:style style:name="T1075" style:family="text">
      <style:text-properties fo:font-size="10.00pt" fo:font-weight="normal" fo:font-family="Arial" style:font-family-asian="Arial" style:font-family-complex="Arial" fo:background-color="transparent" style:use-window-font-color="true"/>
    </style:style>
    <style:style style:name="T1076" style:family="text">
      <style:text-properties fo:font-size="10.00pt" fo:font-weight="normal" fo:font-family="Arial" style:font-family-asian="Arial" style:font-family-complex="Arial" fo:background-color="transparent" style:use-window-font-color="true"/>
    </style:style>
    <style:style style:name="T1077" style:family="text">
      <style:text-properties fo:font-size="11.00pt" fo:font-weight="normal" fo:font-family="Calibri" style:font-family-asian="Calibri" style:font-family-complex="Calibri" fo:background-color="transparent" style:use-window-font-color="true"/>
    </style:style>
    <style:style style:name="T1078" style:family="text">
      <style:text-properties fo:font-size="10.00pt" fo:font-weight="normal" fo:font-family="Arial" style:font-family-asian="Arial" style:font-family-complex="Arial" fo:background-color="transparent" style:use-window-font-color="true"/>
    </style:style>
    <style:style style:name="T1079" style:family="text">
      <style:text-properties fo:font-size="10.00pt" fo:font-weight="normal" fo:font-family="Arial" style:font-family-asian="Arial" style:font-family-complex="Arial" fo:background-color="transparent" style:use-window-font-color="true"/>
    </style:style>
    <style:style style:name="T1080" style:family="text">
      <style:text-properties fo:font-size="10.00pt" fo:font-weight="normal" fo:font-family="Arial" style:font-family-asian="Arial" style:font-family-complex="Arial" fo:background-color="transparent" style:use-window-font-color="true"/>
    </style:style>
    <style:style style:name="T1081" style:family="text">
      <style:text-properties fo:font-size="10.00pt" fo:font-weight="normal" fo:font-family="Arial" style:font-family-asian="Arial" style:font-family-complex="Arial" fo:background-color="transparent" style:use-window-font-color="true"/>
    </style:style>
    <style:style style:name="T1082" style:family="text">
      <style:text-properties fo:font-size="10.00pt" fo:font-weight="normal" fo:font-family="Arial" style:font-family-asian="Arial" style:font-family-complex="Arial" fo:background-color="transparent" style:use-window-font-color="true"/>
    </style:style>
    <style:style style:name="T1083" style:family="text">
      <style:text-properties fo:font-size="11.00pt" fo:font-weight="normal" fo:font-family="Calibri" style:font-family-asian="Calibri" style:font-family-complex="Calibri" fo:background-color="transparent" style:use-window-font-color="true"/>
    </style:style>
    <style:style style:name="T1084" style:family="text">
      <style:text-properties fo:font-size="13.00pt" fo:font-weight="bold" fo:font-family="Arial" style:font-family-asian="Arial" style:font-family-complex="Arial" fo:background-color="transparent" style:use-window-font-color="true"/>
    </style:style>
    <style:style style:name="T1085" style:family="text">
      <style:text-properties fo:font-size="10.00pt" fo:font-weight="normal" fo:font-family="Verdana" style:font-family-asian="Verdana" style:font-family-complex="Verdana" fo:background-color="transparent" style:use-window-font-color="true"/>
    </style:style>
    <style:style style:name="T1086" style:family="text">
      <style:text-properties fo:font-size="11.00pt" fo:font-weight="normal" fo:font-family="Calibri" style:font-family-asian="Calibri" style:font-family-complex="Calibri" fo:background-color="transparent" style:use-window-font-color="true"/>
    </style:style>
    <style:style style:name="T1087" style:family="text">
      <style:text-properties fo:font-size="13.00pt" fo:font-weight="bold" fo:font-family="Arial" style:font-family-asian="Arial" style:font-family-complex="Arial" fo:background-color="transparent" style:use-window-font-color="true"/>
    </style:style>
    <style:style style:name="T1088" style:family="text">
      <style:text-properties fo:font-size="10.00pt" fo:font-weight="normal" fo:font-family="Verdana" style:font-family-asian="Verdana" style:font-family-complex="Verdana" fo:background-color="transparent" style:use-window-font-color="true"/>
    </style:style>
    <style:style style:name="T1089" style:family="text">
      <style:text-properties fo:font-size="10.00pt" fo:font-weight="normal" style:text-underline-mode="continuous" style:text-underline-type="single" style:text-underline-style="solid" style:text-underline-width="normal" fo:font-family="Verdana" style:font-family-asian="Verdana" style:font-family-complex="Verdana" fo:background-color="transparent" fo:color="#0000ff"/>
    </style:style>
    <style:style style:name="T1090" style:family="text">
      <style:text-properties fo:font-size="10.00pt" fo:font-weight="normal" fo:font-family="Verdana" style:font-family-asian="Verdana" style:font-family-complex="Verdana" fo:background-color="transparent" style:use-window-font-color="true"/>
    </style:style>
    <style:style style:name="T1091" style:family="text">
      <style:text-properties fo:font-size="10.00pt" fo:font-weight="normal" fo:font-family="Verdana" style:font-family-asian="Verdana" style:font-family-complex="Verdana" fo:background-color="transparent" style:use-window-font-color="true"/>
    </style:style>
    <style:style style:name="T1092" style:family="text">
      <style:text-properties fo:font-size="10.00pt" fo:font-weight="normal" fo:font-family="Verdana" style:font-family-asian="Verdana" style:font-family-complex="Verdana" fo:background-color="transparent" style:use-window-font-color="true" fo:font-style="italic"/>
    </style:style>
    <style:style style:name="T1093" style:family="text">
      <style:text-properties fo:font-size="10.00pt" fo:font-weight="normal" fo:font-family="Verdana" style:font-family-asian="Verdana" style:font-family-complex="Verdana" fo:background-color="transparent" style:use-window-font-color="true"/>
    </style:style>
    <style:style style:name="T1094" style:family="text">
      <style:text-properties fo:font-size="10.00pt" fo:font-weight="normal" fo:font-family="Verdana" style:font-family-asian="Verdana" style:font-family-complex="Verdana" fo:background-color="transparent" style:use-window-font-color="true" fo:font-style="italic"/>
    </style:style>
    <style:style style:name="T1095" style:family="text">
      <style:text-properties fo:font-size="10.00pt" fo:font-weight="normal" fo:font-family="Verdana" style:font-family-asian="Verdana" style:font-family-complex="Verdana" fo:background-color="transparent" style:use-window-font-color="true"/>
    </style:style>
    <style:style style:name="T1096" style:family="text">
      <style:text-properties fo:font-size="13.00pt" fo:font-weight="bold" fo:font-family="Arial" style:font-family-asian="Arial" style:font-family-complex="Arial" fo:background-color="transparent" style:use-window-font-color="true"/>
    </style:style>
    <style:style style:name="T1097" style:family="text">
      <style:text-properties fo:font-size="10.00pt" fo:font-weight="normal" fo:font-family="Verdana" style:font-family-asian="Verdana" style:font-family-complex="Verdana" fo:background-color="transparent" style:use-window-font-color="true"/>
    </style:style>
    <style:style style:name="T1098" style:family="text">
      <style:text-properties fo:font-size="10.00pt" fo:font-weight="normal" style:text-underline-mode="continuous" style:text-underline-type="single" style:text-underline-style="solid" style:text-underline-width="normal" fo:font-family="Verdana" style:font-family-asian="Verdana" style:font-family-complex="Verdana" fo:background-color="transparent" fo:color="#0000ff"/>
    </style:style>
    <style:style style:name="T1099" style:family="text">
      <style:text-properties fo:font-size="10.00pt" fo:font-weight="normal" fo:font-family="Verdana" style:font-family-asian="Verdana" style:font-family-complex="Verdana" fo:background-color="transparent" style:use-window-font-color="true"/>
    </style:style>
    <style:style style:name="T1100" style:family="text">
      <style:text-properties fo:font-size="10.00pt" fo:font-weight="normal" fo:font-family="Verdana" style:font-family-asian="Verdana" style:font-family-complex="Verdana" fo:background-color="transparent" style:use-window-font-color="true"/>
    </style:style>
    <style:style style:name="T1101" style:family="text">
      <style:text-properties fo:font-size="10.00pt" fo:font-weight="normal" fo:font-family="Verdana" style:font-family-asian="Verdana" style:font-family-complex="Verdana" fo:background-color="transparent" style:use-window-font-color="true" fo:font-style="italic"/>
    </style:style>
    <style:style style:name="T1102" style:family="text">
      <style:text-properties fo:font-size="10.00pt" fo:font-weight="normal" fo:font-family="Verdana" style:font-family-asian="Verdana" style:font-family-complex="Verdana" fo:background-color="transparent" style:use-window-font-color="true"/>
    </style:style>
    <style:style style:name="T1103" style:family="text">
      <style:text-properties fo:font-size="10.00pt" fo:font-weight="normal" style:text-underline-mode="continuous" style:text-underline-type="single" style:text-underline-style="solid" style:text-underline-width="normal" fo:font-family="Verdana" style:font-family-asian="Verdana" style:font-family-complex="Verdana" fo:background-color="transparent" fo:color="#0000ff"/>
    </style:style>
    <style:style style:name="T1104" style:family="text">
      <style:text-properties fo:font-size="10.00pt" fo:font-weight="normal" fo:font-family="Verdana" style:font-family-asian="Verdana" style:font-family-complex="Verdana" fo:background-color="transparent" style:use-window-font-color="true"/>
    </style:style>
    <style:style style:name="T1105" style:family="text">
      <style:text-properties fo:font-size="10.00pt" fo:font-weight="normal" fo:font-family="Verdana" style:font-family-asian="Verdana" style:font-family-complex="Verdana" fo:background-color="transparent" style:use-window-font-color="true"/>
    </style:style>
    <style:style style:name="T1106" style:family="text">
      <style:text-properties fo:font-size="10.00pt" fo:font-weight="normal" fo:font-family="Calibri" style:font-family-asian="Calibri" style:font-family-complex="Calibri" fo:background-color="transparent" style:use-window-font-color="true"/>
    </style:style>
    <style:style style:name="T1107" style:family="text">
      <style:text-properties fo:font-size="10.00pt" fo:font-weight="normal" style:text-underline-mode="continuous" style:text-underline-type="single" style:text-underline-style="solid" style:text-underline-width="normal" fo:font-family="Verdana" style:font-family-asian="Verdana" style:font-family-complex="Verdana" fo:background-color="transparent" fo:color="#0000ff"/>
    </style:style>
    <style:style style:name="T1108" style:family="text">
      <style:text-properties fo:font-size="10.00pt" fo:font-weight="normal" fo:font-family="Verdana" style:font-family-asian="Verdana" style:font-family-complex="Verdana" fo:background-color="transparent" style:use-window-font-color="true"/>
    </style:style>
    <style:style style:name="T1109" style:family="text">
      <style:text-properties fo:font-size="11.00pt" fo:font-weight="normal" fo:font-family="Calibri" style:font-family-asian="Calibri" style:font-family-complex="Calibri" fo:background-color="transparent" style:use-window-font-color="true"/>
    </style:style>
    <style:style style:name="T1110" style:family="text">
      <style:text-properties fo:font-size="13.00pt" fo:font-weight="bold" fo:font-family="Arial" style:font-family-asian="Arial" style:font-family-complex="Arial" fo:background-color="transparent" style:use-window-font-color="true"/>
    </style:style>
    <style:style style:name="T1111" style:family="text">
      <style:text-properties fo:font-size="10.00pt" fo:font-weight="normal" fo:font-family="Verdana" style:font-family-asian="Verdana" style:font-family-complex="Verdana" fo:background-color="transparent" style:use-window-font-color="true"/>
    </style:style>
    <style:style style:name="T1112" style:family="text">
      <style:text-properties fo:font-size="10.00pt" fo:font-weight="normal" style:text-underline-mode="continuous" style:text-underline-type="single" style:text-underline-style="solid" style:text-underline-width="normal" fo:font-family="Verdana" style:font-family-asian="Verdana" style:font-family-complex="Verdana" fo:background-color="transparent" fo:color="#0000ff"/>
    </style:style>
    <style:style style:name="T1113" style:family="text">
      <style:text-properties fo:font-size="10.00pt" fo:font-weight="normal" style:text-underline-mode="continuous" style:text-underline-type="single" style:text-underline-style="solid" style:text-underline-width="normal" fo:font-family="Verdana" style:font-family-asian="Verdana" style:font-family-complex="Verdana" fo:background-color="transparent" fo:color="#0000ff"/>
    </style:style>
    <style:style style:name="T1114" style:family="text">
      <style:text-properties fo:font-size="10.00pt" fo:font-weight="normal" style:text-underline-mode="continuous" style:text-underline-type="single" style:text-underline-style="solid" style:text-underline-width="normal" fo:font-family="Verdana" style:font-family-asian="Verdana" style:font-family-complex="Verdana" fo:background-color="transparent" fo:color="#0000ff"/>
    </style:style>
    <style:style style:name="T1115" style:family="text">
      <style:text-properties fo:font-size="10.00pt" fo:font-weight="normal" style:text-underline-mode="continuous" style:text-underline-type="single" style:text-underline-style="solid" style:text-underline-width="normal" fo:font-family="Verdana" style:font-family-asian="Verdana" style:font-family-complex="Verdana" fo:background-color="transparent" fo:color="#0000ff"/>
    </style:style>
    <style:style style:name="T1116"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right"/>
    </style:style>
    <style:style style:name="P2" style:family="paragraph">
      <style:paragraph-properties fo:line-height="100.00%" fo:text-align="right" fo:margin-bottom="6.00pt"/>
    </style:style>
    <style:style style:name="P3" style:family="paragraph">
      <style:paragraph-properties fo:line-height="100.00%" fo:text-align="right"/>
    </style:style>
    <style:style style:name="P4" style:family="paragraph">
      <style:paragraph-properties fo:line-height="100.00%" fo:text-align="left"/>
    </style:style>
    <style:style style:name="P5" style:family="paragraph">
      <style:paragraph-properties fo:line-height="100.00%" fo:text-align="right"/>
    </style:style>
    <style:style style:name="P6" style:family="paragraph">
      <style:paragraph-properties fo:line-height="100.00%" fo:text-align="left"/>
    </style:style>
    <style:style style:name="P7" style:family="paragraph">
      <style:paragraph-properties fo:line-height="100.00%" fo:text-align="left" fo:margin-left="5.40pt" fo:text-indent="-5.40pt">
        <style:tab-stops>
          <style:tab-stop style:position="63.00pt"/>
          <style:tab-stop style:position="32891.10pt"/>
          <style:tab-stop style:position="421116.25pt" style:type="right"/>
          <style:tab-stop style:position="406317.80pt"/>
        </style:tab-stops>
      </style:paragraph-properties>
    </style:style>
    <style:style style:name="P8" style:family="paragraph">
      <style:paragraph-properties fo:line-height="100.00%" fo:text-align="justify" fo:margin-top="3.00pt" fo:margin-bottom="3.00pt"/>
    </style:style>
    <style:style style:name="P9" style:family="paragraph">
      <style:paragraph-properties fo:line-height="100.00%" fo:text-align="left" fo:margin-top="3.00pt" fo:margin-bottom="3.00pt"/>
    </style:style>
    <style:style style:name="P10" style:family="paragraph">
      <style:paragraph-properties fo:line-height="100.00%" fo:text-align="left" fo:margin-left="5.40pt" fo:text-indent="-5.40pt">
        <style:tab-stops>
          <style:tab-stop style:position="63.00pt"/>
          <style:tab-stop style:position="32891.10pt"/>
          <style:tab-stop style:position="421116.25pt" style:type="right"/>
          <style:tab-stop style:position="406317.80pt"/>
        </style:tab-stops>
      </style:paragraph-properties>
    </style:style>
    <style:style style:name="P11" style:family="paragraph">
      <style:paragraph-properties fo:line-height="100.00%" fo:text-align="left" fo:margin-left="5.40pt" fo:text-indent="-5.40pt">
        <style:tab-stops>
          <style:tab-stop style:position="63.00pt"/>
          <style:tab-stop style:position="32891.10pt"/>
          <style:tab-stop style:position="421116.25pt" style:type="right"/>
          <style:tab-stop style:position="-5.40pt"/>
        </style:tab-stops>
      </style:paragraph-properties>
    </style:style>
    <style:style style:name="P12" style:family="paragraph">
      <style:paragraph-properties fo:line-height="100.00%" fo:text-align="left" fo:margin-top="3.00pt" fo:margin-bottom="3.00pt"/>
    </style:style>
    <style:style style:name="P13" style:family="paragraph">
      <style:paragraph-properties fo:line-height="100.00%" fo:text-align="left" fo:margin-left="5.40pt" fo:text-indent="-5.40pt">
        <style:tab-stops>
          <style:tab-stop style:position="63.00pt"/>
          <style:tab-stop style:position="32891.10pt"/>
          <style:tab-stop style:position="421116.25pt" style:type="right"/>
          <style:tab-stop style:position="-5.40pt"/>
        </style:tab-stops>
      </style:paragraph-properties>
    </style:style>
    <style:style style:name="P14" style:family="paragraph">
      <style:paragraph-properties fo:line-height="100.00%" fo:text-align="left" fo:margin-top="3.00pt" fo:margin-bottom="3.00pt"/>
    </style:style>
    <style:style style:name="P15" style:family="paragraph">
      <style:paragraph-properties fo:line-height="100.00%" fo:text-align="left" fo:margin-left="5.40pt" fo:text-indent="-5.40pt">
        <style:tab-stops>
          <style:tab-stop style:position="63.00pt"/>
          <style:tab-stop style:position="32891.10pt"/>
          <style:tab-stop style:position="421116.25pt" style:type="right"/>
          <style:tab-stop style:position="-5.40pt"/>
        </style:tab-stops>
      </style:paragraph-properties>
    </style:style>
    <style:style style:name="P16" style:family="paragraph">
      <style:paragraph-properties fo:line-height="100.00%" fo:text-align="left" fo:margin-top="3.00pt" fo:margin-bottom="3.00pt"/>
    </style:style>
    <style:style style:name="P17" style:family="paragraph">
      <style:paragraph-properties fo:line-height="100.00%" fo:text-align="left" fo:margin-left="5.40pt" fo:text-indent="-5.40pt">
        <style:tab-stops>
          <style:tab-stop style:position="63.00pt"/>
          <style:tab-stop style:position="32891.10pt"/>
          <style:tab-stop style:position="421116.25pt" style:type="right"/>
          <style:tab-stop style:position="-5.40pt"/>
        </style:tab-stops>
      </style:paragraph-properties>
    </style:style>
    <style:style style:name="P18" style:family="paragraph">
      <style:paragraph-properties fo:line-height="100.00%" fo:text-align="left" fo:margin-top="3.00pt" fo:margin-bottom="3.00pt"/>
    </style:style>
    <style:style style:name="P19" style:family="paragraph">
      <style:paragraph-properties fo:line-height="100.00%" fo:text-align="left" fo:margin-left="5.40pt" fo:text-indent="-5.40pt">
        <style:tab-stops>
          <style:tab-stop style:position="63.00pt"/>
          <style:tab-stop style:position="32891.10pt"/>
          <style:tab-stop style:position="421116.25pt" style:type="right"/>
          <style:tab-stop style:position="-5.40pt"/>
        </style:tab-stops>
      </style:paragraph-properties>
    </style:style>
    <style:style style:name="P20" style:family="paragraph">
      <style:paragraph-properties fo:line-height="100.00%" fo:text-align="left" fo:margin-left="5.40pt" fo:text-indent="-5.40pt">
        <style:tab-stops>
          <style:tab-stop style:position="63.00pt"/>
          <style:tab-stop style:position="32827.10pt"/>
          <style:tab-stop style:position="421116.25pt" style:type="right"/>
          <style:tab-stop style:position="-5.40pt"/>
        </style:tab-stops>
      </style:paragraph-properties>
    </style:style>
    <style:style style:name="P21" style:family="paragraph">
      <style:paragraph-properties fo:line-height="100.00%" fo:text-align="left" fo:margin-top="3.00pt" fo:margin-bottom="3.00pt"/>
    </style:style>
    <style:style style:name="P22" style:family="paragraph">
      <style:paragraph-properties fo:line-height="100.00%" fo:text-align="left" fo:margin-left="5.40pt" fo:text-indent="-5.40pt">
        <style:tab-stops>
          <style:tab-stop style:position="63.00pt"/>
          <style:tab-stop style:position="32827.10pt"/>
          <style:tab-stop style:position="421116.25pt" style:type="right"/>
          <style:tab-stop style:position="-5.40pt"/>
        </style:tab-stops>
      </style:paragraph-properties>
    </style:style>
    <style:style style:name="P23" style:family="paragraph">
      <style:paragraph-properties fo:line-height="100.00%" fo:text-align="left" fo:margin-left="5.40pt" fo:text-indent="-5.40pt">
        <style:tab-stops>
          <style:tab-stop style:position="63.00pt"/>
          <style:tab-stop style:position="32827.10pt"/>
          <style:tab-stop style:position="421116.25pt" style:type="right"/>
          <style:tab-stop style:position="-5.40pt"/>
        </style:tab-stops>
      </style:paragraph-properties>
    </style:style>
    <style:style style:name="P24" style:family="paragraph">
      <style:paragraph-properties fo:line-height="100.00%" fo:text-align="left" fo:margin-top="3.00pt" fo:margin-bottom="3.00pt"/>
    </style:style>
    <style:style style:name="P25" style:family="paragraph">
      <style:paragraph-properties fo:line-height="100.00%" fo:text-align="left" fo:margin-left="5.40pt" fo:text-indent="-5.40pt">
        <style:tab-stops>
          <style:tab-stop style:position="63.00pt"/>
          <style:tab-stop style:position="32827.10pt"/>
          <style:tab-stop style:position="421116.25pt" style:type="right"/>
          <style:tab-stop style:position="-5.40pt"/>
        </style:tab-stops>
      </style:paragraph-properties>
    </style:style>
    <style:style style:name="P26" style:family="paragraph">
      <style:paragraph-properties fo:line-height="100.00%" fo:text-align="left"/>
    </style:style>
    <style:style style:name="P27" style:family="paragraph">
      <style:paragraph-properties fo:line-height="100.00%" fo:text-align="left" fo:margin-top="6.00pt" fo:margin-bottom="6.00pt">
        <style:tab-stops>
          <style:tab-stop style:position="453.10pt" style:type="right" style:leader-style="dotted"/>
        </style:tab-stops>
      </style:paragraph-properties>
    </style:style>
    <style:style style:name="P28" style:family="paragraph">
      <style:paragraph-properties fo:line-height="100.00%" fo:text-align="left" fo:margin-left="10.00pt" fo:text-indent="0.00pt">
        <style:tab-stops>
          <style:tab-stop style:position="433.10pt" style:type="right" style:leader-style="dotted"/>
        </style:tab-stops>
      </style:paragraph-properties>
    </style:style>
    <style:style style:name="P29" style:family="paragraph">
      <style:paragraph-properties fo:line-height="100.00%" fo:text-align="left" fo:margin-left="30.00pt" fo:text-indent="0.00pt">
        <style:tab-stops>
          <style:tab-stop style:position="393.10pt" style:type="right" style:leader-style="dotted"/>
        </style:tab-stops>
      </style:paragraph-properties>
    </style:style>
    <style:style style:name="P30" style:family="paragraph">
      <style:paragraph-properties fo:line-height="100.00%" fo:text-align="left" fo:margin-left="10.00pt" fo:text-indent="0.00pt">
        <style:tab-stops>
          <style:tab-stop style:position="433.10pt" style:type="right" style:leader-style="dotted"/>
        </style:tab-stops>
      </style:paragraph-properties>
    </style:style>
    <style:style style:name="P31" style:family="paragraph">
      <style:paragraph-properties fo:line-height="100.00%" fo:text-align="left" fo:margin-top="6.00pt" fo:margin-bottom="6.00pt">
        <style:tab-stops>
          <style:tab-stop style:position="453.10pt" style:type="right" style:leader-style="dotted"/>
        </style:tab-stops>
      </style:paragraph-properties>
    </style:style>
    <style:style style:name="P32" style:family="paragraph">
      <style:paragraph-properties fo:line-height="100.00%" fo:text-align="left" fo:margin-left="10.00pt" fo:text-indent="0.00pt">
        <style:tab-stops>
          <style:tab-stop style:position="433.10pt" style:type="right" style:leader-style="dotted"/>
        </style:tab-stops>
      </style:paragraph-properties>
    </style:style>
    <style:style style:name="P33" style:family="paragraph">
      <style:paragraph-properties fo:line-height="100.00%" fo:text-align="left" fo:margin-top="6.00pt" fo:margin-bottom="6.00pt">
        <style:tab-stops>
          <style:tab-stop style:position="453.10pt" style:type="right" style:leader-style="dotted"/>
        </style:tab-stops>
      </style:paragraph-properties>
    </style:style>
    <style:style style:name="P34" style:family="paragraph">
      <style:paragraph-properties fo:line-height="100.00%" fo:text-align="left" fo:margin-left="10.00pt" fo:text-indent="0.00pt">
        <style:tab-stops>
          <style:tab-stop style:position="433.10pt" style:type="right" style:leader-style="dotted"/>
        </style:tab-stops>
      </style:paragraph-properties>
    </style:style>
    <style:style style:name="P35" style:family="paragraph">
      <style:paragraph-properties fo:line-height="100.00%" fo:text-align="left" fo:margin-top="6.00pt" fo:margin-bottom="6.00pt">
        <style:tab-stops>
          <style:tab-stop style:position="453.10pt" style:type="right" style:leader-style="dotted"/>
        </style:tab-stops>
      </style:paragraph-properties>
    </style:style>
    <style:style style:name="P36" style:family="paragraph">
      <style:paragraph-properties fo:line-height="100.00%" fo:text-align="left"/>
    </style:style>
    <style:style style:name="P37" style:family="paragraph">
      <style:paragraph-properties fo:line-height="100.00%" fo:text-align="left" fo:margin-top="12.00pt" fo:margin-bottom="3.00pt"/>
    </style:style>
    <style:style style:name="P38" style:family="paragraph">
      <style:paragraph-properties fo:line-height="100.00%" fo:text-align="left"/>
    </style:style>
    <text:list-style style:name="L39">
      <text:list-level-style-bullet text:level="1" text:bullet-char="•">
        <style:list-level-properties text:space-before="18.00pt" text:min-label-width="18.00pt"/>
        <style:text-properties fo:font-family="Symbol"/>
      </text:list-level-style-bullet>
    </text:list-style>
    <style:style style:name="P39" style:family="paragraph">
      <style:paragraph-properties fo:line-height="100.00%" fo:text-align="left"/>
    </style:style>
    <style:style style:name="P40" style:family="paragraph">
      <style:paragraph-properties fo:line-height="100.00%" fo:text-align="left" fo:margin-top="6.00pt" fo:margin-bottom="10.00pt"/>
    </style:style>
    <style:style style:name="P41" style:family="paragraph">
      <style:paragraph-properties fo:line-height="100.00%" fo:text-align="left" fo:margin-top="12.00pt" fo:margin-bottom="3.00pt"/>
    </style:style>
    <style:style style:name="P42" style:family="paragraph">
      <style:paragraph-properties fo:line-height="100.00%" fo:text-align="left"/>
    </style:style>
    <style:style style:name="P43" style:family="paragraph">
      <style:paragraph-properties fo:line-height="100.00%" fo:text-align="left" fo:margin-top="6.00pt" fo:margin-bottom="10.00pt"/>
    </style:style>
    <text:list-style style:name="L44">
      <text:list-level-style-bullet text:level="1" text:bullet-char="•">
        <style:list-level-properties text:space-before="35.85pt" text:min-label-width="18.00pt"/>
        <style:text-properties fo:font-family="Symbol"/>
      </text:list-level-style-bullet>
    </text:list-style>
    <style:style style:name="P44" style:family="paragraph">
      <style:paragraph-properties fo:line-height="100.00%" fo:text-align="left" fo:margin-left="17.85pt" fo:text-indent="-17.85pt" fo:margin-top="12.00pt" fo:margin-bottom="10.00pt">
        <style:tab-stops>
          <style:tab-stop style:position="838771.25pt"/>
        </style:tab-stops>
      </style:paragraph-properties>
    </style:style>
    <style:style style:name="P45" style:family="paragraph">
      <style:paragraph-properties fo:line-height="100.00%" fo:text-align="left" fo:margin-top="12.00pt" fo:margin-bottom="10.00pt">
        <style:tab-stops>
          <style:tab-stop style:position="36.00pt"/>
        </style:tab-stops>
      </style:paragraph-properties>
    </style:style>
    <text:list-style style:name="L46">
      <text:list-level-style-bullet text:level="1" text:bullet-char="•">
        <style:list-level-properties text:space-before="35.85pt" text:min-label-width="18.00pt"/>
        <style:text-properties fo:font-family="Symbol"/>
      </text:list-level-style-bullet>
    </text:list-style>
    <style:style style:name="P46" style:family="paragraph">
      <style:paragraph-properties fo:line-height="100.00%" fo:text-align="left" fo:margin-left="17.85pt" fo:text-indent="-17.85pt" fo:margin-top="12.00pt" fo:margin-bottom="3.00pt">
        <style:tab-stops>
          <style:tab-stop style:position="838771.25pt"/>
        </style:tab-stops>
      </style:paragraph-properties>
    </style:style>
    <style:style style:name="P47" style:family="paragraph">
      <style:paragraph-properties fo:line-height="100.00%" fo:text-align="left" fo:margin-left="36.00pt" fo:text-indent="0.00pt"/>
    </style:style>
    <style:style style:name="P48" style:family="paragraph">
      <style:paragraph-properties fo:line-height="100.00%" fo:text-align="left" fo:margin-left="36.00pt" fo:text-indent="0.00pt" fo:margin-top="3.00pt" fo:margin-bottom="10.00pt"/>
    </style:style>
    <text:list-style style:name="L49">
      <text:list-level-style-bullet text:level="1" text:bullet-char="•">
        <style:list-level-properties text:space-before="35.85pt" text:min-label-width="18.00pt"/>
        <style:text-properties fo:font-family="Symbol"/>
      </text:list-level-style-bullet>
    </text:list-style>
    <style:style style:name="P49" style:family="paragraph">
      <style:paragraph-properties fo:line-height="100.00%" fo:text-align="left" fo:margin-left="17.85pt" fo:text-indent="-17.85pt" fo:margin-top="12.00pt" fo:margin-bottom="10.00pt">
        <style:tab-stops>
          <style:tab-stop style:position="838771.25pt"/>
        </style:tab-stops>
      </style:paragraph-properties>
    </style:style>
    <style:style style:name="P50" style:family="paragraph">
      <style:paragraph-properties fo:line-height="100.00%" fo:text-align="left" fo:margin-left="17.85pt" fo:text-indent="-17.85pt" fo:margin-top="12.00pt" fo:margin-bottom="3.00pt">
        <style:tab-stops>
          <style:tab-stop style:position="838771.25pt"/>
        </style:tab-stops>
      </style:paragraph-properties>
    </style:style>
    <style:style style:name="P51" style:family="paragraph">
      <style:paragraph-properties fo:line-height="100.00%" fo:text-align="left" fo:margin-left="36.00pt" fo:text-indent="0.00pt"/>
    </style:style>
    <text:list-style style:name="L52">
      <text:list-level-style-bullet text:level="1" text:bullet-char="•">
        <style:list-level-properties text:space-before="35.85pt" text:min-label-width="18.00pt"/>
        <style:text-properties fo:font-family="Symbol"/>
      </text:list-level-style-bullet>
    </text:list-style>
    <style:style style:name="P52" style:family="paragraph">
      <style:paragraph-properties fo:line-height="100.00%" fo:text-align="left" fo:margin-left="17.85pt" fo:text-indent="-17.85pt" fo:margin-top="12.00pt" fo:margin-bottom="3.00pt">
        <style:tab-stops>
          <style:tab-stop style:position="838771.25pt"/>
        </style:tab-stops>
      </style:paragraph-properties>
    </style:style>
    <style:style style:name="P53" style:family="paragraph">
      <style:paragraph-properties fo:line-height="100.00%" fo:text-align="left" fo:margin-left="36.00pt" fo:text-indent="0.00pt"/>
    </style:style>
    <style:style style:name="P54" style:family="paragraph">
      <style:paragraph-properties fo:line-height="100.00%" fo:text-align="left" fo:margin-left="36.00pt" fo:text-indent="0.00pt" fo:margin-top="3.00pt" fo:margin-bottom="3.00pt"/>
    </style:style>
    <text:list-style style:name="L55">
      <text:list-level-style-bullet text:level="1" text:bullet-char="•">
        <style:list-level-properties text:space-before="35.85pt" text:min-label-width="18.00pt"/>
        <style:text-properties fo:font-family="Symbol"/>
      </text:list-level-style-bullet>
    </text:list-style>
    <style:style style:name="P55" style:family="paragraph">
      <style:paragraph-properties fo:line-height="100.00%" fo:text-align="left" fo:margin-left="17.85pt" fo:text-indent="-17.85pt" fo:margin-top="12.00pt" fo:margin-bottom="3.00pt">
        <style:tab-stops>
          <style:tab-stop style:position="838771.25pt"/>
        </style:tab-stops>
      </style:paragraph-properties>
    </style:style>
    <style:style style:name="P56" style:family="paragraph">
      <style:paragraph-properties fo:line-height="100.00%" fo:text-align="left" fo:margin-left="36.00pt" fo:text-indent="0.00pt"/>
    </style:style>
    <text:list-style style:name="L57">
      <text:list-level-style-bullet text:level="1" text:bullet-char="•">
        <style:list-level-properties text:space-before="35.85pt" text:min-label-width="18.00pt"/>
        <style:text-properties fo:font-family="Symbol"/>
      </text:list-level-style-bullet>
    </text:list-style>
    <style:style style:name="P57" style:family="paragraph">
      <style:paragraph-properties fo:line-height="100.00%" fo:text-align="left" fo:margin-left="17.85pt" fo:text-indent="-17.85pt" fo:margin-top="12.00pt" fo:margin-bottom="3.00pt">
        <style:tab-stops>
          <style:tab-stop style:position="838771.25pt"/>
        </style:tab-stops>
      </style:paragraph-properties>
    </style:style>
    <style:style style:name="P58" style:family="paragraph">
      <style:paragraph-properties fo:line-height="100.00%" fo:text-align="left" fo:margin-left="36.00pt" fo:text-indent="0.00pt"/>
    </style:style>
    <text:list-style style:name="L59">
      <text:list-level-style-bullet text:level="1" text:bullet-char="•">
        <style:list-level-properties text:space-before="35.85pt" text:min-label-width="18.00pt"/>
        <style:text-properties fo:font-family="Symbol"/>
      </text:list-level-style-bullet>
    </text:list-style>
    <style:style style:name="P59" style:family="paragraph">
      <style:paragraph-properties fo:line-height="100.00%" fo:text-align="left" fo:margin-left="17.85pt" fo:text-indent="-17.85pt" fo:margin-top="12.00pt" fo:margin-bottom="3.00pt">
        <style:tab-stops>
          <style:tab-stop style:position="838771.25pt"/>
        </style:tab-stops>
      </style:paragraph-properties>
    </style:style>
    <style:style style:name="P60" style:family="paragraph">
      <style:paragraph-properties fo:line-height="100.00%" fo:text-align="left" fo:margin-left="36.00pt" fo:text-indent="0.00pt"/>
    </style:style>
    <style:style style:name="P61" style:family="paragraph">
      <style:paragraph-properties fo:line-height="100.00%" fo:text-align="left" fo:margin-left="36.00pt" fo:text-indent="0.00pt" fo:margin-top="3.00pt" fo:margin-bottom="10.00pt"/>
    </style:style>
    <text:list-style style:name="L62">
      <text:list-level-style-bullet text:level="1" text:bullet-char="•">
        <style:list-level-properties text:space-before="35.85pt" text:min-label-width="18.00pt"/>
        <style:text-properties fo:font-family="Symbol"/>
      </text:list-level-style-bullet>
    </text:list-style>
    <style:style style:name="P62" style:family="paragraph">
      <style:paragraph-properties fo:line-height="100.00%" fo:text-align="left" fo:margin-left="17.85pt" fo:text-indent="-17.85pt" fo:margin-top="12.00pt" fo:margin-bottom="3.00pt">
        <style:tab-stops>
          <style:tab-stop style:position="838771.25pt"/>
        </style:tab-stops>
      </style:paragraph-properties>
    </style:style>
    <style:style style:name="P63" style:family="paragraph">
      <style:paragraph-properties fo:line-height="100.00%" fo:text-align="left" fo:margin-left="17.85pt" fo:text-indent="-17.85pt" fo:margin-top="12.00pt" fo:margin-bottom="10.00pt">
        <style:tab-stops>
          <style:tab-stop style:position="838771.25pt"/>
        </style:tab-stops>
      </style:paragraph-properties>
    </style:style>
    <style:style style:name="P64" style:family="paragraph">
      <style:paragraph-properties fo:line-height="100.00%" fo:text-align="left"/>
    </style:style>
    <style:style style:name="P65" style:family="paragraph">
      <style:paragraph-properties fo:line-height="100.00%" fo:text-align="left" fo:margin-top="12.00pt" fo:margin-bottom="3.00pt"/>
    </style:style>
    <style:style style:name="P66" style:family="paragraph">
      <style:paragraph-properties fo:line-height="100.00%" fo:text-align="left" fo:margin-bottom="6.00pt"/>
    </style:style>
    <style:style style:name="P67" style:family="paragraph">
      <style:paragraph-properties fo:line-height="100.00%" fo:text-align="left"/>
    </style:style>
    <style:style style:name="P68" style:family="paragraph">
      <style:paragraph-properties fo:line-height="100.00%" fo:text-align="left" fo:margin-top="12.00pt" fo:margin-bottom="3.00pt"/>
    </style:style>
    <style:style style:name="P69" style:family="paragraph">
      <style:paragraph-properties fo:line-height="100.00%" fo:text-align="left"/>
    </style:style>
    <text:list-style style:name="L70">
      <text:list-level-style-bullet text:level="1" text:bullet-char="•">
        <style:list-level-properties text:space-before="18.00pt" text:min-label-width="18.00pt"/>
        <style:text-properties fo:font-family="Symbol"/>
      </text:list-level-style-bullet>
    </text:list-style>
    <style:style style:name="P70" style:family="paragraph">
      <style:paragraph-properties fo:line-height="100.00%" fo:text-align="left"/>
    </style:style>
    <style:style style:name="P71" style:family="paragraph">
      <style:paragraph-properties fo:line-height="100.00%" fo:text-align="left"/>
    </style:style>
    <style:style style:name="P72" style:family="paragraph">
      <style:paragraph-properties fo:line-height="100.00%" fo:text-align="left" fo:margin-top="12.00pt" fo:margin-bottom="3.00pt"/>
    </style:style>
    <style:style style:name="P73" style:family="paragraph">
      <style:paragraph-properties fo:line-height="100.00%" fo:text-align="left"/>
    </style:style>
    <text:list-style style:name="L74">
      <text:list-level-style-bullet text:level="1" text:bullet-char="•">
        <style:list-level-properties text:space-before="18.00pt" text:min-label-width="18.00pt"/>
        <style:text-properties fo:font-family="Symbol"/>
      </text:list-level-style-bullet>
    </text:list-style>
    <style:style style:name="P74" style:family="paragraph">
      <style:paragraph-properties fo:line-height="100.00%" fo:text-align="left"/>
    </style:style>
    <style:style style:name="P75" style:family="paragraph">
      <style:paragraph-properties fo:line-height="100.00%" fo:text-align="left"/>
    </style:style>
    <style:style style:name="P76" style:family="paragraph">
      <style:paragraph-properties fo:line-height="100.00%" fo:text-align="left" fo:margin-left="35.40pt" fo:text-indent="0.00pt"/>
    </style:style>
    <style:style style:name="P77" style:family="paragraph">
      <style:paragraph-properties fo:line-height="100.00%" fo:text-align="left"/>
    </style:style>
    <text:list-style style:name="L78">
      <text:list-level-style-bullet text:level="1" text:bullet-char="•">
        <style:list-level-properties text:space-before="18.00pt" text:min-label-width="18.00pt"/>
        <style:text-properties fo:font-family="Symbol"/>
      </text:list-level-style-bullet>
    </text:list-style>
    <style:style style:name="P78" style:family="paragraph">
      <style:paragraph-properties fo:line-height="100.00%" fo:text-align="left"/>
    </style:style>
    <style:style style:name="P79" style:family="paragraph">
      <style:paragraph-properties fo:line-height="100.00%" fo:text-align="left"/>
    </style:style>
    <style:style style:name="P80" style:family="paragraph">
      <style:paragraph-properties fo:line-height="100.00%" fo:text-align="left" fo:margin-left="35.40pt" fo:text-indent="18.00pt"/>
    </style:style>
    <style:style style:name="P81" style:family="paragraph">
      <style:paragraph-properties fo:line-height="100.00%" fo:text-align="left" fo:margin-left="35.40pt" fo:text-indent="0.00pt"/>
    </style:style>
    <style:style style:name="P82" style:family="paragraph">
      <style:paragraph-properties fo:line-height="100.00%" fo:text-align="left"/>
    </style:style>
    <style:style style:name="P83" style:family="paragraph">
      <style:paragraph-properties fo:line-height="100.00%" fo:text-align="left" fo:margin-bottom="6.00pt">
        <style:tab-stops>
          <style:tab-stop style:position="18.00pt"/>
        </style:tab-stops>
      </style:paragraph-properties>
    </style:style>
    <style:style style:name="P84" style:family="paragraph">
      <style:paragraph-properties fo:line-height="100.00%" fo:text-align="left"/>
    </style:style>
    <text:list-style style:name="L85">
      <text:list-level-style-bullet text:level="1" text:bullet-char="•">
        <style:list-level-properties text:space-before="18.00pt" text:min-label-width="18.00pt"/>
        <style:text-properties fo:font-family="Symbol"/>
      </text:list-level-style-bullet>
    </text:list-style>
    <style:style style:name="P85" style:family="paragraph">
      <style:paragraph-properties fo:line-height="100.00%" fo:text-align="left" fo:margin-bottom="12.00pt"/>
    </style:style>
    <style:style style:name="P86" style:family="paragraph">
      <style:paragraph-properties fo:line-height="100.00%" fo:text-align="left" fo:margin-left="36.00pt" fo:text-indent="0.00pt"/>
    </style:style>
    <style:style style:name="P87" style:family="paragraph">
      <style:paragraph-properties fo:line-height="100.00%" fo:text-align="left" fo:margin-left="36.00pt" fo:text-indent="34.80pt"/>
    </style:style>
    <style:style style:name="P88" style:family="paragraph">
      <style:paragraph-properties fo:line-height="100.00%" fo:text-align="left" fo:margin-left="36.00pt" fo:text-indent="0.00pt" fo:margin-bottom="12.00pt"/>
    </style:style>
    <style:style style:name="P89" style:family="paragraph">
      <style:paragraph-properties fo:line-height="100.00%" fo:text-align="left"/>
    </style:style>
    <text:list-style style:name="L90">
      <text:list-level-style-bullet text:level="1" text:bullet-char="•">
        <style:list-level-properties text:space-before="18.00pt" text:min-label-width="18.00pt"/>
        <style:text-properties fo:font-family="Symbol"/>
      </text:list-level-style-bullet>
    </text:list-style>
    <style:style style:name="P90" style:family="paragraph">
      <style:paragraph-properties fo:line-height="100.00%" fo:text-align="left" fo:margin-bottom="12.00pt"/>
    </style:style>
    <style:style style:name="P91" style:family="paragraph">
      <style:paragraph-properties fo:line-height="100.00%" fo:text-align="left" fo:margin-left="36.00pt" fo:text-indent="34.80pt"/>
    </style:style>
    <text:list-style style:name="L92">
      <text:list-level-style-bullet text:level="1" text:bullet-char="•">
        <style:list-level-properties text:space-before="18.00pt" text:min-label-width="18.00pt"/>
        <style:text-properties fo:font-family="Symbol"/>
      </text:list-level-style-bullet>
    </text:list-style>
    <style:style style:name="P92" style:family="paragraph">
      <style:paragraph-properties fo:line-height="100.00%" fo:text-align="left" fo:margin-bottom="12.00pt"/>
    </style:style>
    <style:style style:name="P93" style:family="paragraph">
      <style:paragraph-properties fo:line-height="100.00%" fo:text-align="left" fo:margin-top="12.00pt" fo:margin-bottom="3.00pt"/>
    </style:style>
    <style:style style:name="P94" style:family="paragraph">
      <style:paragraph-properties fo:line-height="100.00%" fo:text-align="left"/>
    </style:style>
    <style:style style:name="P95" style:family="paragraph">
      <style:paragraph-properties fo:line-height="100.00%" fo:text-align="left" fo:margin-top="12.00pt" fo:margin-bottom="3.00pt"/>
    </style:style>
    <style:style style:name="P96" style:family="paragraph">
      <style:paragraph-properties fo:line-height="100.00%" fo:text-align="left"/>
    </style:style>
    <text:list-style style:name="L97">
      <text:list-level-style-bullet text:level="1" text:bullet-char="•">
        <style:list-level-properties text:space-before="18.00pt" text:min-label-width="18.00pt"/>
        <style:text-properties fo:font-family="Symbol"/>
      </text:list-level-style-bullet>
    </text:list-style>
    <style:style style:name="P97" style:family="paragraph">
      <style:paragraph-properties fo:line-height="100.00%" fo:text-align="left"/>
    </style:style>
    <style:style style:name="P98" style:family="paragraph">
      <style:paragraph-properties fo:line-height="100.00%" fo:text-align="left" fo:margin-left="36.00pt" fo:text-indent="0.00pt"/>
    </style:style>
    <style:style style:name="P99" style:family="paragraph">
      <style:paragraph-properties fo:line-height="100.00%" fo:text-align="left"/>
    </style:style>
    <style:style style:name="P100" style:family="paragraph">
      <style:paragraph-properties fo:line-height="100.00%" fo:text-align="left" fo:margin-top="12.00pt" fo:margin-bottom="3.00pt"/>
    </style:style>
    <style:style style:name="P101" style:family="paragraph">
      <style:paragraph-properties fo:line-height="100.00%" fo:text-align="left"/>
    </style:style>
    <style:style style:name="P102" style:family="paragraph">
      <style:paragraph-properties fo:line-height="100.00%" fo:text-align="left" fo:margin-top="12.00pt" fo:margin-bottom="3.00pt"/>
    </style:style>
    <style:style style:name="P103" style:family="paragraph">
      <style:paragraph-properties fo:line-height="100.00%" fo:text-align="left"/>
    </style:style>
    <style:style style:name="P104" style:family="paragraph">
      <style:paragraph-properties fo:line-height="100.00%" fo:text-align="left" fo:margin-top="12.00pt" fo:margin-bottom="3.00pt"/>
    </style:style>
    <style:style style:name="P105" style:family="paragraph">
      <style:paragraph-properties fo:line-height="100.00%" fo:text-align="left"/>
    </style:style>
    <text:list-style style:name="L106">
      <text:list-level-style-bullet text:level="1" text:bullet-char="•">
        <style:list-level-properties text:space-before="18.00pt" text:min-label-width="18.00pt"/>
        <style:text-properties fo:font-family="Symbol"/>
      </text:list-level-style-bullet>
    </text:list-style>
    <style:style style:name="P106" style:family="paragraph">
      <style:paragraph-properties fo:line-height="100.00%" fo:text-align="left"/>
    </style:style>
    <style:style style:name="P107" style:family="paragraph">
      <style:paragraph-properties fo:line-height="100.00%" fo:text-align="left" fo:margin-left="35.40pt" fo:text-indent="0.00pt"/>
    </style:style>
    <style:style style:name="P108" style:family="paragraph">
      <style:paragraph-properties fo:line-height="100.00%" fo:text-align="left" fo:margin-left="36.00pt" fo:text-indent="0.00pt"/>
    </style:style>
    <style:style style:name="P109" style:family="paragraph">
      <style:paragraph-properties fo:line-height="100.00%" fo:text-align="left"/>
    </style:style>
    <style:style style:name="P110" style:family="paragraph">
      <style:paragraph-properties fo:line-height="100.00%" fo:text-align="left" fo:margin-top="12.00pt" fo:margin-bottom="3.00pt"/>
    </style:style>
    <style:style style:name="P111" style:family="paragraph">
      <style:paragraph-properties fo:line-height="100.00%" fo:text-align="left"/>
    </style:style>
    <style:style style:name="P112" style:family="paragraph">
      <style:paragraph-properties fo:line-height="150.00%" fo:text-align="left" fo:margin-bottom="6.00pt"/>
    </style:style>
    <style:style style:name="P113" style:family="paragraph">
      <style:paragraph-properties fo:line-height="150.00%" fo:text-align="justify" fo:margin-bottom="12.00pt"/>
    </style:style>
    <style:style style:name="P114" style:family="paragraph">
      <style:paragraph-properties fo:line-height="100.00%" fo:text-align="left"/>
    </style:style>
    <style:style style:name="P115" style:family="paragraph">
      <style:paragraph-properties fo:line-height="150.00%" fo:text-align="left" fo:margin-bottom="6.00pt"/>
    </style:style>
    <style:style style:name="P116" style:family="paragraph">
      <style:paragraph-properties fo:line-height="100.00%" fo:text-align="left"/>
    </style:style>
    <style:style style:name="P117" style:family="paragraph">
      <style:paragraph-properties fo:line-height="150.00%" fo:text-align="justify" fo:margin-bottom="6.00pt"/>
    </style:style>
    <style:style style:name="P118" style:family="paragraph">
      <style:paragraph-properties fo:line-height="100.00%" fo:text-align="left"/>
    </style:style>
    <style:style style:name="P119" style:family="paragraph">
      <style:paragraph-properties fo:line-height="150.00%" fo:text-align="left" fo:margin-bottom="6.00pt"/>
    </style:style>
    <style:style style:name="P120" style:family="paragraph">
      <style:paragraph-properties fo:line-height="150.00%" fo:text-align="justify" fo:margin-bottom="6.00pt"/>
    </style:style>
    <style:style style:name="TableColumn0100" style:family="table-column">
      <style:table-column-properties style:column-width="0.950000in"/>
    </style:style>
    <style:style style:name="TableColumn0101" style:family="table-column">
      <style:table-column-properties style:column-width="0.750000in"/>
    </style:style>
    <style:style style:name="TableColumn0102" style:family="table-column">
      <style:table-column-properties style:column-width="3.375000in"/>
    </style:style>
    <style:style style:name="TableColumn0103" style:family="table-column">
      <style:table-column-properties style:column-width="1.322222in"/>
    </style:style>
    <style:style style:name="Table01" style:family="table">
      <style:table-properties style:width="6.397222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0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002"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003"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101" style:family="table-row">
      <style:table-row-properties/>
    </style:style>
    <style:style style:name="TableCell010100"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1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102"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103"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102" style:family="table-row">
      <style:table-row-properties/>
    </style:style>
    <style:style style:name="TableCell010200"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2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202"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203"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103" style:family="table-row">
      <style:table-row-properties/>
    </style:style>
    <style:style style:name="TableCell010300"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3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302"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303"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104" style:family="table-row">
      <style:table-row-properties/>
    </style:style>
    <style:style style:name="TableCell010400"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4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402"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403"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105" style:family="table-row">
      <style:table-row-properties/>
    </style:style>
    <style:style style:name="TableCell010500" style:family="table-cell">
      <style:table-cell-properties fo:border-top="0.003472in solid #000000" fo:border-left="0.006944in solid #000000" fo:border-right="0.006944in solid #000000" fo:border-bottom="0.003472in solid #000000" fo:padding-left="0.075000in" fo:padding-right="0.075000in" fo:vertical-align="top" fo:background-color="#ffffff"/>
    </style:style>
    <style:style style:name="TableCell010501" style:family="table-cell">
      <style:table-cell-properties fo:border-top="0.003472in solid #000000" fo:border-left="0.006944in solid #000000" fo:border-right="0.006944in solid #000000" fo:border-bottom="0.003472in solid #000000" fo:padding-left="0.075000in" fo:padding-right="0.075000in" fo:vertical-align="top" fo:background-color="#ffffff"/>
    </style:style>
    <style:style style:name="TableCell010502" style:family="table-cell">
      <style:table-cell-properties fo:border-top="0.003472in solid #000000" fo:border-left="0.006944in solid #000000" fo:border-right="0.006944in solid #000000" fo:border-bottom="0.003472in solid #000000" fo:padding-left="0.075000in" fo:padding-right="0.075000in" fo:vertical-align="top" fo:background-color="#ffffff"/>
    </style:style>
    <style:style style:name="TableCell010503" style:family="table-cell">
      <style:table-cell-properties fo:border-top="0.003472in solid #000000" fo:border-left="0.006944in solid #000000" fo:border-right="0.006944in solid #000000" fo:border-bottom="0.003472in solid #000000" fo:padding-left="0.075000in" fo:padding-right="0.075000in" fo:vertical-align="top" fo:background-color="#ffffff"/>
    </style:style>
    <style:style style:name="TableRow0106" style:family="table-row">
      <style:table-row-properties/>
    </style:style>
    <style:style style:name="TableCell010600" style:family="table-cell">
      <style:table-cell-properties fo:border-top="0.003472in solid #000000" fo:border-left="0.006944in solid #000000" fo:border-right="0.006944in solid #000000" fo:border-bottom="0.006944in solid #000000" fo:padding-left="0.075000in" fo:padding-right="0.075000in" fo:vertical-align="top" fo:background-color="#ffffff"/>
    </style:style>
    <style:style style:name="TableCell010601" style:family="table-cell">
      <style:table-cell-properties fo:border-top="0.003472in solid #000000" fo:border-left="0.006944in solid #000000" fo:border-right="0.006944in solid #000000" fo:border-bottom="0.006944in solid #000000" fo:padding-left="0.075000in" fo:padding-right="0.075000in" fo:vertical-align="top" fo:background-color="#ffffff"/>
    </style:style>
    <style:style style:name="TableCell010602" style:family="table-cell">
      <style:table-cell-properties fo:border-top="0.003472in solid #000000" fo:border-left="0.006944in solid #000000" fo:border-right="0.006944in solid #000000" fo:border-bottom="0.006944in solid #000000" fo:padding-left="0.075000in" fo:padding-right="0.075000in" fo:vertical-align="top" fo:background-color="#ffffff"/>
    </style:style>
    <style:style style:name="TableCell010603" style:family="table-cell">
      <style:table-cell-properties fo:border-top="0.003472in solid #000000" fo:border-left="0.006944in solid #000000" fo:border-right="0.006944in solid #000000" fo:border-bottom="0.006944in solid #000000" fo:padding-left="0.075000in" fo:padding-right="0.075000in" fo:vertical-align="top" fo:background-color="#ffffff"/>
    </style:style>
  </office:automatic-styles>
  <office:body>
    <office:text>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2"><text:span text:style-name="T2">Dokumendivahetuskeskus (DVK)</text:span></text:p>
      <text:p text:style-name="P3"><text:span text:style-name="T3">Tarkvara paigaldusjuhend</text:span></text:p>
      <text:p text:style-name="P4"><text:span text:style-name="T4"/></text:p>
      <text:p text:style-name="P4"><text:span text:style-name="T4"/></text:p>
      <text:p text:style-name="P5"><text:span text:style-name="T4"/></text:p>
      <text:p text:style-name="P5"><text:span text:style-name="T5">Versioon 1.8.0</text:span></text:p>
      <text:p text:style-name="P5"><text:span text:style-name="T6">15.12.2014</text:span></text:p>
      <text:p text:style-name="P6"><text:span text:style-name="T7"/></text:p>
      <text:p text:style-name="P6"><text:span text:style-name="T8">Muudatuste ajalugu</text:span></text:p>
      <text:p text:style-name="P6"><text:span text:style-name="T9"/></text:p>
      <table:table table:style-name="Table01">
        <table:table-column table:style-name="TableColumn0100"/>
        <table:table-column table:style-name="TableColumn0101"/>
        <table:table-column table:style-name="TableColumn0102"/>
        <table:table-column table:style-name="TableColumn0103"/>
        <table:table-row table:style-name="TableRow0100">
          <table:table-cell table:style-name="TableCell010000">
            <text:p text:style-name="P8"><text:span text:style-name="T10">Kuupäev</text:span><text:span text:style-name="T11"/></text:p>
          </table:table-cell>
          <table:table-cell table:style-name="TableCell010001">
            <text:p text:style-name="P8"><text:span text:style-name="T12">Versioon</text:span><text:span text:style-name="T13"/></text:p>
          </table:table-cell>
          <table:table-cell table:style-name="TableCell010002">
            <text:p text:style-name="P8"><text:span text:style-name="T14">Kirjeldus</text:span><text:span text:style-name="T15"/></text:p>
          </table:table-cell>
          <table:table-cell table:style-name="TableCell010003">
            <text:p text:style-name="P9"><text:span text:style-name="T16">Autor</text:span><text:span text:style-name="T17"/></text:p>
          </table:table-cell>
        </table:table-row>
        <table:table-row table:style-name="TableRow0101">
          <table:table-cell table:style-name="TableCell010100">
            <text:p text:style-name="P12"><text:span text:style-name="T18">14.07.2008</text:span><text:span text:style-name="T19"/></text:p>
          </table:table-cell>
          <table:table-cell table:style-name="TableCell010101">
            <text:p text:style-name="P12"><text:span text:style-name="T20">1.0</text:span><text:span text:style-name="T21"/></text:p>
          </table:table-cell>
          <table:table-cell table:style-name="TableCell010102">
            <text:p text:style-name="P12"><text:span text:style-name="T22">Dokumendi esialgne versioon.</text:span><text:span text:style-name="T23"/></text:p>
          </table:table-cell>
          <table:table-cell table:style-name="TableCell010103">
            <text:p text:style-name="P12"><text:span text:style-name="T24">Jaak Lember<text:line-break/>Carlsman OÜ</text:span><text:span text:style-name="T25"/></text:p>
          </table:table-cell>
        </table:table-row>
        <table:table-row table:style-name="TableRow0102">
          <table:table-cell table:style-name="TableCell010200">
            <text:p text:style-name="P14"><text:span text:style-name="T26">30.07.2008</text:span><text:span text:style-name="T27"/></text:p>
          </table:table-cell>
          <table:table-cell table:style-name="TableCell010201">
            <text:p text:style-name="P14"><text:span text:style-name="T28">1.1</text:span><text:span text:style-name="T29"/></text:p>
          </table:table-cell>
          <table:table-cell table:style-name="TableCell010202">
            <text:p text:style-name="P14"><text:span text:style-name="T30">Lisatud peatüki<text:s/></text:span><text:span text:style-name="T31">„</text:span><text:span text:style-name="T32">Kliendi paigaldamine</text:span><text:span text:style-name="T33">“</text:span><text:span text:style-name="T34"><text:s/>puuduolev sisu.</text:span></text:p>
            <text:p text:style-name="P14"><text:span text:style-name="T35">Täiendatud konfiguratsioonifailide<text:s/></text:span><text:span text:style-name="T36">„</text:span><text:span text:style-name="T37">dhl.properties</text:span><text:span text:style-name="T38">“</text:span><text:span text:style-name="T39"><text:s/>ja<text:s/></text:span><text:span text:style-name="T40">„</text:span><text:span text:style-name="T41">dvk_client.properties</text:span><text:span text:style-name="T42">“</text:span><text:span text:style-name="T43"><text:s/>n</text:span><text:span text:style-name="T44">äiteid ja konfiguratsioonimuutujate kirjeldusi.</text:span><text:span text:style-name="T45"/></text:p>
          </table:table-cell>
          <table:table-cell table:style-name="TableCell010203">
            <text:p text:style-name="P14"><text:span text:style-name="T46">Jaak Lember<text:line-break/>Carlsman OÜ</text:span><text:span text:style-name="T47"/></text:p>
          </table:table-cell>
        </table:table-row>
        <table:table-row table:style-name="TableRow0103">
          <table:table-cell table:style-name="TableCell010300">
            <text:p text:style-name="P16"><text:span text:style-name="T48">03.03.2010</text:span><text:span text:style-name="T49"/></text:p>
          </table:table-cell>
          <table:table-cell table:style-name="TableCell010301">
            <text:p text:style-name="P16"><text:span text:style-name="T50">1.2</text:span><text:span text:style-name="T51"/></text:p>
          </table:table-cell>
          <table:table-cell table:style-name="TableCell010302">
            <text:p text:style-name="P16"><text:span text:style-name="T52">Täiendatud peatükki<text:s/></text:span><text:span text:style-name="T53">„</text:span><text:span text:style-name="T54">Serveri seadistamine</text:span><text:span text:style-name="T55">“</text:span><text:span text:style-name="T56">.</text:span></text:p>
            <text:p text:style-name="P16"><text:span text:style-name="T57">Täiendatud peatükki<text:s/></text:span><text:span text:style-name="T58">„</text:span><text:span text:style-name="T59">Konfiguratsioonifail client_config.xml</text:span><text:span text:style-name="T60">“</text:span></text:p>
            <text:p text:style-name="P16"><text:span text:style-name="T61">Lisatud peatükk<text:s/></text:span><text:span text:style-name="T62">„</text:span><text:span text:style-name="T63">Rakenduse ehitamine</text:span><text:span text:style-name="T64">“</text:span><text:span text:style-name="T65">.</text:span></text:p>
            <text:p text:style-name="P16"><text:span text:style-name="T66">Lisatud peatükk<text:s/></text:span><text:span text:style-name="T67">„</text:span><text:span text:style-name="T68">Logimise seadistamine</text:span><text:span text:style-name="T69">“</text:span><text:span text:style-name="T70">.</text:span></text:p>
            <text:p text:style-name="P16"><text:span text:style-name="T71">Eemaldatud peatükk<text:s/></text:span><text:span text:style-name="T72">„</text:span><text:span text:style-name="T73">Kliendi paigaldamine</text:span><text:span text:style-name="T74">“</text:span><text:span text:style-name="T75">.</text:span><text:span text:style-name="T76"/></text:p>
          </table:table-cell>
          <table:table-cell table:style-name="TableCell010303">
            <text:p text:style-name="P16"><text:span text:style-name="T77">Jaak Lember</text:span><text:span text:style-name="T78"/></text:p>
          </table:table-cell>
        </table:table-row>
        <table:table-row table:style-name="TableRow0104">
          <table:table-cell table:style-name="TableCell010400">
            <text:p text:style-name="P18"><text:span text:style-name="T79">09.02.2011</text:span><text:span text:style-name="T80"/></text:p>
          </table:table-cell>
          <table:table-cell table:style-name="TableCell010401">
            <text:p text:style-name="P18"><text:span text:style-name="T81">1.6.1</text:span><text:span text:style-name="T82"/></text:p>
          </table:table-cell>
          <table:table-cell table:style-name="TableCell010402">
            <text:p text:style-name="P18"><text:span text:style-name="T83">Viidud dokumendi versiooninumber vastavusse rakenduse versiooninumbriga.</text:span></text:p>
            <text:p text:style-name="P18"><text:span text:style-name="T83">Täiendatud<text:s/></text:span><text:span text:style-name="T84">„</text:span><text:span text:style-name="T85">dhl.proparties</text:span><text:span text:style-name="T86">“</text:span><text:span text:style-name="T87"><text:s/>failile viitamise kirjeldust<text:s/></text:span><text:span text:style-name="T88">„</text:span><text:span text:style-name="T89">web.xml</text:span><text:span text:style-name="T90">“</text:span><text:span text:style-name="T91"><text:s/>failis.</text:span></text:p>
            <text:p text:style-name="P18"><text:span text:style-name="T92">Täiendatud<text:s/></text:span><text:span text:style-name="T93">„</text:span><text:span text:style-name="T94">dhl.properties</text:span><text:span text:style-name="T95">“</text:span><text:span text:style-name="T96"><text:s/>faili n</text:span><text:span text:style-name="T97">äidist ja lisatud<text:s/></text:span><text:span text:style-name="T98">„</text:span><text:span text:style-name="T99">dhl.properties</text:span><text:span text:style-name="T100">“</text:span><text:span text:style-name="T101"><text:s/>faili kirjelduse juurde parameetrite<text:s/></text:span><text:span text:style-name="T102">„</text:span><text:span text:style-name="T103">server_document_sender_must_match_xroad_header“ ja<text:s/></text:span><text:span text:style-name="T104">„</text:span><text:span text:style-name="T105">server_auto_register_unknown_senders</text:span><text:span text:style-name="T106">“</text:span><text:span text:style-name="T107"><text:s/>kirjeldused.</text:span><text:span text:style-name="T108"/></text:p>
          </table:table-cell>
          <table:table-cell table:style-name="TableCell010403">
            <text:p text:style-name="P18"><text:span text:style-name="T109">Jaak Lember</text:span><text:span text:style-name="T110"/></text:p>
          </table:table-cell>
        </table:table-row>
        <table:table-row table:style-name="TableRow0105">
          <table:table-cell table:style-name="TableCell010500">
            <text:p text:style-name="P21"><text:span text:style-name="T111">04.06.2014</text:span><text:span text:style-name="T112"/></text:p>
          </table:table-cell>
          <table:table-cell table:style-name="TableCell010501">
            <text:p text:style-name="P21"><text:span text:style-name="T113">1.7.6</text:span><text:span text:style-name="T114"/></text:p>
          </table:table-cell>
          <table:table-cell table:style-name="TableCell010502">
            <text:p text:style-name="P21"><text:span text:style-name="T115">Jdigidoc konfiguratsioonifaili asukoht on serveri konfiguratsioonifailis määratav</text:span><text:span text:style-name="T116"/></text:p>
          </table:table-cell>
          <table:table-cell table:style-name="TableCell010503">
            <text:p text:style-name="P21"><text:span text:style-name="T117">Hendrik Pärna</text:span></text:p>
            <text:p text:style-name="P21"><text:span text:style-name="T118"/></text:p>
            <text:p text:style-name="P21"><text:span text:style-name="T118"/></text:p>
          </table:table-cell>
        </table:table-row>
        <table:table-row table:style-name="TableRow0106">
          <table:table-cell table:style-name="TableCell010600">
            <text:p text:style-name="P24"><text:span text:style-name="T119">11.12.2014</text:span><text:span text:style-name="T120"/></text:p>
          </table:table-cell>
          <table:table-cell table:style-name="TableCell010601">
            <text:p text:style-name="P24"><text:span text:style-name="T121">1.8.0</text:span><text:span text:style-name="T122"/></text:p>
          </table:table-cell>
          <table:table-cell table:style-name="TableCell010602">
            <text:p text:style-name="P24"><text:span text:style-name="T123">DVK andmebaasi migreerimine Oracle_PostgreSQL</text:span><text:span text:style-name="T124"/></text:p>
          </table:table-cell>
          <table:table-cell table:style-name="TableCell010603">
            <text:p text:style-name="P24"><text:span text:style-name="T125">Aleksandr Potapov</text:span><text:span text:style-name="T126"/></text:p>
          </table:table-cell>
        </table:table-row>
      </table:table>
      <text:p text:style-name="P26"><text:span text:style-name="T126"/></text:p>
      <text:p text:style-name="P26"><text:span text:style-name="T126"/></text:p>
      <text:p text:style-name="P26"><text:span text:style-name="T126"/></text:p>
      <text:p text:style-name="P26"><text:span text:style-name="T126"/></text:p>
      <text:p text:style-name="P26"><text:span text:style-name="T126"/></text:p>
      <text:p text:style-name="P26"><text:span text:style-name="T126"/></text:p>
      <text:p text:style-name="P26"><text:span text:style-name="T126"/></text:p>
      <text:p text:style-name="P26"><text:span text:style-name="T126"/></text:p>
      <text:p text:style-name="P26"><text:span text:style-name="T126"/></text:p>
      <text:p text:style-name="P26"><text:span text:style-name="T127">Sisukord</text:span></text:p>
      <text:p text:style-name="P26"><text:span text:style-name="T128"/></text:p>
      <text:p text:style-name="P27"><text:a xlink:href="#_Toc285018106"><text:span text:style-name="T130">Serveri paigaldamine ja seadistamine</text:span></text:a><text:span text:style-name="T131"><text:tab/></text:span><text:a xlink:href="#_Toc285018106"><text:span text:style-name="T133">3</text:span></text:a><text:span text:style-name="T134"/></text:p>
      <text:p text:style-name="P28"><text:a xlink:href="#_Toc285018107"><text:span text:style-name="T136">Eeldused serveri paigaldamiseks</text:span></text:a><text:span text:style-name="T137"><text:tab/></text:span><text:a xlink:href="#_Toc285018107"><text:span text:style-name="T139">3</text:span></text:a><text:span text:style-name="T140"/></text:p>
      <text:p text:style-name="P28"><text:a xlink:href="#_Toc285018108"><text:span text:style-name="T142">Serveri paigaldamine</text:span></text:a><text:span text:style-name="T143"><text:tab/></text:span><text:a xlink:href="#_Toc285018108"><text:span text:style-name="T145">3</text:span></text:a><text:span text:style-name="T146"/></text:p>
      <text:p text:style-name="P28"><text:a xlink:href="#_Toc285018109"><text:span text:style-name="T148">Serveri seadistamine</text:span></text:a><text:span text:style-name="T149"><text:tab/></text:span><text:a xlink:href="#_Toc285018109"><text:span text:style-name="T151">5</text:span></text:a><text:span text:style-name="T152"/></text:p>
      <text:p text:style-name="P29"><text:a xlink:href="#_Toc285018110"><text:span text:style-name="T154">Konfiguratsioonimuutujate selgitused</text:span></text:a><text:span text:style-name="T155"><text:tab/></text:span><text:a xlink:href="#_Toc285018110"><text:span text:style-name="T157">6</text:span></text:a><text:span text:style-name="T158"/></text:p>
      <text:p text:style-name="P30"><text:a xlink:href="#_Toc285018111"><text:span text:style-name="T160">Logimise seadistamine</text:span></text:a><text:span text:style-name="T161"><text:tab/></text:span><text:a xlink:href="#_Toc285018111"><text:span text:style-name="T163">9</text:span></text:a><text:span text:style-name="T164"/></text:p>
      <text:p text:style-name="P31"><text:a xlink:href="#_Toc285018112"><text:span text:style-name="T166">Rakenduse ehitamine</text:span></text:a><text:span text:style-name="T167"><text:tab/></text:span><text:a xlink:href="#_Toc285018112"><text:span text:style-name="T169">10</text:span></text:a><text:span text:style-name="T170"/></text:p>
      <text:p text:style-name="P31"><text:a xlink:href="#_Toc285018113"><text:span text:style-name="T172">Rakenduse</text:span></text:a><text:span text:style-name="T173"><text:s/></text:span><text:a xlink:href="#_Toc285018113"><text:span text:style-name="T175">versiooni uuendamine</text:span></text:a><text:span text:style-name="T176"><text:tab/></text:span><text:a xlink:href="#_Toc285018113"><text:span text:style-name="T178">10</text:span></text:a><text:span text:style-name="T179"/></text:p>
      <text:p text:style-name="P32"><text:a xlink:href="#_Toc285018114"><text:span text:style-name="T181">Andmebaasi uuendamine</text:span></text:a><text:span text:style-name="T182"><text:tab/></text:span><text:a xlink:href="#_Toc285018114"><text:span text:style-name="T184">10</text:span></text:a><text:span text:style-name="T185"/></text:p>
      <text:p text:style-name="P32"><text:a xlink:href="#_Toc285018115"><text:span text:style-name="T187">Rakenduse uuendamine</text:span></text:a><text:span text:style-name="T188"><text:tab/></text:span><text:a xlink:href="#_Toc285018115"><text:span text:style-name="T190">11</text:span></text:a><text:span text:style-name="T191"/></text:p>
      <text:p text:style-name="P33"><text:a xlink:href="#_Toc285018116"><text:span text:style-name="T193">Rakenduse versiooni tagasikeeramine</text:span></text:a><text:span text:style-name="T194"><text:tab/></text:span><text:a xlink:href="#_Toc285018116"><text:span text:style-name="T196">11</text:span></text:a><text:span text:style-name="T197"/></text:p>
      <text:p text:style-name="P34"><text:a xlink:href="#_Toc285018117"><text:span text:style-name="T199">Andmebaasi tagasikeeramine</text:span></text:a><text:span text:style-name="T200"><text:tab/></text:span><text:a xlink:href="#_Toc285018117"><text:span text:style-name="T202">11</text:span></text:a><text:span text:style-name="T203"/></text:p>
      <text:p text:style-name="P34"><text:a xlink:href="#_Toc285018118"><text:span text:style-name="T205">Rakenduse versiooni tagasikeeramine</text:span></text:a><text:span text:style-name="T206"><text:tab/></text:span><text:a xlink:href="#_Toc285018118"><text:span text:style-name="T208">11</text:span></text:a><text:span text:style-name="T209"/></text:p>
      <text:p text:style-name="P35"><text:span text:style-name="T209"/></text:p>
      <text:p text:style-name="P36"><text:span text:style-name="T209"/></text:p>
      <text:p text:style-name="P36"><text:span text:style-name="T209"/></text:p>
      <text:p text:style-name="P37"><text:span text:style-name="T210">Serveri paigaldamine ja seadistamine</text:span></text:p>
      <text:p text:style-name="P37"><text:span text:style-name="T211">Eeldused serveri paigaldamiseks</text:span></text:p>
      <text:p text:style-name="P38"><text:span text:style-name="T212">Arvutisse, kuhu soovitakse DVK serverit paigaldada, peab olema eelnevalt paigaldatud järgnev tarkvara:</text:span></text:p>
      <text:list text:style-name="L39">
        <text:list-item>
          <text:p text:style-name="P39"><text:span text:style-name="T212">Java Runtime Edition (JRE) 1.6.0 või uuem.</text:span></text:p>
        </text:list-item>
        <text:list-item>
          <text:p text:style-name="P39"><text:span text:style-name="T212">Apache Tomcat 5.0 või uuem</text:span></text:p>
        </text:list-item>
        <text:list-item>
          <text:p text:style-name="P39"><text:span text:style-name="T212">PostgreSQL 9.2 või uuem versioon (võib asuda ka eraldi arvutis)</text:span></text:p>
        </text:list-item>
      </text:list>
      <text:p text:style-name="P40"><text:span text:style-name="T212">Kuna DVK server on realiseeritud Java rakendusena, siis otsesed eeldused arvuti operatsiooni-süsteemi valikuks puuduvad. Kuna aga rakenduse paketiga tulevad kaasa Oracle andmebaasiteegid 32 bitiste operatsioonisüsteemide jaoks, siis võib 64 bitiste operatsioonisüsteemide puhul osutuda vajalikuks Oracle andmebaasiteekide uuendamine.</text:span></text:p>
      <text:p text:style-name="P41"><text:span text:style-name="T213"/></text:p>
      <text:p text:style-name="P41"><text:span text:style-name="T214">PostgreSQL paigaldamine</text:span></text:p>
      <text:p text:style-name="P41"><text:span text:style-name="T215">Lisada global variable (custom_variable_classes = 'dvkxtee'), konfiguratsiooni failis<text:s/></text:span><text:span text:style-name="T216">./postgresql/data/postgresql.conf</text:span></text:p>
      <text:p text:style-name="P41"><text:span text:style-name="T217">Serveri paigaldamine</text:span></text:p>
      <text:p text:style-name="P42"><text:span text:style-name="T218">Alljärgnevas tekstis toodud näidetes on eeldatud, et Tomcat veebiserver on Linux/Unix operatsiooni-süsteemiga arvutis paigaldatud kausta /usr/local/tomcat ja Windows operatsioonisüsteemiga arvutis kausta C:\Program Files\Tomcat. Kuna praktikas on Tomcat reeglina paigaldatud näitega võrreldes erinevasse kausta, siis tuleks näiteid vastavalt vajadusele reaalsusega kohandada. Tomcati juur-kataloogile viitamiseks on tekstis kasutatud lühendit &lt;TOMCAT&gt;.</text:span></text:p>
      <text:p text:style-name="P43"><text:span text:style-name="T218">DVK serveri paigaldamiseks toimi järgnevalt:</text:span></text:p>
      <text:list text:style-name="L44">
        <text:list-item>
          <text:p text:style-name="P44"><text:span text:style-name="T218">Lae alla kliendi kompileeritud kood (</text:span><text:a xlink:href="https://svn.eesti.ee/projektid/dvk/installers/dvk.war"><text:span text:style-name="T220">https://svn.eesti.ee/projektid/d</text:span><text:span text:style-name="T221"><text:s/>HYPERLINK "https://svn.eesti.ee/projektid/dvk/installers/dvk.war"</text:span><text:span text:style-name="T222">v</text:span><text:span text:style-name="T223"><text:s/>HYPERLINK "https://svn.eesti.ee/projektid/dvk/installers/dvk.war"</text:span><text:span text:style-name="T224">k/installers/installers/dvk.war</text:span></text:a><text:span text:style-name="T225">) või ehita rakendus ise lähtekoodist (vt. peatükki<text:s/></text:span><text:span text:style-name="T226">„</text:span><text:span text:style-name="T227">Rakenduse ehitamine</text:span><text:span text:style-name="T228">“</text:span><text:span text:style-name="T229">).</text:span></text:p>
        </text:list-item>
        <text:list-item>
          <text:p text:style-name="P44"><text:span text:style-name="T230">Käivita loodud SQL skript. Käivitamisel tehakse uus schema "dvk" ning antakse kõik vajalikud õigused (postgresql user, update, delete,insert)<text:s/></text:span><text:a xlink:href="https://svn.eesti.ee/projektid/dvk/server/trunk/sql/server_latest_pgsql.sql"><text:span text:style-name="T231">https://svn.eesti.ee/projektid/dvk/server/trunk/sql/server_latest_pgsql.sql</text:span></text:a><text:span text:style-name="T232"/></text:p>
        </text:list-item>
      </text:list>
      <text:p text:style-name="P45"><text:a xlink:href="https://svn.eesti.ee/projektid/dvk/server/trunk/sql/dvk_v2_1_to_v1_0.xsl"><text:span text:style-name="T233">https://svn.eesti.ee/projektid/dvk/server/trunk/sql/dvk_v2_1_to_v1_0.xsl</text:span></text:a><text:span text:style-name="T234"><text:s/>). Kooperi xsl fail oma katoogise. Näiteks C:/dvk_v2_1_to_v1_0.xsl ja käivita skript postgreSQL andmebaasis<text:s text:c="2"/>select dir_temp_konv('C:/dvk_v2_1_to_v1_0.xsl')</text:span></text:p>
      <text:list text:style-name="L46">
        <text:list-item>
          <text:p text:style-name="P46"><text:span text:style-name="T234">Loo Tomcati<text:s/></text:span><text:span text:style-name="T235">„</text:span><text:span text:style-name="T236">webapps</text:span><text:span text:style-name="T237">“</text:span><text:span text:style-name="T238"><text:s/>kaustale alamkaust<text:s/></text:span><text:span text:style-name="T239">„</text:span><text:span text:style-name="T240">dvk</text:span><text:span text:style-name="T241">“</text:span><text:span text:style-name="T242">.</text:span></text:p>
        </text:list-item>
      </text:list>
      <text:p text:style-name="P47"><text:span text:style-name="T243"/></text:p>
      <text:p text:style-name="P47"><text:span text:style-name="T244">Linux/Unix:</text:span><text:span text:style-name="T245"><text:s/></text:span><text:span text:style-name="T246">/usr/local/tomcat/webapps/dvk</text:span></text:p>
      <text:p text:style-name="P47"><text:span text:style-name="T247">Windows:</text:span><text:span text:style-name="T248"><text:s/>C:\Program Files\Tomcat\webapps\dvk</text:span></text:p>
      <text:p text:style-name="P47"><text:span text:style-name="T249"/></text:p>
      <text:p text:style-name="P48"><text:span text:style-name="T250">Loodava kausta nimi ei pea tingimata olema<text:s/></text:span><text:span text:style-name="T251">„</text:span><text:span text:style-name="T252">dvk</text:span><text:span text:style-name="T253">“</text:span><text:span text:style-name="T254">. Kui soovid tekitada teistsuguse nimega kausta, siis lihtsalt pead järgmiste sammude kirjelduste ja näidete juures teistsuguse kausta nimega arvestama.</text:span></text:p>
      <text:list text:style-name="L49">
        <text:list-item>
          <text:p text:style-name="P49"><text:span text:style-name="T255">Pane .war fail &lt;TOMCAT&gt;/webapps kataloogi ja kui Tomcat-is on seadistatud<text:s/></text:span><text:span text:style-name="T256">„</text:span><text:span text:style-name="T257">autoDeploy=true</text:span><text:span text:style-name="T258">“</text:span><text:span text:style-name="T259">, siis pakib Tomcat paketi ise samasse kataloogi lahti. Enne peab aga veenduma, et konfiguratsioonifailid, mis asuvad .war paketi sees on õigesti seadistatud.</text:span></text:p>
        </text:list-item>
        <text:list-item>
          <text:p text:style-name="P50"><text:span text:style-name="T260">Kontrolli, et kaustas &lt;TOMCAT&gt;/webapps/dvk/WEB-INF oleks alamkaust<text:s/></text:span><text:span text:style-name="T261">„</text:span><text:span text:style-name="T262">attachments</text:span><text:span text:style-name="T263">“</text:span><text:span text:style-name="T264"><text:s/>ja et Tomcati protsessil oleks selles kaustas<text:s/></text:span><text:span text:style-name="T265">õigus kirjutamiseks ja lugemiseks.</text:span></text:p>
        </text:list-item>
      </text:list>
      <text:p text:style-name="P51"><text:span text:style-name="T266"/></text:p>
      <text:p text:style-name="P51"><text:span text:style-name="T267">Linux/Unix:</text:span><text:span text:style-name="T268"><text:s/></text:span><text:span text:style-name="T269">/usr/local/tomcat/webapps/dvk/WEB-INF/attachments</text:span></text:p>
      <text:p text:style-name="P51"><text:span text:style-name="T270">Windows:</text:span><text:span text:style-name="T271"><text:s/>C:\Program Files\Tomcat\webapps\dvk</text:span></text:p>
      <text:list text:style-name="L52">
        <text:list-item>
          <text:p text:style-name="P52"><text:span text:style-name="T272">Kopeeri kaustas &lt;TOMCAT&gt;/webapps/dvk/WEB-INF/lib olevad failid Tomcati alamkausta &lt;TOMCAT&gt;/lib</text:span></text:p>
        </text:list-item>
      </text:list>
      <text:p text:style-name="P53"><text:span text:style-name="T273"/></text:p>
      <text:p text:style-name="P53"><text:span text:style-name="T274">Linux/Unix:</text:span><text:span text:style-name="T275"><text:s/></text:span><text:span text:style-name="T276">/usr/local/tomcat/webapps/dvk/WEB-INF/lib/*.*</text:span><text:span text:style-name="T277"><text:s/></text:span><text:span text:style-name="T278"></text:span><text:span text:style-name="T279"><text:s/></text:span><text:span text:style-name="T280">/usr/local/tomcat/lib</text:span></text:p>
      <text:p text:style-name="P53"><text:span text:style-name="T281">Windows:</text:span><text:span text:style-name="T282"><text:s/>C:\Program Files\Tomcat\webapps\dvk<text:s/></text:span><text:span text:style-name="T283"></text:span><text:span text:style-name="T284"><text:s/>C:\Program Files\Tomcat\lib</text:span></text:p>
      <text:p text:style-name="P53"><text:span text:style-name="T285"/></text:p>
      <text:p text:style-name="P54"><text:span text:style-name="T286">Mõnevõrra korrektsem alternatiiv antud punktile oleks kanda kaustas &lt;TOMCAT&gt;/webapps/dvk/WEB-INF/lib asuvad failid Tomcat seadistuses java CLASSPATH muutujasse. Siin väljapakutud failide ümberkopeerimine saavutab sama tulemuse natuke lihtsamalt ja kiiremini.</text:span></text:p>
      <text:list text:style-name="L55">
        <text:list-item>
          <text:p text:style-name="P55"><text:span text:style-name="T286">Ava tekstiredaktoris DVK serveri konfiguratsioonifail &lt;TOMCAT&gt;/webapps/dvk/web.xml.<text:line-break/>Veendu, et parameeter<text:s/></text:span><text:span text:style-name="T287">„</text:span><text:span text:style-name="T288">configFile</text:span><text:span text:style-name="T289">“</text:span><text:span text:style-name="T290"><text:s/>viitaks korrektselt failile &lt;TOMCAT&gt;/webapps/dvk/WEB-INF/dhl.properties.<text:line-break/>Parameeter<text:s/></text:span><text:span text:style-name="T291">„</text:span><text:span text:style-name="T292">configFile</text:span><text:span text:style-name="T293">“</text:span><text:span text:style-name="T294"><text:s/>v</text:span><text:span text:style-name="T295">õib viidata konfiguratsioonifailile kas täisteekonnana või suhtelise teekonnana arvestatuna veebirakenduse juurkaustast.</text:span></text:p>
        </text:list-item>
      </text:list>
      <text:p text:style-name="P56"><text:span text:style-name="T296"/></text:p>
      <text:p text:style-name="P56"><text:span text:style-name="T297">Suhtelise teekonnana esitamine (vaikimisi variant)</text:span></text:p>
      <text:p text:style-name="P56"><text:span text:style-name="T298">&lt;init-param&gt;<text:line-break/><text:s text:c="4"/>&lt;param-name&gt;configFile&lt;/param-name&gt;<text:line-break/><text:s text:c="4"/>&lt;param-value&gt;/WEB-INF/dhl.properties&lt;/param-value&gt;<text:line-break/>&lt;/init-param&gt;</text:span></text:p>
      <text:p text:style-name="P56"><text:span text:style-name="T299"/></text:p>
      <text:p text:style-name="P56"><text:span text:style-name="T300">Täisteekonnana esitamine</text:span></text:p>
      <text:p text:style-name="P56"><text:span text:style-name="T301">Linux/Unix:</text:span><text:span text:style-name="T302"><text:line-break/></text:span><text:span text:style-name="T303">&lt;init-param&gt;<text:line-break/><text:s text:c="4"/>&lt;param-name&gt;configFile&lt;/param-name&gt;<text:line-break/><text:s text:c="4"/>&lt;param-value&gt;/usr/local/tomcat/webapps/dvk/WEB-INF/dhl.properties&lt;/param-value&gt;<text:line-break/>&lt;/init-param&gt;</text:span></text:p>
      <text:p text:style-name="P56"><text:span text:style-name="T304"/></text:p>
      <text:p text:style-name="P56"><text:span text:style-name="T305">Windows:</text:span><text:span text:style-name="T306"><text:line-break/></text:span><text:span text:style-name="T307">&lt;init-param&gt;<text:line-break/><text:s text:c="4"/>&lt;param-name&gt;configFile&lt;/param-name&gt;<text:line-break/><text:s text:c="4"/>&lt;param-value&gt;C:\Program Files\Tomcat/webapps/dvk/WEB-INF/dhl.properties&lt;/param-value&gt;<text:line-break/>&lt;/init-param&gt;</text:span></text:p>
      <text:p text:style-name="P56"><text:span text:style-name="T308"/></text:p>
      <text:list text:style-name="L57">
        <text:list-item>
          <text:p text:style-name="P57"><text:span text:style-name="T309">Ava tekstiredaktoris DVK serveri konfiguratsioonifail &lt;TOMCAT&gt;/webapps/dvk/server-config.wsdd.<text:line-break/>Muuda antud failis parameetrit<text:s/></text:span><text:span text:style-name="T310">„</text:span><text:span text:style-name="T311">attachments.Directory</text:span><text:span text:style-name="T312">“</text:span><text:span text:style-name="T313"><text:s/>nii, et see viitaks korrektselt kaustale &lt;TOMCAT&gt;/webapps/dvk/WEB-INF/attachments.</text:span></text:p>
        </text:list-item>
      </text:list>
      <text:p text:style-name="P58"><text:span text:style-name="T314"/></text:p>
      <text:p text:style-name="P58"><text:span text:style-name="T315">Linux/Unix:</text:span><text:span text:style-name="T316"><text:line-break/></text:span><text:span text:style-name="T317">&lt;parameter name="attachments.Directory" value="/usr/local/tomcat/webapps/dvk/WEB-INF/attachments"/&gt;</text:span></text:p>
      <text:p text:style-name="P58"><text:span text:style-name="T318"/></text:p>
      <text:p text:style-name="P58"><text:span text:style-name="T319">Windows:</text:span><text:span text:style-name="T320"><text:line-break/></text:span><text:span text:style-name="T321">&lt;parameter name="attachments.Directory" value="C:\Program Files\Tomcat\webapps\dvk\WEB-INF\attachments"/&gt;</text:span></text:p>
      <text:p text:style-name="P58"><text:span text:style-name="T322"/></text:p>
      <text:list text:style-name="L59">
        <text:list-item>
          <text:p text:style-name="P59"><text:span text:style-name="T323">Lisa Tomcati konfiguratsioonile kontekstimuutuja<text:s/></text:span><text:span text:style-name="T324">„</text:span><text:span text:style-name="T325">jdbc/postgesql</text:span><text:span text:style-name="T326">“</text:span><text:span text:style-name="T327"><text:s/>DVK andmebaasi</text:span><text:span text:style-name="T328">ühenduse parameetritega. Reeglina tähendab see faili &lt;TOMCAT&gt;/conf/context.xml faili täiendamist järgmise reaga:</text:span></text:p>
        </text:list-item>
      </text:list>
      <text:p text:style-name="P60"><text:span text:style-name="T329"/></text:p>
      <text:p text:style-name="P60"><text:span text:style-name="T330">Näiteks:</text:span><text:span text:style-name="T331"><text:line-break/></text:span><text:span text:style-name="T332">&lt;Resource name="jdbc/postgres" auth="Container" type="javax.sql.DataSource" username="postgres" password="postgres" driverClassName="org.postgresql.Driver" url="jdbc:postgresql://127.0.0.1:5432/postgres" maxActive="20" maxIdle="10" validationQuery="select 1"/&gt;</text:span></text:p>
      <text:p text:style-name="P61"><text:span text:style-name="T333">Ülaltoodud näites tuleks kindlasti asendada parameetrite<text:s/></text:span><text:span text:style-name="T334">„</text:span><text:span text:style-name="T335">username</text:span><text:span text:style-name="T336">“</text:span><text:span text:style-name="T337">,<text:s/></text:span><text:span text:style-name="T338">„</text:span><text:span text:style-name="T339">password</text:span><text:span text:style-name="T340">“</text:span><text:span text:style-name="T341"><text:s/>ja<text:s/></text:span><text:span text:style-name="T342">„</text:span><text:span text:style-name="T343">url</text:span><text:span text:style-name="T344">“</text:span><text:span text:style-name="T345"><text:s/>v</text:span><text:span text:style-name="T346">äärtused.</text:span></text:p>
      <text:list text:style-name="L62">
        <text:list-item>
          <text:p text:style-name="P62"><text:span text:style-name="T347">Ava tekstiredaktoris DVK serveri konfiguratsioonifail &lt;TOMCAT&gt;/webapps/dvk/WEB-INF/dhl.properties. Tee failis vajalikud seadistused (täpsemad juhised seadistamise kohta leiad järgmisest peatükist<text:s/></text:span><text:span text:style-name="T348">„</text:span><text:span text:style-name="T349">Serveri seadistamine</text:span><text:span text:style-name="T350">“</text:span><text:span text:style-name="T351">).</text:span></text:p>
        </text:list-item>
        <text:list-item>
          <text:p text:style-name="P63"><text:span text:style-name="T352">Tee Tomcatile restart.</text:span></text:p>
        </text:list-item>
      </text:list>
      <text:p text:style-name="P64"><text:span text:style-name="T353"/></text:p>
      <text:p text:style-name="P65"><text:span text:style-name="T354">Serveri seadistamine</text:span></text:p>
      <text:p text:style-name="P66"><text:span text:style-name="T355">Valdav enamus DVK serveri seadetest asuvad failis dhl.properties. Nimetatud fail asub DVK rakenduse alamkaustas WEB-INF (näiteks: /usr/local/tomcat/webapps/dvk/WEB-INF/dhl.properties või C:\Program Files\Tomcat\webapps\dvk\WEB-INF\dhl.properties.</text:span></text:p>
      <text:p text:style-name="P67"><text:span text:style-name="T356"/></text:p>
      <text:p text:style-name="P67"><text:span text:style-name="T357">Faili dhl.properties näidis:</text:span><text:span text:style-name="T358"><text:line-break/></text:span></text:p>
      <text:p text:style-name="P67"><text:span text:style-name="T359"># Andmekogu nimetus</text:span></text:p>
      <text:p text:style-name="P67"><text:span text:style-name="T360">server_producer_name</text:span><text:span text:style-name="T361"><text:s/>=<text:s/></text:span><text:span text:style-name="T362">dhl</text:span></text:p>
      <text:p text:style-name="P67"><text:span text:style-name="T363"/></text:p>
      <text:p text:style-name="P67"><text:span text:style-name="T364"># JDigidoc config file</text:span></text:p>
      <text:p text:style-name="P67"><text:span text:style-name="T365">server_jdigidoc_config_location</text:span><text:span text:style-name="T366"><text:s/>= jar://jdigidoc.cfg</text:span></text:p>
      <text:p text:style-name="P67"><text:span text:style-name="T367"/></text:p>
      <text:p text:style-name="P67"><text:span text:style-name="T368"># Serveri andmebaasiühenduse keskkonnamuutuja nimi Tomcatis</text:span></text:p>
      <text:p text:style-name="P67"><text:span text:style-name="T369">server_database_environment_variable</text:span><text:span text:style-name="T370"><text:s/>=<text:s/></text:span><text:span text:style-name="T371">jdbc/postgres</text:span></text:p>
      <text:p text:style-name="P67"><text:span text:style-name="T372"/></text:p>
      <text:p text:style-name="P67"><text:span text:style-name="T373"># Serveri jooksutamine kliendi andmebaasi peal.</text:span></text:p>
      <text:p text:style-name="P67"><text:span text:style-name="T373"># Kasulik selleks, et DVK serverit saaks kasutada</text:span></text:p>
      <text:p text:style-name="P67"><text:span text:style-name="T373"># otse saatmisel infosüsteemi küljes</text:span></text:p>
      <text:p text:style-name="P67"><text:span text:style-name="T374">server_run_on_client_database</text:span><text:span text:style-name="T375"><text:s/>=<text:s/></text:span><text:span text:style-name="T376">no</text:span></text:p>
      <text:p text:style-name="P67"><text:span text:style-name="T377"/></text:p>
      <text:p text:style-name="P67"><text:span text:style-name="T378"># Dokumendi säilitustähtaeg päevades</text:span></text:p>
      <text:p text:style-name="P67"><text:span text:style-name="T379">server_document_default_lifetime</text:span><text:span text:style-name="T380"><text:s/>=<text:s/></text:span><text:span text:style-name="T381">30</text:span></text:p>
      <text:p text:style-name="P67"><text:span text:style-name="T382"/></text:p>
      <text:p text:style-name="P67"><text:span text:style-name="T383"># Säilitustähtaja ületanud saatmata dokumentide ajapikendus,</text:span></text:p>
      <text:p text:style-name="P67"><text:span text:style-name="T383"># et katkestatuks märgitud olek veel enne lõplikku kustutamist</text:span></text:p>
      <text:p text:style-name="P67"><text:span text:style-name="T383"># saatjani saaks jõuda.</text:span></text:p>
      <text:p text:style-name="P67"><text:span text:style-name="T384">server_expired_document_grace_period</text:span><text:span text:style-name="T385"><text:s/>=<text:s/></text:span><text:span text:style-name="T386">7</text:span></text:p>
      <text:p text:style-name="P67"><text:span text:style-name="T387"/></text:p>
      <text:p text:style-name="P67"><text:span text:style-name="T388"># Konteineri valideerimise seaded</text:span></text:p>
      <text:p text:style-name="P67"><text:span text:style-name="T389">server_validate_container</text:span><text:span text:style-name="T390"><text:s/>=<text:s/></text:span><text:span text:style-name="T391">yes</text:span></text:p>
      <text:p text:style-name="P67"><text:span text:style-name="T392">server_ignore_invalid_containers</text:span><text:span text:style-name="T393"><text:s/>=<text:s/></text:span><text:span text:style-name="T394">no</text:span></text:p>
      <text:p text:style-name="P67"><text:span text:style-name="T395"/></text:p>
      <text:p text:style-name="P67"><text:span text:style-name="T396"># Määrab, kas DVK server üritab valideerida konteineri sisus</text:span></text:p>
      <text:p text:style-name="P67"><text:span text:style-name="T396"># edastatavaid XML faile.</text:span></text:p>
      <text:p text:style-name="P67"><text:span text:style-name="T397">server_validate_xml_files</text:span><text:span text:style-name="T398"><text:s/>=<text:s/></text:span><text:span text:style-name="T399">no</text:span></text:p>
      <text:p text:style-name="P67"><text:span text:style-name="T400"/></text:p>
      <text:p text:style-name="P67"><text:span text:style-name="T401"># Määrab, kas DVK server üritab valideerida digiallkirja</text:span></text:p>
      <text:p text:style-name="P67"><text:span text:style-name="T401"># konteinerite küljes olevaid allkirju.</text:span></text:p>
      <text:p text:style-name="P67"><text:span text:style-name="T402">server_validate_signatures</text:span><text:span text:style-name="T403"><text:s/>=<text:s/></text:span><text:span text:style-name="T404">no</text:span></text:p>
      <text:p text:style-name="P67"><text:span text:style-name="T405"/></text:p>
      <text:p text:style-name="P67"><text:span text:style-name="T406"># Kas dokumendi saatmisel kontrollitakse, et DVK konteineris saatjaks</text:span></text:p>
      <text:p text:style-name="P67"><text:span text:style-name="T406"># märgitud asutus on sama asutus, kes X-Tee päringu teostas.</text:span></text:p>
      <text:p text:style-name="P67"><text:span text:style-name="T406"># Nimetatud kontrolli väljalülitamine võib olla vajalik olukorras, kus</text:span></text:p>
      <text:p text:style-name="P67"><text:span text:style-name="T406"># asutus saadab DVK-sse oma allasutuste või klientide dokumente.</text:span></text:p>
      <text:p text:style-name="P67"><text:span text:style-name="T406">#</text:span></text:p>
      <text:p text:style-name="P67"><text:span text:style-name="T406"># NB! Antud seadistuse väljalülitamise tulemusena muutub dokumentide</text:span></text:p>
      <text:p text:style-name="P67"><text:span text:style-name="T406"># edastamise staatus kättesaadavaks ka kõigile teistele asutustele</text:span></text:p>
      <text:p text:style-name="P67"><text:span text:style-name="T406"># (st mitte ainult dokumendi saatjaks märgitud asutusele).</text:span></text:p>
      <text:p text:style-name="P67"><text:span text:style-name="T407">server_document_sender_must_match_xroad_header</text:span><text:span text:style-name="T408"><text:s/>=<text:s/></text:span><text:span text:style-name="T409">yes</text:span></text:p>
      <text:p text:style-name="P67"><text:span text:style-name="T410"/></text:p>
      <text:p text:style-name="P67"><text:span text:style-name="T411"># Kas DVK server peaks tundmatu saatja andmed kandma automaatselt oma</text:span></text:p>
      <text:p text:style-name="P67"><text:span text:style-name="T411"># asutuste, allüksuste ja ametikohtade andmebaasi.</text:span></text:p>
      <text:p text:style-name="P67"><text:span text:style-name="T412">server_auto_register_unknown_senders</text:span><text:span text:style-name="T413"><text:s/>=<text:s/></text:span><text:span text:style-name="T414">no</text:span></text:p>
      <text:p text:style-name="P67"><text:span text:style-name="T415"/></text:p>
      <text:p text:style-name="P67"><text:span text:style-name="T416"># Õiguste kesksüsteemi kasutamine</text:span></text:p>
      <text:p text:style-name="P67"><text:span text:style-name="T417">server_use_central_rights_database</text:span><text:span text:style-name="T418"><text:s/>=<text:s/></text:span><text:span text:style-name="T419">no</text:span></text:p>
      <text:p text:style-name="P67"><text:span text:style-name="T420">server_rights_database_url</text:span><text:span text:style-name="T421"><text:s/>=<text:s/></text:span><text:a xlink:href="http://turvaserver/cgi-bin/consumer_proxy"><text:span text:style-name="T423">http://TURVASERVER/cgi-bin/consumer_proxy</text:span></text:a><text:span text:style-name="T424"/></text:p>
      <text:p text:style-name="P67"><text:span text:style-name="T425">server_rights_database_org_code</text:span><text:span text:style-name="T426"><text:s/>=<text:s/></text:span><text:span text:style-name="T427">12345678</text:span></text:p>
      <text:p text:style-name="P67"><text:span text:style-name="T428">server_rights_database_person_code</text:span><text:span text:style-name="T429"><text:s/>=<text:s/></text:span><text:span text:style-name="T430">12345678901</text:span></text:p>
      <text:p text:style-name="P67"><text:span text:style-name="T431">server_rights_database_sync_period</text:span><text:span text:style-name="T432"><text:s/>=<text:s/></text:span><text:span text:style-name="T433">120</text:span></text:p>
      <text:p text:style-name="P67"><text:span text:style-name="T434"/></text:p>
      <text:p text:style-name="P67"><text:span text:style-name="T435"># Dokumentide edastamine teisele DVK serverile</text:span></text:p>
      <text:p text:style-name="P67"><text:span text:style-name="T436">client_default_org_code</text:span><text:span text:style-name="T437"><text:s/>=<text:s/></text:span><text:span text:style-name="T438">12345678</text:span></text:p>
      <text:p text:style-name="P67"><text:span text:style-name="T439">client_default_person_code</text:span><text:span text:style-name="T440"><text:s/>=<text:s/></text:span><text:span text:style-name="T441">12345678901</text:span></text:p>
      <text:p text:style-name="P67"><text:span text:style-name="T442"/></text:p>
      <text:p text:style-name="P67"><text:span text:style-name="T443"># Veateadete logimine</text:span></text:p>
      <text:p text:style-name="P67"><text:span text:style-name="T444">log_errors</text:span><text:span text:style-name="T445"><text:s/>=<text:s/></text:span><text:span text:style-name="T446">yes</text:span></text:p>
      <text:p text:style-name="P67"><text:span text:style-name="T447">error_log_file</text:span><text:span text:style-name="T448"><text:s/>=<text:s/></text:span><text:span text:style-name="T449">C:\\logs\\log_dvk_debug.txt</text:span></text:p>
      <text:p text:style-name="P67"><text:span text:style-name="T450"/></text:p>
      <text:p text:style-name="P67"><text:span text:style-name="T451"># Kettalt lugemise ja kirjutamise puhvrite suurus baitides</text:span></text:p>
      <text:p text:style-name="P67"><text:span text:style-name="T452">binary_buffer_size</text:span><text:span text:style-name="T453"><text:s/>=<text:s/></text:span><text:span text:style-name="T454">65536</text:span></text:p>
      <text:p text:style-name="P67"><text:span text:style-name="T455"/></text:p>
      <text:p text:style-name="P67"><text:span text:style-name="T456"># Andmebaasist lugemise ja kirjutamise puhvrite suurus baitides</text:span></text:p>
      <text:p text:style-name="P67"><text:span text:style-name="T457">database_buffer_size</text:span><text:span text:style-name="T458"><text:s/>=<text:s/></text:span><text:span text:style-name="T459">65536</text:span></text:p>
      <text:p text:style-name="P67"><text:span text:style-name="T460"/></text:p>
      <text:p text:style-name="P67"><text:span text:style-name="T461"># Mailile saadetavate veateadete seaded</text:span></text:p>
      <text:p text:style-name="P67"><text:span text:style-name="T462">mail.host</text:span><text:span text:style-name="T463"><text:s/>=<text:s/></text:span><text:span text:style-name="T464">mail.asutus.ee</text:span></text:p>
      <text:p text:style-name="P67"><text:span text:style-name="T465">mail.from</text:span><text:span text:style-name="T466"><text:s/>=<text:s/></text:span><text:span text:style-name="T467">dvk@asutus.ee</text:span></text:p>
      <text:p text:style-name="P67"><text:span text:style-name="T468">mail.to</text:span><text:span text:style-name="T469"><text:s/>=<text:s/></text:span><text:span text:style-name="T470">admin@asutus.ee</text:span></text:p>
      <text:p text:style-name="P67"><text:span text:style-name="T471"/></text:p>
      <text:p text:style-name="P67"><text:span text:style-name="T471"/></text:p>
      <text:p text:style-name="P68"><text:span text:style-name="T472">Konfiguratsioonimuutujate selgitused</text:span></text:p>
      <text:p text:style-name="P69"><text:span text:style-name="T473">server_producer_name</text:span></text:p>
      <text:p text:style-name="P69"><text:span text:style-name="T474">DVK serveri poolt kasutatav andmekogu nimetus.</text:span></text:p>
      <text:p text:style-name="P69"><text:span text:style-name="T474">DVK põhiserver kasutab andmekogu nimetust<text:s/></text:span><text:span text:style-name="T475">„</text:span><text:span text:style-name="T476">dhl</text:span><text:span text:style-name="T477">“</text:span><text:span text:style-name="T478">. Kui X-Teele lisada mõni täiendav DVK server, siis peab sellel olema unikaalne andmekogu nimetus. Antud parameetriga tuleks DVK serveri rakendusele teada anda, millise andmekogu nimetuse all ta parasjagu toimib.</text:span></text:p>
      <text:p text:style-name="P69"><text:span text:style-name="T479"/></text:p>
      <text:p text:style-name="P69"><text:span text:style-name="T480">server_jdigidoc_config_location</text:span></text:p>
      <text:p text:style-name="P69"><text:span text:style-name="T481">Jdigidoc konfirguratsiooni faili absoluutne asukoht. Vaikimisiväärtus<text:s/></text:span><text:span text:style-name="T482">jar://jdigidoc.cfg</text:span></text:p>
      <text:p text:style-name="P69"><text:span text:style-name="T483"/></text:p>
      <text:p text:style-name="P69"><text:span text:style-name="T484">server_database_environment_variable</text:span></text:p>
      <text:p text:style-name="P69"><text:span text:style-name="T485">Tomcati keskkonnamuutuja nimi, kuhu on salvestatud DVK serveri andmebaasiühenduse seaded (ühendusstring, kasutajanimi, parool, ühenduse aegumine jne). Vaikimisi üritab DVK server neid seadeid lugeda Tomcati keskkonnamuutujast<text:s/></text:span><text:span text:style-name="T486">„</text:span><text:span text:style-name="T487">jdbc/dhloracle</text:span><text:span text:style-name="T488">“</text:span><text:span text:style-name="T489">.</text:span></text:p>
      <text:p text:style-name="P69"><text:span text:style-name="T490"/></text:p>
      <text:p text:style-name="P69"><text:span text:style-name="T491">server_run_on_client_database</text:span></text:p>
      <text:p text:style-name="P69"><text:span text:style-name="T492">Antud parameetriga saab DVK serverile teada anda, et ta peab töötama DVK kliendi andmebaasi peal. S.t. DVK serveri PostgreSQL andmebaasi asemel kasutab server tööks märksa lihtsama andmebaasiskeemiga Oracle, MS SQL Server või PostgreSQL andmebaasi.</text:span></text:p>
      <text:p text:style-name="P69"><text:span text:style-name="T492">DVK Serveri käivitamine kliendi andmetabelite peal on vajalik selleks, et DVK serveri saaks käivitada otse asutuse infosüsteemi juures. See omakorda on vajalik juhul, kui asutusele (infosüsteemile) peab saama saata dokumente DVK andmevahetuse spetsifikatsiooni järgi, aga ilma DVK serveri vahenduseta.</text:span></text:p>
      <text:p text:style-name="P69"><text:span text:style-name="T492">Kliendi andmetabelite peal töötama seadistatud DVK server võimaldab ainult teistelt asutustelt dokumente vastu võtta ja vastuvõetud dokumentide kohta tagasisidet anda. S.t. dokumentide väljasaatmiseks tuleb sellisel juhul kasutada DVK klientrakendust.</text:span></text:p>
      <text:p text:style-name="P69"><text:span text:style-name="T493"/></text:p>
      <text:p text:style-name="P69"><text:span text:style-name="T494">server_document_default_lifetime</text:span></text:p>
      <text:p text:style-name="P69"><text:span text:style-name="T495">Dokumendi vaikimisi säilitusaeg DVK serveris.</text:span></text:p>
      <text:p text:style-name="P69"><text:span text:style-name="T495">Määrab, mitu päeva dokumente DVK serveris säilitatakse, enne kui nad ruumi vabastamiseks maha kustutatakse. Dokumendi säilitusaega saab dokumendi saatmisel ette anda ka päringu sendDocuments parameetrina.</text:span></text:p>
      <text:p text:style-name="P69"><text:span text:style-name="T495">Antud parameetri puhul tuleks arvestada, et säilitustähtaeg ei oleks nii lühike, et adressaat ei jõua dokumenti vastu võtta, ega nii pikk, et andmebaasi kuhjuvad dokumendid andmebaasi tööd põhjendamatult ei koormaks.</text:span></text:p>
      <text:p text:style-name="P69"><text:span text:style-name="T496"/></text:p>
      <text:p text:style-name="P69"><text:span text:style-name="T497">server_expired_document_grace_period</text:span></text:p>
      <text:p text:style-name="P69"><text:span text:style-name="T498">DVK serveris säilitustähtaja ületanud dokumendile antav ajapikendus (päevades), enne kui dokument lõplikult kustutatakse.</text:span></text:p>
      <text:p text:style-name="P69"><text:span text:style-name="T498">Ajapikendus on vajalik selleks, et dokumendi saatja saaks DVK serverilt tagasisidet küsides teada, kui dokument on ületanud säilitustähtaja ja dokumendi edastamine on seetõttu katkestatud.</text:span></text:p>
      <text:p text:style-name="P69"><text:span text:style-name="T499"/></text:p>
      <text:p text:style-name="P69"><text:span text:style-name="T500">server_validate_container</text:span></text:p>
      <text:p text:style-name="P69"><text:span text:style-name="T501">Määrab, kas DVK server kontrollib saabunud dokumentide vastavust DVK konteineri XML skeemile.</text:span></text:p>
      <text:p text:style-name="P69"><text:span text:style-name="T501">Kui DVK konteinerite valideerimine on aktiveeritud, siis valideerib DVK server kõik sendDocuments päringuga saadetud konteinerid ning katkestab dokumentide töötlemise, kui konteineri XML struktuur ei vasta DVK konteineri XML skeemile.</text:span></text:p>
      <text:p text:style-name="P69"><text:span text:style-name="T501">Et vältida dokumendi edastamise katkestamist vigase XML konteineri leidmisel, tuleks aktiveerida parameeter server_ignore_invalid_containers. Sellisel juhul kirjutatakse info konteineri vigase struktuuri kohta sõnumi adressaatide andmetesse<text:s/></text:span><text:span text:style-name="T502">fault</text:span><text:span text:style-name="T503"><text:s/>struktuuri.</text:span></text:p>
      <text:p text:style-name="P69"><text:span text:style-name="T504">NB!</text:span><text:span text:style-name="T505"><text:s/>DVK konteineri valideerimise eelduseks on, et dokumendi saatja on konteineri XML-s korrektselt viidanud DVK konteineri skeemi asukohale.</text:span></text:p>
      <text:p text:style-name="P69"><text:span text:style-name="T506"/></text:p>
      <text:p text:style-name="P69"><text:span text:style-name="T507">server_ignore_invalid_containers</text:span></text:p>
      <text:p text:style-name="P69"><text:span text:style-name="T508">Määrab, kas DVK konteineri XML skeemile mittevastava dokumendi puhul katkestab DVK server dokumendi edastamise või mitte. Kui antud parameeter on aktiveeritud, siis märgib DVK server teate XML skeemile mittevastavuse kohta saadetava dokumendi metaandmetesse. Vastasel juhul aga katkestab server dokumendi töötlemise ja tagastab sendDocuments päringu käivitanud rakendusele veateate.</text:span></text:p>
      <text:p text:style-name="P69"><text:span text:style-name="T509"/></text:p>
      <text:p text:style-name="P69"><text:span text:style-name="T510">server_validate_xml_files</text:span></text:p>
      <text:p text:style-name="P69"><text:span text:style-name="T511">Määrab, kas server üritab konteineri sisus edastatavaid XML faile valideerida. Kui XML failide valideerimine on sisse lülitatud, siis valideerib server järgmisi faile:</text:span></text:p>
      <text:list text:style-name="L70">
        <text:list-item>
          <text:p text:style-name="P70"><text:span text:style-name="T511">konteineris asuvad XML failid</text:span></text:p>
        </text:list-item>
        <text:list-item>
          <text:p text:style-name="P70"><text:span text:style-name="T511">konteineris asuvate .ddoc ja .bdoc failide sees asuvad XML failid.</text:span></text:p>
        </text:list-item>
      </text:list>
      <text:p text:style-name="P71"><text:span text:style-name="T511">Server avab valideerimiseks ainult esimese taseme .ddoc ja .bdoc faile. S.t. kui konteineris sisalduva .ddoc või .bdoc faili sees on omakorda järgmine .ddoc või .bdoc fail, siis seda enam XML failide valideerimiseks läbi ei otsita.</text:span></text:p>
      <text:p text:style-name="P71"><text:span text:style-name="T512"/></text:p>
      <text:p text:style-name="P71"><text:span text:style-name="T513">server_validate_signatures</text:span></text:p>
      <text:p text:style-name="P71"><text:span text:style-name="T514">Määrab, kas server üritab konteineri sisus edastatavate .ddoc ja .bdoc failide allkirju valideerida. Server valideerib DVK konteineris ainult esimese taseme .ddoc ja .bdoc failide allkirju. S.t. kui konteineris sisalduva .ddoc või .bdoc faili sees on omakorda järgmine .ddoc või .bdoc fail, siis selle allkirju enam ei valideerita.</text:span></text:p>
      <text:p text:style-name="P71"><text:span text:style-name="T515"/></text:p>
      <text:p text:style-name="P71"><text:span text:style-name="T516">server_document_sender_must_match_xroad_header</text:span></text:p>
      <text:p text:style-name="P71"><text:span text:style-name="T517">Määrab, kas DVK konteineris dokumendi saatjaks märgitud asutus peab kindlasti vastama X-Tee päringu päises päringu teostajaks märgitud asutusele.</text:span></text:p>
      <text:p text:style-name="P71"><text:span text:style-name="T517">Kui nimetatud kontroll on sisse lülitatud ja saadetud dokumendi saatjaks märgitud asutus ei vasta X-Tee päringu päistes päringu teostajaks märgitud asutusele, siis tagastab DVK server veateate. Kontrolli väljalülitamine võib olla vajalik olukorras, kus asutus saadab DVK-sse oma allasutuste või klientide dokumente.</text:span></text:p>
      <text:p text:style-name="P71"><text:span text:style-name="T518">NB!</text:span><text:span text:style-name="T519"><text:s/>Antud seadistuse väljalülitamise tulemusena muutub dokumentide edastamise staatus kättesaadavaks ka kõigile teistele asutustele (st mitte ainult dokumendi saatjaks märgitud asutusele).</text:span></text:p>
      <text:p text:style-name="P71"><text:span text:style-name="T520"/></text:p>
      <text:p text:style-name="P71"><text:span text:style-name="T521">server_auto_register_unknown_senders</text:span></text:p>
      <text:p text:style-name="P71"><text:span text:style-name="T522">Kui antud seadistus on sisse lülitatud ja DVK serverisse laekub dokument, mille saatjaks märgitud asutust, allüksust või ametikohta pole DVK serveris registreeritud, siis lisab DVK server vastava asutuse, allüksuse või ametikoha automaatselt oma registrisse. Kui aga antud seadistus on välja lülitatud, siis tagastab DVK server saatjaks märgitud tundmatu asutuse puhul veateate (registreeritud asutuse tundmatu allüksus või ametikoht veateadet ei põhjusta).</text:span></text:p>
      <text:p text:style-name="P71"><text:span text:style-name="T523"/></text:p>
      <text:p text:style-name="P71"><text:span text:style-name="T524">server_use_central_rights_database</text:span></text:p>
      <text:p text:style-name="P71"><text:span text:style-name="T525">Antud parameetri aktiveerimisel sünkroniseerib DVK server oma asutuste, isikute ja õiguste registrit keskse õiguste andmekoguga (X-Tee andmekogu<text:s/></text:span><text:span text:style-name="T526">„</text:span><text:span text:style-name="T527">aar</text:span><text:span text:style-name="T528">“</text:span><text:span text:style-name="T529">). Sellisel juhul j</text:span><text:span text:style-name="T530">õuavad keskses õiguste andmekogus tehtud muudatused ja määratud kasutusõigused DVK serveri asutuste, isikute ja õiguste registrisse.</text:span></text:p>
      <text:p text:style-name="P71"><text:span text:style-name="T531"/></text:p>
      <text:p text:style-name="P71"><text:span text:style-name="T532">server_rights_database_url</text:span></text:p>
      <text:p text:style-name="P71"><text:span text:style-name="T533">Õiguste andmekogu poole pöördumiseks kasutatav veebiaadress. Reeglina kujul<text:s/></text:span><text:a xlink:href="http://turvaserver/cgi-bin/consumer_proxy"><text:span text:style-name="T535">http://TURVASERVER/cgi-bin/consumer_proxy</text:span></text:a><text:span text:style-name="T536">.</text:span></text:p>
      <text:p text:style-name="P71"><text:span text:style-name="T537"/></text:p>
      <text:p text:style-name="P71"><text:span text:style-name="T538">server_rights_database_org_code</text:span></text:p>
      <text:p text:style-name="P71"><text:span text:style-name="T539">Õiguste andmekogu poole pöördumisel X-Tee päringute päises kasutatav asutuse registrikood. S.t. selle asutuse registrikood, mille nimel õiguste andmekogu poole pöördutakse.</text:span></text:p>
      <text:p text:style-name="P71"><text:span text:style-name="T539">Siin määratud koodiga asutusel peab olema õiguste andmekogu turvaserveris olema antud õigused õiguste andmekogu päringute käivitamiseks.</text:span></text:p>
      <text:p text:style-name="P71"><text:span text:style-name="T540"/></text:p>
      <text:p text:style-name="P71"><text:span text:style-name="T541">server_rights_database_person_code</text:span></text:p>
      <text:p text:style-name="P71"><text:span text:style-name="T542">Õiguste andmekogu poole pöördumisel X-Tee päringute päises kasutatav isikukood. S.t. selle isiku isikukood, kelle nimel õiguste andmekogu poole pöördutakse.</text:span></text:p>
      <text:p text:style-name="P71"><text:span text:style-name="T543"/></text:p>
      <text:p text:style-name="P71"><text:span text:style-name="T544">server_rights_database_sync_period</text:span></text:p>
      <text:p text:style-name="P71"><text:span text:style-name="T545">Ajavahemik minutites, mille järel DVK server sünkroniseerib asutuste, ametikohtade, isikute ja õiguste andmeid keskse õiguste andmekoguga.</text:span></text:p>
      <text:p text:style-name="P71"><text:span text:style-name="T545">Praktikas ei toimu sünkroniseerimine täpselt määratud aja möödumisel. Sünkroniseerimine käivitatakse mistahes käivitatud DVK päringu käivitamisel, kui viimasest sünkroniseerimisest on möödas rohkem kui siin märgitud hulk minuteid.</text:span></text:p>
      <text:p text:style-name="P71"><text:span text:style-name="T546"/></text:p>
      <text:p text:style-name="P71"><text:span text:style-name="T547">client_default_org_code</text:span></text:p>
      <text:p text:style-name="P71"><text:span text:style-name="T548">Asutuse registrikood, mida kasutatakse X-Tee päistes, kui dokumenti on vaja ühest DVK serverist teise DVK serverisse edastada.</text:span></text:p>
      <text:p text:style-name="P71"><text:span text:style-name="T548">Lisaks X-Tee päistele märgib DVK server antud registrikoodi ka DVK serverite vahel edastatava dokumendi transport<text:s/></text:span><text:span text:style-name="T549"></text:span><text:span text:style-name="T550"><text:s/>vahendaja plokki.</text:span></text:p>
      <text:p text:style-name="P71"><text:span text:style-name="T551"/></text:p>
      <text:p text:style-name="P71"><text:span text:style-name="T552">client_default_person_code</text:span></text:p>
      <text:p text:style-name="P71"><text:span text:style-name="T553">Isikukood, mida kasutatakse X-Tee päistes, kui dokumenti on vaja ühest DVK serverist teise DVK serverisse edastada.</text:span></text:p>
      <text:p text:style-name="P71"><text:span text:style-name="T553">Lisaks X-Tee päistele märgib DVK server antud isikukoodi ka DVK serverite vahel edastatava dokumendi transport<text:s/></text:span><text:span text:style-name="T554"></text:span><text:span text:style-name="T555"><text:s/>vahendaja plokki.</text:span></text:p>
      <text:p text:style-name="P71"><text:span text:style-name="T556"/></text:p>
      <text:p text:style-name="P71"><text:span text:style-name="T557">log_errors</text:span></text:p>
      <text:p text:style-name="P71"><text:span text:style-name="T558">Määrab, kas serveri töö käigus tekkivad vead kirjutatakse logifaili.</text:span></text:p>
      <text:p text:style-name="P71"><text:span text:style-name="T559"/></text:p>
      <text:p text:style-name="P71"><text:span text:style-name="T560">error_log_file</text:span></text:p>
      <text:p text:style-name="P71"><text:span text:style-name="T561">Vigade logifaili asukoht.</text:span></text:p>
      <text:p text:style-name="P71"><text:span text:style-name="T562"/></text:p>
      <text:p text:style-name="P71"><text:span text:style-name="T563">binary_buffer_size</text:span></text:p>
      <text:p text:style-name="P71"><text:span text:style-name="T564">Kõvakettalt andmete lugemiseks ja kõvakettale andmete kirjutamiseks kasutatava puhvri suurus baitides. Üldjuhul pole seda vaja muuta, aga teataval määral võimaldab see DVK serveri töökiirust ja mälukasutust mõjutada.</text:span></text:p>
      <text:p text:style-name="P71"><text:span text:style-name="T565"/></text:p>
      <text:p text:style-name="P71"><text:span text:style-name="T566">database_buffer_size</text:span></text:p>
      <text:p text:style-name="P71"><text:span text:style-name="T567">Andmebaasist andmete lugemiseks ja andmebaasi andmete kirjutamiseks kasutatava puhvri suurus baitides. Üldjuhul pole seda vaja muuta, aga teataval määral võimaldab see DVK serveri töökiirust ja mälukasutust mõjutada.</text:span></text:p>
      <text:p text:style-name="P71"><text:span text:style-name="T568"/></text:p>
      <text:p text:style-name="P71"><text:span text:style-name="T569">mail.host</text:span></text:p>
      <text:p text:style-name="P71"><text:span text:style-name="T570">E-posti serveri nimi või aadress. Kasutatakse administraatorile veateadete saatmiseks ja süsteemsete teadete saatmiseks DVK serveri kasutajatele.</text:span></text:p>
      <text:p text:style-name="P71"><text:span text:style-name="T571"/></text:p>
      <text:p text:style-name="P71"><text:span text:style-name="T572">mail.from</text:span></text:p>
      <text:p text:style-name="P71"><text:span text:style-name="T573">E-posti aadress, mille nimel DVK klient või server e-kirju välja saadab.</text:span></text:p>
      <text:p text:style-name="P71"><text:span text:style-name="T574"/></text:p>
      <text:p text:style-name="P71"><text:span text:style-name="T575">mail.to</text:span></text:p>
      <text:p text:style-name="P71"><text:span text:style-name="T576">E-posti aadress, kuhu DVK klient või server töös tekkinud vigade kohta e-kirju saadab.</text:span></text:p>
      <text:p text:style-name="P71"><text:span text:style-name="T577"/></text:p>
      <text:p text:style-name="P72"><text:span text:style-name="T578">Logimise seadistamine</text:span></text:p>
      <text:p text:style-name="P73"><text:span text:style-name="T579">Logimine on alates versioonist 1.6.0 realiseeritud kasutades raamistikku Apache Log4J (</text:span><text:a xlink:href="http://logging.apache.org/log4j/"><text:span text:style-name="T581">http://log</text:span><text:span text:style-name="T582"><text:s/>HYPERLINK "http://logging.apache.org/log4j/"</text:span><text:span text:style-name="T583">ging.apache.org/log4j HYPERLINK "http://logging.apache.org/log4j/"/</text:span></text:a><text:span text:style-name="T584">). Logimise seadistamiseks ava tekstiredaktoriga fail [DVK_SERVER_HOME]/src/main/java/log4j.xml. Selles failis on kirjeldatud logimise seadistus:</text:span></text:p>
      <text:p text:style-name="P73"><text:span text:style-name="T585"/></text:p>
      <text:p text:style-name="P73"><text:span text:style-name="T586">&lt;?</text:span><text:span text:style-name="T587">xml</text:span><text:span text:style-name="T588"><text:s/></text:span><text:span text:style-name="T589">version</text:span><text:span text:style-name="T590">=</text:span><text:span text:style-name="T591">"1.0"</text:span><text:span text:style-name="T592"><text:s/></text:span><text:span text:style-name="T593">encoding</text:span><text:span text:style-name="T594">=</text:span><text:span text:style-name="T595">"UTF-8"</text:span><text:span text:style-name="T596">?&gt;</text:span></text:p>
      <text:p text:style-name="P73"><text:span text:style-name="T596">&lt;!</text:span><text:span text:style-name="T597">DOCTYPE</text:span><text:span text:style-name="T598"><text:s/></text:span><text:span text:style-name="T599">log4j:configuration</text:span><text:span text:style-name="T600"><text:s/></text:span><text:span text:style-name="T601">SYSTEM</text:span><text:span text:style-name="T602"><text:s/></text:span><text:span text:style-name="T603">"log4j.dtd"</text:span><text:span text:style-name="T604">&gt;</text:span></text:p>
      <text:p text:style-name="P73"><text:span text:style-name="T604">&lt;</text:span><text:span text:style-name="T605">log4j:configuration</text:span><text:span text:style-name="T606">&gt;</text:span></text:p>
      <text:p text:style-name="P73"><text:span text:style-name="T607"><text:tab/></text:span></text:p>
      <text:p text:style-name="P73"><text:span text:style-name="T607"><text:tab/></text:span><text:span text:style-name="T608">&lt;</text:span><text:span text:style-name="T609">appender</text:span><text:span text:style-name="T610"><text:s/></text:span><text:span text:style-name="T611">name</text:span><text:span text:style-name="T612">=</text:span><text:span text:style-name="T613">"file"</text:span><text:span text:style-name="T614"><text:s/></text:span><text:span text:style-name="T615">class</text:span><text:span text:style-name="T616">=</text:span><text:span text:style-name="T617">"org.apache.log4j.FileAppender"</text:span><text:span text:style-name="T618">&gt;</text:span></text:p>
      <text:p text:style-name="P73"><text:span text:style-name="T619"><text:tab/><text:tab/></text:span><text:span text:style-name="T620">&lt;</text:span><text:span text:style-name="T621">param</text:span><text:span text:style-name="T622"><text:s/></text:span><text:span text:style-name="T623">name</text:span><text:span text:style-name="T624">=</text:span><text:span text:style-name="T625">"file"</text:span><text:span text:style-name="T626"><text:s/></text:span><text:span text:style-name="T627">value</text:span><text:span text:style-name="T628">=</text:span><text:span text:style-name="T629">"../logs/dvkServer.log"</text:span><text:span text:style-name="T630"><text:s/></text:span><text:span text:style-name="T631">/&gt;</text:span></text:p>
      <text:p text:style-name="P73"><text:span text:style-name="T632"><text:tab/><text:tab/></text:span><text:span text:style-name="T633">&lt;</text:span><text:span text:style-name="T634">layout</text:span><text:span text:style-name="T635"><text:s/></text:span><text:span text:style-name="T636">class</text:span><text:span text:style-name="T637">=</text:span><text:span text:style-name="T638">"org.apache.log4j.PatternLayout"</text:span><text:span text:style-name="T639">&gt;</text:span></text:p>
      <text:p text:style-name="P73"><text:span text:style-name="T640"><text:tab/><text:tab/><text:tab/></text:span><text:span text:style-name="T641">&lt;</text:span><text:span text:style-name="T642">param</text:span><text:span text:style-name="T643"><text:s/></text:span><text:span text:style-name="T644">name</text:span><text:span text:style-name="T645">=</text:span><text:span text:style-name="T646">"ConversionPattern"</text:span><text:span text:style-name="T647"><text:s/></text:span><text:span text:style-name="T648">value</text:span><text:span text:style-name="T649">=</text:span><text:span text:style-name="T650">"%d{ABSOLUTE} %5p %C.%M:%L - %m%n"</text:span><text:span text:style-name="T651"><text:s/></text:span><text:span text:style-name="T652">/&gt;</text:span></text:p>
      <text:p text:style-name="P73"><text:span text:style-name="T653"><text:tab/><text:tab/></text:span><text:span text:style-name="T654">&lt;/</text:span><text:span text:style-name="T655">layout</text:span><text:span text:style-name="T656">&gt;</text:span></text:p>
      <text:p text:style-name="P73"><text:span text:style-name="T657"><text:tab/></text:span><text:span text:style-name="T658">&lt;/</text:span><text:span text:style-name="T659">appender</text:span><text:span text:style-name="T660">&gt;</text:span></text:p>
      <text:p text:style-name="P73"><text:span text:style-name="T661"><text:tab/></text:span></text:p>
      <text:p text:style-name="P73"><text:span text:style-name="T661"><text:s/><text:tab/></text:span><text:span text:style-name="T662">&lt;</text:span><text:span text:style-name="T663">appender</text:span><text:span text:style-name="T664"><text:s/></text:span><text:span text:style-name="T665">name</text:span><text:span text:style-name="T666">=</text:span><text:span text:style-name="T667">"stdout"</text:span><text:span text:style-name="T668"><text:s/></text:span><text:span text:style-name="T669">class</text:span><text:span text:style-name="T670">=</text:span><text:span text:style-name="T671">"org.apache.log4j.ConsoleAppender"</text:span><text:span text:style-name="T672">&gt;</text:span></text:p>
      <text:p text:style-name="P73"><text:span text:style-name="T673"><text:tab/><text:s text:c="3"/><text:tab/></text:span><text:span text:style-name="T674">&lt;</text:span><text:span text:style-name="T675">layout</text:span><text:span text:style-name="T676"><text:s/></text:span><text:span text:style-name="T677">class</text:span><text:span text:style-name="T678">=</text:span><text:span text:style-name="T679">"org.apache.log4j.PatternLayout"</text:span><text:span text:style-name="T680">&gt;</text:span></text:p>
      <text:p text:style-name="P73"><text:span text:style-name="T681"><text:tab/><text:s text:c="4"/><text:tab/></text:span><text:span text:style-name="T682">&lt;</text:span><text:span text:style-name="T683">param</text:span><text:span text:style-name="T684"><text:s/></text:span><text:span text:style-name="T685">name</text:span><text:span text:style-name="T686">=</text:span><text:span text:style-name="T687">"ConversionPattern"</text:span><text:span text:style-name="T688"><text:s/></text:span><text:span text:style-name="T689">value</text:span><text:span text:style-name="T690">=</text:span><text:span text:style-name="T691">"%d{ABSOLUTE}%5p %C:%L - %m%n"</text:span><text:span text:style-name="T692">/&gt;</text:span></text:p>
      <text:p text:style-name="P73"><text:span text:style-name="T693"><text:tab/><text:tab/></text:span><text:span text:style-name="T694">&lt;/</text:span><text:span text:style-name="T695">layout</text:span><text:span text:style-name="T696">&gt;</text:span></text:p>
      <text:p text:style-name="P73"><text:span text:style-name="T697"><text:s text:c="4"/></text:span><text:span text:style-name="T698">&lt;/</text:span><text:span text:style-name="T699">appender</text:span><text:span text:style-name="T700">&gt;</text:span><text:span text:style-name="T701"><text:s text:c="4"/></text:span></text:p>
      <text:p text:style-name="P73"><text:span text:style-name="T701"><text:s text:c="5"/></text:span></text:p>
      <text:p text:style-name="P73"><text:span text:style-name="T701"><text:s text:c="4"/></text:span><text:span text:style-name="T702">&lt;</text:span><text:span text:style-name="T703">logger</text:span><text:span text:style-name="T704"><text:s/></text:span><text:span text:style-name="T705">name</text:span><text:span text:style-name="T706">=</text:span><text:span text:style-name="T707">"dhl"</text:span><text:span text:style-name="T708">&gt;</text:span></text:p>
      <text:p text:style-name="P73"><text:span text:style-name="T709"><text:s text:c="4"/><text:tab/></text:span><text:span text:style-name="T710">&lt;</text:span><text:span text:style-name="T711">level</text:span><text:span text:style-name="T712"><text:s/></text:span><text:span text:style-name="T713">value</text:span><text:span text:style-name="T714">=</text:span><text:span text:style-name="T715">"DEBUG"</text:span><text:span text:style-name="T716">&gt;&lt;/</text:span><text:span text:style-name="T717">level</text:span><text:span text:style-name="T718">&gt;</text:span></text:p>
      <text:p text:style-name="P73"><text:span text:style-name="T719"><text:s text:c="4"/><text:tab/></text:span><text:span text:style-name="T720">&lt;</text:span><text:span text:style-name="T721">appender-ref</text:span><text:span text:style-name="T722"><text:s/></text:span><text:span text:style-name="T723">ref</text:span><text:span text:style-name="T724">=</text:span><text:span text:style-name="T725">"file"</text:span><text:span text:style-name="T726">/&gt;</text:span></text:p>
      <text:p text:style-name="P73"><text:span text:style-name="T727"><text:s text:c="4"/><text:tab/></text:span><text:span text:style-name="T728">&lt;</text:span><text:span text:style-name="T729">appender-ref</text:span><text:span text:style-name="T730"><text:s/></text:span><text:span text:style-name="T731">ref</text:span><text:span text:style-name="T732">=</text:span><text:span text:style-name="T733">"stdout"</text:span><text:span text:style-name="T734">/&gt;</text:span></text:p>
      <text:p text:style-name="P73"><text:span text:style-name="T735"><text:s text:c="4"/></text:span><text:span text:style-name="T736">&lt;/</text:span><text:span text:style-name="T737">logger</text:span><text:span text:style-name="T738">&gt;</text:span></text:p>
      <text:p text:style-name="P73"><text:span text:style-name="T739"><text:s text:c="4"/></text:span></text:p>
      <text:p text:style-name="P73"><text:span text:style-name="T739"><text:s text:c="4"/></text:span><text:span text:style-name="T740">&lt;</text:span><text:span text:style-name="T741">logger</text:span><text:span text:style-name="T742"><text:s/></text:span><text:span text:style-name="T743">name</text:span><text:span text:style-name="T744">=</text:span><text:span text:style-name="T745">"dvk"</text:span><text:span text:style-name="T746">&gt;</text:span></text:p>
      <text:p text:style-name="P73"><text:span text:style-name="T747"><text:s text:c="4"/><text:tab/></text:span><text:span text:style-name="T748">&lt;</text:span><text:span text:style-name="T749">level</text:span><text:span text:style-name="T750"><text:s/></text:span><text:span text:style-name="T751">value</text:span><text:span text:style-name="T752">=</text:span><text:span text:style-name="T753">"DEBUG"</text:span><text:span text:style-name="T754">&gt;&lt;/</text:span><text:span text:style-name="T755">level</text:span><text:span text:style-name="T756">&gt;</text:span></text:p>
      <text:p text:style-name="P73"><text:span text:style-name="T757"><text:s text:c="4"/><text:tab/></text:span><text:span text:style-name="T758">&lt;</text:span><text:span text:style-name="T759">appender-ref</text:span><text:span text:style-name="T760"><text:s/></text:span><text:span text:style-name="T761">ref</text:span><text:span text:style-name="T762">=</text:span><text:span text:style-name="T763">"file"</text:span><text:span text:style-name="T764">/&gt;</text:span></text:p>
      <text:p text:style-name="P73"><text:span text:style-name="T765"><text:s text:c="4"/><text:tab/></text:span><text:span text:style-name="T766">&lt;</text:span><text:span text:style-name="T767">appender-ref</text:span><text:span text:style-name="T768"><text:s/></text:span><text:span text:style-name="T769">ref</text:span><text:span text:style-name="T770">=</text:span><text:span text:style-name="T771">"stdout"</text:span><text:span text:style-name="T772">/&gt;</text:span></text:p>
      <text:p text:style-name="P73"><text:span text:style-name="T773"><text:s text:c="4"/></text:span><text:span text:style-name="T774">&lt;/</text:span><text:span text:style-name="T775">logger</text:span><text:span text:style-name="T776">&gt;</text:span></text:p>
      <text:p text:style-name="P73"><text:span text:style-name="T777"><text:s text:c="4"/></text:span></text:p>
      <text:p text:style-name="P73"><text:span text:style-name="T778"/></text:p>
      <text:p text:style-name="P73"><text:span text:style-name="T779"><text:s text:c="4"/></text:span><text:span text:style-name="T780">&lt;</text:span><text:span text:style-name="T781">logger</text:span><text:span text:style-name="T782"><text:s/></text:span><text:span text:style-name="T783">name</text:span><text:span text:style-name="T784">=</text:span><text:span text:style-name="T785">"org.apache.axis"</text:span><text:span text:style-name="T786">&gt;</text:span></text:p>
      <text:p text:style-name="P73"><text:span text:style-name="T787"><text:s text:c="4"/><text:tab/></text:span><text:span text:style-name="T788">&lt;</text:span><text:span text:style-name="T789">level</text:span><text:span text:style-name="T790"><text:s/></text:span><text:span text:style-name="T791">value</text:span><text:span text:style-name="T792">=</text:span><text:span text:style-name="T793">"ERROR"</text:span><text:span text:style-name="T794">&gt;&lt;/</text:span><text:span text:style-name="T795">level</text:span><text:span text:style-name="T796">&gt;</text:span></text:p>
      <text:p text:style-name="P73"><text:span text:style-name="T797"><text:s text:c="4"/><text:tab/></text:span><text:span text:style-name="T798">&lt;</text:span><text:span text:style-name="T799">appender-ref</text:span><text:span text:style-name="T800"><text:s/></text:span><text:span text:style-name="T801">ref</text:span><text:span text:style-name="T802">=</text:span><text:span text:style-name="T803">"file"</text:span><text:span text:style-name="T804">/&gt;</text:span></text:p>
      <text:p text:style-name="P73"><text:span text:style-name="T805"><text:s text:c="4"/><text:tab/></text:span><text:span text:style-name="T806">&lt;</text:span><text:span text:style-name="T807">appender-ref</text:span><text:span text:style-name="T808"><text:s/></text:span><text:span text:style-name="T809">ref</text:span><text:span text:style-name="T810">=</text:span><text:span text:style-name="T811">"stdout"</text:span><text:span text:style-name="T812">/&gt;</text:span></text:p>
      <text:p text:style-name="P73"><text:span text:style-name="T813"><text:s text:c="4"/></text:span><text:span text:style-name="T814">&lt;/</text:span><text:span text:style-name="T815">logger</text:span><text:span text:style-name="T816">&gt;</text:span></text:p>
      <text:p text:style-name="P73"><text:span text:style-name="T817"><text:tab/></text:span></text:p>
      <text:p text:style-name="P73"><text:span text:style-name="T818">&lt;/</text:span><text:span text:style-name="T819">log4j:configuration</text:span><text:span text:style-name="T820">&gt;</text:span></text:p>
      <text:p text:style-name="P73"><text:span text:style-name="T821"/></text:p>
      <text:p text:style-name="P73"><text:span text:style-name="T822">Meile pakuvad huvi järgmised parameetrid:</text:span></text:p>
      <text:p text:style-name="P73"><text:span text:style-name="T823"/></text:p>
      <text:list text:style-name="L74">
        <text:list-item>
          <text:p text:style-name="P74"><text:span text:style-name="T824">Logifaili asukoht<text:s/></text:span><text:span text:style-name="T825">–</text:span><text:span text:style-name="T826"><text:s/>logifaili asukoht on m</text:span><text:span text:style-name="T827">ääratud järgmiselt:</text:span></text:p>
        </text:list-item>
      </text:list>
      <text:p text:style-name="P75"><text:span text:style-name="T828"/></text:p>
      <text:p text:style-name="P76"><text:span text:style-name="T829">param</text:span><text:span text:style-name="T830"><text:s/></text:span><text:span text:style-name="T831">name</text:span><text:span text:style-name="T832">=</text:span><text:span text:style-name="T833">"file"</text:span><text:span text:style-name="T834"><text:s/></text:span><text:span text:style-name="T835">value</text:span><text:span text:style-name="T836">=</text:span><text:span text:style-name="T837">"</text:span><text:span text:style-name="T838">../logs/dvkServer.log</text:span><text:span text:style-name="T839">"</text:span><text:span text:style-name="T840"><text:s/></text:span><text:span text:style-name="T841">/&gt;</text:span></text:p>
      <text:p text:style-name="P77"><text:span text:style-name="T842"/></text:p>
      <text:p text:style-name="P77"><text:span text:style-name="T842"/></text:p>
      <text:list text:style-name="L78">
        <text:list-item>
          <text:p text:style-name="P78"><text:span text:style-name="T843">Logimise sügavus<text:s/></text:span><text:span text:style-name="T844">–</text:span><text:span text:style-name="T845"><text:s/>logimise s</text:span><text:span text:style-name="T846">ügavust saab määrata iga java paketi põhiselt, antud näites on kasutatud kolme paketi põhist logimist. Logimise sügavuse määrab parameeter &lt;level&gt;, mille väärtusteks võib olla: DEBUG, INFO, WARN, ERROR<text:s/></text:span><text:span text:style-name="T847">–</text:span><text:span text:style-name="T848"><text:s/>kus DEBUG puhul kirjutatakse logisse v</text:span><text:span text:style-name="T849">äga detailselt ning ERROR puhul ainult veateated.</text:span></text:p>
        </text:list-item>
      </text:list>
      <text:p text:style-name="P79"><text:span text:style-name="T850"/></text:p>
      <text:p text:style-name="P80"><text:span text:style-name="T851">&lt;</text:span><text:span text:style-name="T852">logger</text:span><text:span text:style-name="T853"><text:s/></text:span><text:span text:style-name="T854">name</text:span><text:span text:style-name="T855">=</text:span><text:span text:style-name="T856">"dvk"</text:span><text:span text:style-name="T857">&gt;</text:span></text:p>
      <text:p text:style-name="P81"><text:span text:style-name="T858"><text:s text:c="4"/><text:tab/></text:span><text:span text:style-name="T859">&lt;</text:span><text:span text:style-name="T860">level value=</text:span><text:span text:style-name="T861">"DEBUG"</text:span><text:span text:style-name="T862">&gt;&lt;/level&gt;</text:span></text:p>
      <text:p text:style-name="P81"><text:span text:style-name="T863"><text:s text:c="4"/><text:tab/></text:span><text:span text:style-name="T864">&lt;</text:span><text:span text:style-name="T865">appender-ref</text:span><text:span text:style-name="T866"><text:s/></text:span><text:span text:style-name="T867">ref</text:span><text:span text:style-name="T868">=</text:span><text:span text:style-name="T869">"file"</text:span><text:span text:style-name="T870">/&gt;</text:span></text:p>
      <text:p text:style-name="P81"><text:span text:style-name="T871"><text:s text:c="4"/><text:tab/></text:span><text:span text:style-name="T872">&lt;</text:span><text:span text:style-name="T873">appender-ref</text:span><text:span text:style-name="T874"><text:s/></text:span><text:span text:style-name="T875">ref</text:span><text:span text:style-name="T876">=</text:span><text:span text:style-name="T877">"stdout"</text:span><text:span text:style-name="T878">/&gt;</text:span></text:p>
      <text:p text:style-name="P81"><text:span text:style-name="T879"><text:s text:c="4"/></text:span><text:span text:style-name="T880">&lt;/</text:span><text:span text:style-name="T881">logger</text:span><text:span text:style-name="T882">&gt;</text:span></text:p>
      <text:p text:style-name="P82"><text:span text:style-name="T883"/></text:p>
      <text:p text:style-name="P83"><text:span text:style-name="T884">Rakenduse ehitamine</text:span></text:p>
      <text:p text:style-name="P84"><text:span text:style-name="T885">Rakenduse ehitamiseks on alates DVK versioonist 1.6.0 kasutusel Maven2 raamistik (</text:span><text:a xlink:href="http://maven.apache.org/"><text:span text:style-name="T886">http://maven.apache.org/</text:span></text:a><text:span text:style-name="T887">). Ehitamisskript ise asub projekti juurkataloogis ja kannab nime<text:s/></text:span><text:span text:style-name="T888">„</text:span><text:span text:style-name="T889">pom.xml</text:span><text:span text:style-name="T890">“</text:span><text:span text:style-name="T891">. Selles failis on kirjeldatud<text:s/></text:span><text:span text:style-name="T892">ära rakenduse kasutatavad teegid (dependencies) ja rakenduse ehitamise juhised (build). Ehitamiseks toimi järgnevalt:</text:span></text:p>
      <text:p text:style-name="P84"><text:span text:style-name="T893"/></text:p>
      <text:list text:style-name="L85">
        <text:list-item>
          <text:p text:style-name="P85"><text:span text:style-name="T894">Lae alla Apache Maven versioon 2.x.x (.zip fail).</text:span></text:p>
        </text:list-item>
        <text:list-item>
          <text:p text:style-name="P85"><text:span text:style-name="T894">Paki allalaetud pakett lahti.</text:span></text:p>
        </text:list-item>
        <text:list-item>
          <text:p text:style-name="P85"><text:span text:style-name="T894">Lisa [MAVEN2_HOME]/bin kataloog keskkonnamuutujasse<text:s/></text:span><text:span text:style-name="T895">„</text:span><text:span text:style-name="T896">PATH</text:span><text:span text:style-name="T897">“</text:span><text:span text:style-name="T898">.</text:span></text:p>
        </text:list-item>
        <text:list-item>
          <text:p text:style-name="P85"><text:span text:style-name="T899">Ava fail [DVK_SERVER_HOME]/pom.xml tekstiredaktoriga ning muuda järgmised read:</text:span></text:p>
        </text:list-item>
      </text:list>
      <text:p text:style-name="P86"><text:span text:style-name="T900">&lt;</text:span><text:span text:style-name="T901">properties</text:span><text:span text:style-name="T902">&gt;</text:span></text:p>
      <text:p text:style-name="P87"><text:span text:style-name="T902">&lt;</text:span><text:span text:style-name="T903">packageName</text:span><text:span text:style-name="T904">&gt;</text:span><text:span text:style-name="T905">dhl</text:span><text:span text:style-name="T906">&lt;/</text:span><text:span text:style-name="T907">packageName</text:span><text:span text:style-name="T908">&gt;</text:span></text:p>
      <text:p text:style-name="P87"><text:span text:style-name="T909">&lt;</text:span><text:span text:style-name="T910">dvkCoreDir</text:span><text:span text:style-name="T911">&gt;</text:span><text:span text:style-name="T912">[DVK_CORE_PROJECT_DIR]</text:span><text:span text:style-name="T913">&lt;/</text:span><text:span text:style-name="T914">dvkCoreDir</text:span><text:span text:style-name="T915">&gt;</text:span></text:p>
      <text:p text:style-name="P87"><text:span text:style-name="T915">&lt;</text:span><text:span text:style-name="T916">dvkClientDir</text:span><text:span text:style-name="T917">&gt;</text:span><text:span text:style-name="T918">[DVK_CLIENT_PROJECT_DIR]</text:span><text:span text:style-name="T919">&lt;/</text:span><text:span text:style-name="T920">dvkClientDir</text:span><text:span text:style-name="T921">&gt;</text:span></text:p>
      <text:p text:style-name="P88"><text:span text:style-name="T922">&lt;/</text:span><text:span text:style-name="T923">properties</text:span><text:span text:style-name="T924">&gt;</text:span></text:p>
      <text:p text:style-name="P89"><text:span text:style-name="T925"/></text:p>
      <text:p text:style-name="P89"><text:span text:style-name="T926"><text:tab/>Näiteks:</text:span></text:p>
      <text:p text:style-name="P89"><text:span text:style-name="T927"/></text:p>
      <text:p text:style-name="P89"><text:span text:style-name="T928"><text:tab/></text:span><text:span text:style-name="T929">&lt;</text:span><text:span text:style-name="T930">properties</text:span><text:span text:style-name="T931">&gt;</text:span></text:p>
      <text:p text:style-name="P89"><text:span text:style-name="T932"><text:tab/><text:tab/></text:span><text:span text:style-name="T933">&lt;</text:span><text:span text:style-name="T934">packageName</text:span><text:span text:style-name="T935">&gt;</text:span><text:span text:style-name="T936">dhl</text:span><text:span text:style-name="T937">&lt;/</text:span><text:span text:style-name="T938">packageName</text:span><text:span text:style-name="T939">&gt;</text:span></text:p>
      <text:p text:style-name="P89"><text:span text:style-name="T940"><text:tab/><text:tab/></text:span><text:span text:style-name="T941">&lt;</text:span><text:span text:style-name="T942">dvkCoreDir</text:span><text:span text:style-name="T943">&gt;</text:span><text:span text:style-name="T944">C:\development\ws\dvk\core</text:span><text:span text:style-name="T945">&lt;/</text:span><text:span text:style-name="T946">dvkCoreDir</text:span><text:span text:style-name="T947">&gt;</text:span></text:p>
      <text:p text:style-name="P89"><text:span text:style-name="T948"><text:tab/><text:tab/></text:span><text:span text:style-name="T949">&lt;</text:span><text:span text:style-name="T950">dvkClientDir</text:span><text:span text:style-name="T951">&gt;</text:span><text:span text:style-name="T952">C:\development\ws\dvk\client</text:span><text:span text:style-name="T953">&lt;/</text:span><text:span text:style-name="T954">dvkClientDir</text:span><text:span text:style-name="T955">&gt;</text:span></text:p>
      <text:p text:style-name="P89"><text:span text:style-name="T956"><text:tab/></text:span><text:span text:style-name="T957">&lt;/</text:span><text:span text:style-name="T958">properties</text:span><text:span text:style-name="T959">&gt;</text:span></text:p>
      <text:p text:style-name="P89"><text:span text:style-name="T960"/></text:p>
      <text:p text:style-name="P89"><text:span text:style-name="T961"><text:tab/>See on vajalik selleks, et DVK serveri projekt kasutab ka dvk-core ja dvk-client teeke.</text:span></text:p>
      <text:p text:style-name="P89"><text:span text:style-name="T962"/></text:p>
      <text:list text:style-name="L90">
        <text:list-item>
          <text:p text:style-name="P90"><text:span text:style-name="T963">Mine DVK serveri projekti juurkataloogi ja käivita käsurealt järgmine käsklus:</text:span></text:p>
        </text:list-item>
      </text:list>
      <text:p text:style-name="P91"><text:span text:style-name="T964">CMD&gt; mvn package</text:span></text:p>
      <text:p text:style-name="P91"><text:span text:style-name="T965"/></text:p>
      <text:list text:style-name="L92">
        <text:list-item>
          <text:p text:style-name="P92"><text:span text:style-name="T966">Maven ehitab ja paketeerib rakenduse. Kataloogi [DVK_SERVER_HOME]/target tekib fail<text:s/></text:span><text:span text:style-name="T967">„</text:span><text:span text:style-name="T968">dhl.war</text:span><text:span text:style-name="T969">“</text:span><text:span text:style-name="T970">.</text:span></text:p>
        </text:list-item>
      </text:list>
      <text:p text:style-name="P93"><text:span text:style-name="T971">Rakenduse versiooni uuendamine</text:span></text:p>
      <text:p text:style-name="P94"><text:span text:style-name="T972">Olemasoleva DVK serveritarkvara uuendamiseks on vaja kõigepealt uuendada DVK andmebaasiskeem (kui antud versiooniuuendus sisaldab andmebaasiuuendusi) ja seejärel rakendus ise.</text:span></text:p>
      <text:p text:style-name="P95"><text:span text:style-name="T973">Andmebaasi uuendamine</text:span></text:p>
      <text:p text:style-name="P96"><text:span text:style-name="T974">Andmebaasi uuendamiseks on vaja andmebaasis käivitada SQL update skript. Need skriptid asuvad DVK serveri paketi alamkataloogis “/sql”. Versiooniuuenduse skriptide formaat on järgmine “update_YYYYMM.sql”.</text:span></text:p>
      <text:p text:style-name="P96"><text:span text:style-name="T975"/></text:p>
      <text:p text:style-name="P96"><text:span text:style-name="T976">Selleks, et viia andmebaas mingile kindlale versioonile, tuleb leida versiooninumbrile vastav SQL update skript version on kirjas skripti faili päises. Võib juhtuda, et olemasolevale andmebaasile on vaja rakendada mitu update skripti<text:s/></text:span><text:span text:style-name="T977">–</text:span><text:span text:style-name="T978"><text:s/>seda juhul kui viimasest uuendamisest alates on ilmunud mitu uuenduse skripti. Sel juhul tuleb k</text:span><text:span text:style-name="T979">äivitada kõik vahepeal ilmunud uuenduste skriptid.</text:span></text:p>
      <text:p text:style-name="P96"><text:span text:style-name="T980"/></text:p>
      <text:p text:style-name="P96"><text:span text:style-name="T981">Uuenduse skripti käivitamiseks kasuta Oracle SQLPlus utiliiti ja toimi järgmiselt:</text:span></text:p>
      <text:p text:style-name="P96"><text:span text:style-name="T982"/></text:p>
      <text:list text:style-name="L97">
        <text:list-item>
          <text:p text:style-name="P97"><text:span text:style-name="T983">Logi SQLPlus utiliidi abil sisse DVK andmebaasi.</text:span></text:p>
        </text:list-item>
        <text:list-item>
          <text:p text:style-name="P97"><text:span text:style-name="T983">Käivita skript, näiteks:</text:span></text:p>
        </text:list-item>
      </text:list>
      <text:p text:style-name="P98"><text:span text:style-name="T984"/></text:p>
      <text:p text:style-name="P98"><text:span text:style-name="T985">SQL&gt; @update_201002.sql</text:span></text:p>
      <text:p text:style-name="P99"><text:span text:style-name="T986"/></text:p>
      <text:p text:style-name="P99"><text:span text:style-name="T987">NB! Andmebaasi uuendamisel tee enne uuendamise algust kindlasti andmebaasist tagavarakoopia.<text:s/></text:span><text:span text:style-name="T988">Kui uuendamisel peaks midagi viltu minema, siis on tagavarakoopia abil võimalik algseisu taastada.</text:span></text:p>
      <text:p text:style-name="P100"><text:span text:style-name="T989">Rakenduse uuendamine</text:span></text:p>
      <text:p text:style-name="P101"><text:span text:style-name="T990">Enne rakenduse uuendamist veendu, et DVK serveri paketi nimi vastaks juba paigaldatud veebirakenduse nimele. Kui paigalduspaketi nimi on näiteks kujul<text:s/></text:span><text:span text:style-name="T991">„</text:span><text:span text:style-name="T992">dvk_server-1.2.3.war“ ja varasemast on paigaldatud<text:s/></text:span><text:span text:style-name="T993">„</text:span><text:span text:style-name="T994">dhl.war</text:span><text:span text:style-name="T995">“</text:span><text:span text:style-name="T996"><text:s/>(v</text:span><text:span text:style-name="T997">õi lihtsalt kataloog<text:s/></text:span><text:span text:style-name="T998">„</text:span><text:span text:style-name="T999">dhl</text:span><text:span text:style-name="T1000">“</text:span><text:span text:style-name="T1001">) siis nimeta paigalduspakett<text:s/></text:span><text:span text:style-name="T1002">ümber<text:s/></text:span><text:span text:style-name="T1003">„</text:span><text:span text:style-name="T1004">dvk_server-1.2.3.war</text:span><text:span text:style-name="T1005">“</text:span><text:span text:style-name="T1006"><text:s/></text:span><text:span text:style-name="T1007"></text:span><text:span text:style-name="T1008"><text:s/></text:span><text:span text:style-name="T1009">„</text:span><text:span text:style-name="T1010">dhl.war</text:span><text:span text:style-name="T1011">“</text:span><text:span text:style-name="T1012">.</text:span></text:p>
      <text:p text:style-name="P101"><text:span text:style-name="T1013"/></text:p>
      <text:p text:style-name="P101"><text:span text:style-name="T1014">Rakenduse uuendamiseks on vaja uuendada rakendusserveris oleva veebirakenduse failid. Kui rakendusserveril on määratud seadetes<text:s/></text:span><text:span text:style-name="T1015">„</text:span><text:span text:style-name="T1016">autodeploy=true</text:span><text:span text:style-name="T1017">“</text:span><text:span text:style-name="T1018">, siis piisab sellest, kui kopeerida DVK serveri pakett<text:s/></text:span><text:span text:style-name="T1019">„</text:span><text:span text:style-name="T1020">dhl.war</text:span><text:span text:style-name="T1021">“</text:span><text:span text:style-name="T1022"><text:s/>rakendusserveri Tomcat kataloogi<text:s/></text:span><text:span text:style-name="T1023">„</text:span><text:span text:style-name="T1024">[TOMCAT_HOME]/webapps</text:span><text:span text:style-name="T1025">“</text:span><text:span text:style-name="T1026"><text:s/>ja rakendusserver ise pakib .war faili lahti. Kui aga automaatne paigaldamine on rakendusserveris v</text:span><text:span text:style-name="T1027">älja lülitatud, siis on vaja DVK serveri pakett<text:s/></text:span><text:span text:style-name="T1028">„</text:span><text:span text:style-name="T1029">dhl.war</text:span><text:span text:style-name="T1030">“</text:span><text:span text:style-name="T1031"><text:s/>pakkida lahti<text:s/></text:span><text:span text:style-name="T1032">„</text:span><text:span text:style-name="T1033">[TOMCAT_HOME]/webapps</text:span><text:span text:style-name="T1034">“</text:span><text:span text:style-name="T1035"><text:s/>kataloogi. Viimasel juhul tuleks tomcat enne failide muutmist seisma panna ja p</text:span><text:span text:style-name="T1036">ärast uuendust uuesti käivitada.</text:span></text:p>
      <text:p text:style-name="P101"><text:span text:style-name="T1037"/></text:p>
      <text:p text:style-name="P101"><text:span text:style-name="T1038">NB! Ka enne rakenduse uuendamist on soovitatav teha olemasolevast rakenduse versioonist tagavarakoopia. Lisaks tasub tähele panna, et enne paigaldamist on vaja seadistada ka konfiguratsioonifailid (punkt<text:s/></text:span><text:span text:style-name="T1039">„</text:span><text:span text:style-name="T1040">Serveri seadistamine</text:span><text:span text:style-name="T1041">“</text:span><text:span text:style-name="T1042">).</text:span></text:p>
      <text:p text:style-name="P101"><text:span text:style-name="T1043"/></text:p>
      <text:p text:style-name="P102"><text:span text:style-name="T1044">Rakenduse versiooni tagasikeeramine</text:span></text:p>
      <text:p text:style-name="P103"><text:span text:style-name="T1045">Võib ilmneda vajadus minna üle vanemale versioonile. Sellisel juhul on vaja teha andmebaasiskeemis<text:s/></text:span><text:span text:style-name="T1046">rollbacki<text:s/></text:span><text:span text:style-name="T1047">ning paigaldada rakendusserverisse vanema versiooni rakenduse failid.</text:span></text:p>
      <text:p text:style-name="P104"><text:span text:style-name="T1048">Andmebaasi tagasikeeramine</text:span></text:p>
      <text:p text:style-name="P105"><text:span text:style-name="T1049">Andmebaasi tagasikeeramiseks on vaja käivitada vastavad<text:s/></text:span><text:span text:style-name="T1050">SQL rollback<text:s/></text:span><text:span text:style-name="T1051">skriptid. Skriptid asuvad DVK serveri paketis alamkataloogis<text:s/></text:span><text:span text:style-name="T1052">„</text:span><text:span text:style-name="T1053">/sql</text:span><text:span text:style-name="T1054">“</text:span><text:span text:style-name="T1055"><text:s/>ja on kujul<text:s/></text:span><text:span text:style-name="T1056">„</text:span><text:span text:style-name="T1057">rollback_YYYYMM.sql</text:span><text:span text:style-name="T1058">“</text:span><text:span text:style-name="T1059">. Skriptide k</text:span><text:span text:style-name="T1060">äivitamiseks kasuta Oracle SQLPlus utiliiti:</text:span></text:p>
      <text:p text:style-name="P105"><text:span text:style-name="T1061"/></text:p>
      <text:list text:style-name="L106">
        <text:list-item>
          <text:p text:style-name="P106"><text:span text:style-name="T1062">Logi SQLPlus utiliidi abil sisse DVK andmebaasi.</text:span></text:p>
        </text:list-item>
        <text:list-item>
          <text:p text:style-name="P106"><text:span text:style-name="T1062">Käivita skript, näiteks:</text:span></text:p>
        </text:list-item>
      </text:list>
      <text:p text:style-name="P107"><text:span text:style-name="T1063"/></text:p>
      <text:p text:style-name="P108"><text:span text:style-name="T1064">SQL&gt; @rollback_201002.sql</text:span></text:p>
      <text:p text:style-name="P108"><text:span text:style-name="T1065"/></text:p>
      <text:p text:style-name="P109"><text:span text:style-name="T1066">NB! Andmebaasi tagasikeeramisel tee enne kindlasti andmebaasist tagavarakoopia.</text:span></text:p>
      <text:p text:style-name="P110"><text:span text:style-name="T1067">Rakenduse versiooni tagasikeeramine</text:span></text:p>
      <text:p text:style-name="P111"><text:span text:style-name="T1068">Vanemale versioonile üleminekul on vaja RIA kodulehelt laadida alla DVK Serveri tarkvara paigalduspakett ning kopeerida selles olev<text:s/></text:span><text:span text:style-name="T1069">„</text:span><text:span text:style-name="T1070">dhl.war</text:span><text:span text:style-name="T1071">“</text:span><text:span text:style-name="T1072"><text:s/>fail lahti rakendusserveri kataloogi<text:s/></text:span><text:span text:style-name="T1073">„</text:span><text:span text:style-name="T1074">[TOMCAT_HOME]/webapps</text:span><text:span text:style-name="T1075">“</text:span><text:span text:style-name="T1076">.</text:span></text:p>
      <text:p text:style-name="P111"><text:span text:style-name="T1077"/></text:p>
      <text:p text:style-name="P111"><text:span text:style-name="T1078">NB! Ka enne rakenduse versiooni tagasikeeramist on soovitatav teha olemasolevast rakenduse versioonist tagavarakoopia. Lisaks tasub tähele panna, et enne paigaldamist on vaja seadistada ka konfiguratsioonifailid (punkt<text:s/></text:span><text:span text:style-name="T1079">„</text:span><text:span text:style-name="T1080">Serveri seadistamine</text:span><text:span text:style-name="T1081">“</text:span><text:span text:style-name="T1082">).</text:span></text:p>
      <text:p text:style-name="P111"><text:span text:style-name="T1083"/></text:p>
      <text:p text:style-name="P111"><text:span text:style-name="T1084">Testplaan</text:span></text:p>
      <text:p text:style-name="P111"><text:span text:style-name="T1085">Kui kõik tomcat ja postgreSQLi seadistused on tehtud ja mõlemad käivitatud ning töötavad, siis on võimalik testida teenuseid postgreSQL andmebaasis.</text:span></text:p>
      <text:p text:style-name="P111"><text:span text:style-name="T1086"/></text:p>
      <text:p text:style-name="P111"><text:span text:style-name="T1087">DVK Server projekt</text:span></text:p>
      <text:p text:style-name="P111"><text:span text:style-name="T1088">Skriptid asuvad kataloogis</text:span></text:p>
      <text:p text:style-name="P112"><text:a xlink:href="https://svn.eesti.ee/projektid/dvk/server/development/trunk/sql/testdata/"><text:span text:style-name="T1089">https://svn.eesti.ee/projektid/dvk/server/development/trunk/sql/testdata/</text:span></text:a><text:span text:style-name="T1090"/></text:p>
      <text:p text:style-name="P112"><text:span text:style-name="T1091">1. Käivitada<text:s/></text:span><text:span text:style-name="T1092">insert_data_pgsql.sql</text:span><text:span text:style-name="T1093"><text:s/>skript postgreSQL andmebaasis</text:span></text:p>
      <text:p text:style-name="P112"><text:span text:style-name="T1093">2. Käivitada<text:s/></text:span><text:span text:style-name="T1094">insert_data2_pgsql.sql</text:span><text:span text:style-name="T1095"><text:s/>skript postgreSQL andmebaasis</text:span></text:p>
      <text:p text:style-name="P113"><text:span text:style-name="T1095">3. DVK serveri projekti kompileerimisel käivitatakse test - teenused, mille kohta<text:s text:c="3"/>tekivad kirjed tomcat.log faili ja mida saab kontrollida postgreSQL andmebaasist.</text:span></text:p>
      <text:p text:style-name="P114"><text:span text:style-name="T1096">SOAP UI</text:span></text:p>
      <text:p text:style-name="P114"><text:span text:style-name="T1097">Skriptid asuvad kataloogis</text:span></text:p>
      <text:p text:style-name="P115"><text:a xlink:href="https://svn.eesti.ee/projektid/dvk/server/development/trunk/sql/testdata/"><text:span text:style-name="T1098">https://svn.eesti.ee/projektid/dvk/server/development/trunk/sql/testdata/</text:span></text:a><text:span text:style-name="T1099"/></text:p>
      <text:p text:style-name="P116"><text:span text:style-name="T1100">1. Käivitada skript<text:s/></text:span><text:span text:style-name="T1101">server_data_pgsql.sql<text:s/></text:span><text:span text:style-name="T1102">postgreSQL andmebaasis</text:span></text:p>
      <text:p text:style-name="P116"><text:span text:style-name="T1102">2. SOAP UI-ga on vaja saata kõik SOAP xml-id, mis asuvad kataloogis</text:span></text:p>
      <text:p text:style-name="P116"><text:a xlink:href="https://svn.eesti.ee/projektid/dvk/server/development/trunk/sql/testdata/soap.xml"><text:span text:style-name="T1103">https://svn.eesti.ee/projektid/dvk/server/development/trunk/sql/testdata/soap.xml</text:span></text:a><text:span text:style-name="T1104"/></text:p>
      <text:p text:style-name="P117"><text:span text:style-name="T1105">url:</text:span><text:span text:style-name="T1106"><text:s/></text:span><text:a xlink:href="http://localhost:8080/dvk/service/dhlHttpSoapPort"><text:span text:style-name="T1107">http://localhost:8080/dvk/service/dhlHttpSoapPort</text:span></text:a><text:span text:style-name="T1108"/></text:p>
      <text:p text:style-name="P117"><text:span text:style-name="T1109"/></text:p>
      <text:p text:style-name="P118"><text:span text:style-name="T1110">X-tee päringute kirjeldused</text:span></text:p>
      <text:p text:style-name="P119"><text:span text:style-name="T1111">X-tee päringute kirjeldused asuvad kataloogis:<text:s/></text:span><text:a xlink:href="https://svn.eesti.ee/projektid/dvk/server/development/trunk/sql/testdata/paringute_kirjeldused.txt"><text:span text:style-name="T1113">https</text:span><text:span text:style-name="T1114"><text:s/>HYPERLINK "https://svn.eesti.ee/projektid/dvk/server/development/trunk/sql/testdata/paringute_kirjeldused.txt"</text:span><text:span text:style-name="T1115">://svn.eesti.ee/projektid/dvk/server/development/trunk/sql/testdata/paringute_kirjeldused.txt</text:span></text:a><text:span text:style-name="T1116"/></text:p>
      <text:p text:style-name="P120"><text:span text:style-name="T1116"/></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